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T1_6" style:family="text">
      <style:text-properties style:text-underline-style="solid" style:text-underline-color="font-color"/>
    </style:style>
    <style:style style:name="T1_7" style:family="text">
      <style:text-properties style:text-underline-style="solid" style:text-underline-color="font-color"/>
    </style:style>
    <style:style style:name="T1_8" style:family="text">
      <style:text-properties style:text-underline-style="solid" style:text-underline-color="font-color"/>
    </style:style>
    <style:style style:name="T1_9" style:family="text">
      <style:text-properties style:text-underline-style="solid" style:text-underline-color="font-color"/>
    </style:style>
    <style:style style:name="T1_10" style:family="text">
      <style:text-properties style:text-underline-style="solid" style:text-underline-color="font-color"/>
    </style:style>
    <style:style style:name="T1_11" style:family="text">
      <style:text-properties style:text-underline-style="solid" style:text-underline-color="font-color"/>
    </style:style>
    <style:style style:name="T1_12" style:family="text">
      <style:text-properties style:text-underline-style="solid" style:text-underline-color="font-color"/>
    </style:style>
    <style:style style:name="T1_13" style:family="text">
      <style:text-properties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P24" style:family="paragraph" style:parent-style-name="Standard">
      <style:paragraph-properties fo:break-before="auto" fo:text-indent="-1.429cm" fo:line-height="115%" fo:margin-left="1.429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Standard">
      <style:paragraph-properties fo:break-before="auto" fo:text-indent="-1.429cm" fo:line-height="115%" fo:margin-left="1.429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T39_223" style:family="text"/>
    <style:style style:name="T39_224" style:family="text"/>
    <style:style style:name="T39_225" style:family="text"/>
    <style:style style:name="T39_226" style:family="text"/>
    <style:style style:name="T39_227" style:family="text"/>
    <style:style style:name="T39_228" style:family="text"/>
    <style:style style:name="T39_229" style:family="text"/>
    <style:style style:name="T39_230" style:family="text"/>
    <style:style style:name="T39_231" style:family="text"/>
    <style:style style:name="T39_232" style:family="text"/>
    <style:style style:name="T39_233" style:family="text"/>
    <style:style style:name="T39_234" style:family="text"/>
    <style:style style:name="T39_235" style:family="text"/>
    <style:style style:name="T39_236" style:family="text"/>
    <style:style style:name="T39_237" style:family="text"/>
    <style:style style:name="T39_238" style:family="text"/>
    <style:style style:name="T39_239" style:family="text"/>
    <style:style style:name="T39_240" style:family="text"/>
    <style:style style:name="T39_241" style:family="text"/>
    <style:style style:name="T39_242" style:family="text"/>
    <style:style style:name="T39_243" style:family="text"/>
    <style:style style:name="T39_244" style:family="text"/>
    <style:style style:name="T39_245" style:family="text"/>
    <style:style style:name="T39_246" style:family="text"/>
    <style:style style:name="T39_247" style:family="text"/>
    <style:style style:name="T39_248" style:family="text"/>
    <style:style style:name="T39_249" style:family="text"/>
    <style:style style:name="T39_250" style:family="text"/>
    <style:style style:name="T39_251" style:family="text"/>
    <style:style style:name="T39_252" style:family="text"/>
    <style:style style:name="T39_253" style:family="text"/>
    <style:style style:name="T39_254" style:family="text"/>
    <style:style style:name="T39_255" style:family="text"/>
    <style:style style:name="T39_256" style:family="text"/>
    <style:style style:name="T39_257" style:family="text"/>
    <style:style style:name="T39_258" style:family="text"/>
    <style:style style:name="T39_259" style:family="text"/>
    <style:style style:name="T39_260" style:family="text"/>
    <style:style style:name="T39_261" style:family="text"/>
    <style:style style:name="T39_262" style:family="text"/>
    <style:style style:name="T39_263" style:family="text"/>
    <style:style style:name="T39_264" style:family="text"/>
    <style:style style:name="T39_265" style:family="text"/>
    <style:style style:name="T39_266" style:family="text"/>
    <style:style style:name="T39_267" style:family="text"/>
    <style:style style:name="T39_268" style:family="text"/>
    <style:style style:name="T39_269" style:family="text"/>
    <style:style style:name="T39_270" style:family="text"/>
    <style:style style:name="T39_271" style:family="text"/>
    <style:style style:name="T39_272" style:family="text"/>
    <style:style style:name="T39_273" style:family="text"/>
    <style:style style:name="T39_274" style:family="text"/>
    <style:style style:name="T39_275" style:family="text"/>
    <style:style style:name="T39_276" style:family="text"/>
    <style:style style:name="T39_277" style:family="text"/>
    <style:style style:name="T39_278" style:family="text"/>
    <style:style style:name="T39_279" style:family="text"/>
    <style:style style:name="T39_280" style:family="text"/>
    <style:style style:name="T39_281" style:family="text"/>
    <style:style style:name="T39_282" style:family="text"/>
    <style:style style:name="T39_283" style:family="text"/>
    <style:style style:name="T39_284" style:family="text"/>
    <style:style style:name="T39_285" style:family="text"/>
    <style:style style:name="T39_286" style:family="text"/>
    <style:style style:name="T39_287" style:family="text"/>
    <style:style style:name="T39_288" style:family="text"/>
    <style:style style:name="T39_289" style:family="text"/>
    <style:style style:name="T39_290" style:family="text"/>
    <style:style style:name="T39_291" style:family="text"/>
    <style:style style:name="T39_292" style:family="text"/>
    <style:style style:name="T39_293" style:family="text"/>
    <style:style style:name="T39_294" style:family="text"/>
    <style:style style:name="T39_295" style:family="text"/>
    <style:style style:name="T39_296" style:family="text"/>
    <style:style style:name="T39_297" style:family="text"/>
    <style:style style:name="T39_298" style:family="text"/>
    <style:style style:name="T39_299" style:family="text"/>
    <style:style style:name="T39_300" style:family="text"/>
    <style:style style:name="T39_301" style:family="text"/>
    <style:style style:name="T39_302" style:family="text"/>
    <style:style style:name="T39_303" style:family="text"/>
    <style:style style:name="T39_304" style:family="text"/>
    <style:style style:name="T39_305" style:family="text"/>
    <style:style style:name="T39_306" style:family="text"/>
    <style:style style:name="T39_307" style:family="text"/>
    <style:style style:name="T39_308" style:family="text"/>
    <style:style style:name="T39_309" style:family="text"/>
    <style:style style:name="T39_310" style:family="text"/>
    <style:style style:name="T39_311" style:family="text"/>
    <style:style style:name="T39_312" style:family="text"/>
    <style:style style:name="T39_313" style:family="text"/>
    <style:style style:name="T39_314" style:family="text"/>
    <style:style style:name="T39_315" style:family="text"/>
    <style:style style:name="T39_316" style:family="text"/>
    <style:style style:name="T39_317" style:family="text"/>
    <style:style style:name="T39_318" style:family="text"/>
    <style:style style:name="T39_319" style:family="text"/>
    <style:style style:name="T39_320" style:family="text"/>
    <style:style style:name="T39_321" style:family="text"/>
    <style:style style:name="T39_322" style:family="text"/>
    <style:style style:name="T39_323" style:family="text"/>
    <style:style style:name="T39_324" style:family="text"/>
    <style:style style:name="T39_325" style:family="text"/>
    <style:style style:name="T39_326" style:family="text"/>
    <style:style style:name="T39_327" style:family="text"/>
    <style:style style:name="T39_328" style:family="text"/>
    <style:style style:name="T39_329" style:family="text"/>
    <style:style style:name="T39_330" style:family="text"/>
    <style:style style:name="T39_331" style:family="text"/>
    <style:style style:name="T39_332" style:family="text"/>
    <style:style style:name="T39_333" style:family="text"/>
    <style:style style:name="T39_334" style:family="text"/>
    <style:style style:name="T39_335" style:family="text"/>
    <style:style style:name="T39_33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text-align="center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text-align="center"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text-align="center" fo:break-before="auto" fo:line-height="115%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text-align="center"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T167_71" style:family="text"/>
    <style:style style:name="T167_72" style:family="text"/>
    <style:style style:name="T167_73" style:family="text"/>
    <style:style style:name="T167_74" style:family="text"/>
    <style:style style:name="T167_75" style:family="text"/>
    <style:style style:name="T167_76" style:family="text"/>
    <style:style style:name="T167_77" style:family="text"/>
    <style:style style:name="T167_78" style:family="text"/>
    <style:style style:name="T167_79" style:family="text"/>
    <style:style style:name="T167_80" style:family="text"/>
    <style:style style:name="T167_81" style:family="text"/>
    <style:style style:name="T167_82" style:family="text"/>
    <style:style style:name="T167_83" style:family="text"/>
    <style:style style:name="T167_84" style:family="text"/>
    <style:style style:name="T167_85" style:family="text"/>
    <style:style style:name="T167_86" style:family="text"/>
    <style:style style:name="T167_87" style:family="text"/>
    <style:style style:name="T167_88" style:family="text"/>
    <style:style style:name="T167_89" style:family="text"/>
    <style:style style:name="T167_90" style:family="text"/>
    <style:style style:name="T167_91" style:family="text"/>
    <style:style style:name="T167_92" style:family="text"/>
    <style:style style:name="T167_93" style:family="text"/>
    <style:style style:name="T167_94" style:family="text"/>
    <style:style style:name="T167_95" style:family="text"/>
    <style:style style:name="T167_96" style:family="text"/>
    <style:style style:name="T167_97" style:family="text"/>
    <style:style style:name="T167_98" style:family="text"/>
    <style:style style:name="T167_99" style:family="text"/>
    <style:style style:name="T167_100" style:family="text"/>
    <style:style style:name="T167_101" style:family="text"/>
    <style:style style:name="T167_102" style:family="text"/>
    <style:style style:name="T167_103" style:family="text"/>
    <style:style style:name="T167_104" style:family="text"/>
    <style:style style:name="T167_105" style:family="text"/>
    <style:style style:name="T167_106" style:family="text"/>
    <style:style style:name="T167_107" style:family="text"/>
    <style:style style:name="T167_108" style:family="text"/>
    <style:style style:name="T167_109" style:family="text"/>
    <style:style style:name="T167_110" style:family="text"/>
    <style:style style:name="T167_111" style:family="text"/>
    <style:style style:name="T167_112" style:family="text"/>
    <style:style style:name="T167_113" style:family="text"/>
    <style:style style:name="T167_114" style:family="text"/>
    <style:style style:name="T167_115" style:family="text"/>
    <style:style style:name="T167_11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text-align="center" fo:break-before="auto" fo:line-height="115%" style:writing-mode="lr-tb"/>
    </style:style>
    <style:style style:name="T181_1" style:family="text"/>
    <style:style style:name="T181_2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T182_142" style:family="text"/>
    <style:style style:name="T182_143" style:family="text"/>
    <style:style style:name="T182_144" style:family="text"/>
    <style:style style:name="T182_145" style:family="text"/>
    <style:style style:name="T182_146" style:family="text"/>
    <style:style style:name="T182_147" style:family="text"/>
    <style:style style:name="T182_148" style:family="text"/>
    <style:style style:name="T182_149" style:family="text"/>
    <style:style style:name="T182_150" style:family="text"/>
    <style:style style:name="T182_151" style:family="text"/>
    <style:style style:name="T182_152" style:family="text"/>
    <style:style style:name="T182_153" style:family="text"/>
    <style:style style:name="T182_154" style:family="text"/>
    <style:style style:name="T182_155" style:family="text"/>
    <style:style style:name="T182_156" style:family="text"/>
    <style:style style:name="T182_157" style:family="text"/>
    <style:style style:name="T182_158" style:family="text"/>
    <style:style style:name="T182_159" style:family="text"/>
    <style:style style:name="T182_160" style:family="text"/>
    <style:style style:name="T182_161" style:family="text"/>
    <style:style style:name="T182_162" style:family="text"/>
    <style:style style:name="T182_163" style:family="text"/>
    <style:style style:name="T182_164" style:family="text"/>
    <style:style style:name="T182_165" style:family="text"/>
    <style:style style:name="T182_166" style:family="text"/>
    <style:style style:name="T182_167" style:family="text"/>
    <style:style style:name="T182_168" style:family="text"/>
    <style:style style:name="T182_169" style:family="text"/>
    <style:style style:name="T182_170" style:family="text"/>
    <style:style style:name="T182_171" style:family="text"/>
    <style:style style:name="T182_172" style:family="text"/>
    <style:style style:name="T182_173" style:family="text"/>
    <style:style style:name="T182_174" style:family="text"/>
    <style:style style:name="T182_175" style:family="text"/>
    <style:style style:name="T182_176" style:family="text"/>
    <style:style style:name="T182_177" style:family="text"/>
    <style:style style:name="T182_178" style:family="text"/>
    <style:style style:name="T182_179" style:family="text"/>
    <style:style style:name="T182_180" style:family="text"/>
    <style:style style:name="T182_181" style:family="text"/>
    <style:style style:name="T182_182" style:family="text"/>
    <style:style style:name="T182_183" style:family="text"/>
    <style:style style:name="T182_184" style:family="text"/>
    <style:style style:name="T182_185" style:family="text"/>
    <style:style style:name="T182_186" style:family="text"/>
    <style:style style:name="T182_187" style:family="text"/>
    <style:style style:name="T182_188" style:family="text"/>
    <style:style style:name="T182_189" style:family="text"/>
    <style:style style:name="T182_190" style:family="text"/>
    <style:style style:name="T182_191" style:family="text"/>
    <style:style style:name="T182_192" style:family="text"/>
    <style:style style:name="T182_193" style:family="text"/>
    <style:style style:name="T182_194" style:family="text"/>
    <style:style style:name="T182_195" style:family="text"/>
    <style:style style:name="T182_196" style:family="text"/>
    <style:style style:name="T182_197" style:family="text"/>
    <style:style style:name="T182_198" style:family="text"/>
    <style:style style:name="T182_199" style:family="text"/>
    <style:style style:name="T182_200" style:family="text"/>
    <style:style style:name="T182_201" style:family="text"/>
    <style:style style:name="T182_202" style:family="text"/>
    <style:style style:name="T182_203" style:family="text"/>
    <style:style style:name="T182_204" style:family="text"/>
    <style:style style:name="T182_205" style:family="text"/>
    <style:style style:name="T182_206" style:family="text"/>
    <style:style style:name="T182_207" style:family="text"/>
    <style:style style:name="T182_208" style:family="text"/>
    <style:style style:name="T182_209" style:family="text"/>
    <style:style style:name="T182_210" style:family="text"/>
    <style:style style:name="T182_211" style:family="text"/>
    <style:style style:name="T182_212" style:family="text"/>
    <style:style style:name="T182_213" style:family="text"/>
    <style:style style:name="T182_214" style:family="text"/>
    <style:style style:name="T182_215" style:family="text"/>
    <style:style style:name="T182_216" style:family="text"/>
    <style:style style:name="T182_217" style:family="text"/>
    <style:style style:name="T182_218" style:family="text"/>
    <style:style style:name="T182_219" style:family="text"/>
    <style:style style:name="T182_220" style:family="text"/>
    <style:style style:name="T182_221" style:family="text"/>
    <style:style style:name="T182_222" style:family="text"/>
    <style:style style:name="T182_223" style:family="text"/>
    <style:style style:name="T182_224" style:family="text"/>
    <style:style style:name="T182_225" style:family="text"/>
    <style:style style:name="T182_226" style:family="text"/>
    <style:style style:name="T182_227" style:family="text"/>
    <style:style style:name="T182_228" style:family="text"/>
    <style:style style:name="T182_229" style:family="text"/>
    <style:style style:name="T182_230" style:family="text"/>
    <style:style style:name="T182_231" style:family="text"/>
    <style:style style:name="T182_232" style:family="text"/>
    <style:style style:name="T182_233" style:family="text"/>
    <style:style style:name="T182_234" style:family="text"/>
    <style:style style:name="T182_235" style:family="text"/>
    <style:style style:name="T182_236" style:family="text"/>
    <style:style style:name="T182_237" style:family="text"/>
    <style:style style:name="T182_238" style:family="text"/>
    <style:style style:name="T182_239" style:family="text"/>
    <style:style style:name="T182_240" style:family="text"/>
    <style:style style:name="T182_241" style:family="text"/>
    <style:style style:name="T182_242" style:family="text"/>
    <style:style style:name="T182_243" style:family="text"/>
    <style:style style:name="T182_244" style:family="text"/>
    <style:style style:name="T182_245" style:family="text"/>
    <style:style style:name="T182_246" style:family="text"/>
    <style:style style:name="T182_247" style:family="text"/>
    <style:style style:name="T182_248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T198_105" style:family="text"/>
    <style:style style:name="T198_106" style:family="text"/>
    <style:style style:name="T198_107" style:family="text"/>
    <style:style style:name="T198_108" style:family="text"/>
    <style:style style:name="T198_109" style:family="text"/>
    <style:style style:name="T198_110" style:family="text"/>
    <style:style style:name="T198_111" style:family="text"/>
    <style:style style:name="T198_112" style:family="text"/>
    <style:style style:name="T198_113" style:family="text"/>
    <style:style style:name="T198_114" style:family="text"/>
    <style:style style:name="T198_115" style:family="text"/>
    <style:style style:name="T198_116" style:family="text"/>
    <style:style style:name="T198_117" style:family="text"/>
    <style:style style:name="T198_118" style:family="text"/>
    <style:style style:name="T198_119" style:family="text"/>
    <style:style style:name="T198_120" style:family="text"/>
    <style:style style:name="T198_121" style:family="text"/>
    <style:style style:name="T198_122" style:family="text"/>
    <style:style style:name="T198_123" style:family="text"/>
    <style:style style:name="T198_124" style:family="text"/>
    <style:style style:name="T198_125" style:family="text"/>
    <style:style style:name="T198_126" style:family="text"/>
    <style:style style:name="T198_127" style:family="text"/>
    <style:style style:name="T198_128" style:family="text"/>
    <style:style style:name="T198_129" style:family="text"/>
    <style:style style:name="T198_130" style:family="text"/>
    <style:style style:name="T198_131" style:family="text"/>
    <style:style style:name="T198_132" style:family="text"/>
    <style:style style:name="T198_133" style:family="text"/>
    <style:style style:name="T198_134" style:family="text"/>
    <style:style style:name="T198_135" style:family="text"/>
    <style:style style:name="T198_136" style:family="text"/>
    <style:style style:name="T198_137" style:family="text"/>
    <style:style style:name="T198_138" style:family="text"/>
    <style:style style:name="T198_139" style:family="text"/>
    <style:style style:name="T198_140" style:family="text"/>
    <style:style style:name="T198_141" style:family="text"/>
    <style:style style:name="T198_142" style:family="text"/>
    <style:style style:name="T198_143" style:family="text"/>
    <style:style style:name="T198_144" style:family="text"/>
    <style:style style:name="T198_145" style:family="text"/>
    <style:style style:name="T198_146" style:family="text"/>
    <style:style style:name="T198_147" style:family="text"/>
    <style:style style:name="T198_148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T202_78" style:family="text"/>
    <style:style style:name="T202_79" style:family="text"/>
    <style:style style:name="T202_80" style:family="text"/>
    <style:style style:name="T202_81" style:family="text"/>
    <style:style style:name="T202_82" style:family="text"/>
    <style:style style:name="T202_83" style:family="text"/>
    <style:style style:name="T202_84" style:family="text"/>
    <style:style style:name="T202_85" style:family="text"/>
    <style:style style:name="T202_86" style:family="text"/>
    <style:style style:name="T202_87" style:family="text"/>
    <style:style style:name="T202_88" style:family="text"/>
    <style:style style:name="T202_89" style:family="text"/>
    <style:style style:name="T202_90" style:family="text"/>
    <style:style style:name="T202_91" style:family="text"/>
    <style:style style:name="T202_92" style:family="text"/>
    <style:style style:name="T202_93" style:family="text"/>
    <style:style style:name="T202_94" style:family="text"/>
    <style:style style:name="T202_95" style:family="text"/>
    <style:style style:name="T202_96" style:family="text"/>
    <style:style style:name="T202_97" style:family="text"/>
    <style:style style:name="T202_98" style:family="text"/>
    <style:style style:name="T202_99" style:family="text"/>
    <style:style style:name="T202_100" style:family="text"/>
    <style:style style:name="T202_101" style:family="text"/>
    <style:style style:name="T202_102" style:family="text"/>
    <style:style style:name="T202_103" style:family="text"/>
    <style:style style:name="T202_104" style:family="text"/>
    <style:style style:name="T202_105" style:family="text"/>
    <style:style style:name="T202_106" style:family="text"/>
    <style:style style:name="T202_107" style:family="text"/>
    <style:style style:name="T202_108" style:family="text"/>
    <style:style style:name="T202_109" style:family="text"/>
    <style:style style:name="T202_110" style:family="text"/>
    <style:style style:name="T202_111" style:family="text"/>
    <style:style style:name="T202_112" style:family="text"/>
    <style:style style:name="T202_113" style:family="text"/>
    <style:style style:name="T202_114" style:family="text"/>
    <style:style style:name="T202_115" style:family="text"/>
    <style:style style:name="T202_116" style:family="text"/>
    <style:style style:name="T202_117" style:family="text"/>
    <style:style style:name="T202_118" style:family="text"/>
    <style:style style:name="T202_119" style:family="text"/>
    <style:style style:name="T202_120" style:family="text"/>
    <style:style style:name="T202_121" style:family="text"/>
    <style:style style:name="T202_122" style:family="text"/>
    <style:style style:name="T202_123" style:family="text"/>
    <style:style style:name="T202_124" style:family="text"/>
    <style:style style:name="T202_125" style:family="text"/>
    <style:style style:name="T202_126" style:family="text"/>
    <style:style style:name="T202_127" style:family="text"/>
    <style:style style:name="T202_128" style:family="text"/>
    <style:style style:name="T202_129" style:family="text"/>
    <style:style style:name="T202_130" style:family="text"/>
    <style:style style:name="T202_131" style:family="text"/>
    <style:style style:name="T202_132" style:family="text"/>
    <style:style style:name="T202_133" style:family="text"/>
    <style:style style:name="T202_134" style:family="text"/>
    <style:style style:name="T202_135" style:family="text"/>
    <style:style style:name="T202_136" style:family="text"/>
    <style:style style:name="T202_137" style:family="text"/>
    <style:style style:name="T202_138" style:family="text"/>
    <style:style style:name="T202_139" style:family="text"/>
    <style:style style:name="T202_140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text-align="center" fo:break-before="auto" fo:line-height="115%" style:writing-mode="lr-tb"/>
    </style:style>
    <style:style style:name="T221_1" style:family="text"/>
    <style:style style:name="T221_2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T223_83" style:family="text"/>
    <style:style style:name="T223_84" style:family="text"/>
    <style:style style:name="T223_85" style:family="text"/>
    <style:style style:name="T223_86" style:family="text"/>
    <style:style style:name="T223_87" style:family="text"/>
    <style:style style:name="T223_88" style:family="text"/>
    <style:style style:name="T223_89" style:family="text"/>
    <style:style style:name="T223_90" style:family="text"/>
    <style:style style:name="T223_91" style:family="text"/>
    <style:style style:name="T223_92" style:family="text"/>
    <style:style style:name="T223_93" style:family="text"/>
    <style:style style:name="T223_94" style:family="text"/>
    <style:style style:name="T223_95" style:family="text"/>
    <style:style style:name="T223_96" style:family="text"/>
    <style:style style:name="T223_97" style:family="text"/>
    <style:style style:name="T223_98" style:family="text"/>
    <style:style style:name="T223_99" style:family="text"/>
    <style:style style:name="T223_100" style:family="text"/>
    <style:style style:name="T223_101" style:family="text"/>
    <style:style style:name="T223_102" style:family="text"/>
    <style:style style:name="T223_103" style:family="text"/>
    <style:style style:name="T223_104" style:family="text"/>
    <style:style style:name="T223_105" style:family="text"/>
    <style:style style:name="T223_106" style:family="text"/>
    <style:style style:name="T223_107" style:family="text"/>
    <style:style style:name="T223_108" style:family="text"/>
    <style:style style:name="T223_109" style:family="text"/>
    <style:style style:name="T223_110" style:family="text"/>
    <style:style style:name="T223_111" style:family="text"/>
    <style:style style:name="T223_112" style:family="text"/>
    <style:style style:name="T223_113" style:family="text"/>
    <style:style style:name="T223_114" style:family="text"/>
    <style:style style:name="T223_115" style:family="text"/>
    <style:style style:name="T223_116" style:family="text"/>
    <style:style style:name="T223_117" style:family="text"/>
    <style:style style:name="T223_118" style:family="text"/>
    <style:style style:name="T223_119" style:family="text"/>
    <style:style style:name="T223_120" style:family="text"/>
    <style:style style:name="T223_121" style:family="text"/>
    <style:style style:name="T223_122" style:family="text"/>
    <style:style style:name="T223_123" style:family="text"/>
    <style:style style:name="T223_124" style:family="text"/>
    <style:style style:name="T223_125" style:family="text"/>
    <style:style style:name="T223_126" style:family="text"/>
    <style:style style:name="T223_127" style:family="text"/>
    <style:style style:name="T223_128" style:family="text"/>
    <style:style style:name="T223_129" style:family="text"/>
    <style:style style:name="T223_130" style:family="text"/>
    <style:style style:name="T223_131" style:family="text"/>
    <style:style style:name="T223_132" style:family="text"/>
    <style:style style:name="T223_133" style:family="text"/>
    <style:style style:name="T223_134" style:family="text"/>
    <style:style style:name="T223_135" style:family="text"/>
    <style:style style:name="T223_136" style:family="text"/>
    <style:style style:name="T223_137" style:family="text"/>
    <style:style style:name="T223_138" style:family="text"/>
    <style:style style:name="T223_139" style:family="text"/>
    <style:style style:name="T223_140" style:family="text"/>
    <style:style style:name="T223_141" style:family="text"/>
    <style:style style:name="T223_142" style:family="text"/>
    <style:style style:name="T223_143" style:family="text"/>
    <style:style style:name="T223_144" style:family="text"/>
    <style:style style:name="T223_145" style:family="text"/>
    <style:style style:name="T223_146" style:family="text"/>
    <style:style style:name="T223_147" style:family="text"/>
    <style:style style:name="T223_148" style:family="text"/>
    <style:style style:name="T223_149" style:family="text"/>
    <style:style style:name="T223_150" style:family="text"/>
    <style:style style:name="T223_151" style:family="text"/>
    <style:style style:name="T223_152" style:family="text"/>
    <style:style style:name="T223_153" style:family="text"/>
    <style:style style:name="T223_154" style:family="text"/>
    <style:style style:name="T223_155" style:family="text"/>
    <style:style style:name="T223_156" style:family="text"/>
    <style:style style:name="T223_157" style:family="text"/>
    <style:style style:name="T223_158" style:family="text"/>
    <style:style style:name="T223_159" style:family="text"/>
    <style:style style:name="T223_160" style:family="text"/>
    <style:style style:name="T223_161" style:family="text"/>
    <style:style style:name="T223_162" style:family="text"/>
    <style:style style:name="T223_163" style:family="text"/>
    <style:style style:name="T223_164" style:family="text"/>
    <style:style style:name="T223_165" style:family="text"/>
    <style:style style:name="T223_166" style:family="text"/>
    <style:style style:name="T223_167" style:family="text"/>
    <style:style style:name="T223_168" style:family="text"/>
    <style:style style:name="T223_169" style:family="text"/>
    <style:style style:name="T223_170" style:family="text"/>
    <style:style style:name="T223_171" style:family="text"/>
    <style:style style:name="T223_172" style:family="text"/>
    <style:style style:name="T223_173" style:family="text"/>
    <style:style style:name="T223_174" style:family="text"/>
    <style:style style:name="T223_175" style:family="text"/>
    <style:style style:name="T223_176" style:family="text"/>
    <style:style style:name="T223_177" style:family="text"/>
    <style:style style:name="T223_178" style:family="text"/>
    <style:style style:name="T223_179" style:family="text"/>
    <style:style style:name="T223_180" style:family="text"/>
    <style:style style:name="T223_181" style:family="text"/>
    <style:style style:name="T223_182" style:family="text"/>
    <style:style style:name="T223_183" style:family="text"/>
    <style:style style:name="T223_184" style:family="text"/>
    <style:style style:name="T223_185" style:family="text"/>
    <style:style style:name="T223_186" style:family="text"/>
    <style:style style:name="T223_187" style:family="text"/>
    <style:style style:name="T223_188" style:family="text"/>
    <style:style style:name="T223_189" style:family="text"/>
    <style:style style:name="T223_190" style:family="text"/>
    <style:style style:name="T223_191" style:family="text"/>
    <style:style style:name="T223_192" style:family="text"/>
    <style:style style:name="T223_193" style:family="text"/>
    <style:style style:name="T223_194" style:family="text"/>
    <style:style style:name="T223_195" style:family="text"/>
    <style:style style:name="T223_196" style:family="text"/>
    <style:style style:name="T223_197" style:family="text"/>
    <style:style style:name="T223_198" style:family="text"/>
    <style:style style:name="T223_199" style:family="text"/>
    <style:style style:name="T223_200" style:family="text"/>
    <style:style style:name="T223_201" style:family="text"/>
    <style:style style:name="T223_202" style:family="text"/>
    <style:style style:name="T223_203" style:family="text"/>
    <style:style style:name="T223_204" style:family="text"/>
    <style:style style:name="T223_205" style:family="text"/>
    <style:style style:name="T223_206" style:family="text"/>
    <style:style style:name="T223_207" style:family="text"/>
    <style:style style:name="T223_208" style:family="text"/>
    <style:style style:name="T223_209" style:family="text"/>
    <style:style style:name="T223_210" style:family="text"/>
    <style:style style:name="T223_211" style:family="text"/>
    <style:style style:name="T223_212" style:family="text"/>
    <style:style style:name="T223_213" style:family="text"/>
    <style:style style:name="T223_214" style:family="text"/>
    <style:style style:name="T223_215" style:family="text"/>
    <style:style style:name="T223_216" style:family="text"/>
    <style:style style:name="T223_217" style:family="text"/>
    <style:style style:name="T223_218" style:family="text"/>
    <style:style style:name="T223_219" style:family="text"/>
    <style:style style:name="T223_220" style:family="text"/>
    <style:style style:name="T223_221" style:family="text"/>
    <style:style style:name="T223_222" style:family="text"/>
    <style:style style:name="T223_223" style:family="text"/>
    <style:style style:name="T223_224" style:family="text"/>
    <style:style style:name="T223_225" style:family="text"/>
    <style:style style:name="T223_226" style:family="text"/>
    <style:style style:name="T223_227" style:family="text"/>
    <style:style style:name="T223_228" style:family="text"/>
    <style:style style:name="T223_229" style:family="text"/>
    <style:style style:name="T223_230" style:family="text"/>
    <style:style style:name="T223_231" style:family="text"/>
    <style:style style:name="T223_232" style:family="text"/>
    <style:style style:name="T223_233" style:family="text"/>
    <style:style style:name="T223_234" style:family="text"/>
    <style:style style:name="T223_235" style:family="text"/>
    <style:style style:name="T223_236" style:family="text"/>
    <style:style style:name="T223_237" style:family="text"/>
    <style:style style:name="T223_238" style:family="text"/>
    <style:style style:name="T223_239" style:family="text"/>
    <style:style style:name="T223_240" style:family="text"/>
    <style:style style:name="T223_241" style:family="text"/>
    <style:style style:name="T223_242" style:family="text"/>
    <style:style style:name="T223_243" style:family="text"/>
    <style:style style:name="T223_244" style:family="text"/>
    <style:style style:name="T223_245" style:family="text"/>
    <style:style style:name="T223_246" style:family="text"/>
    <style:style style:name="T223_247" style:family="text"/>
    <style:style style:name="T223_248" style:family="text"/>
    <style:style style:name="T223_249" style:family="text"/>
    <style:style style:name="T223_250" style:family="text"/>
    <style:style style:name="T223_251" style:family="text"/>
    <style:style style:name="T223_252" style:family="text"/>
    <style:style style:name="T223_253" style:family="text"/>
    <style:style style:name="T223_254" style:family="text"/>
    <style:style style:name="T223_255" style:family="text"/>
    <style:style style:name="T223_256" style:family="text"/>
    <style:style style:name="T223_257" style:family="text"/>
    <style:style style:name="T223_258" style:family="text"/>
    <style:style style:name="T223_259" style:family="text"/>
    <style:style style:name="T223_260" style:family="text"/>
    <style:style style:name="T223_261" style:family="text"/>
    <style:style style:name="T223_262" style:family="text"/>
    <style:style style:name="T223_263" style:family="text"/>
    <style:style style:name="T223_264" style:family="text"/>
    <style:style style:name="T223_265" style:family="text"/>
    <style:style style:name="T223_266" style:family="text"/>
    <style:style style:name="T223_267" style:family="text"/>
    <style:style style:name="T223_268" style:family="text"/>
    <style:style style:name="T223_269" style:family="text"/>
    <style:style style:name="T223_270" style:family="text"/>
    <style:style style:name="T223_271" style:family="text"/>
    <style:style style:name="T223_272" style:family="text"/>
    <style:style style:name="T223_273" style:family="text"/>
    <style:style style:name="T223_274" style:family="text"/>
    <style:style style:name="T223_275" style:family="text"/>
    <style:style style:name="T223_276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T231_73" style:family="text"/>
    <style:style style:name="T231_74" style:family="text"/>
    <style:style style:name="T231_75" style:family="text"/>
    <style:style style:name="T231_76" style:family="text"/>
    <style:style style:name="T231_77" style:family="text"/>
    <style:style style:name="T231_78" style:family="text"/>
    <style:style style:name="T231_79" style:family="text"/>
    <style:style style:name="T231_80" style:family="text"/>
    <style:style style:name="T231_81" style:family="text"/>
    <style:style style:name="T231_82" style:family="text"/>
    <style:style style:name="T231_83" style:family="text"/>
    <style:style style:name="T231_84" style:family="text"/>
    <style:style style:name="T231_85" style:family="text"/>
    <style:style style:name="T231_86" style:family="text"/>
    <style:style style:name="T231_87" style:family="text"/>
    <style:style style:name="T231_88" style:family="text"/>
    <style:style style:name="T231_89" style:family="text"/>
    <style:style style:name="T231_90" style:family="text"/>
    <style:style style:name="T231_91" style:family="text"/>
    <style:style style:name="T231_92" style:family="text"/>
    <style:style style:name="T231_93" style:family="text"/>
    <style:style style:name="T231_94" style:family="text"/>
    <style:style style:name="T231_95" style:family="text"/>
    <style:style style:name="T231_96" style:family="text"/>
    <style:style style:name="T231_97" style:family="text"/>
    <style:style style:name="T231_98" style:family="text"/>
    <style:style style:name="T231_99" style:family="text"/>
    <style:style style:name="T231_100" style:family="text"/>
    <style:style style:name="T231_101" style:family="text"/>
    <style:style style:name="T231_102" style:family="text"/>
    <style:style style:name="T231_103" style:family="text"/>
    <style:style style:name="T231_104" style:family="text"/>
    <style:style style:name="T231_105" style:family="text"/>
    <style:style style:name="T231_106" style:family="text"/>
    <style:style style:name="T231_107" style:family="text"/>
    <style:style style:name="T231_108" style:family="text"/>
    <style:style style:name="T231_109" style:family="text"/>
    <style:style style:name="T231_110" style:family="text"/>
    <style:style style:name="T231_111" style:family="text"/>
    <style:style style:name="T231_112" style:family="text"/>
    <style:style style:name="T231_113" style:family="text"/>
    <style:style style:name="T231_114" style:family="text"/>
    <style:style style:name="T231_115" style:family="text"/>
    <style:style style:name="T231_116" style:family="text"/>
    <style:style style:name="T231_117" style:family="text"/>
    <style:style style:name="T231_118" style:family="text"/>
    <style:style style:name="T231_119" style:family="text"/>
    <style:style style:name="T231_120" style:family="text"/>
    <style:style style:name="T231_121" style:family="text"/>
    <style:style style:name="T231_122" style:family="text"/>
    <style:style style:name="T231_123" style:family="text"/>
    <style:style style:name="T231_124" style:family="text"/>
    <style:style style:name="T231_125" style:family="text"/>
    <style:style style:name="T231_126" style:family="text"/>
    <style:style style:name="T231_127" style:family="text"/>
    <style:style style:name="T231_128" style:family="text"/>
    <style:style style:name="T231_129" style:family="text"/>
    <style:style style:name="T231_130" style:family="text"/>
    <style:style style:name="T231_131" style:family="text"/>
    <style:style style:name="T231_132" style:family="text"/>
    <style:style style:name="T231_133" style:family="text"/>
    <style:style style:name="T231_134" style:family="text"/>
    <style:style style:name="T231_135" style:family="text"/>
    <style:style style:name="T231_136" style:family="text"/>
    <style:style style:name="T231_137" style:family="text"/>
    <style:style style:name="T231_138" style:family="text"/>
    <style:style style:name="T231_139" style:family="text"/>
    <style:style style:name="T231_140" style:family="text"/>
    <style:style style:name="T231_141" style:family="text"/>
    <style:style style:name="T231_142" style:family="text"/>
    <style:style style:name="T231_143" style:family="text"/>
    <style:style style:name="T231_144" style:family="text"/>
    <style:style style:name="T231_145" style:family="text"/>
    <style:style style:name="T231_146" style:family="text"/>
    <style:style style:name="T231_147" style:family="text"/>
    <style:style style:name="T231_148" style:family="text"/>
    <style:style style:name="T231_149" style:family="text"/>
    <style:style style:name="T231_150" style:family="text"/>
    <style:style style:name="T231_151" style:family="text"/>
    <style:style style:name="T231_152" style:family="text"/>
    <style:style style:name="T231_153" style:family="text"/>
    <style:style style:name="T231_154" style:family="text"/>
    <style:style style:name="T231_155" style:family="text"/>
    <style:style style:name="T231_156" style:family="text"/>
    <style:style style:name="T231_157" style:family="text"/>
    <style:style style:name="T231_158" style:family="text"/>
    <style:style style:name="T231_159" style:family="text"/>
    <style:style style:name="T231_160" style:family="text"/>
    <style:style style:name="T231_161" style:family="text"/>
    <style:style style:name="T231_162" style:family="text"/>
    <style:style style:name="T231_163" style:family="text"/>
    <style:style style:name="T231_164" style:family="text"/>
    <style:style style:name="T231_165" style:family="text"/>
    <style:style style:name="T231_166" style:family="text"/>
    <style:style style:name="T231_167" style:family="text"/>
    <style:style style:name="T231_168" style:family="text"/>
    <style:style style:name="T231_169" style:family="text"/>
    <style:style style:name="T231_170" style:family="text"/>
    <style:style style:name="T231_171" style:family="text"/>
    <style:style style:name="T231_172" style:family="text"/>
    <style:style style:name="T231_173" style:family="text"/>
    <style:style style:name="T231_174" style:family="text"/>
    <style:style style:name="T231_175" style:family="text"/>
    <style:style style:name="T231_176" style:family="text"/>
    <style:style style:name="T231_177" style:family="text"/>
    <style:style style:name="T231_178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T235_90" style:family="text"/>
    <style:style style:name="T235_91" style:family="text"/>
    <style:style style:name="T235_92" style:family="text"/>
    <style:style style:name="T235_93" style:family="text"/>
    <style:style style:name="T235_94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P241" style:family="paragraph" style:parent-style-name="Standard">
      <style:paragraph-properties fo:break-before="auto" fo:text-indent="0cm" fo:line-height="115%" fo:margin-lef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P247" style:family="paragraph" style:parent-style-name="Standard">
      <style:paragraph-properties fo:break-before="auto" fo:text-indent="0cm" fo:line-height="115%" fo:margin-left="0cm" style:writing-mode="lr-tb"/>
    </style:style>
    <style:style style:name="P248" style:family="paragraph" style:parent-style-name="Standard">
      <style:paragraph-properties fo:text-align="center"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P2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</text:span><text:span text:style-name="T1_2"><text:s/></text:span><text:span text:style-name="T1_3">Good</text:span><text:span text:style-name="T1_4"><text:s/></text:span><text:span text:style-name="T1_5">Man</text:span><text:span text:style-name="T1_6"><text:s/></text:span><text:span text:style-name="T1_7">is</text:span><text:span text:style-name="T1_8"><text:s/></text:span><text:span text:style-name="T1_9">Hard</text:span><text:span text:style-name="T1_10"><text:s/></text:span><text:span text:style-name="T1_11">to</text:span><text:span text:style-name="T1_12"><text:s/></text:span><text:span text:style-name="T1_13">Find</text:span></text:p>
      <text:p text:style-name="P2"/>
      <text:p text:style-name="P3"><text:span text:style-name="T3_1">Characters</text:span><text:span text:style-name="T3_2">:</text:span></text:p>
      <text:p text:style-name="P4"><text:span text:style-name="T4_1">Bailey</text:span><text:span text:style-name="T4_2"><text:s/>-<text:s/></text:span><text:span text:style-name="T4_3">David</text:span></text:p>
      <text:p text:style-name="P5"><text:span text:style-name="T5_1">Childrens</text:span><text:span text:style-name="T5_2"><text:s/></text:span><text:span text:style-name="T5_3">Mother</text:span><text:span text:style-name="T5_4"><text:s/>-<text:s/></text:span><text:span text:style-name="T5_5">Heather</text:span></text:p>
      <text:p text:style-name="P6"><text:span text:style-name="T6_1">John</text:span><text:span text:style-name="T6_2"><text:s/></text:span><text:span text:style-name="T6_3">Wesley</text:span><text:span text:style-name="T6_4"><text:s/>-<text:s/></text:span><text:span text:style-name="T6_5">Han</text:span></text:p>
      <text:p text:style-name="P7"><text:span text:style-name="T7_1">June</text:span><text:span text:style-name="T7_2"><text:s/></text:span><text:span text:style-name="T7_3">Star</text:span><text:span text:style-name="T7_4"><text:s/>-<text:s/></text:span><text:span text:style-name="T7_5">Heather</text:span></text:p>
      <text:p text:style-name="P8"><text:span text:style-name="T8_1">Grandma</text:span><text:span text:style-name="T8_2"><text:s/>-<text:s/></text:span><text:span text:style-name="T8_3">Quyen</text:span></text:p>
      <text:p text:style-name="P9"><text:span text:style-name="T9_1">Red</text:span><text:span text:style-name="T9_2"><text:s/></text:span><text:span text:style-name="T9_3">Sammy</text:span><text:span text:style-name="T9_4"><text:s/></text:span><text:span text:style-name="T9_5">Butts</text:span><text:span text:style-name="T9_6"><text:s/>-<text:s/></text:span><text:span text:style-name="T9_7">Gerzain</text:span></text:p>
      <text:p text:style-name="P10"><text:span text:style-name="T10_1">Red</text:span><text:span text:style-name="T10_2">’</text:span><text:span text:style-name="T10_3">s</text:span><text:span text:style-name="T10_4"><text:s/></text:span><text:span text:style-name="T10_5">Wife</text:span><text:span text:style-name="T10_6"><text:s/>-<text:s/></text:span><text:span text:style-name="T10_7">Han</text:span></text:p>
      <text:p text:style-name="P11"><text:span text:style-name="T11_1">Bobby</text:span><text:span text:style-name="T11_2"><text:s/></text:span><text:span text:style-name="T11_3">Lee</text:span><text:span text:style-name="T11_4"><text:s/>-<text:s/></text:span><text:span text:style-name="T11_5">Han</text:span></text:p>
      <text:p text:style-name="P12"><text:span text:style-name="T12_1">Hiram</text:span><text:span text:style-name="T12_2"><text:s/>-<text:s/></text:span><text:span text:style-name="T12_3">Gerzain</text:span></text:p>
      <text:p text:style-name="P13"><text:span text:style-name="T13_1">The</text:span><text:span text:style-name="T13_2"><text:s/></text:span><text:span text:style-name="T13_3">Misfit</text:span><text:span text:style-name="T13_4"><text:s/>-<text:s/></text:span><text:span text:style-name="T13_5">Trenton</text:span></text:p>
      <text:p text:style-name="P14"><text:span text:style-name="T14_1">Narrator</text:span><text:span text:style-name="T14_2"><text:s/>-<text:s/></text:span><text:span text:style-name="T14_3">David</text:span></text:p>
      <text:p text:style-name="P15"><text:span text:style-name="T15_1">Radio</text:span><text:span text:style-name="T15_2"><text:s/></text:span><text:span text:style-name="T15_3">Host</text:span><text:span text:style-name="T15_4"><text:s/>-<text:s/></text:span><text:span text:style-name="T15_5">Trenton</text:span></text:p>
      <text:p text:style-name="P16"><text:span text:style-name="T16_1"><text:s/></text:span></text:p>
      <text:p text:style-name="P17"><text:span text:style-name="T17_1">Intro</text:span></text:p>
      <text:p text:style-name="P18"><text:span text:style-name="T18_1">Radio</text:span><text:span text:style-name="T18_2"><text:s/></text:span><text:span text:style-name="T18_3">Host</text:span><text:span text:style-name="T18_4">:</text:span><text:span text:style-name="T18_5"><text:s/></text:span><text:span text:style-name="T18_6">And</text:span><text:span text:style-name="T18_7"><text:s/></text:span><text:span text:style-name="T18_8">now</text:span><text:span text:style-name="T18_9"><text:s/></text:span><text:span text:style-name="T18_10">for</text:span><text:span text:style-name="T18_11"><text:s/></text:span><text:span text:style-name="T18_12">tonight</text:span><text:span text:style-name="T18_13">’</text:span><text:span text:style-name="T18_14">s</text:span><text:span text:style-name="T18_15"><text:s/></text:span><text:span text:style-name="T18_16">main</text:span><text:span text:style-name="T18_17"><text:s/></text:span><text:span text:style-name="T18_18">event</text:span><text:span text:style-name="T18_19">,<text:s/></text:span><text:span text:style-name="T18_20">a</text:span><text:span text:style-name="T18_21"><text:s/></text:span><text:span text:style-name="T18_22">tale</text:span><text:span text:style-name="T18_23"><text:s/></text:span><text:span text:style-name="T18_24">of</text:span><text:span text:style-name="T18_25"><text:s/></text:span><text:span text:style-name="T18_26">death</text:span><text:span text:style-name="T18_27">,<text:s/></text:span><text:span text:style-name="T18_28">an</text:span><text:span text:style-name="T18_29"><text:s/></text:span><text:span text:style-name="T18_30">escaped</text:span><text:span text:style-name="T18_31"><text:s/></text:span><text:span text:style-name="T18_32">con</text:span><text:span text:style-name="T18_33">,<text:s/></text:span><text:span text:style-name="T18_34">and</text:span><text:span text:style-name="T18_35"><text:s/></text:span><text:span text:style-name="T18_36">a</text:span><text:span text:style-name="T18_37"><text:s/></text:span><text:span text:style-name="T18_38">family</text:span><text:span text:style-name="T18_39">’</text:span><text:span text:style-name="T18_40">s</text:span><text:span text:style-name="T18_41"><text:s/></text:span><text:span text:style-name="T18_42">misfortune</text:span><text:span text:style-name="T18_43"><text:s/></text:span><text:span text:style-name="T18_44">in</text:span><text:span text:style-name="T18_45"><text:s/>“</text:span><text:span text:style-name="T18_46">A</text:span><text:span text:style-name="T18_47"><text:s/></text:span><text:span text:style-name="T18_48">Good</text:span><text:span text:style-name="T18_49"><text:s/></text:span><text:span text:style-name="T18_50">Man</text:span><text:span text:style-name="T18_51"><text:s/></text:span><text:span text:style-name="T18_52">is</text:span><text:span text:style-name="T18_53"><text:s/></text:span><text:span text:style-name="T18_54">Hard</text:span><text:span text:style-name="T18_55"><text:s/></text:span><text:span text:style-name="T18_56">to</text:span><text:span text:style-name="T18_57"><text:s/></text:span><text:span text:style-name="T18_58">Find</text:span><text:span text:style-name="T18_59">”</text:span></text:p>
      <text:p text:style-name="P19"/>
      <text:p text:style-name="P20"><text:span text:style-name="T20_1">Scene</text:span><text:span text:style-name="T20_2"><text:s/>1</text:span></text:p>
      <text:p text:style-name="P21"><text:span text:style-name="T21_1">[</text:span><text:span text:style-name="T21_2">record</text:span><text:span text:style-name="T21_3"><text:s/></text:span><text:span text:style-name="T21_4">starting</text:span><text:span text:style-name="T21_5">]</text:span></text:p>
      <text:p text:style-name="P22"><text:span text:style-name="T22_1">[</text:span><text:span text:style-name="T22_2">music</text:span><text:span text:style-name="T22_3">]</text:span></text:p>
      <text:p text:style-name="P23"><text:span text:style-name="T23_1">Narrator</text:span><text:span text:style-name="T23_2">:</text:span><text:span text:style-name="T23_3"><text:s/></text:span><text:span text:style-name="T23_4">The</text:span><text:span text:style-name="T23_5"><text:s/></text:span><text:span text:style-name="T23_6">grandmother</text:span><text:span text:style-name="T23_7"><text:s/></text:span><text:span text:style-name="T23_8">didn</text:span><text:span text:style-name="T23_9">'</text:span><text:span text:style-name="T23_10">t</text:span><text:span text:style-name="T23_11"><text:s/></text:span><text:span text:style-name="T23_12">want</text:span><text:span text:style-name="T23_13"><text:s/></text:span><text:span text:style-name="T23_14">to</text:span><text:span text:style-name="T23_15"><text:s/></text:span><text:span text:style-name="T23_16">go</text:span><text:span text:style-name="T23_17"><text:s/></text:span><text:span text:style-name="T23_18">to</text:span><text:span text:style-name="T23_19"><text:s/></text:span><text:span text:style-name="T23_20">Florida</text:span><text:span text:style-name="T23_21">.<text:s/></text:span><text:span text:style-name="T23_22">She</text:span><text:span text:style-name="T23_23"><text:s/></text:span><text:span text:style-name="T23_24">wanted</text:span><text:span text:style-name="T23_25"><text:s/></text:span><text:span text:style-name="T23_26">to</text:span><text:span text:style-name="T23_27"><text:s/></text:span><text:span text:style-name="T23_28">visit</text:span><text:span text:style-name="T23_29"><text:s/></text:span><text:span text:style-name="T23_30">some</text:span><text:span text:style-name="T23_31"><text:s/></text:span><text:span text:style-name="T23_32">of</text:span><text:span text:style-name="T23_33"><text:s/></text:span><text:span text:style-name="T23_34">her</text:span><text:span text:style-name="T23_35"><text:s/><text:tab/></text:span><text:span text:style-name="T23_36">connections</text:span><text:span text:style-name="T23_37"><text:s/></text:span><text:span text:style-name="T23_38">in</text:span><text:span text:style-name="T23_39"><text:s/></text:span><text:span text:style-name="T23_40">east</text:span><text:span text:style-name="T23_41"><text:s/></text:span><text:span text:style-name="T23_42">Tennes</text:span><text:span text:style-name="T23_43">-<text:s/></text:span><text:span text:style-name="T23_44">see</text:span><text:span text:style-name="T23_45"><text:s/></text:span><text:span text:style-name="T23_46">and</text:span><text:span text:style-name="T23_47"><text:s/></text:span><text:span text:style-name="T23_48">she</text:span><text:span text:style-name="T23_49"><text:s/></text:span><text:span text:style-name="T23_50">was</text:span><text:span text:style-name="T23_51"><text:s/></text:span><text:span text:style-name="T23_52">seizing</text:span><text:span text:style-name="T23_53"><text:s/></text:span><text:span text:style-name="T23_54">at</text:span><text:span text:style-name="T23_55"><text:s/></text:span><text:span text:style-name="T23_56">every</text:span><text:span text:style-name="T23_57"><text:s/></text:span><text:span text:style-name="T23_58">chance</text:span><text:span text:style-name="T23_59"><text:s/></text:span><text:span text:style-name="T23_60">to</text:span><text:span text:style-name="T23_61"><text:s/></text:span><text:span text:style-name="T23_62">change</text:span><text:span text:style-name="T23_63"><text:s/></text:span><text:span text:style-name="T23_64">Bailey</text:span><text:span text:style-name="T23_65">'</text:span><text:span text:style-name="T23_66">s</text:span><text:span text:style-name="T23_67"><text:s/></text:span><text:span text:style-name="T23_68">mind</text:span><text:span text:style-name="T23_69">.<text:s/></text:span><text:span text:style-name="T23_70">Bailey</text:span><text:span text:style-name="T23_71"><text:s/></text:span><text:span text:style-name="T23_72">was</text:span><text:span text:style-name="T23_73"><text:s/></text:span><text:span text:style-name="T23_74">the</text:span><text:span text:style-name="T23_75"><text:s/></text:span><text:span text:style-name="T23_76">son</text:span><text:span text:style-name="T23_77"><text:s/></text:span><text:span text:style-name="T23_78">she</text:span><text:span text:style-name="T23_79"><text:s/></text:span><text:span text:style-name="T23_80">lived</text:span><text:span text:style-name="T23_81"><text:s/></text:span><text:span text:style-name="T23_82">with</text:span><text:span text:style-name="T23_83">,<text:s/></text:span><text:span text:style-name="T23_84">her</text:span><text:span text:style-name="T23_85"><text:s/></text:span><text:span text:style-name="T23_86">only</text:span><text:span text:style-name="T23_87"><text:s/></text:span><text:span text:style-name="T23_88">boy</text:span><text:span text:style-name="T23_89">.<text:s/></text:span><text:span text:style-name="T23_90">He</text:span><text:span text:style-name="T23_91"><text:s/></text:span><text:span text:style-name="T23_92">was</text:span><text:span text:style-name="T23_93"><text:s/></text:span><text:span text:style-name="T23_94">sitting</text:span><text:span text:style-name="T23_95"><text:s/></text:span><text:span text:style-name="T23_96">on</text:span><text:span text:style-name="T23_97"><text:s/></text:span><text:span text:style-name="T23_98">the</text:span><text:span text:style-name="T23_99"><text:s/></text:span><text:span text:style-name="T23_100">edge</text:span><text:span text:style-name="T23_101"><text:s/></text:span><text:span text:style-name="T23_102">of</text:span><text:span text:style-name="T23_103"><text:s/></text:span><text:span text:style-name="T23_104">his</text:span><text:span text:style-name="T23_105"><text:s/></text:span><text:span text:style-name="T23_106">chair</text:span><text:span text:style-name="T23_107"><text:s/></text:span><text:span text:style-name="T23_108">at</text:span><text:span text:style-name="T23_109"><text:s/></text:span><text:span text:style-name="T23_110">the</text:span><text:span text:style-name="T23_111"><text:s/></text:span><text:span text:style-name="T23_112">table</text:span><text:span text:style-name="T23_113">,<text:s/></text:span><text:span text:style-name="T23_114">bent</text:span><text:span text:style-name="T23_115"><text:s/></text:span><text:span text:style-name="T23_116">over</text:span><text:span text:style-name="T23_117"><text:s/></text:span><text:span text:style-name="T23_118">the</text:span><text:span text:style-name="T23_119"><text:s/></text:span><text:span text:style-name="T23_120">orange</text:span><text:span text:style-name="T23_121"><text:s/></text:span><text:span text:style-name="T23_122">sports</text:span><text:span text:style-name="T23_123"><text:s/></text:span><text:span text:style-name="T23_124">section</text:span><text:span text:style-name="T23_125"><text:s/></text:span><text:span text:style-name="T23_126">of</text:span><text:span text:style-name="T23_127"><text:s/></text:span><text:span text:style-name="T23_128">the</text:span><text:span text:style-name="T23_129"><text:s/></text:span><text:span text:style-name="T23_130">Journal</text:span><text:span text:style-name="T23_131">.</text:span></text:p>
      <text:p text:style-name="P24"><text:span text:style-name="T24_1">Grandma</text:span><text:span text:style-name="T24_2">:<text:s/>"</text:span><text:span text:style-name="T24_3">Now</text:span><text:span text:style-name="T24_4"><text:s/></text:span><text:span text:style-name="T24_5">look</text:span><text:span text:style-name="T24_6"><text:s/></text:span><text:span text:style-name="T24_7">here</text:span><text:span text:style-name="T24_8">,<text:s/></text:span><text:span text:style-name="T24_9">Bailey</text:span><text:span text:style-name="T24_10">,"<text:s/></text:span><text:span text:style-name="T24_11">she</text:span><text:span text:style-name="T24_12"><text:s/></text:span><text:span text:style-name="T24_13">said</text:span><text:span text:style-name="T24_14">,<text:s/>"</text:span><text:span text:style-name="T24_15">see</text:span><text:span text:style-name="T24_16"><text:s/></text:span><text:span text:style-name="T24_17">here</text:span><text:span text:style-name="T24_18">,<text:s/></text:span><text:span text:style-name="T24_19">read</text:span><text:span text:style-name="T24_20"><text:s/></text:span><text:span text:style-name="T24_21">this</text:span><text:span text:style-name="T24_22">,"<text:s/></text:span></text:p>
      <text:p text:style-name="P25"><text:span text:style-name="T25_1">[</text:span><text:span text:style-name="T25_2">newspaper</text:span><text:span text:style-name="T25_3"><text:s/></text:span><text:span text:style-name="T25_4">crackling</text:span><text:span text:style-name="T25_5">]</text:span></text:p>
      <text:p text:style-name="P26"><text:span text:style-name="T26_1">Grandma</text:span><text:span text:style-name="T26_2">:<text:s/>"</text:span><text:span text:style-name="T26_3">Here</text:span><text:span text:style-name="T26_4"><text:s/></text:span><text:span text:style-name="T26_5">look</text:span><text:span text:style-name="T26_6"><text:s/></text:span><text:span text:style-name="T26_7">at</text:span><text:span text:style-name="T26_8"><text:s/></text:span><text:span text:style-name="T26_9">this</text:span><text:span text:style-name="T26_10"><text:s/></text:span><text:span text:style-name="T26_11">picture</text:span><text:span text:style-name="T26_12">,<text:s/></text:span><text:span text:style-name="T26_13">this</text:span><text:span text:style-name="T26_14"><text:s/></text:span><text:span text:style-name="T26_15">fellow</text:span><text:span text:style-name="T26_16"><text:s/></text:span><text:span text:style-name="T26_17">that</text:span><text:span text:style-name="T26_18"><text:s/></text:span><text:span text:style-name="T26_19">calls</text:span><text:span text:style-name="T26_20"><text:s/></text:span><text:span text:style-name="T26_21">himself</text:span><text:span text:style-name="T26_22"><text:s/>(</text:span><text:span text:style-name="T26_23">brief</text:span><text:span text:style-name="T26_24"><text:s/></text:span><text:span text:style-name="T26_25">pause</text:span><text:span text:style-name="T26_26">)<text:s/></text:span><text:span text:style-name="T26_27">The</text:span><text:span text:style-name="T26_28"><text:s/></text:span><text:span text:style-name="T26_29">Misfit</text:span><text:span text:style-name="T26_30"><text:s/></text:span><text:span text:style-name="T26_31">is</text:span><text:span text:style-name="T26_32"><text:s/></text:span><text:span text:style-name="T26_33">aloose</text:span><text:span text:style-name="T26_34"><text:s/></text:span><text:span text:style-name="T26_35">from</text:span><text:span text:style-name="T26_36"><text:s/></text:span><text:span text:style-name="T26_37">the</text:span><text:span text:style-name="T26_38"><text:s/></text:span><text:span text:style-name="T26_39">Federal</text:span><text:span text:style-name="T26_40"><text:s/></text:span><text:span text:style-name="T26_41">Pen</text:span><text:span text:style-name="T26_42"><text:s/></text:span><text:span text:style-name="T26_43">and</text:span><text:span text:style-name="T26_44"><text:s/></text:span><text:span text:style-name="T26_45">headed</text:span><text:span text:style-name="T26_46"><text:s/></text:span><text:span text:style-name="T26_47">toward</text:span><text:span text:style-name="T26_48"><text:s/></text:span><text:span text:style-name="T26_49">Florida</text:span><text:span text:style-name="T26_50"><text:s/></text:span><text:span text:style-name="T26_51">and</text:span><text:span text:style-name="T26_52"><text:s/></text:span><text:span text:style-name="T26_53">you</text:span><text:span text:style-name="T26_54"><text:s/></text:span><text:span text:style-name="T26_55">read</text:span><text:span text:style-name="T26_56"><text:s/></text:span><text:span text:style-name="T26_57">here</text:span><text:span text:style-name="T26_58"><text:s/></text:span><text:span text:style-name="T26_59">what</text:span><text:span text:style-name="T26_60"><text:s/></text:span><text:span text:style-name="T26_61">it</text:span><text:span text:style-name="T26_62"><text:s/></text:span><text:span text:style-name="T26_63">says</text:span><text:span text:style-name="T26_64"><text:s/></text:span><text:span text:style-name="T26_65">he</text:span><text:span text:style-name="T26_66"><text:s/></text:span><text:span text:style-name="T26_67">did</text:span><text:span text:style-name="T26_68"><text:s/></text:span><text:span text:style-name="T26_69">to</text:span><text:span text:style-name="T26_70"><text:s/></text:span><text:span text:style-name="T26_71">these</text:span><text:span text:style-name="T26_72"><text:s/></text:span><text:span text:style-name="T26_73">people</text:span><text:span text:style-name="T26_74">.<text:s/></text:span><text:span text:style-name="T26_75">Just</text:span><text:span text:style-name="T26_76"><text:s/></text:span><text:span text:style-name="T26_77">you</text:span><text:span text:style-name="T26_78"><text:s/></text:span><text:span text:style-name="T26_79">read</text:span><text:span text:style-name="T26_80"><text:s/></text:span><text:span text:style-name="T26_81">it</text:span><text:span text:style-name="T26_82">.<text:s/></text:span><text:span text:style-name="T26_83">I</text:span><text:span text:style-name="T26_84"><text:s/></text:span><text:span text:style-name="T26_85">wouldn</text:span><text:span text:style-name="T26_86">'</text:span><text:span text:style-name="T26_87">t</text:span><text:span text:style-name="T26_88"><text:s/></text:span><text:span text:style-name="T26_89">take</text:span><text:span text:style-name="T26_90"><text:s/></text:span><text:span text:style-name="T26_91">my</text:span><text:span text:style-name="T26_92"><text:s/></text:span><text:span text:style-name="T26_93">children</text:span><text:span text:style-name="T26_94"><text:s/></text:span><text:span text:style-name="T26_95">in</text:span><text:span text:style-name="T26_96"><text:s/></text:span><text:span text:style-name="T26_97">any</text:span><text:span text:style-name="T26_98"><text:s/></text:span><text:span text:style-name="T26_99">direction</text:span><text:span text:style-name="T26_100"><text:s/></text:span><text:span text:style-name="T26_101">with</text:span><text:span text:style-name="T26_102"><text:s/></text:span><text:span text:style-name="T26_103">a</text:span><text:span text:style-name="T26_104"><text:s/></text:span><text:span text:style-name="T26_105">criminal</text:span><text:span text:style-name="T26_106"><text:s/></text:span><text:span text:style-name="T26_107">like</text:span><text:span text:style-name="T26_108"><text:s/></text:span><text:span text:style-name="T26_109">that</text:span><text:span text:style-name="T26_110"><text:s/></text:span><text:span text:style-name="T26_111">aloose</text:span><text:span text:style-name="T26_112"><text:s/></text:span><text:span text:style-name="T26_113">in</text:span><text:span text:style-name="T26_114"><text:s/></text:span><text:span text:style-name="T26_115">it</text:span><text:span text:style-name="T26_116">.<text:s/></text:span><text:span text:style-name="T26_117">I</text:span><text:span text:style-name="T26_118"><text:s/></text:span><text:span text:style-name="T26_119">couldn</text:span><text:span text:style-name="T26_120">'</text:span><text:span text:style-name="T26_121">t</text:span><text:span text:style-name="T26_122"><text:s/></text:span><text:span text:style-name="T26_123">answer</text:span><text:span text:style-name="T26_124"><text:s/></text:span><text:span text:style-name="T26_125">to</text:span><text:span text:style-name="T26_126"><text:s/></text:span><text:span text:style-name="T26_127">my</text:span><text:span text:style-name="T26_128"><text:s/></text:span><text:span text:style-name="T26_129">conscience</text:span><text:span text:style-name="T26_130"><text:s/></text:span><text:span text:style-name="T26_131">if</text:span><text:span text:style-name="T26_132"><text:s/></text:span><text:span text:style-name="T26_133">I</text:span><text:span text:style-name="T26_134"><text:s/></text:span><text:span text:style-name="T26_135">did</text:span><text:span text:style-name="T26_136">."</text:span></text:p>
      <text:p text:style-name="P27"><text:span text:style-name="T27_1">Narrator</text:span><text:span text:style-name="T27_2">:<text:s/></text:span><text:span text:style-name="T27_3">Bailey</text:span><text:span text:style-name="T27_4"><text:s/></text:span><text:span text:style-name="T27_5">didn</text:span><text:span text:style-name="T27_6">'</text:span><text:span text:style-name="T27_7">t</text:span><text:span text:style-name="T27_8"><text:s/></text:span><text:span text:style-name="T27_9">look</text:span><text:span text:style-name="T27_10"><text:s/></text:span><text:span text:style-name="T27_11">up</text:span><text:span text:style-name="T27_12"><text:s/></text:span><text:span text:style-name="T27_13">from</text:span><text:span text:style-name="T27_14"><text:s/></text:span><text:span text:style-name="T27_15">his</text:span><text:span text:style-name="T27_16"><text:s/></text:span><text:span text:style-name="T27_17">reading</text:span><text:span text:style-name="T27_18"><text:s/></text:span><text:span text:style-name="T27_19">so</text:span><text:span text:style-name="T27_20"><text:s/></text:span><text:span text:style-name="T27_21">she</text:span><text:span text:style-name="T27_22"><text:s/></text:span><text:span text:style-name="T27_23">wheeled</text:span><text:span text:style-name="T27_24"><text:s/></text:span><text:span text:style-name="T27_25">around</text:span><text:span text:style-name="T27_26"><text:s/></text:span><text:span text:style-name="T27_27">then</text:span><text:span text:style-name="T27_28"><text:s/></text:span><text:span text:style-name="T27_29">and</text:span><text:span text:style-name="T27_30"><text:s/></text:span><text:span text:style-name="T27_31">faced</text:span><text:span text:style-name="T27_32"><text:s/></text:span><text:span text:style-name="T27_33">the</text:span><text:span text:style-name="T27_34"><text:s/></text:span><text:span text:style-name="T27_35">children</text:span><text:span text:style-name="T27_36">'</text:span><text:span text:style-name="T27_37">s</text:span><text:span text:style-name="T27_38"><text:s/></text:span><text:span text:style-name="T27_39">mother</text:span><text:span text:style-name="T27_40">,<text:s/></text:span><text:span text:style-name="T27_41">a</text:span><text:span text:style-name="T27_42"><text:s/></text:span><text:span text:style-name="T27_43">young</text:span><text:span text:style-name="T27_44"><text:s/></text:span><text:span text:style-name="T27_45">woman</text:span><text:span text:style-name="T27_46"><text:s/></text:span><text:span text:style-name="T27_47">in</text:span><text:span text:style-name="T27_48"><text:s/></text:span><text:span text:style-name="T27_49">slacks</text:span><text:span text:style-name="T27_50">,<text:s/></text:span><text:span text:style-name="T27_51">whose</text:span><text:span text:style-name="T27_52"><text:s/></text:span><text:span text:style-name="T27_53">face</text:span><text:span text:style-name="T27_54"><text:s/></text:span><text:span text:style-name="T27_55">was</text:span><text:span text:style-name="T27_56"><text:s/></text:span><text:span text:style-name="T27_57">as</text:span><text:span text:style-name="T27_58"><text:s/></text:span><text:span text:style-name="T27_59">broad</text:span><text:span text:style-name="T27_60"><text:s/></text:span><text:span text:style-name="T27_61">and</text:span><text:span text:style-name="T27_62"><text:s/></text:span><text:span text:style-name="T27_63">innocent</text:span><text:span text:style-name="T27_64"><text:s/></text:span><text:span text:style-name="T27_65">as</text:span><text:span text:style-name="T27_66"><text:s/></text:span><text:span text:style-name="T27_67">a</text:span><text:span text:style-name="T27_68"><text:s/></text:span><text:span text:style-name="T27_69">cabbage</text:span><text:span text:style-name="T27_70"><text:s/></text:span><text:span text:style-name="T27_71">and</text:span><text:span text:style-name="T27_72"><text:s/></text:span><text:span text:style-name="T27_73">was</text:span><text:span text:style-name="T27_74"><text:s/></text:span><text:span text:style-name="T27_75">tied</text:span><text:span text:style-name="T27_76"><text:s/></text:span><text:span text:style-name="T27_77">around</text:span><text:span text:style-name="T27_78"><text:s/></text:span><text:span text:style-name="T27_79">with</text:span><text:span text:style-name="T27_80"><text:s/></text:span><text:span text:style-name="T27_81">a</text:span><text:span text:style-name="T27_82"><text:s/></text:span><text:span text:style-name="T27_83">green</text:span><text:span text:style-name="T27_84"><text:s/></text:span><text:span text:style-name="T27_85">head</text:span><text:span text:style-name="T27_86">-</text:span><text:span text:style-name="T27_87">kerchief</text:span><text:span text:style-name="T27_88"><text:s/></text:span><text:span text:style-name="T27_89">that</text:span><text:span text:style-name="T27_90"><text:s/></text:span><text:span text:style-name="T27_91">had</text:span><text:span text:style-name="T27_92"><text:s/></text:span><text:span text:style-name="T27_93">two</text:span><text:span text:style-name="T27_94"><text:s/></text:span><text:span text:style-name="T27_95">points</text:span><text:span text:style-name="T27_96"><text:s/></text:span><text:span text:style-name="T27_97">on</text:span><text:span text:style-name="T27_98"><text:s/></text:span><text:span text:style-name="T27_99">the</text:span><text:span text:style-name="T27_100"><text:s/></text:span><text:span text:style-name="T27_101">top</text:span><text:span text:style-name="T27_102"><text:s/></text:span><text:span text:style-name="T27_103">like</text:span><text:span text:style-name="T27_104"><text:s/></text:span><text:span text:style-name="T27_105">rabbit</text:span><text:span text:style-name="T27_106">'</text:span><text:span text:style-name="T27_107">s</text:span><text:span text:style-name="T27_108"><text:s/></text:span><text:span text:style-name="T27_109">ears</text:span><text:span text:style-name="T27_110">.<text:s/></text:span><text:span text:style-name="T27_111">She</text:span><text:span text:style-name="T27_112"><text:s/></text:span><text:span text:style-name="T27_113">was</text:span><text:span text:style-name="T27_114"><text:s/></text:span><text:span text:style-name="T27_115">sitting</text:span><text:span text:style-name="T27_116"><text:s/></text:span><text:span text:style-name="T27_117">on</text:span><text:span text:style-name="T27_118"><text:s/></text:span><text:span text:style-name="T27_119">the</text:span><text:span text:style-name="T27_120"><text:s/></text:span><text:span text:style-name="T27_121">sofa</text:span><text:span text:style-name="T27_122">,<text:s/></text:span><text:span text:style-name="T27_123">feeding</text:span><text:span text:style-name="T27_124"><text:s/></text:span><text:span text:style-name="T27_125">the</text:span><text:span text:style-name="T27_126"><text:s/></text:span><text:span text:style-name="T27_127">baby</text:span><text:span text:style-name="T27_128"><text:s/></text:span><text:span text:style-name="T27_129">his</text:span><text:span text:style-name="T27_130"><text:s/></text:span><text:span text:style-name="T27_131">apricots</text:span><text:span text:style-name="T27_132"><text:s/></text:span><text:span text:style-name="T27_133">out</text:span><text:span text:style-name="T27_134"><text:s/></text:span><text:span text:style-name="T27_135">of</text:span><text:span text:style-name="T27_136"><text:s/></text:span><text:span text:style-name="T27_137">a</text:span><text:span text:style-name="T27_138"><text:s/></text:span><text:span text:style-name="T27_139">jar</text:span><text:span text:style-name="T27_140">.</text:span></text:p>
      <text:p text:style-name="P28"><text:span text:style-name="T28_1">Grandma</text:span><text:span text:style-name="T28_2">:<text:s/>"</text:span><text:span text:style-name="T28_3">The</text:span><text:span text:style-name="T28_4"><text:s/></text:span><text:span text:style-name="T28_5">children</text:span><text:span text:style-name="T28_6"><text:s/></text:span><text:span text:style-name="T28_7">have</text:span><text:span text:style-name="T28_8"><text:s/></text:span><text:span text:style-name="T28_9">been</text:span><text:span text:style-name="T28_10"><text:s/></text:span><text:span text:style-name="T28_11">to</text:span><text:span text:style-name="T28_12"><text:s/></text:span><text:span text:style-name="T28_13">Florida</text:span><text:span text:style-name="T28_14"><text:s/></text:span><text:span text:style-name="T28_15">before</text:span><text:span text:style-name="T28_16">.<text:s/></text:span><text:span text:style-name="T28_17">You</text:span><text:span text:style-name="T28_18"><text:s/></text:span><text:span text:style-name="T28_19">all</text:span><text:span text:style-name="T28_20"><text:s/></text:span><text:span text:style-name="T28_21">ought</text:span><text:span text:style-name="T28_22"><text:s/></text:span><text:span text:style-name="T28_23">to</text:span><text:span text:style-name="T28_24"><text:s/></text:span><text:span text:style-name="T28_25">take</text:span><text:span text:style-name="T28_26"><text:s/></text:span><text:span text:style-name="T28_27">them</text:span><text:span text:style-name="T28_28"><text:s/></text:span><text:span text:style-name="T28_29">somewhere</text:span><text:span text:style-name="T28_30"><text:s/></text:span><text:span text:style-name="T28_31">else</text:span><text:span text:style-name="T28_32"><text:s/></text:span><text:span text:style-name="T28_33">for</text:span><text:span text:style-name="T28_34"><text:s/></text:span><text:span text:style-name="T28_35">a</text:span><text:span text:style-name="T28_36"><text:s/></text:span><text:span text:style-name="T28_37">change</text:span><text:span text:style-name="T28_38"><text:s/></text:span><text:span text:style-name="T28_39">so</text:span><text:span text:style-name="T28_40"><text:s/></text:span><text:span text:style-name="T28_41">they</text:span><text:span text:style-name="T28_42"><text:s/></text:span><text:span text:style-name="T28_43">would</text:span><text:span text:style-name="T28_44"><text:s/></text:span><text:span text:style-name="T28_45">see</text:span><text:span text:style-name="T28_46"><text:s/></text:span><text:span text:style-name="T28_47">different</text:span><text:span text:style-name="T28_48"><text:s/></text:span><text:span text:style-name="T28_49">parts</text:span><text:span text:style-name="T28_50"><text:s/></text:span><text:span text:style-name="T28_51">of</text:span><text:span text:style-name="T28_52"><text:s/></text:span><text:span text:style-name="T28_53">the</text:span><text:span text:style-name="T28_54"><text:s/></text:span><text:span text:style-name="T28_55">world</text:span><text:span text:style-name="T28_56"><text:s/></text:span><text:span text:style-name="T28_57">and</text:span><text:span text:style-name="T28_58"><text:s/></text:span><text:span text:style-name="T28_59">be</text:span><text:span text:style-name="T28_60"><text:s/></text:span><text:span text:style-name="T28_61">broad</text:span><text:span text:style-name="T28_62">.<text:s/></text:span><text:span text:style-name="T28_63">They</text:span><text:span text:style-name="T28_64"><text:s/></text:span><text:span text:style-name="T28_65">never</text:span><text:span text:style-name="T28_66"><text:s/></text:span><text:span text:style-name="T28_67">have</text:span><text:span text:style-name="T28_68"><text:s/></text:span><text:span text:style-name="T28_69">been</text:span><text:span text:style-name="T28_70"><text:s/></text:span><text:span text:style-name="T28_71">to</text:span><text:span text:style-name="T28_72"><text:s/></text:span><text:span text:style-name="T28_73">east</text:span><text:span text:style-name="T28_74"><text:s/></text:span><text:span text:style-name="T28_75">Tennessee</text:span><text:span text:style-name="T28_76">."</text:span></text:p>
      <text:p text:style-name="P29"><text:span text:style-name="T29_1">Narrator</text:span><text:span text:style-name="T29_2">:<text:s/></text:span><text:span text:style-name="T29_3">The</text:span><text:span text:style-name="T29_4"><text:s/></text:span><text:span text:style-name="T29_5">children</text:span><text:span text:style-name="T29_6">'</text:span><text:span text:style-name="T29_7">s</text:span><text:span text:style-name="T29_8"><text:s/></text:span><text:span text:style-name="T29_9">mother</text:span><text:span text:style-name="T29_10"><text:s/></text:span><text:span text:style-name="T29_11">didn</text:span><text:span text:style-name="T29_12">'</text:span><text:span text:style-name="T29_13">t</text:span><text:span text:style-name="T29_14"><text:s/></text:span><text:span text:style-name="T29_15">seem</text:span><text:span text:style-name="T29_16"><text:s/></text:span><text:span text:style-name="T29_17">to</text:span><text:span text:style-name="T29_18"><text:s/></text:span><text:span text:style-name="T29_19">hear</text:span><text:span text:style-name="T29_20"><text:s/></text:span><text:span text:style-name="T29_21">her</text:span><text:span text:style-name="T29_22"><text:s/></text:span><text:span text:style-name="T29_23">but</text:span><text:span text:style-name="T29_24"><text:s/></text:span><text:span text:style-name="T29_25">the</text:span><text:span text:style-name="T29_26"><text:s/></text:span><text:span text:style-name="T29_27">eight</text:span><text:span text:style-name="T29_28">-</text:span><text:span text:style-name="T29_29">year</text:span><text:span text:style-name="T29_30">-</text:span><text:span text:style-name="T29_31">old</text:span><text:span text:style-name="T29_32"><text:s/></text:span><text:span text:style-name="T29_33">boy</text:span><text:span text:style-name="T29_34">,<text:s/></text:span><text:span text:style-name="T29_35">John</text:span><text:span text:style-name="T29_36"><text:s/></text:span><text:span text:style-name="T29_37">Wesley</text:span><text:span text:style-name="T29_38">,<text:s/></text:span><text:span text:style-name="T29_39">a</text:span><text:span text:style-name="T29_40"><text:s/></text:span><text:span text:style-name="T29_41">stocky</text:span><text:span text:style-name="T29_42"><text:s/></text:span><text:span text:style-name="T29_43">child</text:span><text:span text:style-name="T29_44"><text:s/></text:span><text:span text:style-name="T29_45">with</text:span><text:span text:style-name="T29_46"><text:s/></text:span><text:span text:style-name="T29_47">glasses</text:span><text:span text:style-name="T29_48">,<text:s/></text:span><text:span text:style-name="T29_49">did</text:span><text:span text:style-name="T29_50"><text:s/></text:span></text:p>
      <text:p text:style-name="P30"><text:span text:style-name="T30_1">John</text:span><text:span text:style-name="T30_2">:<text:s/>"</text:span><text:span text:style-name="T30_3">If</text:span><text:span text:style-name="T30_4"><text:s/></text:span><text:span text:style-name="T30_5">you</text:span><text:span text:style-name="T30_6"><text:s/></text:span><text:span text:style-name="T30_7">don</text:span><text:span text:style-name="T30_8">'</text:span><text:span text:style-name="T30_9">t</text:span><text:span text:style-name="T30_10"><text:s/></text:span><text:span text:style-name="T30_11">want</text:span><text:span text:style-name="T30_12"><text:s/></text:span><text:span text:style-name="T30_13">to</text:span><text:span text:style-name="T30_14"><text:s/></text:span><text:span text:style-name="T30_15">go</text:span><text:span text:style-name="T30_16"><text:s/></text:span><text:span text:style-name="T30_17">to</text:span><text:span text:style-name="T30_18"><text:s/></text:span><text:span text:style-name="T30_19">Florida</text:span><text:span text:style-name="T30_20">,<text:s/></text:span><text:span text:style-name="T30_21">why</text:span><text:span text:style-name="T30_22"><text:s/></text:span><text:span text:style-name="T30_23">dontcha</text:span><text:span text:style-name="T30_24"><text:s/></text:span><text:span text:style-name="T30_25">stay</text:span><text:span text:style-name="T30_26"><text:s/></text:span><text:span text:style-name="T30_27">at</text:span><text:span text:style-name="T30_28"><text:s/></text:span><text:span text:style-name="T30_29">home</text:span><text:span text:style-name="T30_30">?"<text:s/></text:span></text:p>
      <text:p text:style-name="P31"><text:span text:style-name="T31_1">Narrator</text:span><text:span text:style-name="T31_2">:<text:s/></text:span><text:span text:style-name="T31_3">He</text:span><text:span text:style-name="T31_4"><text:s/></text:span><text:span text:style-name="T31_5">and</text:span><text:span text:style-name="T31_6"><text:s/></text:span><text:span text:style-name="T31_7">the</text:span><text:span text:style-name="T31_8"><text:s/></text:span><text:span text:style-name="T31_9">little</text:span><text:span text:style-name="T31_10"><text:s/></text:span><text:span text:style-name="T31_11">girl</text:span><text:span text:style-name="T31_12">,<text:s/></text:span><text:span text:style-name="T31_13">June</text:span><text:span text:style-name="T31_14"><text:s/></text:span><text:span text:style-name="T31_15">Star</text:span><text:span text:style-name="T31_16">,<text:s/></text:span><text:span text:style-name="T31_17">were</text:span><text:span text:style-name="T31_18"><text:s/></text:span><text:span text:style-name="T31_19">reading</text:span><text:span text:style-name="T31_20"><text:s/></text:span><text:span text:style-name="T31_21">the</text:span><text:span text:style-name="T31_22"><text:s/></text:span><text:span text:style-name="T31_23">funny</text:span><text:span text:style-name="T31_24"><text:s/></text:span><text:span text:style-name="T31_25">papers</text:span><text:span text:style-name="T31_26"><text:s/></text:span><text:span text:style-name="T31_27">on</text:span><text:span text:style-name="T31_28"><text:s/></text:span><text:span text:style-name="T31_29">the</text:span><text:span text:style-name="T31_30"><text:s/></text:span><text:span text:style-name="T31_31">floor</text:span><text:span text:style-name="T31_32">.</text:span></text:p>
      <text:p text:style-name="P32"><text:span text:style-name="T32_1">June</text:span><text:span text:style-name="T32_2">:<text:s/>"</text:span><text:span text:style-name="T32_3">She</text:span><text:span text:style-name="T32_4"><text:s/></text:span><text:span text:style-name="T32_5">wouldn</text:span><text:span text:style-name="T32_6">'</text:span><text:span text:style-name="T32_7">t</text:span><text:span text:style-name="T32_8"><text:s/></text:span><text:span text:style-name="T32_9">stay</text:span><text:span text:style-name="T32_10"><text:s/></text:span><text:span text:style-name="T32_11">at</text:span><text:span text:style-name="T32_12"><text:s/></text:span><text:span text:style-name="T32_13">home</text:span><text:span text:style-name="T32_14"><text:s/></text:span><text:span text:style-name="T32_15">to</text:span><text:span text:style-name="T32_16"><text:s/></text:span><text:span text:style-name="T32_17">be</text:span><text:span text:style-name="T32_18"><text:s/></text:span><text:span text:style-name="T32_19">queen</text:span><text:span text:style-name="T32_20"><text:s/></text:span><text:span text:style-name="T32_21">for</text:span><text:span text:style-name="T32_22"><text:s/></text:span><text:span text:style-name="T32_23">a</text:span><text:span text:style-name="T32_24"><text:s/></text:span><text:span text:style-name="T32_25">day</text:span><text:span text:style-name="T32_26">,"<text:s/></text:span></text:p>
      <text:p text:style-name="P33"><text:span text:style-name="T33_1">Grandma</text:span><text:span text:style-name="T33_2">:<text:s/>"</text:span><text:span text:style-name="T33_3">Yes</text:span><text:span text:style-name="T33_4"><text:s/></text:span><text:span text:style-name="T33_5">and</text:span><text:span text:style-name="T33_6"><text:s/></text:span><text:span text:style-name="T33_7">what</text:span><text:span text:style-name="T33_8"><text:s/></text:span><text:span text:style-name="T33_9">would</text:span><text:span text:style-name="T33_10"><text:s/></text:span><text:span text:style-name="T33_11">you</text:span><text:span text:style-name="T33_12"><text:s/></text:span><text:span text:style-name="T33_13">do</text:span><text:span text:style-name="T33_14"><text:s/></text:span><text:span text:style-name="T33_15">if</text:span><text:span text:style-name="T33_16"><text:s/></text:span><text:span text:style-name="T33_17">this</text:span><text:span text:style-name="T33_18"><text:s/></text:span><text:span text:style-name="T33_19">fellow</text:span><text:span text:style-name="T33_20">,<text:s/></text:span><text:span text:style-name="T33_21">The</text:span><text:span text:style-name="T33_22"><text:s/></text:span><text:span text:style-name="T33_23">Misfit</text:span><text:span text:style-name="T33_24">,<text:s/></text:span><text:span text:style-name="T33_25">caught</text:span><text:span text:style-name="T33_26"><text:s/></text:span><text:span text:style-name="T33_27">you</text:span><text:span text:style-name="T33_28">?"<text:s/></text:span></text:p>
      <text:p text:style-name="P34"><text:span text:style-name="T34_1">John</text:span><text:span text:style-name="T34_2">:<text:s/>"</text:span><text:span text:style-name="T34_3">I</text:span><text:span text:style-name="T34_4">'</text:span><text:span text:style-name="T34_5">d</text:span><text:span text:style-name="T34_6"><text:s/></text:span><text:span text:style-name="T34_7">smack</text:span><text:span text:style-name="T34_8"><text:s/></text:span><text:span text:style-name="T34_9">his</text:span><text:span text:style-name="T34_10"><text:s/></text:span><text:span text:style-name="T34_11">face</text:span><text:span text:style-name="T34_12">."</text:span></text:p>
      <text:p text:style-name="P35"><text:span text:style-name="T35_1">June</text:span><text:span text:style-name="T35_2">:"</text:span><text:span text:style-name="T35_3">She</text:span><text:span text:style-name="T35_4"><text:s/></text:span><text:span text:style-name="T35_5">wouldn</text:span><text:span text:style-name="T35_6">'</text:span><text:span text:style-name="T35_7">t</text:span><text:span text:style-name="T35_8"><text:s/></text:span><text:span text:style-name="T35_9">stay</text:span><text:span text:style-name="T35_10"><text:s/></text:span><text:span text:style-name="T35_11">at</text:span><text:span text:style-name="T35_12"><text:s/></text:span><text:span text:style-name="T35_13">home</text:span><text:span text:style-name="T35_14"><text:s/></text:span><text:span text:style-name="T35_15">for</text:span><text:span text:style-name="T35_16"><text:s/></text:span><text:span text:style-name="T35_17">a</text:span><text:span text:style-name="T35_18"><text:s/></text:span><text:span text:style-name="T35_19">million</text:span><text:span text:style-name="T35_20"><text:s/></text:span><text:span text:style-name="T35_21">bucks</text:span><text:span text:style-name="T35_22">,"<text:s/></text:span><text:span text:style-name="T35_23">June</text:span><text:span text:style-name="T35_24"><text:s/></text:span><text:span text:style-name="T35_25">Star</text:span><text:span text:style-name="T35_26"><text:s/></text:span><text:span text:style-name="T35_27">said</text:span><text:span text:style-name="T35_28">.<text:s/>"</text:span><text:span text:style-name="T35_29">Afraid</text:span><text:span text:style-name="T35_30"><text:s/></text:span><text:span text:style-name="T35_31">she</text:span><text:span text:style-name="T35_32">'</text:span><text:span text:style-name="T35_33">d</text:span><text:span text:style-name="T35_34"><text:s/></text:span><text:span text:style-name="T35_35">miss</text:span><text:span text:style-name="T35_36"><text:s/></text:span><text:span text:style-name="T35_37">something</text:span><text:span text:style-name="T35_38">.<text:s/></text:span><text:span text:style-name="T35_39">She</text:span><text:span text:style-name="T35_40"><text:s/></text:span><text:span text:style-name="T35_41">has</text:span><text:span text:style-name="T35_42"><text:s/></text:span><text:span text:style-name="T35_43">to</text:span><text:span text:style-name="T35_44"><text:s/></text:span><text:span text:style-name="T35_45">go</text:span><text:span text:style-name="T35_46"><text:s/></text:span><text:span text:style-name="T35_47">everywhere</text:span><text:span text:style-name="T35_48"><text:s/></text:span><text:span text:style-name="T35_49">we</text:span><text:span text:style-name="T35_50"><text:s/></text:span><text:span text:style-name="T35_51">go</text:span><text:span text:style-name="T35_52">."</text:span></text:p>
      <text:p text:style-name="P36"><text:span text:style-name="T36_1">Grandma</text:span><text:span text:style-name="T36_2">:"</text:span><text:span text:style-name="T36_3">All</text:span><text:span text:style-name="T36_4"><text:s/></text:span><text:span text:style-name="T36_5">right</text:span><text:span text:style-name="T36_6">,<text:s/></text:span><text:span text:style-name="T36_7">Miss</text:span><text:span text:style-name="T36_8">.<text:s/></text:span><text:span text:style-name="T36_9">Just</text:span><text:span text:style-name="T36_10"><text:s/></text:span><text:span text:style-name="T36_11">remember</text:span><text:span text:style-name="T36_12"><text:s/></text:span><text:span text:style-name="T36_13">that</text:span><text:span text:style-name="T36_14"><text:s/></text:span><text:span text:style-name="T36_15">the</text:span><text:span text:style-name="T36_16"><text:s/></text:span><text:span text:style-name="T36_17">next</text:span><text:span text:style-name="T36_18"><text:s/></text:span><text:span text:style-name="T36_19">time</text:span><text:span text:style-name="T36_20"><text:s/></text:span><text:span text:style-name="T36_21">you</text:span><text:span text:style-name="T36_22"><text:s/></text:span><text:span text:style-name="T36_23">want</text:span><text:span text:style-name="T36_24"><text:s/></text:span><text:span text:style-name="T36_25">me</text:span><text:span text:style-name="T36_26"><text:s/></text:span><text:span text:style-name="T36_27">to</text:span><text:span text:style-name="T36_28"><text:s/></text:span><text:span text:style-name="T36_29">curl</text:span><text:span text:style-name="T36_30"><text:s/></text:span><text:span text:style-name="T36_31">your</text:span><text:span text:style-name="T36_32"><text:s/></text:span><text:span text:style-name="T36_33">hair</text:span><text:span text:style-name="T36_34">."</text:span></text:p>
      <text:p text:style-name="P37"/>
      <text:p text:style-name="P38"><text:span text:style-name="T38_1">Scene</text:span><text:span text:style-name="T38_2"><text:s/>2</text:span></text:p>
      <text:p text:style-name="P39"><text:span text:style-name="T39_1">Narrator</text:span><text:span text:style-name="T39_2">:<text:s/></text:span><text:span text:style-name="T39_3">The</text:span><text:span text:style-name="T39_4"><text:s/></text:span><text:span text:style-name="T39_5">next</text:span><text:span text:style-name="T39_6"><text:s/></text:span><text:span text:style-name="T39_7">morning</text:span><text:span text:style-name="T39_8"><text:s/></text:span><text:span text:style-name="T39_9">the</text:span><text:span text:style-name="T39_10"><text:s/></text:span><text:span text:style-name="T39_11">grandmother</text:span><text:span text:style-name="T39_12"><text:s/></text:span><text:span text:style-name="T39_13">was</text:span><text:span text:style-name="T39_14"><text:s/></text:span><text:span text:style-name="T39_15">the</text:span><text:span text:style-name="T39_16"><text:s/></text:span><text:span text:style-name="T39_17">first</text:span><text:span text:style-name="T39_18"><text:s/></text:span><text:span text:style-name="T39_19">one</text:span><text:span text:style-name="T39_20"><text:s/></text:span><text:span text:style-name="T39_21">in</text:span><text:span text:style-name="T39_22"><text:s/></text:span><text:span text:style-name="T39_23">the</text:span><text:span text:style-name="T39_24"><text:s/></text:span><text:span text:style-name="T39_25">car</text:span><text:span text:style-name="T39_26">,<text:s/></text:span><text:span text:style-name="T39_27">ready</text:span><text:span text:style-name="T39_28"><text:s/></text:span><text:span text:style-name="T39_29">to</text:span><text:span text:style-name="T39_30"><text:s/></text:span><text:span text:style-name="T39_31">go</text:span><text:span text:style-name="T39_32">.<text:s/></text:span><text:span text:style-name="T39_33">She</text:span><text:span text:style-name="T39_34"><text:s/></text:span><text:span text:style-name="T39_35">had</text:span><text:span text:style-name="T39_36"><text:s/></text:span><text:span text:style-name="T39_37">her</text:span><text:span text:style-name="T39_38"><text:s/></text:span><text:span text:style-name="T39_39">big</text:span><text:span text:style-name="T39_40"><text:s/></text:span><text:span text:style-name="T39_41">black</text:span><text:span text:style-name="T39_42"><text:s/></text:span><text:span text:style-name="T39_43">valise</text:span><text:span text:style-name="T39_44"><text:s/></text:span><text:span text:style-name="T39_45">that</text:span><text:span text:style-name="T39_46"><text:s/></text:span><text:span text:style-name="T39_47">looked</text:span><text:span text:style-name="T39_48"><text:s/></text:span><text:span text:style-name="T39_49">like</text:span><text:span text:style-name="T39_50"><text:s/></text:span><text:span text:style-name="T39_51">the</text:span><text:span text:style-name="T39_52"><text:s/></text:span><text:span text:style-name="T39_53">head</text:span><text:span text:style-name="T39_54"><text:s/></text:span><text:span text:style-name="T39_55">of</text:span><text:span text:style-name="T39_56"><text:s/></text:span><text:span text:style-name="T39_57">a</text:span><text:span text:style-name="T39_58"><text:s/></text:span><text:span text:style-name="T39_59">hippopotamus</text:span><text:span text:style-name="T39_60"><text:s/></text:span><text:span text:style-name="T39_61">in</text:span><text:span text:style-name="T39_62"><text:s/></text:span><text:span text:style-name="T39_63">one</text:span><text:span text:style-name="T39_64"><text:s/></text:span><text:span text:style-name="T39_65">corner</text:span><text:span text:style-name="T39_66">,<text:s/></text:span><text:span text:style-name="T39_67">and</text:span><text:span text:style-name="T39_68"><text:s/></text:span><text:span text:style-name="T39_69">underneath</text:span><text:span text:style-name="T39_70"><text:s/></text:span><text:span text:style-name="T39_71">it</text:span><text:span text:style-name="T39_72"><text:s/></text:span><text:span text:style-name="T39_73">she</text:span><text:span text:style-name="T39_74"><text:s/></text:span><text:span text:style-name="T39_75">was</text:span><text:span text:style-name="T39_76"><text:s/></text:span><text:span text:style-name="T39_77">hiding</text:span><text:span text:style-name="T39_78"><text:s/></text:span><text:span text:style-name="T39_79">a</text:span><text:span text:style-name="T39_80"><text:s/></text:span><text:span text:style-name="T39_81">basket</text:span><text:span text:style-name="T39_82"><text:s/></text:span><text:span text:style-name="T39_83">with</text:span><text:span text:style-name="T39_84"><text:s/></text:span><text:span text:style-name="T39_85">Pitty</text:span><text:span text:style-name="T39_86"><text:s/></text:span><text:span text:style-name="T39_87">Sing</text:span><text:span text:style-name="T39_88">,<text:s/></text:span><text:span text:style-name="T39_89">the</text:span><text:span text:style-name="T39_90"><text:s/></text:span><text:span text:style-name="T39_91">cat</text:span><text:span text:style-name="T39_92">,<text:s/></text:span><text:span text:style-name="T39_93">in</text:span><text:span text:style-name="T39_94"><text:s/></text:span><text:span text:style-name="T39_95">it</text:span><text:span text:style-name="T39_96">.<text:s/></text:span><text:span text:style-name="T39_97">She</text:span><text:span text:style-name="T39_98"><text:s/></text:span><text:span text:style-name="T39_99">didn</text:span><text:span text:style-name="T39_100">'</text:span><text:span text:style-name="T39_101">t</text:span><text:span text:style-name="T39_102"><text:s/></text:span><text:span text:style-name="T39_103">intend</text:span><text:span text:style-name="T39_104"><text:s/></text:span><text:span text:style-name="T39_105">for</text:span><text:span text:style-name="T39_106"><text:s/></text:span><text:span text:style-name="T39_107">the</text:span><text:span text:style-name="T39_108"><text:s/></text:span><text:span text:style-name="T39_109">cat</text:span><text:span text:style-name="T39_110"><text:s/></text:span><text:span text:style-name="T39_111">to</text:span><text:span text:style-name="T39_112"><text:s/></text:span><text:span text:style-name="T39_113">be</text:span><text:span text:style-name="T39_114"><text:s/></text:span><text:span text:style-name="T39_115">left</text:span><text:span text:style-name="T39_116"><text:s/></text:span><text:span text:style-name="T39_117">alone</text:span><text:span text:style-name="T39_118"><text:s/></text:span><text:span text:style-name="T39_119">in</text:span><text:span text:style-name="T39_120"><text:s/></text:span><text:span text:style-name="T39_121">the</text:span><text:span text:style-name="T39_122"><text:s/></text:span><text:span text:style-name="T39_123">house</text:span><text:span text:style-name="T39_124"><text:s/></text:span><text:span text:style-name="T39_125">for</text:span><text:span text:style-name="T39_126"><text:s/></text:span><text:span text:style-name="T39_127">three</text:span><text:span text:style-name="T39_128"><text:s/></text:span><text:span text:style-name="T39_129">days</text:span><text:span text:style-name="T39_130"><text:s/></text:span><text:span text:style-name="T39_131">because</text:span><text:span text:style-name="T39_132"><text:s/></text:span><text:span text:style-name="T39_133">he</text:span><text:span text:style-name="T39_134"><text:s/></text:span><text:span text:style-name="T39_135">would</text:span><text:span text:style-name="T39_136"><text:s/></text:span><text:span text:style-name="T39_137">miss</text:span><text:span text:style-name="T39_138"><text:s/></text:span><text:span text:style-name="T39_139">her</text:span><text:span text:style-name="T39_140"><text:s/></text:span><text:span text:style-name="T39_141">too</text:span><text:span text:style-name="T39_142"><text:s/></text:span><text:span text:style-name="T39_143">much</text:span><text:span text:style-name="T39_144"><text:s/></text:span><text:span text:style-name="T39_145">and</text:span><text:span text:style-name="T39_146"><text:s/></text:span><text:span text:style-name="T39_147">she</text:span><text:span text:style-name="T39_148"><text:s/></text:span><text:span text:style-name="T39_149">was</text:span><text:span text:style-name="T39_150"><text:s/></text:span><text:span text:style-name="T39_151">afraid</text:span><text:span text:style-name="T39_152"><text:s/></text:span><text:span text:style-name="T39_153">he</text:span><text:span text:style-name="T39_154"><text:s/></text:span><text:span text:style-name="T39_155">might</text:span><text:span text:style-name="T39_156"><text:s/></text:span><text:span text:style-name="T39_157">brush</text:span><text:span text:style-name="T39_158"><text:s/></text:span><text:span text:style-name="T39_159">against</text:span><text:span text:style-name="T39_160"><text:s/></text:span><text:span text:style-name="T39_161">one</text:span><text:span text:style-name="T39_162"><text:s/></text:span><text:span text:style-name="T39_163">of</text:span><text:span text:style-name="T39_164"><text:s/></text:span><text:span text:style-name="T39_165">her</text:span><text:span text:style-name="T39_166"><text:s/></text:span><text:span text:style-name="T39_167">gas</text:span><text:span text:style-name="T39_168"><text:s/></text:span><text:span text:style-name="T39_169">burners</text:span><text:span text:style-name="T39_170"><text:s/></text:span><text:span text:style-name="T39_171">and</text:span><text:span text:style-name="T39_172"><text:s/></text:span><text:span text:style-name="T39_173">accidentally</text:span><text:span text:style-name="T39_174"><text:s/></text:span><text:span text:style-name="T39_175">asphyxiate</text:span><text:span text:style-name="T39_176"><text:s/></text:span><text:span text:style-name="T39_177">himself</text:span><text:span text:style-name="T39_178">.<text:s/></text:span><text:span text:style-name="T39_179">The</text:span><text:span text:style-name="T39_180"><text:s/></text:span><text:span text:style-name="T39_181">grandmother</text:span><text:span text:style-name="T39_182"><text:s/></text:span><text:span text:style-name="T39_183">had</text:span><text:span text:style-name="T39_184"><text:s/></text:span><text:span text:style-name="T39_185">on</text:span><text:span text:style-name="T39_186"><text:s/></text:span><text:span text:style-name="T39_187">a</text:span><text:span text:style-name="T39_188"><text:s/></text:span><text:span text:style-name="T39_189">navy</text:span><text:span text:style-name="T39_190"><text:s/></text:span><text:span text:style-name="T39_191">blue</text:span><text:span text:style-name="T39_192"><text:s/></text:span><text:span text:style-name="T39_193">straw</text:span><text:span text:style-name="T39_194"><text:s/></text:span><text:span text:style-name="T39_195">sailor</text:span><text:span text:style-name="T39_196"><text:s/></text:span><text:span text:style-name="T39_197">hat</text:span><text:span text:style-name="T39_198"><text:s/></text:span><text:span text:style-name="T39_199">with</text:span><text:span text:style-name="T39_200"><text:s/></text:span><text:span text:style-name="T39_201">a</text:span><text:span text:style-name="T39_202"><text:s/></text:span><text:span text:style-name="T39_203">bunch</text:span><text:span text:style-name="T39_204"><text:s/></text:span><text:span text:style-name="T39_205">of</text:span><text:span text:style-name="T39_206"><text:s/></text:span><text:span text:style-name="T39_207">white</text:span><text:span text:style-name="T39_208"><text:s/></text:span><text:span text:style-name="T39_209">violets</text:span><text:span text:style-name="T39_210"><text:s/></text:span><text:span text:style-name="T39_211">on</text:span><text:span text:style-name="T39_212"><text:s/></text:span><text:span text:style-name="T39_213">the</text:span><text:span text:style-name="T39_214"><text:s/></text:span><text:span text:style-name="T39_215">brim</text:span><text:span text:style-name="T39_216"><text:s/></text:span><text:span text:style-name="T39_217">and</text:span><text:span text:style-name="T39_218"><text:s/></text:span><text:span text:style-name="T39_219">a</text:span><text:span text:style-name="T39_220"><text:s/></text:span><text:span text:style-name="T39_221">navy</text:span><text:span text:style-name="T39_222"><text:s/></text:span><text:span text:style-name="T39_223">blue</text:span><text:span text:style-name="T39_224"><text:s/></text:span><text:span text:style-name="T39_225">dress</text:span><text:span text:style-name="T39_226"><text:s/></text:span><text:span text:style-name="T39_227">with</text:span><text:span text:style-name="T39_228"><text:s/></text:span><text:span text:style-name="T39_229">a</text:span><text:span text:style-name="T39_230"><text:s/></text:span><text:span text:style-name="T39_231">small</text:span><text:span text:style-name="T39_232"><text:s/></text:span><text:span text:style-name="T39_233">white</text:span><text:span text:style-name="T39_234"><text:s/></text:span><text:span text:style-name="T39_235">dot</text:span><text:span text:style-name="T39_236"><text:s/></text:span><text:span text:style-name="T39_237">in</text:span><text:span text:style-name="T39_238"><text:s/></text:span><text:span text:style-name="T39_239">the</text:span><text:span text:style-name="T39_240"><text:s/></text:span><text:span text:style-name="T39_241">print</text:span><text:span text:style-name="T39_242">.<text:s/></text:span><text:span text:style-name="T39_243">Her</text:span><text:span text:style-name="T39_244"><text:s/></text:span><text:span text:style-name="T39_245">collars</text:span><text:span text:style-name="T39_246"><text:s/></text:span><text:span text:style-name="T39_247">and</text:span><text:span text:style-name="T39_248"><text:s/></text:span><text:span text:style-name="T39_249">cuffs</text:span><text:span text:style-name="T39_250"><text:s/></text:span><text:span text:style-name="T39_251">were</text:span><text:span text:style-name="T39_252"><text:s/></text:span><text:span text:style-name="T39_253">white</text:span><text:span text:style-name="T39_254"><text:s/></text:span><text:span text:style-name="T39_255">organdy</text:span><text:span text:style-name="T39_256"><text:s/></text:span><text:span text:style-name="T39_257">trimmed</text:span><text:span text:style-name="T39_258"><text:s/></text:span><text:span text:style-name="T39_259">with</text:span><text:span text:style-name="T39_260"><text:s/></text:span><text:span text:style-name="T39_261">lace</text:span><text:span text:style-name="T39_262"><text:s/></text:span><text:span text:style-name="T39_263">and</text:span><text:span text:style-name="T39_264"><text:s/></text:span><text:span text:style-name="T39_265">at</text:span><text:span text:style-name="T39_266"><text:s/></text:span><text:span text:style-name="T39_267">her</text:span><text:span text:style-name="T39_268"><text:s/></text:span><text:span text:style-name="T39_269">neckline</text:span><text:span text:style-name="T39_270"><text:s/></text:span><text:span text:style-name="T39_271">she</text:span><text:span text:style-name="T39_272"><text:s/></text:span><text:span text:style-name="T39_273">had</text:span><text:span text:style-name="T39_274"><text:s/></text:span><text:span text:style-name="T39_275">pinned</text:span><text:span text:style-name="T39_276"><text:s/></text:span><text:span text:style-name="T39_277">a</text:span><text:span text:style-name="T39_278"><text:s/></text:span><text:span text:style-name="T39_279">purple</text:span><text:span text:style-name="T39_280"><text:s/></text:span><text:span text:style-name="T39_281">spray</text:span><text:span text:style-name="T39_282"><text:s/></text:span><text:span text:style-name="T39_283">of</text:span><text:span text:style-name="T39_284"><text:s/></text:span><text:span text:style-name="T39_285">cloth</text:span><text:span text:style-name="T39_286"><text:s/></text:span><text:span text:style-name="T39_287">violets</text:span><text:span text:style-name="T39_288"><text:s/></text:span><text:span text:style-name="T39_289">containing</text:span><text:span text:style-name="T39_290"><text:s/></text:span><text:span text:style-name="T39_291">a</text:span><text:span text:style-name="T39_292"><text:s/></text:span><text:span text:style-name="T39_293">sachet</text:span><text:span text:style-name="T39_294">.<text:s/></text:span><text:span text:style-name="T39_295">In</text:span><text:span text:style-name="T39_296"><text:s/></text:span><text:span text:style-name="T39_297">case</text:span><text:span text:style-name="T39_298"><text:s/></text:span><text:span text:style-name="T39_299">of</text:span><text:span text:style-name="T39_300"><text:s/></text:span><text:span text:style-name="T39_301">an</text:span><text:span text:style-name="T39_302"><text:s/></text:span><text:span text:style-name="T39_303">accident</text:span><text:span text:style-name="T39_304">,<text:s/></text:span><text:span text:style-name="T39_305">anyone</text:span><text:span text:style-name="T39_306"><text:s/></text:span><text:span text:style-name="T39_307">seeing</text:span><text:span text:style-name="T39_308"><text:s/></text:span><text:span text:style-name="T39_309">her</text:span><text:span text:style-name="T39_310"><text:s/></text:span><text:span text:style-name="T39_311">dead</text:span><text:span text:style-name="T39_312"><text:s/></text:span><text:span text:style-name="T39_313">on</text:span><text:span text:style-name="T39_314"><text:s/></text:span><text:span text:style-name="T39_315">the</text:span><text:span text:style-name="T39_316"><text:s/></text:span><text:span text:style-name="T39_317">highway</text:span><text:span text:style-name="T39_318"><text:s/></text:span><text:span text:style-name="T39_319">would</text:span><text:span text:style-name="T39_320"><text:s/></text:span><text:span text:style-name="T39_321">know</text:span><text:span text:style-name="T39_322"><text:s/></text:span><text:span text:style-name="T39_323">at</text:span><text:span text:style-name="T39_324"><text:s/></text:span><text:span text:style-name="T39_325">once</text:span><text:span text:style-name="T39_326"><text:s/></text:span><text:span text:style-name="T39_327">that</text:span><text:span text:style-name="T39_328"><text:s/></text:span><text:span text:style-name="T39_329">she</text:span><text:span text:style-name="T39_330"><text:s/></text:span><text:span text:style-name="T39_331">was</text:span><text:span text:style-name="T39_332"><text:s/></text:span><text:span text:style-name="T39_333">a</text:span><text:span text:style-name="T39_334"><text:s/></text:span><text:span text:style-name="T39_335">lady</text:span><text:span text:style-name="T39_336">.</text:span></text:p>
      <text:p text:style-name="P40"><text:span text:style-name="T40_1">Grandma</text:span><text:span text:style-name="T40_2">:<text:s/>"</text:span><text:span text:style-name="T40_3">The</text:span><text:span text:style-name="T40_4"><text:s/></text:span><text:span text:style-name="T40_5">weather</text:span><text:span text:style-name="T40_6"><text:s/></text:span><text:span text:style-name="T40_7">sure</text:span><text:span text:style-name="T40_8"><text:s/></text:span><text:span text:style-name="T40_9">is</text:span><text:span text:style-name="T40_10"><text:s/></text:span><text:span text:style-name="T40_11">nice</text:span><text:span text:style-name="T40_12"><text:s/></text:span><text:span text:style-name="T40_13">today</text:span><text:span text:style-name="T40_14">,<text:s/></text:span><text:span text:style-name="T40_15">not</text:span><text:span text:style-name="T40_16"><text:s/></text:span><text:span text:style-name="T40_17">too</text:span><text:span text:style-name="T40_18"><text:s/></text:span><text:span text:style-name="T40_19">hot</text:span><text:span text:style-name="T40_20"><text:s/></text:span><text:span text:style-name="T40_21">or</text:span><text:span text:style-name="T40_22"><text:s/></text:span><text:span text:style-name="T40_23">cold</text:span><text:span text:style-name="T40_24">.<text:s/></text:span><text:span text:style-name="T40_25">Mind</text:span><text:span text:style-name="T40_26"><text:s/></text:span><text:span text:style-name="T40_27">you</text:span><text:span text:style-name="T40_28"><text:s/></text:span><text:span text:style-name="T40_29">bailey</text:span><text:span text:style-name="T40_30"><text:s/></text:span><text:span text:style-name="T40_31">don</text:span><text:span text:style-name="T40_32">'</text:span><text:span text:style-name="T40_33">t</text:span><text:span text:style-name="T40_34"><text:s/></text:span><text:span text:style-name="T40_35">drive</text:span><text:span text:style-name="T40_36"><text:s/></text:span><text:span text:style-name="T40_37">too</text:span><text:span text:style-name="T40_38"><text:s/></text:span><text:span text:style-name="T40_39">fast</text:span><text:span text:style-name="T40_40"><text:s/></text:span><text:span text:style-name="T40_41">the</text:span><text:span text:style-name="T40_42"><text:s/></text:span><text:span text:style-name="T40_43">speed</text:span><text:span text:style-name="T40_44"><text:s/></text:span><text:span text:style-name="T40_45">limit</text:span><text:span text:style-name="T40_46"><text:s/></text:span><text:span text:style-name="T40_47">is</text:span><text:span text:style-name="T40_48"><text:s/>55<text:s/></text:span><text:span text:style-name="T40_49">miles</text:span><text:span text:style-name="T40_50"><text:s/></text:span><text:span text:style-name="T40_51">an</text:span><text:span text:style-name="T40_52"><text:s/></text:span><text:span text:style-name="T40_53">hour</text:span><text:span text:style-name="T40_54"><text:s/></text:span><text:span text:style-name="T40_55">and</text:span><text:span text:style-name="T40_56"><text:s/></text:span><text:span text:style-name="T40_57">the</text:span><text:span text:style-name="T40_58"><text:s/></text:span><text:span text:style-name="T40_59">patrolman</text:span><text:span text:style-name="T40_60"><text:s/></text:span><text:span text:style-name="T40_61">hide</text:span><text:span text:style-name="T40_62"><text:s/></text:span><text:span text:style-name="T40_63">behind</text:span><text:span text:style-name="T40_64"><text:s/></text:span><text:span text:style-name="T40_65">the</text:span><text:span text:style-name="T40_66"><text:s/></text:span><text:span text:style-name="T40_67">billboards</text:span><text:span text:style-name="T40_68"><text:s/></text:span><text:span text:style-name="T40_69">they</text:span><text:span text:style-name="T40_70"><text:s/></text:span><text:span text:style-name="T40_71">will</text:span><text:span text:style-name="T40_72"><text:s/></text:span><text:span text:style-name="T40_73">get</text:span><text:span text:style-name="T40_74"><text:s/></text:span><text:span text:style-name="T40_75">you</text:span><text:span text:style-name="T40_76"><text:s/></text:span><text:span text:style-name="T40_77">before</text:span><text:span text:style-name="T40_78"><text:s/></text:span><text:span text:style-name="T40_79">you</text:span><text:span text:style-name="T40_80"><text:s/></text:span><text:span text:style-name="T40_81">can</text:span><text:span text:style-name="T40_82"><text:s/></text:span><text:span text:style-name="T40_83">slow</text:span><text:span text:style-name="T40_84"><text:s/></text:span><text:span text:style-name="T40_85">down</text:span><text:span text:style-name="T40_86">."</text:span></text:p>
      <text:p text:style-name="P41"><text:span text:style-name="T41_1">John</text:span><text:span text:style-name="T41_2">:<text:s/>"</text:span><text:span text:style-name="T41_3">Let</text:span><text:span text:style-name="T41_4">'</text:span><text:span text:style-name="T41_5">s</text:span><text:span text:style-name="T41_6"><text:s/></text:span><text:span text:style-name="T41_7">go</text:span><text:span text:style-name="T41_8"><text:s/></text:span><text:span text:style-name="T41_9">through</text:span><text:span text:style-name="T41_10"><text:s/></text:span><text:span text:style-name="T41_11">Georgia</text:span><text:span text:style-name="T41_12"><text:s/></text:span><text:span text:style-name="T41_13">fast</text:span><text:span text:style-name="T41_14"><text:s/></text:span><text:span text:style-name="T41_15">so</text:span><text:span text:style-name="T41_16"><text:s/></text:span><text:span text:style-name="T41_17">we</text:span><text:span text:style-name="T41_18"><text:s/></text:span><text:span text:style-name="T41_19">won</text:span><text:span text:style-name="T41_20">'</text:span><text:span text:style-name="T41_21">t</text:span><text:span text:style-name="T41_22"><text:s/></text:span><text:span text:style-name="T41_23">have</text:span><text:span text:style-name="T41_24"><text:s/></text:span><text:span text:style-name="T41_25">to</text:span><text:span text:style-name="T41_26"><text:s/></text:span><text:span text:style-name="T41_27">look</text:span><text:span text:style-name="T41_28"><text:s/></text:span><text:span text:style-name="T41_29">at</text:span><text:span text:style-name="T41_30"><text:s/></text:span><text:span text:style-name="T41_31">it</text:span><text:span text:style-name="T41_32"><text:s/></text:span><text:span text:style-name="T41_33">much</text:span><text:span text:style-name="T41_34">,"<text:s/></text:span><text:span text:style-name="T41_35">John</text:span><text:span text:style-name="T41_36"><text:s/></text:span><text:span text:style-name="T41_37">Wesley</text:span><text:span text:style-name="T41_38"><text:s/></text:span><text:span text:style-name="T41_39">said</text:span><text:span text:style-name="T41_40">.</text:span></text:p>
      <text:p text:style-name="P42"><text:span text:style-name="T42_1">Grandma</text:span><text:span text:style-name="T42_2">:<text:s/>"</text:span><text:span text:style-name="T42_3">If</text:span><text:span text:style-name="T42_4"><text:s/></text:span><text:span text:style-name="T42_5">I</text:span><text:span text:style-name="T42_6"><text:s/></text:span><text:span text:style-name="T42_7">were</text:span><text:span text:style-name="T42_8"><text:s/></text:span><text:span text:style-name="T42_9">a</text:span><text:span text:style-name="T42_10"><text:s/></text:span><text:span text:style-name="T42_11">little</text:span><text:span text:style-name="T42_12"><text:s/></text:span><text:span text:style-name="T42_13">boy</text:span><text:span text:style-name="T42_14">,"<text:s/></text:span><text:span text:style-name="T42_15">said</text:span><text:span text:style-name="T42_16"><text:s/></text:span><text:span text:style-name="T42_17">the</text:span><text:span text:style-name="T42_18"><text:s/></text:span><text:span text:style-name="T42_19">grandmother</text:span><text:span text:style-name="T42_20">,<text:s/>"</text:span><text:span text:style-name="T42_21">I</text:span><text:span text:style-name="T42_22"><text:s/></text:span><text:span text:style-name="T42_23">wouldn</text:span><text:span text:style-name="T42_24">'</text:span><text:span text:style-name="T42_25">t</text:span><text:span text:style-name="T42_26"><text:s/></text:span><text:span text:style-name="T42_27">talk</text:span><text:span text:style-name="T42_28"><text:s/></text:span><text:span text:style-name="T42_29">about</text:span><text:span text:style-name="T42_30"><text:s/></text:span><text:span text:style-name="T42_31">my</text:span><text:span text:style-name="T42_32"><text:s/></text:span><text:span text:style-name="T42_33">native</text:span><text:span text:style-name="T42_34"><text:s/></text:span><text:span text:style-name="T42_35">state</text:span><text:span text:style-name="T42_36"><text:s/></text:span><text:span text:style-name="T42_37">that</text:span><text:span text:style-name="T42_38"><text:s/></text:span><text:span text:style-name="T42_39">way</text:span><text:span text:style-name="T42_40">.<text:s/></text:span><text:span text:style-name="T42_41">Tennessee</text:span><text:span text:style-name="T42_42"><text:s/></text:span><text:span text:style-name="T42_43">has</text:span><text:span text:style-name="T42_44"><text:s/></text:span><text:span text:style-name="T42_45">the</text:span><text:span text:style-name="T42_46"><text:s/></text:span><text:span text:style-name="T42_47">mountains</text:span><text:span text:style-name="T42_48"><text:s/></text:span><text:span text:style-name="T42_49">and</text:span><text:span text:style-name="T42_50"><text:s/></text:span><text:span text:style-name="T42_51">Georgia</text:span><text:span text:style-name="T42_52"><text:s/></text:span><text:span text:style-name="T42_53">has</text:span><text:span text:style-name="T42_54"><text:s/></text:span><text:span text:style-name="T42_55">the</text:span><text:span text:style-name="T42_56"><text:s/></text:span><text:span text:style-name="T42_57">hills</text:span><text:span text:style-name="T42_58">."</text:span></text:p>
      <text:p text:style-name="P43"><text:span text:style-name="T43_1">John</text:span><text:span text:style-name="T43_2">:<text:s/>"</text:span><text:span text:style-name="T43_3">Tennessee</text:span><text:span text:style-name="T43_4"><text:s/></text:span><text:span text:style-name="T43_5">is</text:span><text:span text:style-name="T43_6"><text:s/></text:span><text:span text:style-name="T43_7">just</text:span><text:span text:style-name="T43_8"><text:s/></text:span><text:span text:style-name="T43_9">a</text:span><text:span text:style-name="T43_10"><text:s/></text:span><text:span text:style-name="T43_11">hillbilly</text:span><text:span text:style-name="T43_12"><text:s/></text:span><text:span text:style-name="T43_13">dumping</text:span><text:span text:style-name="T43_14"><text:s/></text:span><text:span text:style-name="T43_15">ground</text:span><text:span text:style-name="T43_16">,"<text:s/></text:span><text:span text:style-name="T43_17">John</text:span><text:span text:style-name="T43_18"><text:s/></text:span><text:span text:style-name="T43_19">Wesley</text:span><text:span text:style-name="T43_20"><text:s/></text:span><text:span text:style-name="T43_21">said</text:span><text:span text:style-name="T43_22">,<text:s/>"</text:span><text:span text:style-name="T43_23">and</text:span><text:span text:style-name="T43_24"><text:s/></text:span><text:span text:style-name="T43_25">Georgia</text:span><text:span text:style-name="T43_26"><text:s/></text:span><text:span text:style-name="T43_27">is</text:span><text:span text:style-name="T43_28"><text:s/></text:span><text:span text:style-name="T43_29">a</text:span><text:span text:style-name="T43_30"><text:s/></text:span><text:span text:style-name="T43_31">lousy</text:span><text:span text:style-name="T43_32"><text:s/></text:span><text:span text:style-name="T43_33">state</text:span><text:span text:style-name="T43_34"><text:s/></text:span><text:span text:style-name="T43_35">too</text:span><text:span text:style-name="T43_36">."</text:span></text:p>
      <text:p text:style-name="P44"><text:span text:style-name="T44_1">June</text:span><text:span text:style-name="T44_2">:<text:s/>"</text:span><text:span text:style-name="T44_3">You</text:span><text:span text:style-name="T44_4"><text:s/></text:span><text:span text:style-name="T44_5">said</text:span><text:span text:style-name="T44_6"><text:s/></text:span><text:span text:style-name="T44_7">it</text:span><text:span text:style-name="T44_8">."</text:span></text:p>
      <text:p text:style-name="P45"><text:span text:style-name="T45_1">Grandma</text:span><text:span text:style-name="T45_2">:<text:s/>"</text:span><text:span text:style-name="T45_3">In</text:span><text:span text:style-name="T45_4"><text:s/></text:span><text:span text:style-name="T45_5">my</text:span><text:span text:style-name="T45_6"><text:s/></text:span><text:span text:style-name="T45_7">time</text:span><text:span text:style-name="T45_8">,<text:s/></text:span><text:span text:style-name="T45_9">children</text:span><text:span text:style-name="T45_10"><text:s/></text:span><text:span text:style-name="T45_11">were</text:span><text:span text:style-name="T45_12"><text:s/></text:span><text:span text:style-name="T45_13">more</text:span><text:span text:style-name="T45_14"><text:s/></text:span><text:span text:style-name="T45_15">respectful</text:span><text:span text:style-name="T45_16"><text:s/></text:span><text:span text:style-name="T45_17">of</text:span><text:span text:style-name="T45_18"><text:s/></text:span><text:span text:style-name="T45_19">their</text:span><text:span text:style-name="T45_20"><text:s/></text:span><text:span text:style-name="T45_21">native</text:span><text:span text:style-name="T45_22"><text:s/></text:span><text:span text:style-name="T45_23">states</text:span><text:span text:style-name="T45_24"><text:s/></text:span><text:span text:style-name="T45_25">and</text:span><text:span text:style-name="T45_26"><text:s/></text:span><text:span text:style-name="T45_27">their</text:span><text:span text:style-name="T45_28"><text:s/></text:span><text:span text:style-name="T45_29">parents</text:span><text:span text:style-name="T45_30"><text:s/></text:span><text:span text:style-name="T45_31">and</text:span><text:span text:style-name="T45_32"><text:s/></text:span><text:span text:style-name="T45_33">everything</text:span><text:span text:style-name="T45_34"><text:s/></text:span><text:span text:style-name="T45_35">else</text:span><text:span text:style-name="T45_36">.<text:s/></text:span><text:span text:style-name="T45_37">People</text:span><text:span text:style-name="T45_38"><text:s/></text:span><text:span text:style-name="T45_39">did</text:span><text:span text:style-name="T45_40"><text:s/></text:span><text:span text:style-name="T45_41">right</text:span><text:span text:style-name="T45_42"><text:s/></text:span><text:span text:style-name="T45_43">then</text:span><text:span text:style-name="T45_44">.<text:s/></text:span><text:span text:style-name="T45_45">Oh</text:span><text:span text:style-name="T45_46"><text:s/></text:span><text:span text:style-name="T45_47">look</text:span><text:span text:style-name="T45_48"><text:s/></text:span><text:span text:style-name="T45_49">at</text:span><text:span text:style-name="T45_50"><text:s/></text:span><text:span text:style-name="T45_51">the</text:span><text:span text:style-name="T45_52"><text:s/></text:span><text:span text:style-name="T45_53">cute</text:span><text:span text:style-name="T45_54"><text:s/></text:span><text:span text:style-name="T45_55">little</text:span><text:span text:style-name="T45_56"><text:s/></text:span><text:span text:style-name="T45_57">pickaninny</text:span><text:span text:style-name="T45_58">!"<text:s/></text:span></text:p>
      <text:p text:style-name="P46"><text:span text:style-name="T46_1">Narrator</text:span><text:span text:style-name="T46_2">:<text:s/></text:span><text:span text:style-name="T46_3">she</text:span><text:span text:style-name="T46_4"><text:s/></text:span><text:span text:style-name="T46_5">said</text:span><text:span text:style-name="T46_6"><text:s/></text:span><text:span text:style-name="T46_7">and</text:span><text:span text:style-name="T46_8"><text:s/></text:span><text:span text:style-name="T46_9">pointed</text:span><text:span text:style-name="T46_10"><text:s/></text:span><text:span text:style-name="T46_11">to</text:span><text:span text:style-name="T46_12"><text:s/></text:span><text:span text:style-name="T46_13">a</text:span><text:span text:style-name="T46_14"><text:s/></text:span><text:span text:style-name="T46_15">Negro</text:span><text:span text:style-name="T46_16"><text:s/></text:span><text:span text:style-name="T46_17">child</text:span><text:span text:style-name="T46_18"><text:s/></text:span><text:span text:style-name="T46_19">standing</text:span><text:span text:style-name="T46_20"><text:s/></text:span><text:span text:style-name="T46_21">in</text:span><text:span text:style-name="T46_22"><text:s/></text:span><text:span text:style-name="T46_23">the</text:span><text:span text:style-name="T46_24"><text:s/></text:span><text:span text:style-name="T46_25">door</text:span><text:span text:style-name="T46_26"><text:s/></text:span><text:span text:style-name="T46_27">of</text:span><text:span text:style-name="T46_28"><text:s/></text:span><text:span text:style-name="T46_29">a</text:span><text:span text:style-name="T46_30"><text:s/></text:span><text:span text:style-name="T46_31">shack</text:span><text:span text:style-name="T46_32">.</text:span></text:p>
      <text:p text:style-name="P47"><text:span text:style-name="T47_1">Grandma</text:span><text:span text:style-name="T47_2">:<text:s/>"</text:span><text:span text:style-name="T47_3">Wouldn</text:span><text:span text:style-name="T47_4">'</text:span><text:span text:style-name="T47_5">t</text:span><text:span text:style-name="T47_6"><text:s/></text:span><text:span text:style-name="T47_7">that</text:span><text:span text:style-name="T47_8"><text:s/></text:span><text:span text:style-name="T47_9">make</text:span><text:span text:style-name="T47_10"><text:s/></text:span><text:span text:style-name="T47_11">a</text:span><text:span text:style-name="T47_12"><text:s/></text:span><text:span text:style-name="T47_13">picture</text:span><text:span text:style-name="T47_14">,<text:s/></text:span><text:span text:style-name="T47_15">now</text:span><text:span text:style-name="T47_16">?"<text:s/></text:span><text:span text:style-name="T47_17">she</text:span><text:span text:style-name="T47_18"><text:s/></text:span><text:span text:style-name="T47_19">asked</text:span><text:span text:style-name="T47_20"><text:s/></text:span><text:span text:style-name="T47_21">and</text:span></text:p>
      <text:p text:style-name="P48"><text:span text:style-name="T48_1">Narrator</text:span><text:span text:style-name="T48_2">:<text:s/></text:span><text:span text:style-name="T48_3">they</text:span><text:span text:style-name="T48_4"><text:s/></text:span><text:span text:style-name="T48_5">all</text:span><text:span text:style-name="T48_6"><text:s/></text:span><text:span text:style-name="T48_7">turned</text:span><text:span text:style-name="T48_8"><text:s/></text:span><text:span text:style-name="T48_9">and</text:span><text:span text:style-name="T48_10"><text:s/></text:span><text:span text:style-name="T48_11">looked</text:span><text:span text:style-name="T48_12"><text:s/></text:span><text:span text:style-name="T48_13">at</text:span><text:span text:style-name="T48_14"><text:s/></text:span><text:span text:style-name="T48_15">the</text:span><text:span text:style-name="T48_16"><text:s/></text:span><text:span text:style-name="T48_17">little</text:span><text:span text:style-name="T48_18"><text:s/></text:span><text:span text:style-name="T48_19">Negro</text:span><text:span text:style-name="T48_20"><text:s/></text:span><text:span text:style-name="T48_21">out</text:span><text:span text:style-name="T48_22"><text:s/></text:span><text:span text:style-name="T48_23">of</text:span><text:span text:style-name="T48_24"><text:s/></text:span><text:span text:style-name="T48_25">the</text:span><text:span text:style-name="T48_26"><text:s/></text:span><text:span text:style-name="T48_27">back</text:span><text:span text:style-name="T48_28"><text:s/></text:span><text:span text:style-name="T48_29">window</text:span><text:span text:style-name="T48_30">.<text:s/></text:span><text:span text:style-name="T48_31">He</text:span><text:span text:style-name="T48_32"><text:s/></text:span><text:span text:style-name="T48_33">waved</text:span></text:p>
      <text:p text:style-name="P49"><text:span text:style-name="T49_1">June</text:span><text:span text:style-name="T49_2">:<text:s/>"</text:span><text:span text:style-name="T49_3">He</text:span><text:span text:style-name="T49_4"><text:s/></text:span><text:span text:style-name="T49_5">didn</text:span><text:span text:style-name="T49_6">'</text:span><text:span text:style-name="T49_7">t</text:span><text:span text:style-name="T49_8"><text:s/></text:span><text:span text:style-name="T49_9">have</text:span><text:span text:style-name="T49_10"><text:s/></text:span><text:span text:style-name="T49_11">any</text:span><text:span text:style-name="T49_12"><text:s/></text:span><text:span text:style-name="T49_13">britches</text:span><text:span text:style-name="T49_14"><text:s/></text:span><text:span text:style-name="T49_15">on</text:span><text:span text:style-name="T49_16">,"<text:s/></text:span><text:span text:style-name="T49_17">June</text:span><text:span text:style-name="T49_18"><text:s/></text:span><text:span text:style-name="T49_19">Star</text:span><text:span text:style-name="T49_20"><text:s/></text:span><text:span text:style-name="T49_21">said</text:span><text:span text:style-name="T49_22">.</text:span></text:p>
      <text:p text:style-name="P50"><text:span text:style-name="T50_1">Grandma</text:span><text:span text:style-name="T50_2">:<text:s/>"</text:span><text:span text:style-name="T50_3">He</text:span><text:span text:style-name="T50_4"><text:s/></text:span><text:span text:style-name="T50_5">probably</text:span><text:span text:style-name="T50_6"><text:s/></text:span><text:span text:style-name="T50_7">didn</text:span><text:span text:style-name="T50_8">'</text:span><text:span text:style-name="T50_9">t</text:span><text:span text:style-name="T50_10"><text:s/></text:span><text:span text:style-name="T50_11">have</text:span><text:span text:style-name="T50_12"><text:s/></text:span><text:span text:style-name="T50_13">any</text:span><text:span text:style-name="T50_14">,"<text:s/></text:span><text:span text:style-name="T50_15">the</text:span><text:span text:style-name="T50_16"><text:s/></text:span><text:span text:style-name="T50_17">grandmother</text:span><text:span text:style-name="T50_18"><text:s/></text:span><text:span text:style-name="T50_19">explained</text:span><text:span text:style-name="T50_20">.<text:s/>"</text:span><text:span text:style-name="T50_21">Little</text:span><text:span text:style-name="T50_22"><text:s/></text:span><text:span text:style-name="T50_23">riggers</text:span><text:span text:style-name="T50_24"><text:s/></text:span><text:span text:style-name="T50_25">in</text:span><text:span text:style-name="T50_26"><text:s/></text:span><text:span text:style-name="T50_27">the</text:span><text:span text:style-name="T50_28"><text:s/></text:span><text:span text:style-name="T50_29">country</text:span><text:span text:style-name="T50_30"><text:s/></text:span><text:span text:style-name="T50_31">don</text:span><text:span text:style-name="T50_32">'</text:span><text:span text:style-name="T50_33">t</text:span><text:span text:style-name="T50_34"><text:s/></text:span><text:span text:style-name="T50_35">have</text:span><text:span text:style-name="T50_36"><text:s/></text:span><text:span text:style-name="T50_37">things</text:span><text:span text:style-name="T50_38"><text:s/></text:span><text:span text:style-name="T50_39">like</text:span><text:span text:style-name="T50_40"><text:s/></text:span><text:span text:style-name="T50_41">we</text:span><text:span text:style-name="T50_42"><text:s/></text:span><text:span text:style-name="T50_43">do</text:span><text:span text:style-name="T50_44">.<text:s/></text:span><text:span text:style-name="T50_45">If</text:span><text:span text:style-name="T50_46"><text:s/></text:span><text:span text:style-name="T50_47">I</text:span><text:span text:style-name="T50_48"><text:s/></text:span><text:span text:style-name="T50_49">could</text:span><text:span text:style-name="T50_50"><text:s/></text:span><text:span text:style-name="T50_51">paint</text:span><text:span text:style-name="T50_52">,<text:s/></text:span><text:span text:style-name="T50_53">I</text:span><text:span text:style-name="T50_54">'</text:span><text:span text:style-name="T50_55">d</text:span><text:span text:style-name="T50_56"><text:s/></text:span><text:span text:style-name="T50_57">paint</text:span><text:span text:style-name="T50_58"><text:s/></text:span><text:span text:style-name="T50_59">that</text:span><text:span text:style-name="T50_60"><text:s/></text:span><text:span text:style-name="T50_61">picture</text:span><text:span text:style-name="T50_62">,"<text:s/></text:span><text:span text:style-name="T50_63">she</text:span><text:span text:style-name="T50_64"><text:s/></text:span><text:span text:style-name="T50_65">said</text:span><text:span text:style-name="T50_66">.</text:span></text:p>
      <text:p text:style-name="P51"><text:span text:style-name="T51_1">Narrator</text:span><text:span text:style-name="T51_2">:<text:s/></text:span><text:span text:style-name="T51_3">They</text:span><text:span text:style-name="T51_4"><text:s/></text:span><text:span text:style-name="T51_5">passed</text:span><text:span text:style-name="T51_6"><text:s/></text:span><text:span text:style-name="T51_7">a</text:span><text:span text:style-name="T51_8"><text:s/></text:span><text:span text:style-name="T51_9">large</text:span><text:span text:style-name="T51_10"><text:s/></text:span><text:span text:style-name="T51_11">cotton</text:span><text:span text:style-name="T51_12"><text:s/></text:span><text:span text:style-name="T51_13">field</text:span><text:span text:style-name="T51_14"><text:s/></text:span><text:span text:style-name="T51_15">with</text:span><text:span text:style-name="T51_16"><text:s/></text:span><text:span text:style-name="T51_17">five</text:span><text:span text:style-name="T51_18"><text:s/></text:span><text:span text:style-name="T51_19">or</text:span><text:span text:style-name="T51_20"><text:s/></text:span><text:span text:style-name="T51_21">fix</text:span><text:span text:style-name="T51_22"><text:s/></text:span><text:span text:style-name="T51_23">graves</text:span><text:span text:style-name="T51_24"><text:s/></text:span><text:span text:style-name="T51_25">fenced</text:span><text:span text:style-name="T51_26"><text:s/></text:span><text:span text:style-name="T51_27">in</text:span><text:span text:style-name="T51_28"><text:s/></text:span><text:span text:style-name="T51_29">the</text:span><text:span text:style-name="T51_30"><text:s/></text:span><text:span text:style-name="T51_31">middle</text:span><text:span text:style-name="T51_32"><text:s/></text:span><text:span text:style-name="T51_33">of</text:span><text:span text:style-name="T51_34"><text:s/></text:span><text:span text:style-name="T51_35">it</text:span><text:span text:style-name="T51_36">,<text:s/></text:span><text:span text:style-name="T51_37">like</text:span><text:span text:style-name="T51_38"><text:s/></text:span><text:span text:style-name="T51_39">a</text:span><text:span text:style-name="T51_40"><text:s/></text:span><text:span text:style-name="T51_41">small</text:span><text:span text:style-name="T51_42"><text:s/></text:span><text:span text:style-name="T51_43">island</text:span><text:span text:style-name="T51_44">.</text:span></text:p>
      <text:p text:style-name="P52"><text:span text:style-name="T52_1">Grandma</text:span><text:span text:style-name="T52_2">:<text:s/>"</text:span><text:span text:style-name="T52_3">Look</text:span><text:span text:style-name="T52_4"><text:s/></text:span><text:span text:style-name="T52_5">at</text:span><text:span text:style-name="T52_6"><text:s/></text:span><text:span text:style-name="T52_7">the</text:span><text:span text:style-name="T52_8"><text:s/></text:span><text:span text:style-name="T52_9">graveyard</text:span><text:span text:style-name="T52_10">.<text:s/>"</text:span><text:span text:style-name="T52_11">That</text:span><text:span text:style-name="T52_12"><text:s/></text:span><text:span text:style-name="T52_13">was</text:span><text:span text:style-name="T52_14"><text:s/></text:span><text:span text:style-name="T52_15">the</text:span><text:span text:style-name="T52_16"><text:s/></text:span><text:span text:style-name="T52_17">old</text:span><text:span text:style-name="T52_18"><text:s/></text:span><text:span text:style-name="T52_19">family</text:span><text:span text:style-name="T52_20"><text:s/></text:span><text:span text:style-name="T52_21">burying</text:span><text:span text:style-name="T52_22"><text:s/></text:span><text:span text:style-name="T52_23">ground</text:span><text:span text:style-name="T52_24">.<text:s/></text:span><text:span text:style-name="T52_25">That</text:span><text:span text:style-name="T52_26"><text:s/></text:span><text:span text:style-name="T52_27">belonged</text:span><text:span text:style-name="T52_28"><text:s/></text:span><text:span text:style-name="T52_29">to</text:span><text:span text:style-name="T52_30"><text:s/></text:span><text:span text:style-name="T52_31">the</text:span><text:span text:style-name="T52_32"><text:s/></text:span><text:span text:style-name="T52_33">plantation</text:span><text:span text:style-name="T52_34">."</text:span></text:p>
      <text:p text:style-name="P53"><text:span text:style-name="T53_1">John</text:span><text:span text:style-name="T53_2">:<text:s/>"</text:span><text:span text:style-name="T53_3">Where</text:span><text:span text:style-name="T53_4">'</text:span><text:span text:style-name="T53_5">s</text:span><text:span text:style-name="T53_6"><text:s/></text:span><text:span text:style-name="T53_7">the</text:span><text:span text:style-name="T53_8"><text:s/></text:span><text:span text:style-name="T53_9">plantation</text:span><text:span text:style-name="T53_10">?"<text:s/></text:span><text:span text:style-name="T53_11">John</text:span><text:span text:style-name="T53_12"><text:s/></text:span><text:span text:style-name="T53_13">Wesley</text:span><text:span text:style-name="T53_14"><text:s/></text:span><text:span text:style-name="T53_15">asked</text:span><text:span text:style-name="T53_16">.</text:span></text:p>
      <text:p text:style-name="P54"><text:span text:style-name="T54_1">Grandma</text:span><text:span text:style-name="T54_2">:<text:s/>"</text:span><text:span text:style-name="T54_3">Gone</text:span><text:span text:style-name="T54_4"><text:s/></text:span><text:span text:style-name="T54_5">With</text:span><text:span text:style-name="T54_6"><text:s/></text:span><text:span text:style-name="T54_7">the</text:span><text:span text:style-name="T54_8"><text:s/></text:span><text:span text:style-name="T54_9">Wind</text:span><text:span text:style-name="T54_10">"<text:s/>"</text:span><text:span text:style-name="T54_11">Ha</text:span><text:span text:style-name="T54_12">.<text:s/></text:span><text:span text:style-name="T54_13">Ha</text:span><text:span text:style-name="T54_14">."</text:span></text:p>
      <text:p text:style-name="P55"><text:span text:style-name="T55_1">Narrator</text:span><text:span text:style-name="T55_2">:<text:s/></text:span><text:span text:style-name="T55_3">June</text:span><text:span text:style-name="T55_4"><text:s/></text:span><text:span text:style-name="T55_5">Star</text:span><text:span text:style-name="T55_6"><text:s/></text:span><text:span text:style-name="T55_7">and</text:span><text:span text:style-name="T55_8"><text:s/></text:span><text:span text:style-name="T55_9">John</text:span><text:span text:style-name="T55_10"><text:s/></text:span><text:span text:style-name="T55_11">Wesley</text:span><text:span text:style-name="T55_12"><text:s/></text:span><text:span text:style-name="T55_13">played</text:span><text:span text:style-name="T55_14"><text:s/></text:span><text:span text:style-name="T55_15">a</text:span><text:span text:style-name="T55_16"><text:s/></text:span><text:span text:style-name="T55_17">game</text:span><text:span text:style-name="T55_18"><text:s/></text:span><text:span text:style-name="T55_19">by</text:span><text:span text:style-name="T55_20"><text:s/></text:span><text:span text:style-name="T55_21">guessing</text:span><text:span text:style-name="T55_22"><text:s/></text:span><text:span text:style-name="T55_23">shapes</text:span><text:span text:style-name="T55_24"><text:s/></text:span><text:span text:style-name="T55_25">in</text:span><text:span text:style-name="T55_26"><text:s/></text:span><text:span text:style-name="T55_27">the</text:span><text:span text:style-name="T55_28"><text:s/></text:span><text:span text:style-name="T55_29">clouds</text:span><text:span text:style-name="T55_30">.<text:s/></text:span><text:span text:style-name="T55_31">John</text:span><text:span text:style-name="T55_32"><text:s/></text:span><text:span text:style-name="T55_33">Wesley</text:span><text:span text:style-name="T55_34"><text:s/></text:span><text:span text:style-name="T55_35">took</text:span><text:span text:style-name="T55_36"><text:s/></text:span><text:span text:style-name="T55_37">one</text:span><text:span text:style-name="T55_38"><text:s/></text:span><text:span text:style-name="T55_39">the</text:span><text:span text:style-name="T55_40"><text:s/></text:span><text:span text:style-name="T55_41">shape</text:span><text:span text:style-name="T55_42"><text:s/></text:span><text:span text:style-name="T55_43">of</text:span><text:span text:style-name="T55_44"><text:s/></text:span><text:span text:style-name="T55_45">a</text:span><text:span text:style-name="T55_46"><text:s/></text:span><text:span text:style-name="T55_47">cow</text:span><text:span text:style-name="T55_48"><text:s/></text:span><text:span text:style-name="T55_49">and</text:span><text:span text:style-name="T55_50"><text:s/></text:span><text:span text:style-name="T55_51">June</text:span><text:span text:style-name="T55_52"><text:s/></text:span><text:span text:style-name="T55_53">Star</text:span><text:span text:style-name="T55_54"><text:s/></text:span><text:span text:style-name="T55_55">guessed</text:span><text:span text:style-name="T55_56"><text:s/></text:span><text:span text:style-name="T55_57">a</text:span><text:span text:style-name="T55_58"><text:s/></text:span><text:span text:style-name="T55_59">cow</text:span><text:span text:style-name="T55_60"><text:s/></text:span><text:span text:style-name="T55_61">and</text:span><text:span text:style-name="T55_62"><text:s/></text:span><text:span text:style-name="T55_63">John</text:span><text:span text:style-name="T55_64"><text:s/></text:span><text:span text:style-name="T55_65">Wesley</text:span><text:span text:style-name="T55_66"><text:s/></text:span><text:span text:style-name="T55_67">said</text:span><text:span text:style-name="T55_68">,<text:s/></text:span><text:span text:style-name="T55_69">no</text:span><text:span text:style-name="T55_70">,<text:s/></text:span><text:span text:style-name="T55_71">an</text:span><text:span text:style-name="T55_72"><text:s/></text:span><text:span text:style-name="T55_73">automobile</text:span><text:span text:style-name="T55_74">,<text:s/></text:span><text:span text:style-name="T55_75">and</text:span><text:span text:style-name="T55_76"><text:s/></text:span><text:span text:style-name="T55_77">June</text:span><text:span text:style-name="T55_78"><text:s/></text:span><text:span text:style-name="T55_79">Star</text:span><text:span text:style-name="T55_80"><text:s/></text:span><text:span text:style-name="T55_81">said</text:span><text:span text:style-name="T55_82"><text:s/></text:span><text:span text:style-name="T55_83">he</text:span><text:span text:style-name="T55_84"><text:s/></text:span><text:span text:style-name="T55_85">didn</text:span><text:span text:style-name="T55_86">'</text:span><text:span text:style-name="T55_87">t</text:span><text:span text:style-name="T55_88"><text:s/></text:span><text:span text:style-name="T55_89">play</text:span><text:span text:style-name="T55_90"><text:s/></text:span><text:span text:style-name="T55_91">fair</text:span><text:span text:style-name="T55_92">,<text:s/></text:span><text:span text:style-name="T55_93">and</text:span><text:span text:style-name="T55_94"><text:s/></text:span><text:span text:style-name="T55_95">they</text:span><text:span text:style-name="T55_96"><text:s/></text:span><text:span text:style-name="T55_97">began</text:span><text:span text:style-name="T55_98"><text:s/></text:span><text:span text:style-name="T55_99">to</text:span><text:span text:style-name="T55_100"><text:s/></text:span><text:span text:style-name="T55_101">slap</text:span><text:span text:style-name="T55_102"><text:s/></text:span><text:span text:style-name="T55_103">each</text:span><text:span text:style-name="T55_104"><text:s/></text:span><text:span text:style-name="T55_105">other</text:span><text:span text:style-name="T55_106"><text:s/></text:span><text:span text:style-name="T55_107">over</text:span><text:span text:style-name="T55_108"><text:s/></text:span><text:span text:style-name="T55_109">the</text:span><text:span text:style-name="T55_110"><text:s/></text:span><text:span text:style-name="T55_111">grandmother</text:span><text:span text:style-name="T55_112">.</text:span></text:p>
      <text:p text:style-name="P56"><text:span text:style-name="T56_1">Grandma</text:span><text:span text:style-name="T56_2"><text:s/>(</text:span><text:span text:style-name="T56_3">very</text:span><text:span text:style-name="T56_4"><text:s/></text:span><text:span text:style-name="T56_5">dramatic</text:span><text:span text:style-name="T56_6"><text:s/></text:span><text:span text:style-name="T56_7">with</text:span><text:span text:style-name="T56_8"><text:s/></text:span><text:span text:style-name="T56_9">waving</text:span><text:span text:style-name="T56_10"><text:s/></text:span><text:span text:style-name="T56_11">head</text:span><text:span text:style-name="T56_12"><text:s/></text:span><text:span text:style-name="T56_13">and</text:span><text:span text:style-name="T56_14"><text:s/></text:span><text:span text:style-name="T56_15">rolling</text:span><text:span text:style-name="T56_16"><text:s/></text:span><text:span text:style-name="T56_17">eyes</text:span><text:span text:style-name="T56_18">):<text:s/></text:span><text:span text:style-name="T56_19">listen</text:span><text:span text:style-name="T56_20"><text:s/></text:span><text:span text:style-name="T56_21">now</text:span><text:span text:style-name="T56_22">,<text:s/></text:span><text:span text:style-name="T56_23">settle</text:span><text:span text:style-name="T56_24"><text:s/></text:span><text:span text:style-name="T56_25">down</text:span><text:span text:style-name="T56_26"><text:s/></text:span><text:span text:style-name="T56_27">and</text:span><text:span text:style-name="T56_28"><text:s/></text:span><text:span text:style-name="T56_29">i</text:span><text:span text:style-name="T56_30"><text:s/></text:span><text:span text:style-name="T56_31">will</text:span><text:span text:style-name="T56_32"><text:s/></text:span><text:span text:style-name="T56_33">tell</text:span><text:span text:style-name="T56_34"><text:s/></text:span><text:span text:style-name="T56_35">you</text:span><text:span text:style-name="T56_36"><text:s/></text:span><text:span text:style-name="T56_37">a</text:span><text:span text:style-name="T56_38"><text:s/></text:span><text:span text:style-name="T56_39">story</text:span><text:span text:style-name="T56_40"><text:s/></text:span><text:span text:style-name="T56_41">from</text:span><text:span text:style-name="T56_42"><text:s/></text:span><text:span text:style-name="T56_43">when</text:span><text:span text:style-name="T56_44"><text:s/></text:span><text:span text:style-name="T56_45">i</text:span><text:span text:style-name="T56_46"><text:s/></text:span><text:span text:style-name="T56_47">was</text:span><text:span text:style-name="T56_48"><text:s/></text:span><text:span text:style-name="T56_49">just</text:span><text:span text:style-name="T56_50"><text:s/></text:span><text:span text:style-name="T56_51">a</text:span><text:span text:style-name="T56_52"><text:s/></text:span><text:span text:style-name="T56_53">young</text:span><text:span text:style-name="T56_54"><text:s/></text:span><text:span text:style-name="T56_55">maiden</text:span><text:span text:style-name="T56_56">,<text:s/></text:span><text:span text:style-name="T56_57">but</text:span><text:span text:style-name="T56_58"><text:s/></text:span><text:span text:style-name="T56_59">only</text:span><text:span text:style-name="T56_60"><text:s/></text:span><text:span text:style-name="T56_61">if</text:span><text:span text:style-name="T56_62"><text:s/></text:span><text:span text:style-name="T56_63">you</text:span><text:span text:style-name="T56_64"><text:s/></text:span><text:span text:style-name="T56_65">quiet</text:span><text:span text:style-name="T56_66"><text:s/></text:span><text:span text:style-name="T56_67">down</text:span><text:span text:style-name="T56_68">.<text:s/></text:span><text:span text:style-name="T56_69">There</text:span><text:span text:style-name="T56_70"><text:s/></text:span><text:span text:style-name="T56_71">was</text:span><text:span text:style-name="T56_72"><text:s/></text:span><text:span text:style-name="T56_73">a</text:span><text:span text:style-name="T56_74"><text:s/></text:span><text:span text:style-name="T56_75">fine</text:span><text:span text:style-name="T56_76"><text:s/></text:span><text:span text:style-name="T56_77">looking</text:span><text:span text:style-name="T56_78"><text:s/></text:span><text:span text:style-name="T56_79">gentleman</text:span><text:span text:style-name="T56_80"><text:s/></text:span><text:span text:style-name="T56_81">named</text:span><text:span text:style-name="T56_82"><text:s/></text:span><text:span text:style-name="T56_83">Mr</text:span><text:span text:style-name="T56_84">.<text:s/></text:span><text:span text:style-name="T56_85">Edgar</text:span><text:span text:style-name="T56_86"><text:s/></text:span><text:span text:style-name="T56_87">Atkins</text:span><text:span text:style-name="T56_88"><text:s/></text:span><text:span text:style-name="T56_89">Teagarden</text:span><text:span text:style-name="T56_90"><text:s/></text:span><text:span text:style-name="T56_91">from</text:span><text:span text:style-name="T56_92"><text:s/></text:span><text:span text:style-name="T56_93">Jasper</text:span><text:span text:style-name="T56_94">,<text:s/></text:span><text:span text:style-name="T56_95">Georgia</text:span><text:span text:style-name="T56_96"><text:s/></text:span><text:span text:style-name="T56_97">who</text:span><text:span text:style-name="T56_98"><text:s/></text:span><text:span text:style-name="T56_99">courted</text:span><text:span text:style-name="T56_100"><text:s/></text:span><text:span text:style-name="T56_101">me</text:span><text:span text:style-name="T56_102">.<text:s/></text:span><text:span text:style-name="T56_103">Every</text:span><text:span text:style-name="T56_104"><text:s/></text:span><text:span text:style-name="T56_105">Saturday</text:span><text:span text:style-name="T56_106"><text:s/></text:span><text:span text:style-name="T56_107">afternoon</text:span><text:span text:style-name="T56_108"><text:s/></text:span><text:span text:style-name="T56_109">he</text:span><text:span text:style-name="T56_110"><text:s/></text:span><text:span text:style-name="T56_111">would</text:span><text:span text:style-name="T56_112"><text:s/></text:span><text:span text:style-name="T56_113">bring</text:span><text:span text:style-name="T56_114"><text:s/></text:span><text:span text:style-name="T56_115">me</text:span><text:span text:style-name="T56_116"><text:s/></text:span><text:span text:style-name="T56_117">a</text:span><text:span text:style-name="T56_118"><text:s/></text:span><text:span text:style-name="T56_119">watermelon</text:span><text:span text:style-name="T56_120"><text:s/></text:span><text:span text:style-name="T56_121">with</text:span><text:span text:style-name="T56_122"><text:s/></text:span><text:span text:style-name="T56_123">his</text:span><text:span text:style-name="T56_124"><text:s/></text:span><text:span text:style-name="T56_125">initials</text:span><text:span text:style-name="T56_126"><text:s/></text:span><text:span text:style-name="T56_127">cut</text:span><text:span text:style-name="T56_128"><text:s/></text:span><text:span text:style-name="T56_129">in</text:span><text:span text:style-name="T56_130"><text:s/></text:span><text:span text:style-name="T56_131">it</text:span><text:span text:style-name="T56_132">.<text:s/></text:span><text:span text:style-name="T56_133">Well</text:span><text:span text:style-name="T56_134">,<text:s/></text:span><text:span text:style-name="T56_135">one</text:span><text:span text:style-name="T56_136"><text:s/></text:span><text:span text:style-name="T56_137">day</text:span><text:span text:style-name="T56_138"><text:s/></text:span><text:span text:style-name="T56_139">I</text:span><text:span text:style-name="T56_140"><text:s/></text:span><text:span text:style-name="T56_141">didn</text:span><text:span text:style-name="T56_142">’</text:span><text:span text:style-name="T56_143">t</text:span><text:span text:style-name="T56_144"><text:s/></text:span><text:span text:style-name="T56_145">get</text:span><text:span text:style-name="T56_146"><text:s/></text:span><text:span text:style-name="T56_147">the</text:span><text:span text:style-name="T56_148"><text:s/></text:span><text:span text:style-name="T56_149">watermelon</text:span><text:span text:style-name="T56_150"><text:s/></text:span><text:span text:style-name="T56_151">because</text:span><text:span text:style-name="T56_152"><text:s/></text:span><text:span text:style-name="T56_153">a</text:span><text:span text:style-name="T56_154"><text:s/></text:span><text:span text:style-name="T56_155">young</text:span><text:span text:style-name="T56_156"><text:s/></text:span><text:span text:style-name="T56_157">negro</text:span><text:span text:style-name="T56_158"><text:s/></text:span><text:span text:style-name="T56_159">boy</text:span><text:span text:style-name="T56_160"><text:s/></text:span><text:span text:style-name="T56_161">ate</text:span><text:span text:style-name="T56_162"><text:s/></text:span><text:span text:style-name="T56_163">it</text:span><text:span text:style-name="T56_164"><text:s/></text:span><text:span text:style-name="T56_165">when</text:span><text:span text:style-name="T56_166"><text:s/></text:span><text:span text:style-name="T56_167">he</text:span><text:span text:style-name="T56_168"><text:s/></text:span><text:span text:style-name="T56_169">saw</text:span><text:span text:style-name="T56_170"><text:s/></text:span><text:span text:style-name="T56_171">the</text:span><text:span text:style-name="T56_172"><text:s/></text:span><text:span text:style-name="T56_173">initials</text:span><text:span text:style-name="T56_174">.</text:span></text:p>
      <text:p text:style-name="P57"><text:span text:style-name="T57_1">John</text:span><text:span text:style-name="T57_2"><text:s/></text:span><text:span text:style-name="T57_3">Wesley</text:span><text:span text:style-name="T57_4">:<text:s/>(</text:span><text:span text:style-name="T57_5">laughs</text:span><text:span text:style-name="T57_6">)</text:span></text:p>
      <text:p text:style-name="P58"><text:span text:style-name="T58_1">June</text:span><text:span text:style-name="T58_2"><text:s/></text:span><text:span text:style-name="T58_3">Star</text:span><text:span text:style-name="T58_4">:<text:s/></text:span><text:span text:style-name="T58_5">I</text:span><text:span text:style-name="T58_6"><text:s/></text:span><text:span text:style-name="T58_7">wouldn</text:span><text:span text:style-name="T58_8">’</text:span><text:span text:style-name="T58_9">t</text:span><text:span text:style-name="T58_10"><text:s/></text:span><text:span text:style-name="T58_11">marry</text:span><text:span text:style-name="T58_12"><text:s/></text:span><text:span text:style-name="T58_13">a</text:span><text:span text:style-name="T58_14"><text:s/></text:span><text:span text:style-name="T58_15">man</text:span><text:span text:style-name="T58_16"><text:s/></text:span><text:span text:style-name="T58_17">just</text:span><text:span text:style-name="T58_18"><text:s/></text:span><text:span text:style-name="T58_19">because</text:span><text:span text:style-name="T58_20"><text:s/></text:span><text:span text:style-name="T58_21">he</text:span><text:span text:style-name="T58_22"><text:s/></text:span><text:span text:style-name="T58_23">brought</text:span><text:span text:style-name="T58_24"><text:s/></text:span><text:span text:style-name="T58_25">me</text:span><text:span text:style-name="T58_26"><text:s/></text:span><text:span text:style-name="T58_27">a</text:span><text:span text:style-name="T58_28"><text:s/></text:span><text:span text:style-name="T58_29">watermelon</text:span><text:span text:style-name="T58_30"><text:s/></text:span><text:span text:style-name="T58_31">on</text:span><text:span text:style-name="T58_32"><text:s/></text:span><text:span text:style-name="T58_33">Saturday</text:span><text:span text:style-name="T58_34">.</text:span></text:p>
      <text:p text:style-name="P59"><text:span text:style-name="T59_1">Grandma</text:span><text:span text:style-name="T59_2">:<text:s/></text:span><text:span text:style-name="T59_3">I</text:span><text:span text:style-name="T59_4"><text:s/></text:span><text:span text:style-name="T59_5">would</text:span><text:span text:style-name="T59_6"><text:s/></text:span><text:span text:style-name="T59_7">have</text:span><text:span text:style-name="T59_8"><text:s/></text:span><text:span text:style-name="T59_9">done</text:span><text:span text:style-name="T59_10"><text:s/></text:span><text:span text:style-name="T59_11">well</text:span><text:span text:style-name="T59_12"><text:s/></text:span><text:span text:style-name="T59_13">to</text:span><text:span text:style-name="T59_14"><text:s/></text:span><text:span text:style-name="T59_15">marry</text:span><text:span text:style-name="T59_16"><text:s/></text:span><text:span text:style-name="T59_17">Mr</text:span><text:span text:style-name="T59_18">.<text:s/></text:span><text:span text:style-name="T59_19">Teagarden</text:span><text:span text:style-name="T59_20"><text:s/></text:span><text:span text:style-name="T59_21">because</text:span><text:span text:style-name="T59_22"><text:s/></text:span><text:span text:style-name="T59_23">he</text:span><text:span text:style-name="T59_24"><text:s/></text:span><text:span text:style-name="T59_25">bought</text:span><text:span text:style-name="T59_26"><text:s/></text:span><text:span text:style-name="T59_27">Coca</text:span><text:span text:style-name="T59_28">-</text:span><text:span text:style-name="T59_29">Cola</text:span><text:span text:style-name="T59_30"><text:s/></text:span><text:span text:style-name="T59_31">stock</text:span><text:span text:style-name="T59_32"><text:s/></text:span><text:span text:style-name="T59_33">when</text:span><text:span text:style-name="T59_34"><text:s/></text:span><text:span text:style-name="T59_35">it</text:span><text:span text:style-name="T59_36"><text:s/></text:span><text:span text:style-name="T59_37">first</text:span><text:span text:style-name="T59_38"><text:s/></text:span><text:span text:style-name="T59_39">came</text:span><text:span text:style-name="T59_40"><text:s/></text:span><text:span text:style-name="T59_41">out</text:span><text:span text:style-name="T59_42"><text:s/></text:span><text:span text:style-name="T59_43">and</text:span><text:span text:style-name="T59_44"><text:s/></text:span><text:span text:style-name="T59_45">died</text:span><text:span text:style-name="T59_46"><text:s/></text:span><text:span text:style-name="T59_47">a</text:span><text:span text:style-name="T59_48"><text:s/></text:span><text:span text:style-name="T59_49">few</text:span><text:span text:style-name="T59_50"><text:s/></text:span><text:span text:style-name="T59_51">years</text:span><text:span text:style-name="T59_52"><text:s/></text:span><text:span text:style-name="T59_53">ago</text:span><text:span text:style-name="T59_54"><text:s/></text:span><text:span text:style-name="T59_55">a</text:span><text:span text:style-name="T59_56"><text:s/></text:span><text:span text:style-name="T59_57">very</text:span><text:span text:style-name="T59_58"><text:s/></text:span><text:span text:style-name="T59_59">wealthy</text:span><text:span text:style-name="T59_60"><text:s/></text:span><text:span text:style-name="T59_61">man</text:span><text:span text:style-name="T59_62">.</text:span></text:p>
      <text:p text:style-name="P60"><text:span text:style-name="T60_1">[</text:span><text:span text:style-name="T60_2">car</text:span><text:span text:style-name="T60_3"><text:s/></text:span><text:span text:style-name="T60_4">noises</text:span><text:span text:style-name="T60_5">]</text:span></text:p>
      <text:p text:style-name="P61"/>
      <text:p text:style-name="P62"><text:span text:style-name="T62_1">Ad</text:span><text:span text:style-name="T62_2"><text:s/></text:span><text:span text:style-name="T62_3">Break</text:span></text:p>
      <text:p text:style-name="P63"><text:span text:style-name="T63_1">[</text:span><text:span text:style-name="T63_2">record</text:span><text:span text:style-name="T63_3"><text:s/></text:span><text:span text:style-name="T63_4">reaching</text:span><text:span text:style-name="T63_5"><text:s/></text:span><text:span text:style-name="T63_6">the</text:span><text:span text:style-name="T63_7"><text:s/></text:span><text:span text:style-name="T63_8">end</text:span><text:span text:style-name="T63_9">]</text:span></text:p>
      <text:p text:style-name="P64"><text:span text:style-name="T64_1">Radio</text:span><text:span text:style-name="T64_2"><text:s/></text:span><text:span text:style-name="T64_3">Host</text:span><text:span text:style-name="T64_4">:<text:s/>“</text:span><text:span text:style-name="T64_5">Thanks</text:span><text:span text:style-name="T64_6"><text:s/></text:span><text:span text:style-name="T64_7">for</text:span><text:span text:style-name="T64_8"><text:s/></text:span><text:span text:style-name="T64_9">tuning</text:span><text:span text:style-name="T64_10"><text:s/></text:span><text:span text:style-name="T64_11">in</text:span><text:span text:style-name="T64_12"><text:s/></text:span><text:span text:style-name="T64_13">to</text:span><text:span text:style-name="T64_14"><text:s/></text:span><text:span text:style-name="T64_15">part</text:span><text:span text:style-name="T64_16"><text:s/></text:span><text:span text:style-name="T64_17">one</text:span><text:span text:style-name="T64_18"><text:s/></text:span><text:span text:style-name="T64_19">of</text:span><text:span text:style-name="T64_20"><text:s/>‘</text:span><text:span text:style-name="T64_21">A</text:span><text:span text:style-name="T64_22"><text:s/></text:span><text:span text:style-name="T64_23">good</text:span><text:span text:style-name="T64_24"><text:s/></text:span><text:span text:style-name="T64_25">man</text:span><text:span text:style-name="T64_26"><text:s/></text:span><text:span text:style-name="T64_27">is</text:span><text:span text:style-name="T64_28"><text:s/></text:span><text:span text:style-name="T64_29">hard</text:span><text:span text:style-name="T64_30"><text:s/></text:span><text:span text:style-name="T64_31">to</text:span><text:span text:style-name="T64_32"><text:s/></text:span><text:span text:style-name="T64_33">find</text:span><text:span text:style-name="T64_34">’<text:s/></text:span><text:span text:style-name="T64_35">Your</text:span><text:span text:style-name="T64_36"><text:s/></text:span><text:span text:style-name="T64_37">program</text:span><text:span text:style-name="T64_38"><text:s/></text:span><text:span text:style-name="T64_39">will</text:span><text:span text:style-name="T64_40"><text:s/></text:span><text:span text:style-name="T64_41">be</text:span><text:span text:style-name="T64_42"><text:s/></text:span><text:span text:style-name="T64_43">back</text:span><text:span text:style-name="T64_44"><text:s/></text:span><text:span text:style-name="T64_45">in</text:span><text:span text:style-name="T64_46"><text:s/></text:span><text:span text:style-name="T64_47">a</text:span><text:span text:style-name="T64_48"><text:s/></text:span><text:span text:style-name="T64_49">moment</text:span><text:span text:style-name="T64_50">,<text:s/></text:span><text:span text:style-name="T64_51">after</text:span><text:span text:style-name="T64_52"><text:s/></text:span><text:span text:style-name="T64_53">this</text:span><text:span text:style-name="T64_54"><text:s/></text:span><text:span text:style-name="T64_55">short</text:span><text:span text:style-name="T64_56"><text:s/></text:span><text:span text:style-name="T64_57">break</text:span><text:span text:style-name="T64_58">.”</text:span></text:p>
      <text:p text:style-name="P65"><text:span text:style-name="T65_1">[</text:span><text:span text:style-name="T65_2">Red</text:span><text:span text:style-name="T65_3"><text:s/></text:span><text:span text:style-name="T65_4">Sammy</text:span><text:span text:style-name="T65_5"><text:s/></text:span><text:span text:style-name="T65_6">Ad</text:span><text:span text:style-name="T65_7"><text:s/></text:span><text:span text:style-name="T65_8">Music</text:span><text:span text:style-name="T65_9">]</text:span></text:p>
      <text:p text:style-name="P66"><text:span text:style-name="T66_1">Red</text:span><text:span text:style-name="T66_2"><text:s/></text:span><text:span text:style-name="T66_3">Sammy</text:span><text:span text:style-name="T66_4"><text:s/>(</text:span><text:span text:style-name="T66_5">yelling</text:span><text:span text:style-name="T66_6"><text:s/></text:span><text:span text:style-name="T66_7">in</text:span><text:span text:style-name="T66_8"><text:s/></text:span><text:span text:style-name="T66_9">an</text:span><text:span text:style-name="T66_10"><text:s/></text:span><text:span text:style-name="T66_11">ad</text:span><text:span text:style-name="T66_12">):</text:span><text:span text:style-name="T66_13">ARE</text:span><text:span text:style-name="T66_14"><text:s/></text:span><text:span text:style-name="T66_15">YOU</text:span><text:span text:style-name="T66_16"><text:s/></text:span><text:span text:style-name="T66_17">HUNGERIN</text:span><text:span text:style-name="T66_18"><text:s/></text:span><text:span text:style-name="T66_19">FOR</text:span><text:span text:style-name="T66_20"><text:s/></text:span><text:span text:style-name="T66_21">SOME</text:span><text:span text:style-name="T66_22"><text:s/></text:span><text:span text:style-name="T66_23">GOOD</text:span><text:span text:style-name="T66_24"><text:s/></text:span><text:span text:style-name="T66_25">OL</text:span><text:span text:style-name="T66_26"><text:s/></text:span><text:span text:style-name="T66_27">FASHIONED</text:span><text:span text:style-name="T66_28"><text:s/></text:span><text:span text:style-name="T66_29">COMFORT</text:span><text:span text:style-name="T66_30"><text:s/></text:span><text:span text:style-name="T66_31">FOOD</text:span><text:span text:style-name="T66_32">?<text:s/></text:span><text:span text:style-name="T66_33">THEN</text:span><text:span text:style-name="T66_34"><text:s/></text:span><text:span text:style-name="T66_35">COME</text:span><text:span text:style-name="T66_36"><text:s/></text:span><text:span text:style-name="T66_37">TRY</text:span><text:span text:style-name="T66_38"><text:s/></text:span><text:span text:style-name="T66_39">RED</text:span><text:span text:style-name="T66_40"><text:s/></text:span><text:span text:style-name="T66_41">SAMMY</text:span><text:span text:style-name="T66_42">'</text:span><text:span text:style-name="T66_43">S</text:span><text:span text:style-name="T66_44"><text:s/></text:span><text:span text:style-name="T66_45">FAMOUS</text:span><text:span text:style-name="T66_46"><text:s/></text:span><text:span text:style-name="T66_47">BARBECUE</text:span><text:span text:style-name="T66_48">.<text:s/></text:span><text:span text:style-name="T66_49">NONE</text:span><text:span text:style-name="T66_50"><text:s/></text:span><text:span text:style-name="T66_51">LIKE</text:span><text:span text:style-name="T66_52"><text:s/></text:span><text:span text:style-name="T66_53">FAMOUS</text:span><text:span text:style-name="T66_54"><text:s/></text:span><text:span text:style-name="T66_55">RED</text:span><text:span text:style-name="T66_56"><text:s/></text:span><text:span text:style-name="T66_57">SAMMY</text:span><text:span text:style-name="T66_58">'</text:span><text:span text:style-name="T66_59">S</text:span><text:span text:style-name="T66_60">!<text:s/></text:span><text:span text:style-name="T66_61">RED</text:span><text:span text:style-name="T66_62"><text:s/></text:span><text:span text:style-name="T66_63">SAM</text:span><text:span text:style-name="T66_64">!<text:s/></text:span><text:span text:style-name="T66_65">THE</text:span><text:span text:style-name="T66_66"><text:s/></text:span><text:span text:style-name="T66_67">FAT</text:span><text:span text:style-name="T66_68"><text:s/></text:span><text:span text:style-name="T66_69">BOY</text:span><text:span text:style-name="T66_70"><text:s/></text:span><text:span text:style-name="T66_71">WITH</text:span><text:span text:style-name="T66_72"><text:s/></text:span><text:span text:style-name="T66_73">THE</text:span><text:span text:style-name="T66_74"><text:s/></text:span><text:span text:style-name="T66_75">HAPPY</text:span><text:span text:style-name="T66_76"><text:s/></text:span><text:span text:style-name="T66_77">LAUGH</text:span><text:span text:style-name="T66_78">.<text:s/></text:span><text:span text:style-name="T66_79">A</text:span><text:span text:style-name="T66_80"><text:s/></text:span><text:span text:style-name="T66_81">VETERAN</text:span><text:span text:style-name="T66_82">!<text:s/></text:span><text:span text:style-name="T66_83">RED</text:span><text:span text:style-name="T66_84"><text:s/></text:span><text:span text:style-name="T66_85">SAMMY</text:span><text:span text:style-name="T66_86">'</text:span><text:span text:style-name="T66_87">S</text:span><text:span text:style-name="T66_88"><text:s/></text:span><text:span text:style-name="T66_89">YOUR</text:span><text:span text:style-name="T66_90"><text:s/></text:span><text:span text:style-name="T66_91">MAN</text:span><text:span text:style-name="T66_92">!<text:s/></text:span><text:span text:style-name="T66_93">WANT</text:span><text:span text:style-name="T66_94"><text:s/></text:span><text:span text:style-name="T66_95">SOME</text:span><text:span text:style-name="T66_96"><text:s/></text:span><text:span text:style-name="T66_97">GRUB</text:span><text:span text:style-name="T66_98"><text:s/></text:span><text:span text:style-name="T66_99">FOR</text:span><text:span text:style-name="T66_100"><text:s/></text:span><text:span text:style-name="T66_101">THE</text:span><text:span text:style-name="T66_102"><text:s/></text:span><text:span text:style-name="T66_103">ROAD</text:span><text:span text:style-name="T66_104">?!<text:s/></text:span><text:span text:style-name="T66_105">RED</text:span><text:span text:style-name="T66_106"><text:s/></text:span><text:span text:style-name="T66_107">SAMMY</text:span><text:span text:style-name="T66_108">’</text:span><text:span text:style-name="T66_109">S</text:span><text:span text:style-name="T66_110"><text:s/></text:span><text:span text:style-name="T66_111">GOT</text:span><text:span text:style-name="T66_112"><text:s/></text:span><text:span text:style-name="T66_113">YOUR</text:span><text:span text:style-name="T66_114"><text:s/></text:span><text:span text:style-name="T66_115">BACK</text:span><text:span text:style-name="T66_116">!<text:s/></text:span><text:span text:style-name="T66_117">SO</text:span><text:span text:style-name="T66_118"><text:s/></text:span><text:span text:style-name="T66_119">COME</text:span><text:span text:style-name="T66_120"><text:s/></text:span><text:span text:style-name="T66_121">ON</text:span><text:span text:style-name="T66_122"><text:s/></text:span><text:span text:style-name="T66_123">DOWN</text:span><text:span text:style-name="T66_124"><text:s/></text:span><text:span text:style-name="T66_125">TO</text:span><text:span text:style-name="T66_126"><text:s/></text:span><text:span text:style-name="T66_127">THE</text:span><text:span text:style-name="T66_128"><text:s/></text:span><text:span text:style-name="T66_129">TOWER</text:span><text:span text:style-name="T66_130">,<text:s/></text:span><text:span text:style-name="T66_131">WE</text:span><text:span text:style-name="T66_132">’</text:span><text:span text:style-name="T66_133">LL</text:span><text:span text:style-name="T66_134"><text:s/></text:span><text:span text:style-name="T66_135">BE</text:span><text:span text:style-name="T66_136"><text:s/></text:span><text:span text:style-name="T66_137">WAITING</text:span><text:span text:style-name="T66_138">!</text:span></text:p>
      <text:p text:style-name="P67"><text:span text:style-name="T67_1">Radio</text:span><text:span text:style-name="T67_2"><text:s/></text:span><text:span text:style-name="T67_3">Host</text:span><text:span text:style-name="T67_4">:<text:s/>“</text:span><text:span text:style-name="T67_5">Thank</text:span><text:span text:style-name="T67_6"><text:s/></text:span><text:span text:style-name="T67_7">you</text:span><text:span text:style-name="T67_8"><text:s/></text:span><text:span text:style-name="T67_9">for</text:span><text:span text:style-name="T67_10"><text:s/></text:span><text:span text:style-name="T67_11">staying</text:span><text:span text:style-name="T67_12"><text:s/></text:span><text:span text:style-name="T67_13">with</text:span><text:span text:style-name="T67_14"><text:s/></text:span><text:span text:style-name="T67_15">us</text:span><text:span text:style-name="T67_16">,<text:s/></text:span><text:span text:style-name="T67_17">and</text:span><text:span text:style-name="T67_18"><text:s/></text:span><text:span text:style-name="T67_19">now</text:span><text:span text:style-name="T67_20">,<text:s/></text:span><text:span text:style-name="T67_21">back</text:span><text:span text:style-name="T67_22"><text:s/></text:span><text:span text:style-name="T67_23">to</text:span><text:span text:style-name="T67_24"><text:s/></text:span><text:span text:style-name="T67_25">the</text:span><text:span text:style-name="T67_26"><text:s/></text:span><text:span text:style-name="T67_27">main</text:span><text:span text:style-name="T67_28"><text:s/></text:span><text:span text:style-name="T67_29">program</text:span><text:span text:style-name="T67_30">.”</text:span></text:p>
      <text:p text:style-name="P68"><text:span text:style-name="T68_1">[</text:span><text:span text:style-name="T68_2">sound</text:span><text:span text:style-name="T68_3"><text:s/></text:span><text:span text:style-name="T68_4">of</text:span><text:span text:style-name="T68_5"><text:s/></text:span><text:span text:style-name="T68_6">record</text:span><text:span text:style-name="T68_7"><text:s/></text:span><text:span text:style-name="T68_8">starting</text:span><text:span text:style-name="T68_9">]</text:span></text:p>
      <text:p text:style-name="P69"/>
      <text:p text:style-name="P70"><text:span text:style-name="T70_1">Scene</text:span><text:span text:style-name="T70_2"><text:s/>3</text:span></text:p>
      <text:p text:style-name="P71"><text:span text:style-name="T71_1">Narrator</text:span><text:span text:style-name="T71_2">:<text:s/></text:span><text:span text:style-name="T71_3">They</text:span><text:span text:style-name="T71_4"><text:s/></text:span><text:span text:style-name="T71_5">stopped</text:span><text:span text:style-name="T71_6"><text:s/></text:span><text:span text:style-name="T71_7">at</text:span><text:span text:style-name="T71_8"><text:s/></text:span><text:span text:style-name="T71_9">The</text:span><text:span text:style-name="T71_10"><text:s/></text:span><text:span text:style-name="T71_11">Tower</text:span><text:span text:style-name="T71_12"><text:s/></text:span><text:span text:style-name="T71_13">for</text:span><text:span text:style-name="T71_14"><text:s/></text:span><text:span text:style-name="T71_15">barbecued</text:span><text:span text:style-name="T71_16"><text:s/></text:span><text:span text:style-name="T71_17">sandwiches</text:span><text:span text:style-name="T71_18">.<text:s/></text:span><text:span text:style-name="T71_19">The</text:span><text:span text:style-name="T71_20"><text:s/></text:span><text:span text:style-name="T71_21">Tower</text:span><text:span text:style-name="T71_22"><text:s/></text:span><text:span text:style-name="T71_23">was</text:span><text:span text:style-name="T71_24"><text:s/></text:span><text:span text:style-name="T71_25">wood</text:span><text:span text:style-name="T71_26"><text:s/></text:span><text:span text:style-name="T71_27">filling</text:span><text:span text:style-name="T71_28"><text:s/></text:span><text:span text:style-name="T71_29">station</text:span><text:span text:style-name="T71_30"><text:s/></text:span><text:span text:style-name="T71_31">and</text:span><text:span text:style-name="T71_32"><text:s/></text:span><text:span text:style-name="T71_33">dance</text:span><text:span text:style-name="T71_34"><text:s/></text:span><text:span text:style-name="T71_35">hall</text:span><text:span text:style-name="T71_36"><text:s/></text:span><text:span text:style-name="T71_37">set</text:span><text:span text:style-name="T71_38"><text:s/></text:span><text:span text:style-name="T71_39">in</text:span><text:span text:style-name="T71_40"><text:s/></text:span><text:span text:style-name="T71_41">a</text:span><text:span text:style-name="T71_42"><text:s/></text:span><text:span text:style-name="T71_43">clearing</text:span><text:span text:style-name="T71_44"><text:s/></text:span><text:span text:style-name="T71_45">outside</text:span><text:span text:style-name="T71_46"><text:s/></text:span><text:span text:style-name="T71_47">of</text:span><text:span text:style-name="T71_48"><text:s/></text:span><text:span text:style-name="T71_49">Timothy</text:span><text:span text:style-name="T71_50">.<text:s/></text:span><text:span text:style-name="T71_51">A</text:span><text:span text:style-name="T71_52"><text:s/></text:span><text:span text:style-name="T71_53">fat</text:span><text:span text:style-name="T71_54"><text:s/></text:span><text:span text:style-name="T71_55">man</text:span><text:span text:style-name="T71_56"><text:s/></text:span><text:span text:style-name="T71_57">named</text:span><text:span text:style-name="T71_58"><text:s/></text:span><text:span text:style-name="T71_59">Red</text:span><text:span text:style-name="T71_60"><text:s/></text:span><text:span text:style-name="T71_61">Sammy</text:span><text:span text:style-name="T71_62"><text:s/></text:span><text:span text:style-name="T71_63">Butts</text:span><text:span text:style-name="T71_64"><text:s/></text:span><text:span text:style-name="T71_65">ran</text:span><text:span text:style-name="T71_66"><text:s/></text:span><text:span text:style-name="T71_67">it</text:span><text:span text:style-name="T71_68">.<text:s/></text:span><text:span text:style-name="T71_69">Red</text:span><text:span text:style-name="T71_70"><text:s/></text:span><text:span text:style-name="T71_71">Sammy</text:span><text:span text:style-name="T71_72"><text:s/></text:span><text:span text:style-name="T71_73">was</text:span><text:span text:style-name="T71_74"><text:s/></text:span><text:span text:style-name="T71_75">lying</text:span><text:span text:style-name="T71_76"><text:s/></text:span><text:span text:style-name="T71_77">on</text:span><text:span text:style-name="T71_78"><text:s/></text:span><text:span text:style-name="T71_79">the</text:span><text:span text:style-name="T71_80"><text:s/></text:span><text:span text:style-name="T71_81">bare</text:span><text:span text:style-name="T71_82"><text:s/></text:span><text:span text:style-name="T71_83">ground</text:span><text:span text:style-name="T71_84"><text:s/></text:span><text:span text:style-name="T71_85">outside</text:span><text:span text:style-name="T71_86"><text:s/></text:span><text:span text:style-name="T71_87">The</text:span><text:span text:style-name="T71_88"><text:s/></text:span><text:span text:style-name="T71_89">Tower</text:span><text:span text:style-name="T71_90"><text:s/></text:span><text:span text:style-name="T71_91">with</text:span><text:span text:style-name="T71_92"><text:s/></text:span><text:span text:style-name="T71_93">his</text:span><text:span text:style-name="T71_94"><text:s/></text:span><text:span text:style-name="T71_95">head</text:span><text:span text:style-name="T71_96"><text:s/></text:span><text:span text:style-name="T71_97">under</text:span><text:span text:style-name="T71_98"><text:s/></text:span><text:span text:style-name="T71_99">a</text:span><text:span text:style-name="T71_100"><text:s/></text:span><text:span text:style-name="T71_101">truck</text:span><text:span text:style-name="T71_102">.<text:s/></text:span><text:span text:style-name="T71_103">The</text:span><text:span text:style-name="T71_104"><text:s/></text:span><text:span text:style-name="T71_105">family</text:span><text:span text:style-name="T71_106"><text:s/></text:span><text:span text:style-name="T71_107">saw</text:span><text:span text:style-name="T71_108"><text:s/></text:span><text:span text:style-name="T71_109">this</text:span><text:span text:style-name="T71_110">,<text:s/></text:span><text:span text:style-name="T71_111">kept</text:span><text:span text:style-name="T71_112"><text:s/></text:span><text:span text:style-name="T71_113">walking</text:span><text:span text:style-name="T71_114"><text:s/></text:span><text:span text:style-name="T71_115">into</text:span><text:span text:style-name="T71_116"><text:s/></text:span><text:span text:style-name="T71_117">The</text:span><text:span text:style-name="T71_118"><text:s/></text:span><text:span text:style-name="T71_119">Tower</text:span><text:span text:style-name="T71_120">,<text:s/></text:span><text:span text:style-name="T71_121">and</text:span><text:span text:style-name="T71_122"><text:s/></text:span><text:span text:style-name="T71_123">sat</text:span><text:span text:style-name="T71_124"><text:s/></text:span><text:span text:style-name="T71_125">down</text:span><text:span text:style-name="T71_126">.</text:span></text:p>
      <text:p text:style-name="P72"><text:span text:style-name="T72_1">Narrator</text:span><text:span text:style-name="T72_2">:<text:s/></text:span><text:span text:style-name="T72_3">The</text:span><text:span text:style-name="T72_4"><text:s/></text:span><text:span text:style-name="T72_5">children</text:span><text:span text:style-name="T72_6">’</text:span><text:span text:style-name="T72_7">s</text:span><text:span text:style-name="T72_8"><text:s/></text:span><text:span text:style-name="T72_9">mother</text:span><text:span text:style-name="T72_10"><text:s/></text:span><text:span text:style-name="T72_11">put</text:span><text:span text:style-name="T72_12"><text:s/></text:span><text:span text:style-name="T72_13">a</text:span><text:span text:style-name="T72_14"><text:s/></text:span><text:span text:style-name="T72_15">dime</text:span><text:span text:style-name="T72_16"><text:s/></text:span><text:span text:style-name="T72_17">in</text:span><text:span text:style-name="T72_18"><text:s/></text:span><text:span text:style-name="T72_19">the</text:span><text:span text:style-name="T72_20"><text:s/></text:span><text:span text:style-name="T72_21">jukebox</text:span><text:span text:style-name="T72_22"><text:s/></text:span><text:span text:style-name="T72_23">and</text:span><text:span text:style-name="T72_24"><text:s/></text:span><text:span text:style-name="T72_25">the</text:span><text:span text:style-name="T72_26"><text:s/></text:span><text:span text:style-name="T72_27">grandma</text:span><text:span text:style-name="T72_28"><text:s/></text:span><text:span text:style-name="T72_29">asked</text:span><text:span text:style-name="T72_30"><text:s/></text:span><text:span text:style-name="T72_31">Bailey</text:span><text:span text:style-name="T72_32"><text:s/></text:span><text:span text:style-name="T72_33">if</text:span><text:span text:style-name="T72_34"><text:s/></text:span><text:span text:style-name="T72_35">he</text:span><text:span text:style-name="T72_36"><text:s/></text:span><text:span text:style-name="T72_37">would</text:span><text:span text:style-name="T72_38"><text:s/></text:span><text:span text:style-name="T72_39">like</text:span><text:span text:style-name="T72_40"><text:s/></text:span><text:span text:style-name="T72_41">to</text:span><text:span text:style-name="T72_42"><text:s/></text:span><text:span text:style-name="T72_43">dance</text:span><text:span text:style-name="T72_44">,<text:s/></text:span><text:span text:style-name="T72_45">but</text:span><text:span text:style-name="T72_46"><text:s/></text:span><text:span text:style-name="T72_47">he</text:span><text:span text:style-name="T72_48"><text:s/></text:span><text:span text:style-name="T72_49">only</text:span><text:span text:style-name="T72_50"><text:s/></text:span><text:span text:style-name="T72_51">glared</text:span><text:span text:style-name="T72_52"><text:s/></text:span><text:span text:style-name="T72_53">at</text:span><text:span text:style-name="T72_54"><text:s/></text:span><text:span text:style-name="T72_55">her</text:span><text:span text:style-name="T72_56">.<text:s/></text:span><text:span text:style-name="T72_57">He</text:span><text:span text:style-name="T72_58"><text:s/></text:span><text:span text:style-name="T72_59">didn</text:span><text:span text:style-name="T72_60">'</text:span><text:span text:style-name="T72_61">t</text:span><text:span text:style-name="T72_62"><text:s/></text:span><text:span text:style-name="T72_63">have</text:span><text:span text:style-name="T72_64"><text:s/></text:span><text:span text:style-name="T72_65">a</text:span><text:span text:style-name="T72_66"><text:s/></text:span><text:span text:style-name="T72_67">naturally</text:span><text:span text:style-name="T72_68"><text:s/></text:span><text:span text:style-name="T72_69">sunny</text:span><text:span text:style-name="T72_70"><text:s/></text:span><text:span text:style-name="T72_71">disposition</text:span><text:span text:style-name="T72_72"><text:s/></text:span><text:span text:style-name="T72_73">like</text:span><text:span text:style-name="T72_74"><text:s/></text:span><text:span text:style-name="T72_75">she</text:span><text:span text:style-name="T72_76"><text:s/></text:span><text:span text:style-name="T72_77">did</text:span><text:span text:style-name="T72_78"><text:s/></text:span><text:span text:style-name="T72_79">and</text:span><text:span text:style-name="T72_80"><text:s/></text:span><text:span text:style-name="T72_81">trips</text:span><text:span text:style-name="T72_82"><text:s/></text:span><text:span text:style-name="T72_83">made</text:span><text:span text:style-name="T72_84"><text:s/></text:span><text:span text:style-name="T72_85">him</text:span><text:span text:style-name="T72_86"><text:s/></text:span><text:span text:style-name="T72_87">nervous</text:span><text:span text:style-name="T72_88">.<text:s text:c="2"/></text:span></text:p>
      <text:p text:style-name="P73"><text:span text:style-name="T73_1">June</text:span><text:span text:style-name="T73_2"><text:s/></text:span><text:span text:style-name="T73_3">Star</text:span><text:span text:style-name="T73_4">:<text:s/></text:span><text:span text:style-name="T73_5">Play</text:span><text:span text:style-name="T73_6"><text:s/></text:span><text:span text:style-name="T73_7">something</text:span><text:span text:style-name="T73_8"><text:s/></text:span><text:span text:style-name="T73_9">fast</text:span><text:span text:style-name="T73_10"><text:s/></text:span><text:span text:style-name="T73_11">that</text:span><text:span text:style-name="T73_12"><text:s/></text:span><text:span text:style-name="T73_13">I</text:span><text:span text:style-name="T73_14"><text:s/></text:span><text:span text:style-name="T73_15">can</text:span><text:span text:style-name="T73_16"><text:s/></text:span><text:span text:style-name="T73_17">tap</text:span><text:span text:style-name="T73_18"><text:s/></text:span><text:span text:style-name="T73_19">to</text:span><text:span text:style-name="T73_20">.<text:s/>(</text:span><text:span text:style-name="T73_21">record</text:span><text:span text:style-name="T73_22"><text:s/></text:span><text:span text:style-name="T73_23">change</text:span><text:span text:style-name="T73_24"><text:s/></text:span><text:span text:style-name="T73_25">sfx</text:span><text:span text:style-name="T73_26">)<text:s/>(</text:span><text:span text:style-name="T73_27">tap</text:span><text:span text:style-name="T73_28"><text:s/></text:span><text:span text:style-name="T73_29">sounds</text:span><text:span text:style-name="T73_30"><text:s/></text:span><text:span text:style-name="T73_31">with</text:span><text:span text:style-name="T73_32"><text:s/></text:span><text:span text:style-name="T73_33">music</text:span><text:span text:style-name="T73_34">)</text:span></text:p>
      <text:p text:style-name="P74"><text:span text:style-name="T74_1">Reds</text:span><text:span text:style-name="T74_2"><text:s/></text:span><text:span text:style-name="T74_3">Wife</text:span><text:span text:style-name="T74_4">:"</text:span><text:span text:style-name="T74_5">Ain</text:span><text:span text:style-name="T74_6">'</text:span><text:span text:style-name="T74_7">t</text:span><text:span text:style-name="T74_8"><text:s/></text:span><text:span text:style-name="T74_9">she</text:span><text:span text:style-name="T74_10"><text:s/></text:span><text:span text:style-name="T74_11">cute</text:span><text:span text:style-name="T74_12">?"<text:s/>"</text:span><text:span text:style-name="T74_13">Would</text:span><text:span text:style-name="T74_14"><text:s/></text:span><text:span text:style-name="T74_15">you</text:span><text:span text:style-name="T74_16"><text:s/></text:span><text:span text:style-name="T74_17">like</text:span><text:span text:style-name="T74_18"><text:s/></text:span><text:span text:style-name="T74_19">to</text:span><text:span text:style-name="T74_20"><text:s/></text:span><text:span text:style-name="T74_21">come</text:span><text:span text:style-name="T74_22"><text:s/></text:span><text:span text:style-name="T74_23">be</text:span><text:span text:style-name="T74_24"><text:s/></text:span><text:span text:style-name="T74_25">my</text:span><text:span text:style-name="T74_26"><text:s/></text:span><text:span text:style-name="T74_27">little</text:span><text:span text:style-name="T74_28"><text:s/></text:span><text:span text:style-name="T74_29">girl</text:span><text:span text:style-name="T74_30">?"</text:span></text:p>
      <text:p text:style-name="P75"><text:span text:style-name="T75_1">June</text:span><text:span text:style-name="T75_2">:<text:s/>"</text:span><text:span text:style-name="T75_3">No</text:span><text:span text:style-name="T75_4"><text:s/></text:span><text:span text:style-name="T75_5">I</text:span><text:span text:style-name="T75_6"><text:s/></text:span><text:span text:style-name="T75_7">certainly</text:span><text:span text:style-name="T75_8"><text:s/></text:span><text:span text:style-name="T75_9">wouldn</text:span><text:span text:style-name="T75_10">'</text:span><text:span text:style-name="T75_11">t</text:span><text:span text:style-name="T75_12">,"<text:s text:c="2"/>"</text:span><text:span text:style-name="T75_13">I</text:span><text:span text:style-name="T75_14"><text:s/></text:span><text:span text:style-name="T75_15">wouldn</text:span><text:span text:style-name="T75_16">'</text:span><text:span text:style-name="T75_17">t</text:span><text:span text:style-name="T75_18"><text:s/></text:span><text:span text:style-name="T75_19">live</text:span><text:span text:style-name="T75_20"><text:s/></text:span><text:span text:style-name="T75_21">in</text:span><text:span text:style-name="T75_22"><text:s/></text:span><text:span text:style-name="T75_23">a</text:span><text:span text:style-name="T75_24"><text:s/></text:span><text:span text:style-name="T75_25">broken</text:span><text:span text:style-name="T75_26">-</text:span><text:span text:style-name="T75_27">down</text:span><text:span text:style-name="T75_28"><text:s/></text:span><text:span text:style-name="T75_29">place</text:span><text:span text:style-name="T75_30"><text:s/></text:span><text:span text:style-name="T75_31">like</text:span><text:span text:style-name="T75_32"><text:s/></text:span><text:span text:style-name="T75_33">this</text:span><text:span text:style-name="T75_34"><text:s/></text:span><text:span text:style-name="T75_35">for</text:span><text:span text:style-name="T75_36"><text:s/></text:span><text:span text:style-name="T75_37">a</text:span><text:span text:style-name="T75_38"><text:s/></text:span><text:span text:style-name="T75_39">million</text:span><text:span text:style-name="T75_40"><text:s/></text:span><text:span text:style-name="T75_41">bucks</text:span><text:span text:style-name="T75_42">!"</text:span></text:p>
      <text:p text:style-name="P76"><text:span text:style-name="T76_1">Reds</text:span><text:span text:style-name="T76_2"><text:s/></text:span><text:span text:style-name="T76_3">Wife</text:span><text:span text:style-name="T76_4">:"</text:span><text:span text:style-name="T76_5">Ain</text:span><text:span text:style-name="T76_6">'</text:span><text:span text:style-name="T76_7">t</text:span><text:span text:style-name="T76_8"><text:s/></text:span><text:span text:style-name="T76_9">she</text:span><text:span text:style-name="T76_10"><text:s/></text:span><text:span text:style-name="T76_11">cute</text:span><text:span text:style-name="T76_12">?"<text:s/></text:span></text:p>
      <text:p text:style-name="P77"><text:span text:style-name="T77_1">Grandma</text:span><text:span text:style-name="T77_2"><text:s/>(</text:span><text:span text:style-name="T77_3">hissed</text:span><text:span text:style-name="T77_4">):<text:s/>"</text:span><text:span text:style-name="T77_5">Bailey</text:span><text:span text:style-name="T77_6">,<text:s/></text:span><text:span text:style-name="T77_7">arn</text:span><text:span text:style-name="T77_8">'</text:span><text:span text:style-name="T77_9">t</text:span><text:span text:style-name="T77_10"><text:s/></text:span><text:span text:style-name="T77_11">you</text:span><text:span text:style-name="T77_12"><text:s/></text:span><text:span text:style-name="T77_13">ashamed</text:span><text:span text:style-name="T77_14">?"<text:s/></text:span></text:p>
      <text:p text:style-name="P78"><text:span text:style-name="T78_1">Narrator</text:span><text:span text:style-name="T78_2">:<text:s/></text:span><text:span text:style-name="T78_3">Red</text:span><text:span text:style-name="T78_4"><text:s/></text:span><text:span text:style-name="T78_5">Sam</text:span><text:span text:style-name="T78_6"><text:s/></text:span><text:span text:style-name="T78_7">came</text:span><text:span text:style-name="T78_8"><text:s/></text:span><text:span text:style-name="T78_9">in</text:span><text:span text:style-name="T78_10"><text:s/></text:span><text:span text:style-name="T78_11">and</text:span><text:span text:style-name="T78_12"><text:s/></text:span><text:span text:style-name="T78_13">told</text:span><text:span text:style-name="T78_14"><text:s/></text:span><text:span text:style-name="T78_15">his</text:span><text:span text:style-name="T78_16"><text:s/></text:span><text:span text:style-name="T78_17">wife</text:span><text:span text:style-name="T78_18"><text:s/></text:span><text:span text:style-name="T78_19">to</text:span><text:span text:style-name="T78_20"><text:s/></text:span><text:span text:style-name="T78_21">quit</text:span><text:span text:style-name="T78_22"><text:s/></text:span><text:span text:style-name="T78_23">lounging</text:span><text:span text:style-name="T78_24"><text:s/></text:span><text:span text:style-name="T78_25">on</text:span><text:span text:style-name="T78_26"><text:s/></text:span><text:span text:style-name="T78_27">the</text:span><text:span text:style-name="T78_28"><text:s/></text:span><text:span text:style-name="T78_29">counter</text:span><text:span text:style-name="T78_30"><text:s/></text:span><text:span text:style-name="T78_31">and</text:span><text:span text:style-name="T78_32"><text:s/></text:span><text:span text:style-name="T78_33">hurry</text:span><text:span text:style-name="T78_34"><text:s/></text:span><text:span text:style-name="T78_35">up</text:span><text:span text:style-name="T78_36"><text:s/></text:span><text:span text:style-name="T78_37">with</text:span><text:span text:style-name="T78_38"><text:s/></text:span><text:span text:style-name="T78_39">these</text:span><text:span text:style-name="T78_40"><text:s/></text:span><text:span text:style-name="T78_41">people</text:span><text:span text:style-name="T78_42">'</text:span><text:span text:style-name="T78_43">s</text:span><text:span text:style-name="T78_44"><text:s/></text:span><text:span text:style-name="T78_45">order</text:span><text:span text:style-name="T78_46">.<text:s/></text:span><text:span text:style-name="T78_47">He</text:span><text:span text:style-name="T78_48"><text:s/></text:span><text:span text:style-name="T78_49">came</text:span><text:span text:style-name="T78_50"><text:s/></text:span><text:span text:style-name="T78_51">over</text:span><text:span text:style-name="T78_52"><text:s/></text:span><text:span text:style-name="T78_53">and</text:span><text:span text:style-name="T78_54"><text:s/></text:span><text:span text:style-name="T78_55">sat</text:span><text:span text:style-name="T78_56"><text:s/></text:span><text:span text:style-name="T78_57">down</text:span><text:span text:style-name="T78_58"><text:s/></text:span><text:span text:style-name="T78_59">at</text:span><text:span text:style-name="T78_60"><text:s/></text:span><text:span text:style-name="T78_61">a</text:span><text:span text:style-name="T78_62"><text:s/></text:span><text:span text:style-name="T78_63">table</text:span><text:span text:style-name="T78_64"><text:s/></text:span><text:span text:style-name="T78_65">nearby</text:span><text:span text:style-name="T78_66"><text:s/></text:span><text:span text:style-name="T78_67">and</text:span><text:span text:style-name="T78_68"><text:s/></text:span><text:span text:style-name="T78_69">let</text:span><text:span text:style-name="T78_70"><text:s/></text:span><text:span text:style-name="T78_71">out</text:span><text:span text:style-name="T78_72"><text:s/></text:span><text:span text:style-name="T78_73">a</text:span><text:span text:style-name="T78_74"><text:s/></text:span><text:span text:style-name="T78_75">combination</text:span><text:span text:style-name="T78_76"><text:s/></text:span><text:span text:style-name="T78_77">sigh</text:span><text:span text:style-name="T78_78"><text:s/></text:span><text:span text:style-name="T78_79">and</text:span><text:span text:style-name="T78_80"><text:s/></text:span><text:span text:style-name="T78_81">yodel</text:span><text:span text:style-name="T78_82">.</text:span></text:p>
      <text:p text:style-name="P79"><text:span text:style-name="T79_1">Red</text:span><text:span text:style-name="T79_2">:<text:s/>"</text:span><text:span text:style-name="T79_3">You</text:span><text:span text:style-name="T79_4"><text:s/></text:span><text:span text:style-name="T79_5">can</text:span><text:span text:style-name="T79_6">'</text:span><text:span text:style-name="T79_7">t</text:span><text:span text:style-name="T79_8"><text:s/></text:span><text:span text:style-name="T79_9">win</text:span><text:span text:style-name="T79_10">,"<text:s/>"</text:span><text:span text:style-name="T79_11">You</text:span><text:span text:style-name="T79_12"><text:s/></text:span><text:span text:style-name="T79_13">can</text:span><text:span text:style-name="T79_14">'</text:span><text:span text:style-name="T79_15">t</text:span><text:span text:style-name="T79_16"><text:s/></text:span><text:span text:style-name="T79_17">win</text:span><text:span text:style-name="T79_18">,"<text:s/>"</text:span><text:span text:style-name="T79_19">These</text:span><text:span text:style-name="T79_20"><text:s/></text:span><text:span text:style-name="T79_21">days</text:span><text:span text:style-name="T79_22"><text:s/></text:span><text:span text:style-name="T79_23">you</text:span><text:span text:style-name="T79_24"><text:s/></text:span><text:span text:style-name="T79_25">don</text:span><text:span text:style-name="T79_26">'</text:span><text:span text:style-name="T79_27">t</text:span><text:span text:style-name="T79_28"><text:s/></text:span><text:span text:style-name="T79_29">know</text:span><text:span text:style-name="T79_30"><text:s/></text:span><text:span text:style-name="T79_31">who</text:span><text:span text:style-name="T79_32"><text:s/></text:span><text:span text:style-name="T79_33">to</text:span><text:span text:style-name="T79_34"><text:s/></text:span><text:span text:style-name="T79_35">trust</text:span><text:span text:style-name="T79_36">,"</text:span></text:p>
      <text:p text:style-name="P80"><text:span text:style-name="T80_1">Grandma</text:span><text:span text:style-name="T80_2">:<text:s/>"</text:span><text:span text:style-name="T80_3">Ain</text:span><text:span text:style-name="T80_4">'</text:span><text:span text:style-name="T80_5">t</text:span><text:span text:style-name="T80_6"><text:s/></text:span><text:span text:style-name="T80_7">that</text:span><text:span text:style-name="T80_8"><text:s/></text:span><text:span text:style-name="T80_9">the</text:span><text:span text:style-name="T80_10"><text:s/></text:span><text:span text:style-name="T80_11">truth</text:span><text:span text:style-name="T80_12">?"<text:s/>"</text:span><text:span text:style-name="T80_13">People</text:span><text:span text:style-name="T80_14"><text:s/></text:span><text:span text:style-name="T80_15">are</text:span><text:span text:style-name="T80_16"><text:s/></text:span><text:span text:style-name="T80_17">certainly</text:span><text:span text:style-name="T80_18"><text:s/></text:span><text:span text:style-name="T80_19">not</text:span><text:span text:style-name="T80_20"><text:s/></text:span><text:span text:style-name="T80_21">nice</text:span><text:span text:style-name="T80_22"><text:s/></text:span><text:span text:style-name="T80_23">like</text:span><text:span text:style-name="T80_24"><text:s/></text:span><text:span text:style-name="T80_25">they</text:span><text:span text:style-name="T80_26"><text:s/></text:span><text:span text:style-name="T80_27">used</text:span><text:span text:style-name="T80_28"><text:s/></text:span><text:span text:style-name="T80_29">to</text:span><text:span text:style-name="T80_30"><text:s/></text:span><text:span text:style-name="T80_31">be</text:span><text:span text:style-name="T80_32">,”</text:span></text:p>
      <text:p text:style-name="P81"><text:span text:style-name="T81_1">Red</text:span><text:span text:style-name="T81_2">:<text:s/>"</text:span><text:span text:style-name="T81_3">Two</text:span><text:span text:style-name="T81_4"><text:s/></text:span><text:span text:style-name="T81_5">fellers</text:span><text:span text:style-name="T81_6"><text:s/></text:span><text:span text:style-name="T81_7">come</text:span><text:span text:style-name="T81_8"><text:s/></text:span><text:span text:style-name="T81_9">in</text:span><text:span text:style-name="T81_10"><text:s/></text:span><text:span text:style-name="T81_11">here</text:span><text:span text:style-name="T81_12"><text:s/></text:span><text:span text:style-name="T81_13">last</text:span><text:span text:style-name="T81_14"><text:s/></text:span><text:span text:style-name="T81_15">week</text:span><text:span text:style-name="T81_16">,<text:s/></text:span><text:span text:style-name="T81_17">driving</text:span><text:span text:style-name="T81_18"><text:s/></text:span><text:span text:style-name="T81_19">a</text:span><text:span text:style-name="T81_20"><text:s/></text:span><text:span text:style-name="T81_21">Chrysler</text:span><text:span text:style-name="T81_22">.<text:s/></text:span><text:span text:style-name="T81_23">It</text:span><text:span text:style-name="T81_24"><text:s/></text:span><text:span text:style-name="T81_25">was</text:span><text:span text:style-name="T81_26"><text:s/></text:span><text:span text:style-name="T81_27">a</text:span><text:span text:style-name="T81_28"><text:s/></text:span><text:span text:style-name="T81_29">old</text:span><text:span text:style-name="T81_30"><text:s/></text:span><text:span text:style-name="T81_31">beat</text:span><text:span text:style-name="T81_32">-</text:span><text:span text:style-name="T81_33">up</text:span><text:span text:style-name="T81_34"><text:s/></text:span><text:span text:style-name="T81_35">car</text:span><text:span text:style-name="T81_36"><text:s/></text:span><text:span text:style-name="T81_37">but</text:span><text:span text:style-name="T81_38"><text:s/></text:span><text:span text:style-name="T81_39">it</text:span><text:span text:style-name="T81_40"><text:s/></text:span><text:span text:style-name="T81_41">was</text:span><text:span text:style-name="T81_42"><text:s/></text:span><text:span text:style-name="T81_43">a</text:span><text:span text:style-name="T81_44"><text:s/></text:span><text:span text:style-name="T81_45">good</text:span><text:span text:style-name="T81_46"><text:s/></text:span><text:span text:style-name="T81_47">one</text:span><text:span text:style-name="T81_48"><text:s/></text:span><text:span text:style-name="T81_49">and</text:span><text:span text:style-name="T81_50"><text:s/></text:span><text:span text:style-name="T81_51">these</text:span><text:span text:style-name="T81_52"><text:s/></text:span><text:span text:style-name="T81_53">boys</text:span><text:span text:style-name="T81_54"><text:s/></text:span><text:span text:style-name="T81_55">looked</text:span><text:span text:style-name="T81_56"><text:s/></text:span><text:span text:style-name="T81_57">all</text:span><text:span text:style-name="T81_58"><text:s/></text:span><text:span text:style-name="T81_59">right</text:span><text:span text:style-name="T81_60"><text:s/></text:span><text:span text:style-name="T81_61">to</text:span><text:span text:style-name="T81_62"><text:s/></text:span><text:span text:style-name="T81_63">me</text:span><text:span text:style-name="T81_64">.<text:s/></text:span><text:span text:style-name="T81_65">Said</text:span><text:span text:style-name="T81_66"><text:s/></text:span><text:span text:style-name="T81_67">they</text:span><text:span text:style-name="T81_68"><text:s/></text:span><text:span text:style-name="T81_69">worked</text:span><text:span text:style-name="T81_70"><text:s/></text:span><text:span text:style-name="T81_71">at</text:span><text:span text:style-name="T81_72"><text:s/></text:span><text:span text:style-name="T81_73">the</text:span><text:span text:style-name="T81_74"><text:s/></text:span><text:span text:style-name="T81_75">mill</text:span><text:span text:style-name="T81_76"><text:s/></text:span><text:span text:style-name="T81_77">and</text:span><text:span text:style-name="T81_78"><text:s/></text:span><text:span text:style-name="T81_79">you</text:span><text:span text:style-name="T81_80"><text:s/></text:span><text:span text:style-name="T81_81">know</text:span><text:span text:style-name="T81_82"><text:s/></text:span><text:span text:style-name="T81_83">I</text:span><text:span text:style-name="T81_84"><text:s/></text:span><text:span text:style-name="T81_85">let</text:span><text:span text:style-name="T81_86"><text:s/></text:span><text:span text:style-name="T81_87">them</text:span><text:span text:style-name="T81_88"><text:s/></text:span><text:span text:style-name="T81_89">fellers</text:span><text:span text:style-name="T81_90"><text:s/></text:span><text:span text:style-name="T81_91">charge</text:span><text:span text:style-name="T81_92"><text:s/></text:span><text:span text:style-name="T81_93">the</text:span><text:span text:style-name="T81_94"><text:s/></text:span><text:span text:style-name="T81_95">gas</text:span><text:span text:style-name="T81_96"><text:s/></text:span><text:span text:style-name="T81_97">they</text:span><text:span text:style-name="T81_98"><text:s/></text:span><text:span text:style-name="T81_99">bought</text:span><text:span text:style-name="T81_100">?<text:s/></text:span><text:span text:style-name="T81_101">Now</text:span><text:span text:style-name="T81_102"><text:s/></text:span><text:span text:style-name="T81_103">why</text:span><text:span text:style-name="T81_104"><text:s/></text:span><text:span text:style-name="T81_105">did</text:span><text:span text:style-name="T81_106"><text:s/></text:span><text:span text:style-name="T81_107">I</text:span><text:span text:style-name="T81_108"><text:s/></text:span><text:span text:style-name="T81_109">do</text:span><text:span text:style-name="T81_110"><text:s/></text:span><text:span text:style-name="T81_111">that</text:span><text:span text:style-name="T81_112">?"</text:span></text:p>
      <text:p text:style-name="P82"><text:span text:style-name="T82_1">Grandma</text:span><text:span text:style-name="T82_2">:<text:s/>"</text:span><text:span text:style-name="T82_3">Because</text:span><text:span text:style-name="T82_4"><text:s/></text:span><text:span text:style-name="T82_5">you</text:span><text:span text:style-name="T82_6">'</text:span><text:span text:style-name="T82_7">re</text:span><text:span text:style-name="T82_8"><text:s/></text:span><text:span text:style-name="T82_9">a</text:span><text:span text:style-name="T82_10"><text:s/></text:span><text:span text:style-name="T82_11">good</text:span><text:span text:style-name="T82_12"><text:s/></text:span><text:span text:style-name="T82_13">man</text:span><text:span text:style-name="T82_14">!"<text:s/></text:span></text:p>
      <text:p text:style-name="P83"><text:span text:style-name="T83_1">Red</text:span><text:span text:style-name="T83_2"><text:s/>(</text:span><text:span text:style-name="T83_3">in</text:span><text:span text:style-name="T83_4"><text:s/></text:span><text:span text:style-name="T83_5">agreement</text:span><text:span text:style-name="T83_6">):<text:s/>"</text:span><text:span text:style-name="T83_7">Yes</text:span><text:span text:style-name="T83_8">'</text:span><text:span text:style-name="T83_9">m</text:span><text:span text:style-name="T83_10">,<text:s/></text:span><text:span text:style-name="T83_11">I</text:span><text:span text:style-name="T83_12"><text:s/></text:span><text:span text:style-name="T83_13">suppose</text:span><text:span text:style-name="T83_14"><text:s/></text:span><text:span text:style-name="T83_15">so</text:span><text:span text:style-name="T83_16">,"</text:span></text:p>
      <text:p text:style-name="P84"><text:span text:style-name="T84_1">Narrator</text:span><text:span text:style-name="T84_2">:<text:s/></text:span><text:span text:style-name="T84_3">His</text:span><text:span text:style-name="T84_4"><text:s/></text:span><text:span text:style-name="T84_5">wife</text:span><text:span text:style-name="T84_6"><text:s/></text:span><text:span text:style-name="T84_7">brought</text:span><text:span text:style-name="T84_8"><text:s/></text:span><text:span text:style-name="T84_9">the</text:span><text:span text:style-name="T84_10"><text:s/></text:span><text:span text:style-name="T84_11">orders</text:span><text:span text:style-name="T84_12">,<text:s/></text:span><text:span text:style-name="T84_13">carrying</text:span><text:span text:style-name="T84_14"><text:s/></text:span><text:span text:style-name="T84_15">the</text:span><text:span text:style-name="T84_16"><text:s/></text:span><text:span text:style-name="T84_17">five</text:span><text:span text:style-name="T84_18"><text:s/></text:span><text:span text:style-name="T84_19">plates</text:span><text:span text:style-name="T84_20"><text:s/></text:span><text:span text:style-name="T84_21">all</text:span><text:span text:style-name="T84_22"><text:s/></text:span><text:span text:style-name="T84_23">at</text:span><text:span text:style-name="T84_24"><text:s/></text:span><text:span text:style-name="T84_25">once</text:span><text:span text:style-name="T84_26"><text:s/></text:span><text:span text:style-name="T84_27">without</text:span><text:span text:style-name="T84_28"><text:s/></text:span><text:span text:style-name="T84_29">a</text:span><text:span text:style-name="T84_30"><text:s/></text:span><text:span text:style-name="T84_31">tray</text:span><text:span text:style-name="T84_32">,<text:s/></text:span><text:span text:style-name="T84_33">two</text:span><text:span text:style-name="T84_34"><text:s/></text:span><text:span text:style-name="T84_35">in</text:span><text:span text:style-name="T84_36"><text:s/></text:span><text:span text:style-name="T84_37">each</text:span><text:span text:style-name="T84_38"><text:s/></text:span><text:span text:style-name="T84_39">hand</text:span><text:span text:style-name="T84_40"><text:s/></text:span><text:span text:style-name="T84_41">and</text:span><text:span text:style-name="T84_42"><text:s/></text:span><text:span text:style-name="T84_43">one</text:span><text:span text:style-name="T84_44"><text:s/></text:span><text:span text:style-name="T84_45">balanced</text:span><text:span text:style-name="T84_46"><text:s/></text:span><text:span text:style-name="T84_47">on</text:span><text:span text:style-name="T84_48"><text:s/></text:span><text:span text:style-name="T84_49">her</text:span><text:span text:style-name="T84_50"><text:s/></text:span><text:span text:style-name="T84_51">arm</text:span><text:span text:style-name="T84_52">.<text:s/></text:span></text:p>
      <text:p text:style-name="P85"><text:span text:style-name="T85_1">Reds</text:span><text:span text:style-name="T85_2"><text:s/></text:span><text:span text:style-name="T85_3">Wife</text:span><text:span text:style-name="T85_4">:<text:s/>"</text:span><text:span text:style-name="T85_5">It</text:span><text:span text:style-name="T85_6"><text:s/></text:span><text:span text:style-name="T85_7">isn</text:span><text:span text:style-name="T85_8">'</text:span><text:span text:style-name="T85_9">t</text:span><text:span text:style-name="T85_10"><text:s/></text:span><text:span text:style-name="T85_11">a</text:span><text:span text:style-name="T85_12"><text:s/></text:span><text:span text:style-name="T85_13">soul</text:span><text:span text:style-name="T85_14"><text:s/></text:span><text:span text:style-name="T85_15">in</text:span><text:span text:style-name="T85_16"><text:s/></text:span><text:span text:style-name="T85_17">this</text:span><text:span text:style-name="T85_18"><text:s/></text:span><text:span text:style-name="T85_19">green</text:span><text:span text:style-name="T85_20"><text:s/></text:span><text:span text:style-name="T85_21">world</text:span><text:span text:style-name="T85_22"><text:s/></text:span><text:span text:style-name="T85_23">of</text:span><text:span text:style-name="T85_24"><text:s/></text:span><text:span text:style-name="T85_25">God</text:span><text:span text:style-name="T85_26">'</text:span><text:span text:style-name="T85_27">s</text:span><text:span text:style-name="T85_28"><text:s/></text:span><text:span text:style-name="T85_29">that</text:span><text:span text:style-name="T85_30"><text:s/></text:span><text:span text:style-name="T85_31">you</text:span><text:span text:style-name="T85_32"><text:s/></text:span><text:span text:style-name="T85_33">can</text:span><text:span text:style-name="T85_34"><text:s/></text:span><text:span text:style-name="T85_35">trust</text:span><text:span text:style-name="T85_36">,"<text:s/>"</text:span><text:span text:style-name="T85_37">And</text:span><text:span text:style-name="T85_38"><text:s/></text:span><text:span text:style-name="T85_39">I</text:span><text:span text:style-name="T85_40"><text:s/></text:span><text:span text:style-name="T85_41">don</text:span><text:span text:style-name="T85_42">'</text:span><text:span text:style-name="T85_43">t</text:span><text:span text:style-name="T85_44"><text:s/></text:span><text:span text:style-name="T85_45">count</text:span><text:span text:style-name="T85_46"><text:s/></text:span><text:span text:style-name="T85_47">nobody</text:span><text:span text:style-name="T85_48"><text:s/></text:span><text:span text:style-name="T85_49">out</text:span><text:span text:style-name="T85_50"><text:s/></text:span><text:span text:style-name="T85_51">of</text:span><text:span text:style-name="T85_52"><text:s/></text:span><text:span text:style-name="T85_53">that</text:span><text:span text:style-name="T85_54">,<text:s/></text:span><text:span text:style-name="T85_55">not</text:span><text:span text:style-name="T85_56"><text:s/></text:span><text:span text:style-name="T85_57">nobody</text:span><text:span text:style-name="T85_58">,"</text:span></text:p>
      <text:p text:style-name="P86"><text:span text:style-name="T86_1">Grandma</text:span><text:span text:style-name="T86_2"><text:s/>(</text:span><text:span text:style-name="T86_3">asking</text:span><text:span text:style-name="T86_4">):<text:s/>"</text:span><text:span text:style-name="T86_5">Did</text:span><text:span text:style-name="T86_6"><text:s/></text:span><text:span text:style-name="T86_7">you</text:span><text:span text:style-name="T86_8"><text:s/></text:span><text:span text:style-name="T86_9">read</text:span><text:span text:style-name="T86_10"><text:s/></text:span><text:span text:style-name="T86_11">about</text:span><text:span text:style-name="T86_12"><text:s/></text:span><text:span text:style-name="T86_13">that</text:span><text:span text:style-name="T86_14"><text:s/></text:span><text:span text:style-name="T86_15">criminal</text:span><text:span text:style-name="T86_16">,<text:s/></text:span><text:span text:style-name="T86_17">The</text:span><text:span text:style-name="T86_18"><text:s/></text:span><text:span text:style-name="T86_19">Misfit</text:span><text:span text:style-name="T86_20">,<text:s/></text:span><text:span text:style-name="T86_21">that</text:span><text:span text:style-name="T86_22">'</text:span><text:span text:style-name="T86_23">s</text:span><text:span text:style-name="T86_24"><text:s/></text:span><text:span text:style-name="T86_25">escaped</text:span><text:span text:style-name="T86_26">?"</text:span></text:p>
      <text:p text:style-name="P87"><text:span text:style-name="T87_1">Reds</text:span><text:span text:style-name="T87_2"><text:s/></text:span><text:span text:style-name="T87_3">Wife</text:span><text:span text:style-name="T87_4">:<text:s/>"</text:span><text:span text:style-name="T87_5">I</text:span><text:span text:style-name="T87_6"><text:s/></text:span><text:span text:style-name="T87_7">wouldn</text:span><text:span text:style-name="T87_8">'</text:span><text:span text:style-name="T87_9">t</text:span><text:span text:style-name="T87_10"><text:s/></text:span><text:span text:style-name="T87_11">be</text:span><text:span text:style-name="T87_12"><text:s/></text:span><text:span text:style-name="T87_13">a</text:span><text:span text:style-name="T87_14"><text:s/></text:span><text:span text:style-name="T87_15">bit</text:span><text:span text:style-name="T87_16"><text:s/></text:span><text:span text:style-name="T87_17">surprised</text:span><text:span text:style-name="T87_18"><text:s/></text:span><text:span text:style-name="T87_19">if</text:span><text:span text:style-name="T87_20"><text:s/></text:span><text:span text:style-name="T87_21">he</text:span><text:span text:style-name="T87_22"><text:s/></text:span><text:span text:style-name="T87_23">didn</text:span><text:span text:style-name="T87_24">'</text:span><text:span text:style-name="T87_25">t</text:span><text:span text:style-name="T87_26"><text:s/></text:span><text:span text:style-name="T87_27">attack</text:span><text:span text:style-name="T87_28"><text:s/></text:span><text:span text:style-name="T87_29">this</text:span><text:span text:style-name="T87_30"><text:s/></text:span><text:span text:style-name="T87_31">place</text:span><text:span text:style-name="T87_32"><text:s/></text:span><text:span text:style-name="T87_33">right</text:span><text:span text:style-name="T87_34"><text:s/></text:span><text:span text:style-name="T87_35">here</text:span><text:span text:style-name="T87_36">,"<text:s/>"</text:span><text:span text:style-name="T87_37">If</text:span><text:span text:style-name="T87_38"><text:s/></text:span><text:span text:style-name="T87_39">he</text:span><text:span text:style-name="T87_40"><text:s/></text:span><text:span text:style-name="T87_41">hears</text:span><text:span text:style-name="T87_42"><text:s/></text:span><text:span text:style-name="T87_43">about</text:span><text:span text:style-name="T87_44"><text:s/></text:span><text:span text:style-name="T87_45">it</text:span><text:span text:style-name="T87_46"><text:s/></text:span><text:span text:style-name="T87_47">being</text:span><text:span text:style-name="T87_48"><text:s/></text:span><text:span text:style-name="T87_49">here</text:span><text:span text:style-name="T87_50">,<text:s/></text:span><text:span text:style-name="T87_51">I</text:span><text:span text:style-name="T87_52"><text:s/></text:span><text:span text:style-name="T87_53">wouldn</text:span><text:span text:style-name="T87_54">'</text:span><text:span text:style-name="T87_55">t</text:span><text:span text:style-name="T87_56"><text:s/></text:span><text:span text:style-name="T87_57">be</text:span><text:span text:style-name="T87_58"><text:s/></text:span><text:span text:style-name="T87_59">none</text:span><text:span text:style-name="T87_60"><text:s/></text:span><text:span text:style-name="T87_61">surprised</text:span><text:span text:style-name="T87_62"><text:s/></text:span><text:span text:style-name="T87_63">to</text:span><text:span text:style-name="T87_64"><text:s/></text:span><text:span text:style-name="T87_65">see</text:span><text:span text:style-name="T87_66"><text:s/></text:span><text:span text:style-name="T87_67">him</text:span><text:span text:style-name="T87_68">.<text:s/></text:span><text:span text:style-name="T87_69">If</text:span><text:span text:style-name="T87_70"><text:s/></text:span><text:span text:style-name="T87_71">he</text:span><text:span text:style-name="T87_72"><text:s/></text:span><text:span text:style-name="T87_73">hears</text:span><text:span text:style-name="T87_74"><text:s/></text:span><text:span text:style-name="T87_75">it</text:span><text:span text:style-name="T87_76">'</text:span><text:span text:style-name="T87_77">s</text:span><text:span text:style-name="T87_78"><text:s/></text:span><text:span text:style-name="T87_79">two</text:span><text:span text:style-name="T87_80"><text:s/></text:span><text:span text:style-name="T87_81">cent</text:span><text:span text:style-name="T87_82"><text:s/></text:span><text:span text:style-name="T87_83">in</text:span><text:span text:style-name="T87_84"><text:s/></text:span><text:span text:style-name="T87_85">the</text:span><text:span text:style-name="T87_86"><text:s/></text:span><text:span text:style-name="T87_87">cash</text:span><text:span text:style-name="T87_88"><text:s/></text:span><text:span text:style-name="T87_89">register</text:span><text:span text:style-name="T87_90">,<text:s/></text:span><text:span text:style-name="T87_91">I</text:span><text:span text:style-name="T87_92"><text:s/></text:span><text:span text:style-name="T87_93">wouldn</text:span><text:span text:style-name="T87_94">'</text:span><text:span text:style-name="T87_95">t</text:span><text:span text:style-name="T87_96"><text:s/></text:span><text:span text:style-name="T87_97">be</text:span><text:span text:style-name="T87_98"><text:s/></text:span><text:span text:style-name="T87_99">a</text:span><text:span text:style-name="T87_100"><text:s/></text:span><text:span text:style-name="T87_101">tall</text:span><text:span text:style-name="T87_102"><text:s/></text:span><text:span text:style-name="T87_103">surprised</text:span><text:span text:style-name="T87_104"><text:s/></text:span><text:span text:style-name="T87_105">if</text:span><text:span text:style-name="T87_106"><text:s/></text:span><text:span text:style-name="T87_107">he</text:span><text:span text:style-name="T87_108"><text:s/>.<text:s/>.<text:s/>."</text:span></text:p>
      <text:p text:style-name="P88"><text:span text:style-name="T88_1">Red</text:span><text:span text:style-name="T88_2">:<text:s/>"</text:span><text:span text:style-name="T88_3">That</text:span><text:span text:style-name="T88_4">'</text:span><text:span text:style-name="T88_5">ll</text:span><text:span text:style-name="T88_6"><text:s/></text:span><text:span text:style-name="T88_7">do</text:span><text:span text:style-name="T88_8">”<text:s/>"</text:span><text:span text:style-name="T88_9">Go</text:span><text:span text:style-name="T88_10"><text:s/></text:span><text:span text:style-name="T88_11">bring</text:span><text:span text:style-name="T88_12"><text:s/></text:span><text:span text:style-name="T88_13">these</text:span><text:span text:style-name="T88_14"><text:s/></text:span><text:span text:style-name="T88_15">people</text:span><text:span text:style-name="T88_16"><text:s/></text:span><text:span text:style-name="T88_17">their</text:span><text:span text:style-name="T88_18"><text:s/></text:span><text:span text:style-name="T88_19">Co</text:span><text:span text:style-name="T88_20">'-</text:span><text:span text:style-name="T88_21">Colas</text:span><text:span text:style-name="T88_22">,"<text:s/></text:span></text:p>
      <text:p text:style-name="P89"><text:span text:style-name="T89_1">"</text:span><text:span text:style-name="T89_2">A</text:span><text:span text:style-name="T89_3"><text:s/></text:span><text:span text:style-name="T89_4">good</text:span><text:span text:style-name="T89_5"><text:s/></text:span><text:span text:style-name="T89_6">man</text:span><text:span text:style-name="T89_7"><text:s/></text:span><text:span text:style-name="T89_8">is</text:span><text:span text:style-name="T89_9"><text:s/></text:span><text:span text:style-name="T89_10">hard</text:span><text:span text:style-name="T89_11"><text:s/></text:span><text:span text:style-name="T89_12">to</text:span><text:span text:style-name="T89_13"><text:s/></text:span><text:span text:style-name="T89_14">find</text:span><text:span text:style-name="T89_15">,"<text:s/>"</text:span><text:span text:style-name="T89_16">Everything</text:span><text:span text:style-name="T89_17"><text:s/></text:span><text:span text:style-name="T89_18">is</text:span><text:span text:style-name="T89_19"><text:s/></text:span><text:span text:style-name="T89_20">getting</text:span><text:span text:style-name="T89_21"><text:s/></text:span><text:span text:style-name="T89_22">terrible</text:span><text:span text:style-name="T89_23">.<text:s/></text:span><text:span text:style-name="T89_24">I</text:span><text:span text:style-name="T89_25"><text:s/></text:span><text:span text:style-name="T89_26">remember</text:span><text:span text:style-name="T89_27"><text:s/></text:span><text:span text:style-name="T89_28">the</text:span><text:span text:style-name="T89_29"><text:s/></text:span><text:span text:style-name="T89_30">day</text:span><text:span text:style-name="T89_31"><text:s/></text:span><text:span text:style-name="T89_32">you</text:span><text:span text:style-name="T89_33"><text:s/></text:span><text:span text:style-name="T89_34">could</text:span><text:span text:style-name="T89_35"><text:s/></text:span><text:span text:style-name="T89_36">go</text:span><text:span text:style-name="T89_37"><text:s/></text:span><text:span text:style-name="T89_38">off</text:span><text:span text:style-name="T89_39"><text:s/></text:span><text:span text:style-name="T89_40">and</text:span><text:span text:style-name="T89_41"><text:s/></text:span><text:span text:style-name="T89_42">leave</text:span><text:span text:style-name="T89_43"><text:s/></text:span><text:span text:style-name="T89_44">your</text:span><text:span text:style-name="T89_45"><text:s/></text:span><text:span text:style-name="T89_46">screen</text:span><text:span text:style-name="T89_47"><text:s/></text:span><text:span text:style-name="T89_48">door</text:span><text:span text:style-name="T89_49"><text:s/></text:span><text:span text:style-name="T89_50">unlatched</text:span><text:span text:style-name="T89_51">.<text:s/></text:span><text:span text:style-name="T89_52">Not</text:span><text:span text:style-name="T89_53"><text:s/></text:span><text:span text:style-name="T89_54">no</text:span><text:span text:style-name="T89_55"><text:s/></text:span><text:span text:style-name="T89_56">more</text:span><text:span text:style-name="T89_57">."</text:span></text:p>
      <text:p text:style-name="P90"><text:span text:style-name="T90_1">Grandma</text:span><text:span text:style-name="T90_2">:<text:s/>“</text:span><text:span text:style-name="T90_3">See</text:span><text:span text:style-name="T90_4">,<text:s/></text:span><text:span text:style-name="T90_5">it</text:span><text:span text:style-name="T90_6">’</text:span><text:span text:style-name="T90_7">s</text:span><text:span text:style-name="T90_8"><text:s/></text:span><text:span text:style-name="T90_9">all</text:span><text:span text:style-name="T90_10"><text:s/></text:span><text:span text:style-name="T90_11">the</text:span><text:span text:style-name="T90_12"><text:s/></text:span><text:span text:style-name="T90_13">trouble</text:span><text:span text:style-name="T90_14"><text:s/></text:span><text:span text:style-name="T90_15">now</text:span><text:span text:style-name="T90_16"><text:s/></text:span><text:span text:style-name="T90_17">in</text:span><text:span text:style-name="T90_18"><text:s/></text:span><text:span text:style-name="T90_19">Europe</text:span><text:span text:style-name="T90_20">.<text:s/></text:span><text:span text:style-name="T90_21">If</text:span><text:span text:style-name="T90_22"><text:s/></text:span><text:span text:style-name="T90_23">they</text:span><text:span text:style-name="T90_24"><text:s/></text:span><text:span text:style-name="T90_25">would</text:span><text:span text:style-name="T90_26"><text:s/></text:span><text:span text:style-name="T90_27">just</text:span><text:span text:style-name="T90_28"><text:s/></text:span><text:span text:style-name="T90_29">leave</text:span><text:span text:style-name="T90_30"><text:s/></text:span><text:span text:style-name="T90_31">us</text:span><text:span text:style-name="T90_32"><text:s/></text:span><text:span text:style-name="T90_33">alone</text:span><text:span text:style-name="T90_34">,<text:s/></text:span><text:span text:style-name="T90_35">then</text:span><text:span text:style-name="T90_36"><text:s/></text:span><text:span text:style-name="T90_37">we</text:span><text:span text:style-name="T90_38"><text:s/></text:span><text:span text:style-name="T90_39">would</text:span><text:span text:style-name="T90_40"><text:s/></text:span><text:span text:style-name="T90_41">be</text:span><text:span text:style-name="T90_42"><text:s/></text:span><text:span text:style-name="T90_43">better</text:span><text:span text:style-name="T90_44"><text:s/></text:span><text:span text:style-name="T90_45">off</text:span><text:span text:style-name="T90_46"><text:s/></text:span><text:span text:style-name="T90_47">without</text:span><text:span text:style-name="T90_48"><text:s/></text:span><text:span text:style-name="T90_49">them</text:span><text:span text:style-name="T90_50">.”</text:span></text:p>
      <text:p text:style-name="P91"><text:span text:style-name="T91_1">Red</text:span><text:span text:style-name="T91_2">:<text:s/>“</text:span><text:span text:style-name="T91_3">I</text:span><text:span text:style-name="T91_4"><text:s/></text:span><text:span text:style-name="T91_5">hear</text:span><text:span text:style-name="T91_6"><text:s/></text:span><text:span text:style-name="T91_7">you</text:span><text:span text:style-name="T91_8">,<text:s/></text:span><text:span text:style-name="T91_9">and</text:span><text:span text:style-name="T91_10"><text:s/></text:span><text:span text:style-name="T91_11">we</text:span><text:span text:style-name="T91_12"><text:s/></text:span><text:span text:style-name="T91_13">can</text:span><text:span text:style-name="T91_14">’</text:span><text:span text:style-name="T91_15">t</text:span><text:span text:style-name="T91_16"><text:s/></text:span><text:span text:style-name="T91_17">do</text:span><text:span text:style-name="T91_18"><text:s/></text:span><text:span text:style-name="T91_19">a</text:span><text:span text:style-name="T91_20"><text:s/></text:span><text:span text:style-name="T91_21">thing</text:span><text:span text:style-name="T91_22"><text:s/></text:span><text:span text:style-name="T91_23">with</text:span><text:span text:style-name="T91_24"><text:s/></text:span><text:span text:style-name="T91_25">about</text:span><text:span text:style-name="T91_26"><text:s/>‘</text:span><text:span text:style-name="T91_27">em</text:span><text:span text:style-name="T91_28">.”</text:span></text:p>
      <text:p text:style-name="P92"/>
      <text:p text:style-name="P93"><text:span text:style-name="T93_1">Narrator</text:span><text:span text:style-name="T93_2">:<text:s/></text:span><text:span text:style-name="T93_3">The</text:span><text:span text:style-name="T93_4"><text:s/></text:span><text:span text:style-name="T93_5">children</text:span><text:span text:style-name="T93_6"><text:s/></text:span><text:span text:style-name="T93_7">ran</text:span><text:span text:style-name="T93_8"><text:s/></text:span><text:span text:style-name="T93_9">outside</text:span><text:span text:style-name="T93_10"><text:s/></text:span><text:span text:style-name="T93_11">to</text:span><text:span text:style-name="T93_12"><text:s/></text:span><text:span text:style-name="T93_13">play</text:span><text:span text:style-name="T93_14"><text:s/></text:span><text:span text:style-name="T93_15">with</text:span><text:span text:style-name="T93_16"><text:s/></text:span><text:span text:style-name="T93_17">the</text:span><text:span text:style-name="T93_18"><text:s/></text:span><text:span text:style-name="T93_19">monkey</text:span><text:span text:style-name="T93_20"><text:s/></text:span><text:span text:style-name="T93_21">and</text:span><text:span text:style-name="T93_22"><text:s/></text:span><text:span text:style-name="T93_23">the</text:span><text:span text:style-name="T93_24"><text:s/></text:span><text:span text:style-name="T93_25">rest</text:span><text:span text:style-name="T93_26"><text:s/></text:span><text:span text:style-name="T93_27">followed</text:span><text:span text:style-name="T93_28">,<text:s/></text:span><text:span text:style-name="T93_29">before</text:span><text:span text:style-name="T93_30"><text:s/></text:span><text:span text:style-name="T93_31">long</text:span><text:span text:style-name="T93_32"><text:s/></text:span><text:span text:style-name="T93_33">they</text:span><text:span text:style-name="T93_34"><text:s/></text:span><text:span text:style-name="T93_35">headed</text:span><text:span text:style-name="T93_36"><text:s/></text:span><text:span text:style-name="T93_37">out</text:span><text:span text:style-name="T93_38"><text:s/></text:span><text:span text:style-name="T93_39">once</text:span><text:span text:style-name="T93_40"><text:s/></text:span><text:span text:style-name="T93_41">again</text:span><text:span text:style-name="T93_42"><text:s/></text:span><text:span text:style-name="T93_43">into</text:span><text:span text:style-name="T93_44"><text:s/></text:span><text:span text:style-name="T93_45">the</text:span><text:span text:style-name="T93_46"><text:s/></text:span><text:span text:style-name="T93_47">hot</text:span><text:span text:style-name="T93_48"><text:s/></text:span><text:span text:style-name="T93_49">afternoon</text:span><text:span text:style-name="T93_50">.</text:span></text:p>
      <text:p text:style-name="P94"/>
      <text:p text:style-name="P95"><text:span text:style-name="T95_1">Scene</text:span><text:span text:style-name="T95_2"><text:s/>4</text:span></text:p>
      <text:p text:style-name="P96"><text:span text:style-name="T96_1">[</text:span><text:span text:style-name="T96_2">After</text:span><text:span text:style-name="T96_3"><text:s/></text:span><text:span text:style-name="T96_4">driving</text:span><text:span text:style-name="T96_5"><text:s/></text:span><text:span text:style-name="T96_6">on</text:span><text:span text:style-name="T96_7"><text:s/></text:span><text:span text:style-name="T96_8">the</text:span><text:span text:style-name="T96_9"><text:s/></text:span><text:span text:style-name="T96_10">road</text:span><text:span text:style-name="T96_11"><text:s/></text:span><text:span text:style-name="T96_12">for</text:span><text:span text:style-name="T96_13"><text:s/></text:span><text:span text:style-name="T96_14">a</text:span><text:span text:style-name="T96_15"><text:s/></text:span><text:span text:style-name="T96_16">bit</text:span><text:span text:style-name="T96_17">.]</text:span></text:p>
      <text:p text:style-name="P97"><text:span text:style-name="T97_1">Grandma</text:span><text:span text:style-name="T97_2">:<text:s/></text:span><text:span text:style-name="T97_3">Ohhhhhh</text:span><text:span text:style-name="T97_4">.<text:s/></text:span><text:span text:style-name="T97_5">I</text:span><text:span text:style-name="T97_6"><text:s/></text:span><text:span text:style-name="T97_7">remember</text:span><text:span text:style-name="T97_8"><text:s/></text:span><text:span text:style-name="T97_9">an</text:span><text:span text:style-name="T97_10"><text:s/></text:span><text:span text:style-name="T97_11">old</text:span><text:span text:style-name="T97_12"><text:s/></text:span><text:span text:style-name="T97_13">plantation</text:span><text:span text:style-name="T97_14"><text:s/></text:span><text:span text:style-name="T97_15">that</text:span><text:span text:style-name="T97_16"><text:s/></text:span><text:span text:style-name="T97_17">I</text:span><text:span text:style-name="T97_18"><text:s/></text:span><text:span text:style-name="T97_19">visited</text:span><text:span text:style-name="T97_20"><text:s/></text:span><text:span text:style-name="T97_21">around</text:span><text:span text:style-name="T97_22"><text:s/></text:span><text:span text:style-name="T97_23">here</text:span><text:span text:style-name="T97_24"><text:s/></text:span><text:span text:style-name="T97_25">years</text:span><text:span text:style-name="T97_26"><text:s/></text:span><text:span text:style-name="T97_27">ago</text:span><text:span text:style-name="T97_28"><text:s/></text:span><text:span text:style-name="T97_29">when</text:span><text:span text:style-name="T97_30"><text:s/></text:span><text:span text:style-name="T97_31">I</text:span><text:span text:style-name="T97_32"><text:s/></text:span><text:span text:style-name="T97_33">was</text:span><text:span text:style-name="T97_34"><text:s/></text:span><text:span text:style-name="T97_35">a</text:span><text:span text:style-name="T97_36"><text:s/></text:span><text:span text:style-name="T97_37">young</text:span><text:span text:style-name="T97_38"><text:s/></text:span><text:span text:style-name="T97_39">lady</text:span><text:span text:style-name="T97_40">,<text:s/></text:span><text:span text:style-name="T97_41">I</text:span><text:span text:style-name="T97_42"><text:s/></text:span><text:span text:style-name="T97_43">really</text:span><text:span text:style-name="T97_44"><text:s/></text:span><text:span text:style-name="T97_45">should</text:span><text:span text:style-name="T97_46"><text:s/></text:span><text:span text:style-name="T97_47">like</text:span><text:span text:style-name="T97_48"><text:s/></text:span><text:span text:style-name="T97_49">to</text:span><text:span text:style-name="T97_50"><text:s/></text:span><text:span text:style-name="T97_51">see</text:span><text:span text:style-name="T97_52"><text:s/></text:span><text:span text:style-name="T97_53">that</text:span><text:span text:style-name="T97_54"><text:s/></text:span><text:span text:style-name="T97_55">beautiful</text:span><text:span text:style-name="T97_56"><text:s/></text:span><text:span text:style-name="T97_57">house</text:span><text:span text:style-name="T97_58"><text:s/></text:span><text:span text:style-name="T97_59">again</text:span><text:span text:style-name="T97_60">,<text:s/></text:span><text:span text:style-name="T97_61">just</text:span><text:span text:style-name="T97_62"><text:s/></text:span><text:span text:style-name="T97_63">to</text:span><text:span text:style-name="T97_64"><text:s/></text:span><text:span text:style-name="T97_65">see</text:span><text:span text:style-name="T97_66"><text:s/></text:span><text:span text:style-name="T97_67">if</text:span><text:span text:style-name="T97_68"><text:s/></text:span><text:span text:style-name="T97_69">those</text:span><text:span text:style-name="T97_70"><text:s/></text:span><text:span text:style-name="T97_71">twin</text:span><text:span text:style-name="T97_72"><text:s/></text:span><text:span text:style-name="T97_73">arbors</text:span><text:span text:style-name="T97_74"><text:s/></text:span><text:span text:style-name="T97_75">are</text:span><text:span text:style-name="T97_76"><text:s/></text:span><text:span text:style-name="T97_77">still</text:span><text:span text:style-name="T97_78"><text:s/></text:span><text:span text:style-name="T97_79">standing</text:span><text:span text:style-name="T97_80">,<text:s/></text:span><text:span text:style-name="T97_81">and</text:span><text:span text:style-name="T97_82"><text:s/></text:span><text:span text:style-name="T97_83">I</text:span><text:span text:style-name="T97_84"><text:s/></text:span><text:span text:style-name="T97_85">know</text:span><text:span text:style-name="T97_86"><text:s/></text:span><text:span text:style-name="T97_87">just</text:span><text:span text:style-name="T97_88"><text:s/></text:span><text:span text:style-name="T97_89">the</text:span><text:span text:style-name="T97_90"><text:s/></text:span><text:span text:style-name="T97_91">way</text:span><text:span text:style-name="T97_92"><text:s/></text:span><text:span text:style-name="T97_93">to</text:span><text:span text:style-name="T97_94"><text:s/></text:span><text:span text:style-name="T97_95">go</text:span><text:span text:style-name="T97_96">.</text:span></text:p>
      <text:p text:style-name="P98"><text:span text:style-name="T98_1">Grandma</text:span><text:span text:style-name="T98_2"><text:s/>(</text:span><text:span text:style-name="T98_3">craftily</text:span><text:span text:style-name="T98_4">):<text:s/>"</text:span><text:span text:style-name="T98_5">There</text:span><text:span text:style-name="T98_6"><text:s/></text:span><text:span text:style-name="T98_7">was</text:span><text:span text:style-name="T98_8"><text:s/></text:span><text:span text:style-name="T98_9">a</text:span><text:span text:style-name="T98_10"><text:s/></text:span><text:span text:style-name="T98_11">secret</text:span><text:span text:style-name="T98_12">:-</text:span><text:span text:style-name="T98_13">panel</text:span><text:span text:style-name="T98_14"><text:s/></text:span><text:span text:style-name="T98_15">in</text:span><text:span text:style-name="T98_16"><text:s/></text:span><text:span text:style-name="T98_17">this</text:span><text:span text:style-name="T98_18"><text:s/></text:span><text:span text:style-name="T98_19">house</text:span><text:span text:style-name="T98_20">,<text:s/></text:span><text:span text:style-name="T98_21">and</text:span><text:span text:style-name="T98_22"><text:s/></text:span><text:span text:style-name="T98_23">the</text:span><text:span text:style-name="T98_24"><text:s/></text:span><text:span text:style-name="T98_25">story</text:span><text:span text:style-name="T98_26"><text:s/></text:span><text:span text:style-name="T98_27">went</text:span><text:span text:style-name="T98_28"><text:s/></text:span><text:span text:style-name="T98_29">that</text:span><text:span text:style-name="T98_30"><text:s/></text:span><text:span text:style-name="T98_31">all</text:span><text:span text:style-name="T98_32"><text:s/></text:span><text:span text:style-name="T98_33">the</text:span><text:span text:style-name="T98_34"><text:s/></text:span><text:span text:style-name="T98_35">family</text:span><text:span text:style-name="T98_36"><text:s/></text:span><text:span text:style-name="T98_37">silver</text:span><text:span text:style-name="T98_38"><text:s/></text:span><text:span text:style-name="T98_39">was</text:span><text:span text:style-name="T98_40"><text:s/></text:span><text:span text:style-name="T98_41">hidden</text:span><text:span text:style-name="T98_42"><text:s/></text:span><text:span text:style-name="T98_43">in</text:span><text:span text:style-name="T98_44"><text:s/></text:span><text:span text:style-name="T98_45">it</text:span><text:span text:style-name="T98_46"><text:s/></text:span><text:span text:style-name="T98_47">when</text:span><text:span text:style-name="T98_48"><text:s/></text:span><text:span text:style-name="T98_49">Sherman</text:span><text:span text:style-name="T98_50"><text:s/></text:span><text:span text:style-name="T98_51">came</text:span><text:span text:style-name="T98_52"><text:s/></text:span><text:span text:style-name="T98_53">through</text:span><text:span text:style-name="T98_54"><text:s/></text:span><text:span text:style-name="T98_55">but</text:span><text:span text:style-name="T98_56"><text:s/></text:span><text:span text:style-name="T98_57">it</text:span><text:span text:style-name="T98_58"><text:s/></text:span><text:span text:style-name="T98_59">was</text:span><text:span text:style-name="T98_60"><text:s/></text:span><text:span text:style-name="T98_61">never</text:span><text:span text:style-name="T98_62"><text:s/></text:span><text:span text:style-name="T98_63">found</text:span><text:span text:style-name="T98_64"><text:s/>.<text:s/>.<text:s/>."</text:span></text:p>
      <text:p text:style-name="P99"><text:span text:style-name="T99_1">John</text:span><text:span text:style-name="T99_2"><text:s/>(</text:span><text:span text:style-name="T99_3">rapid</text:span><text:span text:style-name="T99_4"><text:s/></text:span><text:span text:style-name="T99_5">fire</text:span><text:span text:style-name="T99_6">):<text:s/>"</text:span><text:span text:style-name="T99_7">Hey</text:span><text:span text:style-name="T99_8">!<text:s/></text:span><text:span text:style-name="T99_9">Let</text:span><text:span text:style-name="T99_10">'</text:span><text:span text:style-name="T99_11">s</text:span><text:span text:style-name="T99_12"><text:s/></text:span><text:span text:style-name="T99_13">go</text:span><text:span text:style-name="T99_14"><text:s/></text:span><text:span text:style-name="T99_15">see</text:span><text:span text:style-name="T99_16"><text:s/></text:span><text:span text:style-name="T99_17">it</text:span><text:span text:style-name="T99_18">!<text:s/></text:span><text:span text:style-name="T99_19">We</text:span><text:span text:style-name="T99_20">'</text:span><text:span text:style-name="T99_21">ll</text:span><text:span text:style-name="T99_22"><text:s/></text:span><text:span text:style-name="T99_23">find</text:span><text:span text:style-name="T99_24"><text:s/></text:span><text:span text:style-name="T99_25">it</text:span><text:span text:style-name="T99_26">!<text:s/></text:span><text:span text:style-name="T99_27">We</text:span><text:span text:style-name="T99_28">'</text:span><text:span text:style-name="T99_29">ll</text:span><text:span text:style-name="T99_30"><text:s/></text:span><text:span text:style-name="T99_31">poke</text:span><text:span text:style-name="T99_32"><text:s/></text:span><text:span text:style-name="T99_33">all</text:span><text:span text:style-name="T99_34"><text:s/></text:span><text:span text:style-name="T99_35">the</text:span><text:span text:style-name="T99_36"><text:s/></text:span><text:span text:style-name="T99_37">woodwork</text:span><text:span text:style-name="T99_38"><text:s/></text:span><text:span text:style-name="T99_39">and</text:span><text:span text:style-name="T99_40"><text:s/></text:span><text:span text:style-name="T99_41">find</text:span><text:span text:style-name="T99_42"><text:s/></text:span><text:span text:style-name="T99_43">it</text:span><text:span text:style-name="T99_44">!<text:s/></text:span><text:span text:style-name="T99_45">Who</text:span><text:span text:style-name="T99_46"><text:s/></text:span><text:span text:style-name="T99_47">lives</text:span><text:span text:style-name="T99_48"><text:s/></text:span><text:span text:style-name="T99_49">there</text:span><text:span text:style-name="T99_50">?<text:s/></text:span><text:span text:style-name="T99_51">Where</text:span><text:span text:style-name="T99_52"><text:s/></text:span><text:span text:style-name="T99_53">do</text:span><text:span text:style-name="T99_54"><text:s/></text:span><text:span text:style-name="T99_55">you</text:span><text:span text:style-name="T99_56"><text:s/></text:span><text:span text:style-name="T99_57">turn</text:span><text:span text:style-name="T99_58"><text:s/></text:span><text:span text:style-name="T99_59">off</text:span><text:span text:style-name="T99_60"><text:s/></text:span><text:span text:style-name="T99_61">at</text:span><text:span text:style-name="T99_62">?<text:s/></text:span><text:span text:style-name="T99_63">Hey</text:span><text:span text:style-name="T99_64"><text:s/></text:span><text:span text:style-name="T99_65">Pop</text:span><text:span text:style-name="T99_66">,<text:s/></text:span><text:span text:style-name="T99_67">can</text:span><text:span text:style-name="T99_68">'</text:span><text:span text:style-name="T99_69">t</text:span><text:span text:style-name="T99_70"><text:s/></text:span><text:span text:style-name="T99_71">we</text:span><text:span text:style-name="T99_72"><text:s/></text:span><text:span text:style-name="T99_73">turn</text:span><text:span text:style-name="T99_74"><text:s/></text:span><text:span text:style-name="T99_75">off</text:span><text:span text:style-name="T99_76"><text:s/></text:span><text:span text:style-name="T99_77">there</text:span><text:span text:style-name="T99_78">?"</text:span></text:p>
      <text:p text:style-name="P100"><text:span text:style-name="T100_1">June</text:span><text:span text:style-name="T100_2">:"</text:span><text:span text:style-name="T100_3">We</text:span><text:span text:style-name="T100_4"><text:s/></text:span><text:span text:style-name="T100_5">never</text:span><text:span text:style-name="T100_6"><text:s/></text:span><text:span text:style-name="T100_7">have</text:span><text:span text:style-name="T100_8"><text:s/></text:span><text:span text:style-name="T100_9">seen</text:span><text:span text:style-name="T100_10"><text:s/></text:span><text:span text:style-name="T100_11">a</text:span><text:span text:style-name="T100_12"><text:s/></text:span><text:span text:style-name="T100_13">house</text:span><text:span text:style-name="T100_14"><text:s/></text:span><text:span text:style-name="T100_15">with</text:span><text:span text:style-name="T100_16"><text:s/></text:span><text:span text:style-name="T100_17">a</text:span><text:span text:style-name="T100_18"><text:s/></text:span><text:span text:style-name="T100_19">secret</text:span><text:span text:style-name="T100_20"><text:s/></text:span><text:span text:style-name="T100_21">panel</text:span><text:span text:style-name="T100_22">!<text:s/></text:span><text:span text:style-name="T100_23">Let</text:span><text:span text:style-name="T100_24">'</text:span><text:span text:style-name="T100_25">s</text:span><text:span text:style-name="T100_26"><text:s/></text:span><text:span text:style-name="T100_27">go</text:span><text:span text:style-name="T100_28"><text:s/></text:span><text:span text:style-name="T100_29">to</text:span><text:span text:style-name="T100_30"><text:s/></text:span><text:span text:style-name="T100_31">the</text:span><text:span text:style-name="T100_32"><text:s/></text:span><text:span text:style-name="T100_33">house</text:span><text:span text:style-name="T100_34"><text:s/></text:span><text:span text:style-name="T100_35">with</text:span><text:span text:style-name="T100_36"><text:s/></text:span><text:span text:style-name="T100_37">the</text:span><text:span text:style-name="T100_38"><text:s/></text:span><text:span text:style-name="T100_39">secret</text:span><text:span text:style-name="T100_40"><text:s/></text:span><text:span text:style-name="T100_41">panel</text:span><text:span text:style-name="T100_42">!<text:s/></text:span><text:span text:style-name="T100_43">Hey</text:span><text:span text:style-name="T100_44"><text:s/></text:span><text:span text:style-name="T100_45">Pop</text:span><text:span text:style-name="T100_46">,<text:s/></text:span><text:span text:style-name="T100_47">can</text:span><text:span text:style-name="T100_48">'</text:span><text:span text:style-name="T100_49">t</text:span><text:span text:style-name="T100_50"><text:s/></text:span><text:span text:style-name="T100_51">we</text:span><text:span text:style-name="T100_52"><text:s/></text:span><text:span text:style-name="T100_53">go</text:span><text:span text:style-name="T100_54"><text:s/></text:span><text:span text:style-name="T100_55">see</text:span><text:span text:style-name="T100_56"><text:s/></text:span><text:span text:style-name="T100_57">the</text:span><text:span text:style-name="T100_58"><text:s/></text:span><text:span text:style-name="T100_59">house</text:span><text:span text:style-name="T100_60"><text:s/></text:span><text:span text:style-name="T100_61">with</text:span><text:span text:style-name="T100_62"><text:s/></text:span><text:span text:style-name="T100_63">the</text:span><text:span text:style-name="T100_64"><text:s/></text:span><text:span text:style-name="T100_65">secret</text:span><text:span text:style-name="T100_66"><text:s/></text:span><text:span text:style-name="T100_67">panel</text:span><text:span text:style-name="T100_68">!"</text:span></text:p>
      <text:p text:style-name="P101"><text:span text:style-name="T101_1">Grandma</text:span><text:span text:style-name="T101_2">:<text:s/>"</text:span><text:span text:style-name="T101_3">It</text:span><text:span text:style-name="T101_4">'</text:span><text:span text:style-name="T101_5">s</text:span><text:span text:style-name="T101_6"><text:s/></text:span><text:span text:style-name="T101_7">not</text:span><text:span text:style-name="T101_8"><text:s/></text:span><text:span text:style-name="T101_9">far</text:span><text:span text:style-name="T101_10"><text:s/></text:span><text:span text:style-name="T101_11">from</text:span><text:span text:style-name="T101_12"><text:s/></text:span><text:span text:style-name="T101_13">here</text:span><text:span text:style-name="T101_14">,<text:s/></text:span><text:span text:style-name="T101_15">I</text:span><text:span text:style-name="T101_16"><text:s/></text:span><text:span text:style-name="T101_17">know</text:span><text:span text:style-name="T101_18">,"<text:s/></text:span><text:span text:style-name="T101_19">the</text:span><text:span text:style-name="T101_20"><text:s/></text:span><text:span text:style-name="T101_21">grandmother</text:span><text:span text:style-name="T101_22"><text:s/></text:span><text:span text:style-name="T101_23">said</text:span><text:span text:style-name="T101_24">.<text:s/>"</text:span><text:span text:style-name="T101_25">It</text:span><text:span text:style-name="T101_26"><text:s/></text:span><text:span text:style-name="T101_27">wouldn</text:span><text:span text:style-name="T101_28">'</text:span><text:span text:style-name="T101_29">t</text:span><text:span text:style-name="T101_30"><text:s/></text:span><text:span text:style-name="T101_31">take</text:span><text:span text:style-name="T101_32"><text:s/></text:span><text:span text:style-name="T101_33">over</text:span><text:span text:style-name="T101_34"><text:s/></text:span><text:span text:style-name="T101_35">twenty</text:span><text:span text:style-name="T101_36"><text:s/></text:span><text:span text:style-name="T101_37">minutes</text:span><text:span text:style-name="T101_38">."</text:span></text:p>
      <text:p text:style-name="P102"><text:span text:style-name="T102_1">Bailey</text:span><text:span text:style-name="T102_2">(</text:span><text:span text:style-name="T102_3">firmly</text:span><text:span text:style-name="T102_4">):<text:s/>"</text:span><text:span text:style-name="T102_5">No</text:span><text:span text:style-name="T102_6">."<text:s/></text:span></text:p>
      <text:p text:style-name="P103"><text:span text:style-name="T103_1">June</text:span><text:span text:style-name="T103_2">(</text:span><text:span text:style-name="T103_3">whining</text:span><text:span text:style-name="T103_4">):<text:s/>“</text:span><text:span text:style-name="T103_5">But</text:span><text:span text:style-name="T103_6"><text:s/></text:span><text:span text:style-name="T103_7">I</text:span><text:span text:style-name="T103_8"><text:s/></text:span><text:span text:style-name="T103_9">wanna</text:span><text:span text:style-name="T103_10"><text:s/></text:span><text:span text:style-name="T103_11">go</text:span><text:span text:style-name="T103_12"><text:s/></text:span><text:span text:style-name="T103_13">see</text:span><text:span text:style-name="T103_14"><text:s/></text:span><text:span text:style-name="T103_15">the</text:span><text:span text:style-name="T103_16"><text:s/></text:span><text:span text:style-name="T103_17">house</text:span><text:span text:style-name="T103_18">.<text:s/></text:span><text:span text:style-name="T103_19">Please</text:span><text:span text:style-name="T103_20"><text:s/></text:span><text:span text:style-name="T103_21">dad</text:span><text:span text:style-name="T103_22">,<text:s/></text:span><text:span text:style-name="T103_23">please</text:span><text:span text:style-name="T103_24"><text:s/></text:span><text:span text:style-name="T103_25">please</text:span><text:span text:style-name="T103_26"><text:s/></text:span><text:span text:style-name="T103_27">please</text:span><text:span text:style-name="T103_28"><text:s/></text:span><text:span text:style-name="T103_29">please</text:span><text:span text:style-name="T103_30"><text:s/></text:span><text:span text:style-name="T103_31">please</text:span><text:span text:style-name="T103_32">?”</text:span></text:p>
      <text:p text:style-name="P104"><text:span text:style-name="T104_1">John</text:span><text:span text:style-name="T104_2">(</text:span><text:span text:style-name="T104_3">whining</text:span><text:span text:style-name="T104_4">):<text:s/>“</text:span><text:span text:style-name="T104_5">Come</text:span><text:span text:style-name="T104_6"><text:s/></text:span><text:span text:style-name="T104_7">on</text:span><text:span text:style-name="T104_8"><text:s/></text:span><text:span text:style-name="T104_9">dad</text:span><text:span text:style-name="T104_10">,<text:s/></text:span><text:span text:style-name="T104_11">we</text:span><text:span text:style-name="T104_12"><text:s/></text:span><text:span text:style-name="T104_13">never</text:span><text:span text:style-name="T104_14"><text:s/></text:span><text:span text:style-name="T104_15">have</text:span><text:span text:style-name="T104_16"><text:s/></text:span><text:span text:style-name="T104_17">any</text:span><text:span text:style-name="T104_18"><text:s/></text:span><text:span text:style-name="T104_19">fun</text:span><text:span text:style-name="T104_20">.”</text:span></text:p>
      <text:p text:style-name="P105"><text:span text:style-name="T105_1">[</text:span><text:span text:style-name="T105_2">crying</text:span><text:span text:style-name="T105_3"><text:s/></text:span><text:span text:style-name="T105_4">baby</text:span><text:span text:style-name="T105_5">]</text:span></text:p>
      <text:p text:style-name="P106"><text:span text:style-name="T106_1">[</text:span><text:span text:style-name="T106_2">banging</text:span><text:span text:style-name="T106_3"><text:s/></text:span><text:span text:style-name="T106_4">on</text:span><text:span text:style-name="T106_5"><text:s/></text:span><text:span text:style-name="T106_6">the</text:span><text:span text:style-name="T106_7"><text:s/></text:span><text:span text:style-name="T106_8">seats</text:span><text:span text:style-name="T106_9">]</text:span></text:p>
      <text:p text:style-name="P107"><text:span text:style-name="T107_1">John</text:span><text:span text:style-name="T107_2"><text:s/></text:span><text:span text:style-name="T107_3">and</text:span><text:span text:style-name="T107_4"><text:s/></text:span><text:span text:style-name="T107_5">June</text:span><text:span text:style-name="T107_6"><text:s/>(</text:span><text:span text:style-name="T107_7">escalating</text:span><text:span text:style-name="T107_8"><text:s/></text:span><text:span text:style-name="T107_9">into</text:span><text:span text:style-name="T107_10"><text:s/></text:span><text:span text:style-name="T107_11">a</text:span><text:span text:style-name="T107_12"><text:s/></text:span><text:span text:style-name="T107_13">scream</text:span><text:span text:style-name="T107_14">):<text:s/>“</text:span><text:span text:style-name="T107_15">DaaaaaaaaAAAAAAAAAAAAD</text:span><text:span text:style-name="T107_16">”</text:span></text:p>
      <text:p text:style-name="P108"><text:span text:style-name="T108_1">John</text:span><text:span text:style-name="T108_2">(</text:span><text:span text:style-name="T108_3">whining</text:span><text:span text:style-name="T108_4">):<text:s/>“</text:span><text:span text:style-name="T108_5">Come</text:span><text:span text:style-name="T108_6"><text:s/></text:span><text:span text:style-name="T108_7">on</text:span><text:span text:style-name="T108_8">!<text:s/></text:span><text:span text:style-name="T108_9">Come</text:span><text:span text:style-name="T108_10"><text:s/></text:span><text:span text:style-name="T108_11">on</text:span><text:span text:style-name="T108_12"><text:s/></text:span><text:span text:style-name="T108_13">dad</text:span><text:span text:style-name="T108_14">.<text:s/></text:span><text:span text:style-name="T108_15">Please</text:span><text:span text:style-name="T108_16">?”</text:span></text:p>
      <text:p text:style-name="P109"><text:span text:style-name="T109_1">June</text:span><text:span text:style-name="T109_2">(</text:span><text:span text:style-name="T109_3">whining</text:span><text:span text:style-name="T109_4">):<text:s/>“</text:span><text:span text:style-name="T109_5">Dad</text:span><text:span text:style-name="T109_6"><text:s/></text:span><text:span text:style-name="T109_7">who</text:span><text:span text:style-name="T109_8"><text:s/></text:span><text:span text:style-name="T109_9">come</text:span><text:span text:style-name="T109_10"><text:s/></text:span><text:span text:style-name="T109_11">we</text:span><text:span text:style-name="T109_12"><text:s/></text:span><text:span text:style-name="T109_13">can</text:span><text:span text:style-name="T109_14">’</text:span><text:span text:style-name="T109_15">t</text:span><text:span text:style-name="T109_16"><text:s/></text:span><text:span text:style-name="T109_17">do</text:span><text:span text:style-name="T109_18"><text:s/></text:span><text:span text:style-name="T109_19">what</text:span><text:span text:style-name="T109_20"><text:s/></text:span><text:span text:style-name="T109_21">we</text:span><text:span text:style-name="T109_22"><text:s/></text:span><text:span text:style-name="T109_23">want</text:span><text:span text:style-name="T109_24"><text:s/></text:span><text:span text:style-name="T109_25">on</text:span><text:span text:style-name="T109_26"><text:s/></text:span><text:span text:style-name="T109_27">vacation</text:span><text:span text:style-name="T109_28">?”</text:span></text:p>
      <text:p text:style-name="P110"><text:span text:style-name="T110_1">Bailey</text:span><text:span text:style-name="T110_2"><text:s/>(</text:span><text:span text:style-name="T110_3">shouting</text:span><text:span text:style-name="T110_4">):<text:s/>"</text:span><text:span text:style-name="T110_5">All</text:span><text:span text:style-name="T110_6"><text:s/></text:span><text:span text:style-name="T110_7">right</text:span><text:span text:style-name="T110_8">!"<text:s/>"</text:span><text:span text:style-name="T110_9">Will</text:span><text:span text:style-name="T110_10"><text:s/></text:span><text:span text:style-name="T110_11">you</text:span><text:span text:style-name="T110_12"><text:s/></text:span><text:span text:style-name="T110_13">all</text:span><text:span text:style-name="T110_14"><text:s/></text:span><text:span text:style-name="T110_15">shut</text:span><text:span text:style-name="T110_16"><text:s/></text:span><text:span text:style-name="T110_17">up</text:span><text:span text:style-name="T110_18">?<text:s/></text:span><text:span text:style-name="T110_19">Will</text:span><text:span text:style-name="T110_20"><text:s/></text:span><text:span text:style-name="T110_21">you</text:span><text:span text:style-name="T110_22"><text:s/></text:span><text:span text:style-name="T110_23">all</text:span><text:span text:style-name="T110_24"><text:s/></text:span><text:span text:style-name="T110_25">just</text:span><text:span text:style-name="T110_26"><text:s/></text:span><text:span text:style-name="T110_27">shut</text:span><text:span text:style-name="T110_28"><text:s/></text:span><text:span text:style-name="T110_29">up</text:span><text:span text:style-name="T110_30"><text:s/></text:span><text:span text:style-name="T110_31">for</text:span><text:span text:style-name="T110_32"><text:s/></text:span><text:span text:style-name="T110_33">one</text:span><text:span text:style-name="T110_34"><text:s/></text:span><text:span text:style-name="T110_35">second</text:span><text:span text:style-name="T110_36">?<text:s/></text:span><text:span text:style-name="T110_37">If</text:span><text:span text:style-name="T110_38"><text:s/></text:span><text:span text:style-name="T110_39">you</text:span><text:span text:style-name="T110_40"><text:s/></text:span><text:span text:style-name="T110_41">don</text:span><text:span text:style-name="T110_42">'</text:span><text:span text:style-name="T110_43">t</text:span><text:span text:style-name="T110_44"><text:s/></text:span><text:span text:style-name="T110_45">shut</text:span><text:span text:style-name="T110_46"><text:s/></text:span><text:span text:style-name="T110_47">up</text:span><text:span text:style-name="T110_48">,<text:s/></text:span><text:span text:style-name="T110_49">we</text:span><text:span text:style-name="T110_50"><text:s/></text:span><text:span text:style-name="T110_51">won</text:span><text:span text:style-name="T110_52">'</text:span><text:span text:style-name="T110_53">t</text:span><text:span text:style-name="T110_54"><text:s/></text:span><text:span text:style-name="T110_55">go</text:span><text:span text:style-name="T110_56"><text:s/></text:span><text:span text:style-name="T110_57">anywhere</text:span><text:span text:style-name="T110_58">."</text:span></text:p>
      <text:p text:style-name="P111"><text:span text:style-name="T111_1">Grandma</text:span><text:span text:style-name="T111_2">:<text:s/>"</text:span><text:span text:style-name="T111_3">It</text:span><text:span text:style-name="T111_4"><text:s/></text:span><text:span text:style-name="T111_5">would</text:span><text:span text:style-name="T111_6"><text:s/></text:span><text:span text:style-name="T111_7">be</text:span><text:span text:style-name="T111_8"><text:s/></text:span><text:span text:style-name="T111_9">very</text:span><text:span text:style-name="T111_10"><text:s/></text:span><text:span text:style-name="T111_11">educational</text:span><text:span text:style-name="T111_12"><text:s/></text:span><text:span text:style-name="T111_13">for</text:span><text:span text:style-name="T111_14"><text:s/></text:span><text:span text:style-name="T111_15">them</text:span><text:span text:style-name="T111_16">,"<text:s/></text:span><text:span text:style-name="T111_17">the</text:span><text:span text:style-name="T111_18"><text:s/></text:span><text:span text:style-name="T111_19">grandmother</text:span><text:span text:style-name="T111_20"><text:s/></text:span><text:span text:style-name="T111_21">murmured</text:span><text:span text:style-name="T111_22">.</text:span></text:p>
      <text:p text:style-name="P112"><text:span text:style-name="T112_1">Bailey</text:span><text:span text:style-name="T112_2">:<text:s/>"</text:span><text:span text:style-name="T112_3">All</text:span><text:span text:style-name="T112_4"><text:s/></text:span><text:span text:style-name="T112_5">right</text:span><text:span text:style-name="T112_6">,"<text:s/></text:span><text:span text:style-name="T112_7">Bailey</text:span><text:span text:style-name="T112_8"><text:s/></text:span><text:span text:style-name="T112_9">said</text:span><text:span text:style-name="T112_10">,<text:s/>"</text:span><text:span text:style-name="T112_11">but</text:span><text:span text:style-name="T112_12"><text:s/></text:span><text:span text:style-name="T112_13">get</text:span><text:span text:style-name="T112_14"><text:s/></text:span><text:span text:style-name="T112_15">this</text:span><text:span text:style-name="T112_16">:<text:s/></text:span><text:span text:style-name="T112_17">this</text:span><text:span text:style-name="T112_18"><text:s/></text:span><text:span text:style-name="T112_19">is</text:span><text:span text:style-name="T112_20"><text:s/></text:span><text:span text:style-name="T112_21">the</text:span><text:span text:style-name="T112_22"><text:s/></text:span><text:span text:style-name="T112_23">only</text:span><text:span text:style-name="T112_24"><text:s/></text:span><text:span text:style-name="T112_25">time</text:span><text:span text:style-name="T112_26"><text:s/></text:span><text:span text:style-name="T112_27">we</text:span><text:span text:style-name="T112_28">'</text:span><text:span text:style-name="T112_29">re</text:span><text:span text:style-name="T112_30"><text:s/></text:span><text:span text:style-name="T112_31">going</text:span><text:span text:style-name="T112_32"><text:s/></text:span><text:span text:style-name="T112_33">to</text:span><text:span text:style-name="T112_34"><text:s/></text:span><text:span text:style-name="T112_35">stop</text:span><text:span text:style-name="T112_36"><text:s/></text:span><text:span text:style-name="T112_37">for</text:span><text:span text:style-name="T112_38"><text:s/></text:span><text:span text:style-name="T112_39">anything</text:span><text:span text:style-name="T112_40"><text:s/></text:span><text:span text:style-name="T112_41">like</text:span><text:span text:style-name="T112_42"><text:s/></text:span><text:span text:style-name="T112_43">this</text:span><text:span text:style-name="T112_44">.<text:s/></text:span><text:span text:style-name="T112_45">This</text:span><text:span text:style-name="T112_46"><text:s/></text:span><text:span text:style-name="T112_47">is</text:span><text:span text:style-name="T112_48"><text:s/></text:span><text:span text:style-name="T112_49">the</text:span><text:span text:style-name="T112_50"><text:s/></text:span><text:span text:style-name="T112_51">one</text:span><text:span text:style-name="T112_52"><text:s/></text:span><text:span text:style-name="T112_53">and</text:span><text:span text:style-name="T112_54"><text:s/></text:span><text:span text:style-name="T112_55">only</text:span><text:span text:style-name="T112_56"><text:s/></text:span><text:span text:style-name="T112_57">time</text:span><text:span text:style-name="T112_58">."</text:span></text:p>
      <text:p text:style-name="P113"><text:span text:style-name="T113_1">Grandma</text:span><text:span text:style-name="T113_2">:<text:s/>"</text:span><text:span text:style-name="T113_3">The</text:span><text:span text:style-name="T113_4"><text:s/></text:span><text:span text:style-name="T113_5">dirt</text:span><text:span text:style-name="T113_6"><text:s/></text:span><text:span text:style-name="T113_7">road</text:span><text:span text:style-name="T113_8"><text:s/></text:span><text:span text:style-name="T113_9">that</text:span><text:span text:style-name="T113_10"><text:s/></text:span><text:span text:style-name="T113_11">you</text:span><text:span text:style-name="T113_12"><text:s/></text:span><text:span text:style-name="T113_13">have</text:span><text:span text:style-name="T113_14"><text:s/></text:span><text:span text:style-name="T113_15">to</text:span><text:span text:style-name="T113_16"><text:s/></text:span><text:span text:style-name="T113_17">turn</text:span><text:span text:style-name="T113_18"><text:s/></text:span><text:span text:style-name="T113_19">down</text:span><text:span text:style-name="T113_20"><text:s/></text:span><text:span text:style-name="T113_21">is</text:span><text:span text:style-name="T113_22"><text:s/></text:span><text:span text:style-name="T113_23">about</text:span><text:span text:style-name="T113_24"><text:s/></text:span><text:span text:style-name="T113_25">a</text:span><text:span text:style-name="T113_26"><text:s/></text:span><text:span text:style-name="T113_27">mile</text:span><text:span text:style-name="T113_28"><text:s/></text:span><text:span text:style-name="T113_29">back</text:span><text:span text:style-name="T113_30">.<text:s/></text:span><text:span text:style-name="T113_31">I</text:span><text:span text:style-name="T113_32"><text:s/></text:span><text:span text:style-name="T113_33">marked</text:span><text:span text:style-name="T113_34"><text:s/></text:span><text:span text:style-name="T113_35">it</text:span><text:span text:style-name="T113_36"><text:s/></text:span><text:span text:style-name="T113_37">when</text:span><text:span text:style-name="T113_38"><text:s/></text:span><text:span text:style-name="T113_39">we</text:span><text:span text:style-name="T113_40"><text:s/></text:span><text:span text:style-name="T113_41">passed</text:span><text:span text:style-name="T113_42">."</text:span></text:p>
      <text:p text:style-name="P114"><text:span text:style-name="T114_1">Bailey</text:span><text:span text:style-name="T114_2"><text:s/>(</text:span><text:span text:style-name="T114_3">groaning</text:span><text:span text:style-name="T114_4">):"</text:span><text:span text:style-name="T114_5">A</text:span><text:span text:style-name="T114_6"><text:s/></text:span><text:span text:style-name="T114_7">dirt</text:span><text:span text:style-name="T114_8"><text:s/></text:span><text:span text:style-name="T114_9">road</text:span><text:span text:style-name="T114_10">,"</text:span></text:p>
      <text:p text:style-name="P115"><text:span text:style-name="T115_1">[</text:span><text:span text:style-name="T115_2">driving</text:span><text:span text:style-name="T115_3"><text:s/></text:span><text:span text:style-name="T115_4">on</text:span><text:span text:style-name="T115_5"><text:s/></text:span><text:span text:style-name="T115_6">dirt</text:span><text:span text:style-name="T115_7">]</text:span></text:p>
      <text:p text:style-name="P116"><text:span text:style-name="T116_1">John</text:span><text:span text:style-name="T116_2"><text:s/></text:span><text:span text:style-name="T116_3">Wesley</text:span><text:span text:style-name="T116_4">:<text:s/>“</text:span><text:span text:style-name="T116_5">The</text:span><text:span text:style-name="T116_6"><text:s/></text:span><text:span text:style-name="T116_7">secret</text:span><text:span text:style-name="T116_8"><text:s/></text:span><text:span text:style-name="T116_9">panel</text:span><text:span text:style-name="T116_10"><text:s/></text:span><text:span text:style-name="T116_11">is</text:span><text:span text:style-name="T116_12"><text:s/></text:span><text:span text:style-name="T116_13">probably</text:span><text:span text:style-name="T116_14"><text:s/></text:span><text:span text:style-name="T116_15">in</text:span><text:span text:style-name="T116_16"><text:s/></text:span><text:span text:style-name="T116_17">the</text:span><text:span text:style-name="T116_18"><text:s/></text:span><text:span text:style-name="T116_19">fireplace</text:span><text:span text:style-name="T116_20">.”</text:span></text:p>
      <text:p text:style-name="P117"><text:span text:style-name="T117_1">Bailey</text:span><text:span text:style-name="T117_2">:<text:s/>"</text:span><text:span text:style-name="T117_3">You</text:span><text:span text:style-name="T117_4"><text:s/></text:span><text:span text:style-name="T117_5">can</text:span><text:span text:style-name="T117_6">'</text:span><text:span text:style-name="T117_7">t</text:span><text:span text:style-name="T117_8"><text:s/></text:span><text:span text:style-name="T117_9">go</text:span><text:span text:style-name="T117_10"><text:s/></text:span><text:span text:style-name="T117_11">inside</text:span><text:span text:style-name="T117_12"><text:s/></text:span><text:span text:style-name="T117_13">this</text:span><text:span text:style-name="T117_14"><text:s/></text:span><text:span text:style-name="T117_15">house</text:span><text:span text:style-name="T117_16">,"<text:s/>"</text:span><text:span text:style-name="T117_17">You</text:span><text:span text:style-name="T117_18"><text:s/></text:span><text:span text:style-name="T117_19">don</text:span><text:span text:style-name="T117_20">'</text:span><text:span text:style-name="T117_21">t</text:span><text:span text:style-name="T117_22"><text:s/></text:span><text:span text:style-name="T117_23">know</text:span><text:span text:style-name="T117_24"><text:s/></text:span><text:span text:style-name="T117_25">who</text:span><text:span text:style-name="T117_26"><text:s/></text:span><text:span text:style-name="T117_27">lives</text:span><text:span text:style-name="T117_28"><text:s/></text:span><text:span text:style-name="T117_29">there</text:span><text:span text:style-name="T117_30">."</text:span></text:p>
      <text:p text:style-name="P118"><text:span text:style-name="T118_1">John</text:span><text:span text:style-name="T118_2">:<text:s/>"</text:span><text:span text:style-name="T118_3">While</text:span><text:span text:style-name="T118_4"><text:s/></text:span><text:span text:style-name="T118_5">you</text:span><text:span text:style-name="T118_6"><text:s/></text:span><text:span text:style-name="T118_7">all</text:span><text:span text:style-name="T118_8"><text:s/></text:span><text:span text:style-name="T118_9">talk</text:span><text:span text:style-name="T118_10"><text:s/></text:span><text:span text:style-name="T118_11">to</text:span><text:span text:style-name="T118_12"><text:s/></text:span><text:span text:style-name="T118_13">the</text:span><text:span text:style-name="T118_14"><text:s/></text:span><text:span text:style-name="T118_15">people</text:span><text:span text:style-name="T118_16"><text:s/></text:span><text:span text:style-name="T118_17">in</text:span><text:span text:style-name="T118_18"><text:s/></text:span><text:span text:style-name="T118_19">front</text:span><text:span text:style-name="T118_20">,<text:s/></text:span><text:span text:style-name="T118_21">I</text:span><text:span text:style-name="T118_22">'</text:span><text:span text:style-name="T118_23">ll</text:span><text:span text:style-name="T118_24"><text:s/></text:span><text:span text:style-name="T118_25">run</text:span><text:span text:style-name="T118_26"><text:s/></text:span><text:span text:style-name="T118_27">around</text:span><text:span text:style-name="T118_28"><text:s/></text:span><text:span text:style-name="T118_29">behind</text:span><text:span text:style-name="T118_30"><text:s/></text:span><text:span text:style-name="T118_31">and</text:span><text:span text:style-name="T118_32"><text:s/></text:span><text:span text:style-name="T118_33">get</text:span><text:span text:style-name="T118_34"><text:s/></text:span><text:span text:style-name="T118_35">in</text:span><text:span text:style-name="T118_36"><text:s/></text:span><text:span text:style-name="T118_37">a</text:span><text:span text:style-name="T118_38"><text:s/></text:span><text:span text:style-name="T118_39">window</text:span><text:span text:style-name="T118_40">,"</text:span></text:p>
      <text:p text:style-name="P119"><text:span text:style-name="T119_1">Mom</text:span><text:span text:style-name="T119_2">:<text:s/>"</text:span><text:span text:style-name="T119_3">We</text:span><text:span text:style-name="T119_4">'</text:span><text:span text:style-name="T119_5">ll</text:span><text:span text:style-name="T119_6"><text:s/></text:span><text:span text:style-name="T119_7">all</text:span><text:span text:style-name="T119_8"><text:s/></text:span><text:span text:style-name="T119_9">stay</text:span><text:span text:style-name="T119_10"><text:s/></text:span><text:span text:style-name="T119_11">in</text:span><text:span text:style-name="T119_12"><text:s/></text:span><text:span text:style-name="T119_13">the</text:span><text:span text:style-name="T119_14"><text:s/></text:span><text:span text:style-name="T119_15">car</text:span><text:span text:style-name="T119_16">.”</text:span></text:p>
      <text:p text:style-name="P120"><text:span text:style-name="T120_1">Narrator</text:span><text:span text:style-name="T120_2">:<text:s/></text:span><text:span text:style-name="T120_3">The</text:span><text:span text:style-name="T120_4"><text:s/></text:span><text:span text:style-name="T120_5">road</text:span><text:span text:style-name="T120_6"><text:s/></text:span><text:span text:style-name="T120_7">looked</text:span><text:span text:style-name="T120_8"><text:s/></text:span><text:span text:style-name="T120_9">as</text:span><text:span text:style-name="T120_10"><text:s/></text:span><text:span text:style-name="T120_11">if</text:span><text:span text:style-name="T120_12"><text:s/></text:span><text:span text:style-name="T120_13">no</text:span><text:span text:style-name="T120_14"><text:s/></text:span><text:span text:style-name="T120_15">one</text:span><text:span text:style-name="T120_16"><text:s/></text:span><text:span text:style-name="T120_17">had</text:span><text:span text:style-name="T120_18"><text:s/></text:span><text:span text:style-name="T120_19">traveled</text:span><text:span text:style-name="T120_20"><text:s/></text:span><text:span text:style-name="T120_21">on</text:span><text:span text:style-name="T120_22"><text:s/></text:span><text:span text:style-name="T120_23">it</text:span><text:span text:style-name="T120_24"><text:s/></text:span><text:span text:style-name="T120_25">in</text:span><text:span text:style-name="T120_26"><text:s/></text:span><text:span text:style-name="T120_27">months</text:span><text:span text:style-name="T120_28">,<text:s/></text:span><text:span text:style-name="T120_29">the</text:span><text:span text:style-name="T120_30"><text:s/></text:span><text:span text:style-name="T120_31">dirt</text:span><text:span text:style-name="T120_32"><text:s/></text:span><text:span text:style-name="T120_33">road</text:span><text:span text:style-name="T120_34"><text:s/></text:span><text:span text:style-name="T120_35">was</text:span><text:span text:style-name="T120_36"><text:s/></text:span><text:span text:style-name="T120_37">hilly</text:span><text:span text:style-name="T120_38"><text:s/></text:span><text:span text:style-name="T120_39">and</text:span><text:span text:style-name="T120_40"><text:s/></text:span><text:span text:style-name="T120_41">there</text:span><text:span text:style-name="T120_42"><text:s/></text:span><text:span text:style-name="T120_43">were</text:span><text:span text:style-name="T120_44"><text:s/></text:span><text:span text:style-name="T120_45">sudden</text:span><text:span text:style-name="T120_46"><text:s/></text:span><text:span text:style-name="T120_47">washes</text:span><text:span text:style-name="T120_48"><text:s/></text:span><text:span text:style-name="T120_49">in</text:span><text:span text:style-name="T120_50"><text:s/></text:span><text:span text:style-name="T120_51">it</text:span><text:span text:style-name="T120_52"><text:s/></text:span><text:span text:style-name="T120_53">and</text:span><text:span text:style-name="T120_54"><text:s/></text:span><text:span text:style-name="T120_55">sharp</text:span><text:span text:style-name="T120_56"><text:s/></text:span><text:span text:style-name="T120_57">curves</text:span><text:span text:style-name="T120_58"><text:s/></text:span><text:span text:style-name="T120_59">on</text:span><text:span text:style-name="T120_60"><text:s/></text:span><text:span text:style-name="T120_61">dangerous</text:span><text:span text:style-name="T120_62"><text:s/></text:span><text:span text:style-name="T120_63">embankments</text:span><text:span text:style-name="T120_64">.<text:s/></text:span><text:span text:style-name="T120_65">All</text:span><text:span text:style-name="T120_66"><text:s/></text:span><text:span text:style-name="T120_67">at</text:span><text:span text:style-name="T120_68"><text:s/></text:span><text:span text:style-name="T120_69">once</text:span><text:span text:style-name="T120_70"><text:s/></text:span><text:span text:style-name="T120_71">they</text:span><text:span text:style-name="T120_72"><text:s/></text:span><text:span text:style-name="T120_73">would</text:span><text:span text:style-name="T120_74"><text:s/></text:span><text:span text:style-name="T120_75">be</text:span><text:span text:style-name="T120_76"><text:s/></text:span><text:span text:style-name="T120_77">on</text:span><text:span text:style-name="T120_78"><text:s/></text:span><text:span text:style-name="T120_79">a</text:span><text:span text:style-name="T120_80"><text:s/></text:span><text:span text:style-name="T120_81">hill</text:span><text:span text:style-name="T120_82">,<text:s/></text:span><text:span text:style-name="T120_83">looking</text:span><text:span text:style-name="T120_84"><text:s/></text:span><text:span text:style-name="T120_85">down</text:span><text:span text:style-name="T120_86"><text:s/></text:span><text:span text:style-name="T120_87">over</text:span><text:span text:style-name="T120_88"><text:s/></text:span><text:span text:style-name="T120_89">the</text:span><text:span text:style-name="T120_90"><text:s/></text:span><text:span text:style-name="T120_91">blue</text:span><text:span text:style-name="T120_92"><text:s/></text:span><text:span text:style-name="T120_93">tops</text:span><text:span text:style-name="T120_94"><text:s/></text:span><text:span text:style-name="T120_95">of</text:span><text:span text:style-name="T120_96"><text:s/></text:span><text:span text:style-name="T120_97">trees</text:span><text:span text:style-name="T120_98"><text:s/></text:span><text:span text:style-name="T120_99">for</text:span><text:span text:style-name="T120_100"><text:s/></text:span><text:span text:style-name="T120_101">miles</text:span><text:span text:style-name="T120_102"><text:s/></text:span><text:span text:style-name="T120_103">around</text:span><text:span text:style-name="T120_104">,<text:s/></text:span><text:span text:style-name="T120_105">then</text:span><text:span text:style-name="T120_106"><text:s/></text:span><text:span text:style-name="T120_107">the</text:span><text:span text:style-name="T120_108"><text:s/></text:span><text:span text:style-name="T120_109">next</text:span><text:span text:style-name="T120_110"><text:s/></text:span><text:span text:style-name="T120_111">minute</text:span><text:span text:style-name="T120_112">,<text:s/></text:span><text:span text:style-name="T120_113">they</text:span><text:span text:style-name="T120_114"><text:s/></text:span><text:span text:style-name="T120_115">would</text:span><text:span text:style-name="T120_116"><text:s/></text:span><text:span text:style-name="T120_117">be</text:span><text:span text:style-name="T120_118"><text:s/></text:span><text:span text:style-name="T120_119">in</text:span><text:span text:style-name="T120_120"><text:s/></text:span><text:span text:style-name="T120_121">a</text:span><text:span text:style-name="T120_122"><text:s/></text:span><text:span text:style-name="T120_123">red</text:span><text:span text:style-name="T120_124"><text:s/></text:span><text:span text:style-name="T120_125">depression</text:span><text:span text:style-name="T120_126"><text:s/></text:span><text:span text:style-name="T120_127">with</text:span><text:span text:style-name="T120_128"><text:s/></text:span><text:span text:style-name="T120_129">the</text:span><text:span text:style-name="T120_130"><text:s/></text:span><text:span text:style-name="T120_131">dust</text:span><text:span text:style-name="T120_132">-</text:span><text:span text:style-name="T120_133">coated</text:span><text:span text:style-name="T120_134"><text:s/></text:span><text:span text:style-name="T120_135">trees</text:span><text:span text:style-name="T120_136"><text:s/></text:span><text:span text:style-name="T120_137">looking</text:span><text:span text:style-name="T120_138"><text:s/></text:span><text:span text:style-name="T120_139">down</text:span><text:span text:style-name="T120_140"><text:s/></text:span><text:span text:style-name="T120_141">on</text:span><text:span text:style-name="T120_142"><text:s/></text:span><text:span text:style-name="T120_143">them</text:span><text:span text:style-name="T120_144">.</text:span></text:p>
      <text:p text:style-name="P121"><text:span text:style-name="T121_1">Bailey</text:span><text:span text:style-name="T121_2"><text:s/>(</text:span><text:span text:style-name="T121_3">impatient</text:span><text:span text:style-name="T121_4">):<text:s/>"</text:span><text:span text:style-name="T121_5">This</text:span><text:span text:style-name="T121_6"><text:s/></text:span><text:span text:style-name="T121_7">place</text:span><text:span text:style-name="T121_8"><text:s/></text:span><text:span text:style-name="T121_9">had</text:span><text:span text:style-name="T121_10"><text:s/></text:span><text:span text:style-name="T121_11">better</text:span><text:span text:style-name="T121_12"><text:s/></text:span><text:span text:style-name="T121_13">turn</text:span><text:span text:style-name="T121_14"><text:s/></text:span><text:span text:style-name="T121_15">up</text:span><text:span text:style-name="T121_16"><text:s/></text:span><text:span text:style-name="T121_17">in</text:span><text:span text:style-name="T121_18"><text:s/></text:span><text:span text:style-name="T121_19">a</text:span><text:span text:style-name="T121_20"><text:s/></text:span><text:span text:style-name="T121_21">minute</text:span><text:span text:style-name="T121_22">,"<text:s/>"</text:span><text:span text:style-name="T121_23">or</text:span><text:span text:style-name="T121_24"><text:s/></text:span><text:span text:style-name="T121_25">I</text:span><text:span text:style-name="T121_26">'</text:span><text:span text:style-name="T121_27">m</text:span><text:span text:style-name="T121_28"><text:s/></text:span><text:span text:style-name="T121_29">going</text:span><text:span text:style-name="T121_30"><text:s/></text:span><text:span text:style-name="T121_31">to</text:span><text:span text:style-name="T121_32"><text:s/></text:span><text:span text:style-name="T121_33">turn</text:span><text:span text:style-name="T121_34"><text:s/></text:span><text:span text:style-name="T121_35">around</text:span><text:span text:style-name="T121_36">."</text:span></text:p>
      <text:p text:style-name="P122"><text:span text:style-name="T122_1">The</text:span><text:span text:style-name="T122_2"><text:s/></text:span><text:span text:style-name="T122_3">road</text:span><text:span text:style-name="T122_4"><text:s/></text:span><text:span text:style-name="T122_5">looked</text:span><text:span text:style-name="T122_6"><text:s/></text:span><text:span text:style-name="T122_7">as</text:span><text:span text:style-name="T122_8"><text:s/></text:span><text:span text:style-name="T122_9">if</text:span><text:span text:style-name="T122_10"><text:s/></text:span><text:span text:style-name="T122_11">no</text:span><text:span text:style-name="T122_12"><text:s/></text:span><text:span text:style-name="T122_13">one</text:span><text:span text:style-name="T122_14"><text:s/></text:span><text:span text:style-name="T122_15">had</text:span><text:span text:style-name="T122_16"><text:s/></text:span><text:span text:style-name="T122_17">traveled</text:span><text:span text:style-name="T122_18"><text:s/></text:span><text:span text:style-name="T122_19">on</text:span><text:span text:style-name="T122_20"><text:s/></text:span><text:span text:style-name="T122_21">it</text:span><text:span text:style-name="T122_22"><text:s/></text:span><text:span text:style-name="T122_23">in</text:span><text:span text:style-name="T122_24"><text:s/></text:span><text:span text:style-name="T122_25">months</text:span><text:span text:style-name="T122_26">.</text:span></text:p>
      <text:p text:style-name="P123"><text:span text:style-name="T123_1">Grandma</text:span><text:span text:style-name="T123_2">:<text:s/>"</text:span><text:span text:style-name="T123_3">It</text:span><text:span text:style-name="T123_4">'</text:span><text:span text:style-name="T123_5">s</text:span><text:span text:style-name="T123_6"><text:s/></text:span><text:span text:style-name="T123_7">not</text:span><text:span text:style-name="T123_8"><text:s/></text:span><text:span text:style-name="T123_9">much</text:span><text:span text:style-name="T123_10"><text:s/></text:span><text:span text:style-name="T123_11">farther</text:span><text:span text:style-name="T123_12">.”</text:span></text:p>
      <text:p text:style-name="P124"><text:span text:style-name="T124_1">Narrator</text:span><text:span text:style-name="T124_2">:<text:s/></text:span><text:span text:style-name="T124_3">Just</text:span><text:span text:style-name="T124_4"><text:s/></text:span><text:span text:style-name="T124_5">as</text:span><text:span text:style-name="T124_6"><text:s/></text:span><text:span text:style-name="T124_7">she</text:span><text:span text:style-name="T124_8"><text:s/></text:span><text:span text:style-name="T124_9">said</text:span><text:span text:style-name="T124_10"><text:s/></text:span><text:span text:style-name="T124_11">it</text:span><text:span text:style-name="T124_12">,<text:s/></text:span><text:span text:style-name="T124_13">a</text:span><text:span text:style-name="T124_14"><text:s/></text:span><text:span text:style-name="T124_15">horrible</text:span><text:span text:style-name="T124_16"><text:s/></text:span><text:span text:style-name="T124_17">thought</text:span><text:span text:style-name="T124_18"><text:s/></text:span><text:span text:style-name="T124_19">came</text:span><text:span text:style-name="T124_20"><text:s/></text:span><text:span text:style-name="T124_21">to</text:span><text:span text:style-name="T124_22"><text:s/></text:span><text:span text:style-name="T124_23">her</text:span><text:span text:style-name="T124_24">.<text:s/></text:span><text:span text:style-name="T124_25">The</text:span><text:span text:style-name="T124_26"><text:s/></text:span><text:span text:style-name="T124_27">thought</text:span><text:span text:style-name="T124_28"><text:s/></text:span><text:span text:style-name="T124_29">was</text:span><text:span text:style-name="T124_30"><text:s/></text:span><text:span text:style-name="T124_31">so</text:span><text:span text:style-name="T124_32"><text:s/></text:span><text:span text:style-name="T124_33">embarrassing</text:span><text:span text:style-name="T124_34"><text:s/></text:span><text:span text:style-name="T124_35">that</text:span><text:span text:style-name="T124_36"><text:s/></text:span><text:span text:style-name="T124_37">she</text:span><text:span text:style-name="T124_38"><text:s/></text:span><text:span text:style-name="T124_39">turned</text:span><text:span text:style-name="T124_40"><text:s/></text:span><text:span text:style-name="T124_41">red</text:span><text:span text:style-name="T124_42"><text:s/></text:span><text:span text:style-name="T124_43">in</text:span><text:span text:style-name="T124_44"><text:s/></text:span><text:span text:style-name="T124_45">the</text:span><text:span text:style-name="T124_46"><text:s/></text:span><text:span text:style-name="T124_47">face</text:span><text:span text:style-name="T124_48"><text:s/></text:span><text:span text:style-name="T124_49">and</text:span><text:span text:style-name="T124_50"><text:s/></text:span><text:span text:style-name="T124_51">her</text:span><text:span text:style-name="T124_52"><text:s/></text:span><text:span text:style-name="T124_53">feet</text:span><text:span text:style-name="T124_54"><text:s/></text:span><text:span text:style-name="T124_55">jumped</text:span><text:span text:style-name="T124_56"><text:s/></text:span><text:span text:style-name="T124_57">up</text:span><text:span text:style-name="T124_58">,<text:s/></text:span><text:span text:style-name="T124_59">upsetting</text:span><text:span text:style-name="T124_60"><text:s/></text:span><text:span text:style-name="T124_61">the</text:span><text:span text:style-name="T124_62"><text:s/></text:span><text:span text:style-name="T124_63">cat</text:span><text:span text:style-name="T124_64"><text:s/></text:span><text:span text:style-name="T124_65">which</text:span><text:span text:style-name="T124_66">,<text:s/></text:span><text:span text:style-name="T124_67">sprang</text:span><text:span text:style-name="T124_68"><text:s/></text:span><text:span text:style-name="T124_69">onto</text:span><text:span text:style-name="T124_70"><text:s/></text:span><text:span text:style-name="T124_71">Bailey</text:span><text:span text:style-name="T124_72">'</text:span><text:span text:style-name="T124_73">s</text:span><text:span text:style-name="T124_74"><text:s/></text:span><text:span text:style-name="T124_75">shoulder</text:span><text:span text:style-name="T124_76">.</text:span></text:p>
      <text:p text:style-name="P125"><text:span text:style-name="T125_1">[</text:span><text:span text:style-name="T125_2">car</text:span><text:span text:style-name="T125_3"><text:s/></text:span><text:span text:style-name="T125_4">crash</text:span><text:span text:style-name="T125_5">]</text:span></text:p>
      <text:p text:style-name="P126"><text:span text:style-name="T126_1">The</text:span><text:span text:style-name="T126_2"><text:s/></text:span><text:span text:style-name="T126_3">children</text:span><text:span text:style-name="T126_4"><text:s/></text:span><text:span text:style-name="T126_5">were</text:span><text:span text:style-name="T126_6"><text:s/></text:span><text:span text:style-name="T126_7">thrown</text:span><text:span text:style-name="T126_8"><text:s/></text:span><text:span text:style-name="T126_9">to</text:span><text:span text:style-name="T126_10"><text:s/></text:span><text:span text:style-name="T126_11">the</text:span><text:span text:style-name="T126_12"><text:s/></text:span><text:span text:style-name="T126_13">floor</text:span><text:span text:style-name="T126_14"><text:s/></text:span><text:span text:style-name="T126_15">and</text:span><text:span text:style-name="T126_16"><text:s/></text:span><text:span text:style-name="T126_17">their</text:span><text:span text:style-name="T126_18"><text:s/></text:span><text:span text:style-name="T126_19">mother</text:span><text:span text:style-name="T126_20">,<text:s/></text:span><text:span text:style-name="T126_21">clutching</text:span><text:span text:style-name="T126_22"><text:s/></text:span><text:span text:style-name="T126_23">the</text:span><text:span text:style-name="T126_24"><text:s/></text:span><text:span text:style-name="T126_25">baby</text:span><text:span text:style-name="T126_26">,<text:s/></text:span><text:span text:style-name="T126_27">was</text:span><text:span text:style-name="T126_28"><text:s/></text:span><text:span text:style-name="T126_29">thrown</text:span><text:span text:style-name="T126_30"><text:s/></text:span><text:span text:style-name="T126_31">out</text:span><text:span text:style-name="T126_32"><text:s/></text:span><text:span text:style-name="T126_33">the</text:span><text:span text:style-name="T126_34"><text:s/></text:span><text:span text:style-name="T126_35">door</text:span><text:span text:style-name="T126_36"><text:s/></text:span><text:span text:style-name="T126_37">onto</text:span><text:span text:style-name="T126_38"><text:s/></text:span><text:span text:style-name="T126_39">the</text:span><text:span text:style-name="T126_40"><text:s/></text:span><text:span text:style-name="T126_41">ground</text:span><text:span text:style-name="T126_42">;<text:s/></text:span><text:span text:style-name="T126_43">the</text:span><text:span text:style-name="T126_44"><text:s/></text:span><text:span text:style-name="T126_45">old</text:span><text:span text:style-name="T126_46"><text:s/></text:span><text:span text:style-name="T126_47">lady</text:span><text:span text:style-name="T126_48"><text:s/></text:span><text:span text:style-name="T126_49">was</text:span><text:span text:style-name="T126_50"><text:s/></text:span><text:span text:style-name="T126_51">thrown</text:span><text:span text:style-name="T126_52"><text:s/></text:span><text:span text:style-name="T126_53">into</text:span><text:span text:style-name="T126_54"><text:s/></text:span><text:span text:style-name="T126_55">the</text:span><text:span text:style-name="T126_56"><text:s/></text:span><text:span text:style-name="T126_57">front</text:span><text:span text:style-name="T126_58"><text:s/></text:span><text:span text:style-name="T126_59">seat</text:span><text:span text:style-name="T126_60">.<text:s/></text:span><text:span text:style-name="T126_61">The</text:span><text:span text:style-name="T126_62"><text:s/></text:span><text:span text:style-name="T126_63">car</text:span><text:span text:style-name="T126_64"><text:s/></text:span><text:span text:style-name="T126_65">turned</text:span><text:span text:style-name="T126_66"><text:s/></text:span><text:span text:style-name="T126_67">over</text:span><text:span text:style-name="T126_68"><text:s/></text:span><text:span text:style-name="T126_69">once</text:span><text:span text:style-name="T126_70"><text:s/></text:span><text:span text:style-name="T126_71">and</text:span><text:span text:style-name="T126_72"><text:s/></text:span><text:span text:style-name="T126_73">landed</text:span><text:span text:style-name="T126_74"><text:s/></text:span><text:span text:style-name="T126_75">right</text:span><text:span text:style-name="T126_76">-</text:span><text:span text:style-name="T126_77">side</text:span><text:span text:style-name="T126_78">-</text:span><text:span text:style-name="T126_79">up</text:span><text:span text:style-name="T126_80"><text:s/></text:span><text:span text:style-name="T126_81">in</text:span><text:span text:style-name="T126_82"><text:s/></text:span><text:span text:style-name="T126_83">a</text:span><text:span text:style-name="T126_84"><text:s/></text:span><text:span text:style-name="T126_85">gulch</text:span><text:span text:style-name="T126_86"><text:s/></text:span><text:span text:style-name="T126_87">off</text:span><text:span text:style-name="T126_88"><text:s/></text:span><text:span text:style-name="T126_89">the</text:span><text:span text:style-name="T126_90"><text:s/></text:span><text:span text:style-name="T126_91">side</text:span><text:span text:style-name="T126_92"><text:s/></text:span><text:span text:style-name="T126_93">of</text:span><text:span text:style-name="T126_94"><text:s/></text:span><text:span text:style-name="T126_95">the</text:span><text:span text:style-name="T126_96"><text:s/></text:span><text:span text:style-name="T126_97">road</text:span><text:span text:style-name="T126_98">.</text:span></text:p>
      <text:p text:style-name="P127"/>
      <text:p text:style-name="P128"><text:span text:style-name="T128_1">Scene</text:span><text:span text:style-name="T128_2"><text:s/>5<text:s/></text:span></text:p>
      <text:p text:style-name="P129"><text:span text:style-name="T129_1">The</text:span><text:span text:style-name="T129_2"><text:s/></text:span><text:span text:style-name="T129_3">grandmother</text:span><text:span text:style-name="T129_4"><text:s/></text:span><text:span text:style-name="T129_5">was</text:span><text:span text:style-name="T129_6"><text:s/></text:span><text:span text:style-name="T129_7">curled</text:span><text:span text:style-name="T129_8"><text:s/></text:span><text:span text:style-name="T129_9">up</text:span><text:span text:style-name="T129_10"><text:s/></text:span><text:span text:style-name="T129_11">under</text:span><text:span text:style-name="T129_12"><text:s/></text:span><text:span text:style-name="T129_13">the</text:span><text:span text:style-name="T129_14"><text:s/></text:span><text:span text:style-name="T129_15">dashboard</text:span><text:span text:style-name="T129_16">,<text:s/></text:span><text:span text:style-name="T129_17">hoping</text:span><text:span text:style-name="T129_18"><text:s/></text:span><text:span text:style-name="T129_19">she</text:span><text:span text:style-name="T129_20"><text:s/></text:span><text:span text:style-name="T129_21">was</text:span><text:span text:style-name="T129_22"><text:s/></text:span><text:span text:style-name="T129_23">injured</text:span><text:span text:style-name="T129_24"><text:s/></text:span><text:span text:style-name="T129_25">so</text:span><text:span text:style-name="T129_26"><text:s/></text:span><text:span text:style-name="T129_27">that</text:span><text:span text:style-name="T129_28"><text:s/></text:span><text:span text:style-name="T129_29">Bailey</text:span><text:span text:style-name="T129_30">'</text:span><text:span text:style-name="T129_31">s</text:span><text:span text:style-name="T129_32"><text:s/></text:span><text:span text:style-name="T129_33">wrath</text:span><text:span text:style-name="T129_34"><text:s/></text:span><text:span text:style-name="T129_35">would</text:span><text:span text:style-name="T129_36"><text:s/></text:span><text:span text:style-name="T129_37">not</text:span><text:span text:style-name="T129_38"><text:s/></text:span><text:span text:style-name="T129_39">come</text:span><text:span text:style-name="T129_40"><text:s/></text:span><text:span text:style-name="T129_41">down</text:span><text:span text:style-name="T129_42"><text:s/></text:span><text:span text:style-name="T129_43">on</text:span><text:span text:style-name="T129_44"><text:s/></text:span><text:span text:style-name="T129_45">her</text:span><text:span text:style-name="T129_46"><text:s/></text:span><text:span text:style-name="T129_47">all</text:span><text:span text:style-name="T129_48"><text:s/></text:span><text:span text:style-name="T129_49">at</text:span><text:span text:style-name="T129_50"><text:s/></text:span><text:span text:style-name="T129_51">once</text:span><text:span text:style-name="T129_52">.<text:s/></text:span><text:span text:style-name="T129_53">The</text:span><text:span text:style-name="T129_54"><text:s/></text:span><text:span text:style-name="T129_55">horrible</text:span><text:span text:style-name="T129_56"><text:s/></text:span><text:span text:style-name="T129_57">thought</text:span><text:span text:style-name="T129_58"><text:s/></text:span><text:span text:style-name="T129_59">she</text:span><text:span text:style-name="T129_60"><text:s/></text:span><text:span text:style-name="T129_61">had</text:span><text:span text:style-name="T129_62"><text:s/></text:span><text:span text:style-name="T129_63">had</text:span><text:span text:style-name="T129_64"><text:s/></text:span><text:span text:style-name="T129_65">before</text:span><text:span text:style-name="T129_66"><text:s/></text:span><text:span text:style-name="T129_67">the</text:span><text:span text:style-name="T129_68"><text:s/></text:span><text:span text:style-name="T129_69">accident</text:span><text:span text:style-name="T129_70"><text:s/></text:span><text:span text:style-name="T129_71">was</text:span><text:span text:style-name="T129_72"><text:s/></text:span><text:span text:style-name="T129_73">that</text:span><text:span text:style-name="T129_74"><text:s/></text:span><text:span text:style-name="T129_75">the</text:span><text:span text:style-name="T129_76"><text:s/></text:span><text:span text:style-name="T129_77">house</text:span><text:span text:style-name="T129_78"><text:s/></text:span><text:span text:style-name="T129_79">she</text:span><text:span text:style-name="T129_80"><text:s/></text:span><text:span text:style-name="T129_81">had</text:span><text:span text:style-name="T129_82"><text:s/></text:span><text:span text:style-name="T129_83">remembered</text:span><text:span text:style-name="T129_84"><text:s/></text:span><text:span text:style-name="T129_85">so</text:span><text:span text:style-name="T129_86"><text:s/></text:span><text:span text:style-name="T129_87">vividly</text:span><text:span text:style-name="T129_88"><text:s/></text:span><text:span text:style-name="T129_89">was</text:span><text:span text:style-name="T129_90"><text:s/></text:span><text:span text:style-name="T129_91">not</text:span><text:span text:style-name="T129_92"><text:s/></text:span><text:span text:style-name="T129_93">in</text:span><text:span text:style-name="T129_94"><text:s/></text:span><text:span text:style-name="T129_95">Georgia</text:span><text:span text:style-name="T129_96"><text:s/></text:span><text:span text:style-name="T129_97">but</text:span><text:span text:style-name="T129_98"><text:s/></text:span><text:span text:style-name="T129_99">in</text:span><text:span text:style-name="T129_100"><text:s/></text:span><text:span text:style-name="T129_101">Tennessee</text:span><text:span text:style-name="T129_102">.</text:span></text:p>
      <text:p text:style-name="P130"><text:span text:style-name="T130_1">[</text:span><text:span text:style-name="T130_2">Scuffling</text:span><text:span text:style-name="T130_3"><text:s/></text:span><text:span text:style-name="T130_4">to</text:span><text:span text:style-name="T130_5"><text:s/></text:span><text:span text:style-name="T130_6">get</text:span><text:span text:style-name="T130_7"><text:s/></text:span><text:span text:style-name="T130_8">out</text:span><text:span text:style-name="T130_9"><text:s/></text:span><text:span text:style-name="T130_10">of</text:span><text:span text:style-name="T130_11"><text:s/></text:span><text:span text:style-name="T130_12">the</text:span><text:span text:style-name="T130_13"><text:s/></text:span><text:span text:style-name="T130_14">car</text:span><text:span text:style-name="T130_15">]</text:span></text:p>
      <text:p text:style-name="P131"><text:span text:style-name="T131_1">John</text:span><text:span text:style-name="T131_2"><text:s/></text:span><text:span text:style-name="T131_3">and</text:span><text:span text:style-name="T131_4"><text:s/></text:span><text:span text:style-name="T131_5">June</text:span><text:span text:style-name="T131_6">:<text:s/>"</text:span><text:span text:style-name="T131_7">We</text:span><text:span text:style-name="T131_8">'</text:span><text:span text:style-name="T131_9">ve</text:span><text:span text:style-name="T131_10"><text:s/></text:span><text:span text:style-name="T131_11">had</text:span><text:span text:style-name="T131_12"><text:s/></text:span><text:span text:style-name="T131_13">an</text:span><text:span text:style-name="T131_14"><text:s/></text:span><text:span text:style-name="T131_15">ACCIDENT</text:span><text:span text:style-name="T131_16">!"<text:s/></text:span></text:p>
      <text:p text:style-name="P132"><text:span text:style-name="T132_1">Bailey</text:span><text:span text:style-name="T132_2">:<text:s/>“</text:span><text:span text:style-name="T132_3">Honey</text:span><text:span text:style-name="T132_4">,<text:s/></text:span><text:span text:style-name="T132_5">where</text:span><text:span text:style-name="T132_6"><text:s/></text:span><text:span text:style-name="T132_7">are</text:span><text:span text:style-name="T132_8"><text:s/></text:span><text:span text:style-name="T132_9">you</text:span><text:span text:style-name="T132_10">,<text:s/></text:span><text:span text:style-name="T132_11">are</text:span><text:span text:style-name="T132_12"><text:s/></text:span><text:span text:style-name="T132_13">you</text:span><text:span text:style-name="T132_14"><text:s/></text:span><text:span text:style-name="T132_15">okay</text:span><text:span text:style-name="T132_16">.”</text:span></text:p>
      <text:p text:style-name="P133"><text:span text:style-name="T133_1">Children</text:span><text:span text:style-name="T133_2">’</text:span><text:span text:style-name="T133_3">s</text:span><text:span text:style-name="T133_4"><text:s/></text:span><text:span text:style-name="T133_5">Mother</text:span><text:span text:style-name="T133_6">:<text:s/>“</text:span><text:span text:style-name="T133_7">I</text:span><text:span text:style-name="T133_8">’</text:span><text:span text:style-name="T133_9">m</text:span><text:span text:style-name="T133_10"><text:s/></text:span><text:span text:style-name="T133_11">alright</text:span><text:span text:style-name="T133_12">,<text:s/></text:span><text:span text:style-name="T133_13">my</text:span><text:span text:style-name="T133_14"><text:s/></text:span><text:span text:style-name="T133_15">shoulder</text:span><text:span text:style-name="T133_16"><text:s/></text:span><text:span text:style-name="T133_17">is</text:span><text:span text:style-name="T133_18"><text:s/></text:span><text:span text:style-name="T133_19">hurt</text:span><text:span text:style-name="T133_20"><text:s/></text:span><text:span text:style-name="T133_21">pretty</text:span><text:span text:style-name="T133_22"><text:s/></text:span><text:span text:style-name="T133_23">bad</text:span><text:span text:style-name="T133_24"><text:s/></text:span><text:span text:style-name="T133_25">but</text:span><text:span text:style-name="T133_26"><text:s/></text:span><text:span text:style-name="T133_27">the</text:span><text:span text:style-name="T133_28"><text:s/></text:span><text:span text:style-name="T133_29">baby</text:span><text:span text:style-name="T133_30"><text:s/></text:span><text:span text:style-name="T133_31">is</text:span><text:span text:style-name="T133_32"><text:s/></text:span><text:span text:style-name="T133_33">fine</text:span><text:span text:style-name="T133_34">.”</text:span></text:p>
      <text:p text:style-name="P134"><text:span text:style-name="T134_1">John</text:span><text:span text:style-name="T134_2"><text:s/></text:span><text:span text:style-name="T134_3">and</text:span><text:span text:style-name="T134_4"><text:s/></text:span><text:span text:style-name="T134_5">June</text:span><text:span text:style-name="T134_6"><text:s/>(</text:span><text:span text:style-name="T134_7">delighted</text:span><text:span text:style-name="T134_8">):<text:s/>"</text:span><text:span text:style-name="T134_9">We</text:span><text:span text:style-name="T134_10">'</text:span><text:span text:style-name="T134_11">ve</text:span><text:span text:style-name="T134_12"><text:s/></text:span><text:span text:style-name="T134_13">had</text:span><text:span text:style-name="T134_14"><text:s/></text:span><text:span text:style-name="T134_15">an</text:span><text:span text:style-name="T134_16"><text:s/></text:span><text:span text:style-name="T134_17">ACCIDENT</text:span><text:span text:style-name="T134_18">!"<text:s/></text:span></text:p>
      <text:p text:style-name="P135"><text:span text:style-name="T135_1">June</text:span><text:span text:style-name="T135_2">(</text:span><text:span text:style-name="T135_3">with</text:span><text:span text:style-name="T135_4"><text:s/></text:span><text:span text:style-name="T135_5">disappointment</text:span><text:span text:style-name="T135_6">):<text:s/>"</text:span><text:span text:style-name="T135_7">But</text:span><text:span text:style-name="T135_8"><text:s/></text:span><text:span text:style-name="T135_9">nobody</text:span><text:span text:style-name="T135_10">'</text:span><text:span text:style-name="T135_11">s</text:span><text:span text:style-name="T135_12"><text:s/></text:span><text:span text:style-name="T135_13">killed</text:span><text:span text:style-name="T135_14">,"</text:span></text:p>
      <text:p text:style-name="P136"><text:span text:style-name="T136_1">[</text:span><text:span text:style-name="T136_2">scuffling</text:span><text:span text:style-name="T136_3"><text:s/></text:span><text:span text:style-name="T136_4">as</text:span><text:span text:style-name="T136_5"><text:s/></text:span><text:span text:style-name="T136_6">the</text:span><text:span text:style-name="T136_7"><text:s/></text:span><text:span text:style-name="T136_8">grandma</text:span><text:span text:style-name="T136_9"><text:s/></text:span><text:span text:style-name="T136_10">gets</text:span><text:span text:style-name="T136_11"><text:s/></text:span><text:span text:style-name="T136_12">out</text:span><text:span text:style-name="T136_13"><text:s/></text:span><text:span text:style-name="T136_14">of</text:span><text:span text:style-name="T136_15"><text:s/></text:span><text:span text:style-name="T136_16">the</text:span><text:span text:style-name="T136_17"><text:s/></text:span><text:span text:style-name="T136_18">car</text:span><text:span text:style-name="T136_19">]</text:span></text:p>
      <text:p text:style-name="P137"><text:span text:style-name="T137_1">Grandma</text:span><text:span text:style-name="T137_2">:<text:s/>(</text:span><text:span text:style-name="T137_3">moans</text:span><text:span text:style-name="T137_4"><text:s/></text:span><text:span text:style-name="T137_5">in</text:span><text:span text:style-name="T137_6"><text:s/></text:span><text:span text:style-name="T137_7">mock</text:span><text:span text:style-name="T137_8"><text:s/></text:span><text:span text:style-name="T137_9">pain</text:span><text:span text:style-name="T137_10">)</text:span></text:p>
      <text:p text:style-name="P138"><text:span text:style-name="T138_1">Mom</text:span><text:span text:style-name="T138_2"><text:s/>(</text:span><text:span text:style-name="T138_3">hoarsely</text:span><text:span text:style-name="T138_4">):<text:s/>"</text:span><text:span text:style-name="T138_5">Maybe</text:span><text:span text:style-name="T138_6"><text:s/></text:span><text:span text:style-name="T138_7">a</text:span><text:span text:style-name="T138_8"><text:s/></text:span><text:span text:style-name="T138_9">car</text:span><text:span text:style-name="T138_10"><text:s/></text:span><text:span text:style-name="T138_11">will</text:span><text:span text:style-name="T138_12"><text:s/></text:span><text:span text:style-name="T138_13">come</text:span><text:span text:style-name="T138_14"><text:s/></text:span><text:span text:style-name="T138_15">along</text:span><text:span text:style-name="T138_16">,"<text:s/></text:span></text:p>
      <text:p text:style-name="P139"><text:span text:style-name="T139_1">Grandma</text:span><text:span text:style-name="T139_2">:<text:s/>"</text:span><text:span text:style-name="T139_3">I</text:span><text:span text:style-name="T139_4"><text:s/></text:span><text:span text:style-name="T139_5">believe</text:span><text:span text:style-name="T139_6"><text:s/></text:span><text:span text:style-name="T139_7">I</text:span><text:span text:style-name="T139_8"><text:s/></text:span><text:span text:style-name="T139_9">have</text:span><text:span text:style-name="T139_10"><text:s/></text:span><text:span text:style-name="T139_11">injured</text:span><text:span text:style-name="T139_12"><text:s/></text:span><text:span text:style-name="T139_13">an</text:span><text:span text:style-name="T139_14"><text:s/></text:span><text:span text:style-name="T139_15">organ</text:span><text:span text:style-name="T139_16">,"<text:s/></text:span></text:p>
      <text:p text:style-name="P140"><text:span text:style-name="T140_1">[</text:span><text:span text:style-name="T140_2">No</text:span><text:span text:style-name="T140_3"><text:s/></text:span><text:span text:style-name="T140_4">one</text:span><text:span text:style-name="T140_5"><text:s/></text:span><text:span text:style-name="T140_6">answers</text:span><text:span text:style-name="T140_7">]</text:span></text:p>
      <text:p text:style-name="P141"><text:span text:style-name="T141_1">Bailey</text:span><text:span text:style-name="T141_2"><text:s/>(</text:span><text:span text:style-name="T141_3">excited</text:span><text:span text:style-name="T141_4">):<text:s/>“</text:span><text:span text:style-name="T141_5">Look</text:span><text:span text:style-name="T141_6"><text:s/></text:span><text:span text:style-name="T141_7">there</text:span><text:span text:style-name="T141_8">’</text:span><text:span text:style-name="T141_9">s</text:span><text:span text:style-name="T141_10"><text:s/></text:span><text:span text:style-name="T141_11">a</text:span><text:span text:style-name="T141_12"><text:s/></text:span><text:span text:style-name="T141_13">car</text:span><text:span text:style-name="T141_14">.”</text:span></text:p>
      <text:p text:style-name="P142"><text:span text:style-name="T142_1">Grandma</text:span><text:span text:style-name="T142_2">:<text:s/>“</text:span><text:span text:style-name="T142_3">Quick</text:span><text:span text:style-name="T142_4"><text:s/></text:span><text:span text:style-name="T142_5">get</text:span><text:span text:style-name="T142_6"><text:s/></text:span><text:span text:style-name="T142_7">its</text:span><text:span text:style-name="T142_8"><text:s/></text:span><text:span text:style-name="T142_9">attention</text:span><text:span text:style-name="T142_10">,<text:s/></text:span><text:span text:style-name="T142_11">wave</text:span><text:span text:style-name="T142_12"><text:s/></text:span><text:span text:style-name="T142_13">your</text:span><text:span text:style-name="T142_14"><text:s/></text:span><text:span text:style-name="T142_15">arms</text:span><text:span text:style-name="T142_16"><text:s/></text:span><text:span text:style-name="T142_17">around</text:span><text:span text:style-name="T142_18">.”</text:span></text:p>
      <text:p text:style-name="P143"><text:span text:style-name="T143_1">[</text:span><text:span text:style-name="T143_2">car</text:span><text:span text:style-name="T143_3"><text:s/></text:span><text:span text:style-name="T143_4">drives</text:span><text:span text:style-name="T143_5"><text:s/></text:span><text:span text:style-name="T143_6">past</text:span><text:span text:style-name="T143_7">,<text:s/></text:span><text:span text:style-name="T143_8">then</text:span><text:span text:style-name="T143_9"><text:s/></text:span><text:span text:style-name="T143_10">turns</text:span><text:span text:style-name="T143_11"><text:s/></text:span><text:span text:style-name="T143_12">around</text:span><text:span text:style-name="T143_13"><text:s/></text:span><text:span text:style-name="T143_14">and</text:span><text:span text:style-name="T143_15"><text:s/></text:span><text:span text:style-name="T143_16">comes</text:span><text:span text:style-name="T143_17"><text:s/></text:span><text:span text:style-name="T143_18">back</text:span><text:span text:style-name="T143_19">]</text:span></text:p>
      <text:p text:style-name="P144"><text:span text:style-name="T144_1">[</text:span><text:span text:style-name="T144_2">car</text:span><text:span text:style-name="T144_3"><text:s/></text:span><text:span text:style-name="T144_4">door</text:span><text:span text:style-name="T144_5"><text:s/></text:span><text:span text:style-name="T144_6">opens</text:span><text:span text:style-name="T144_7"><text:s/></text:span><text:span text:style-name="T144_8">and</text:span><text:span text:style-name="T144_9"><text:s/></text:span><text:span text:style-name="T144_10">people</text:span><text:span text:style-name="T144_11"><text:s/></text:span><text:span text:style-name="T144_12">step</text:span><text:span text:style-name="T144_13"><text:s/></text:span><text:span text:style-name="T144_14">out</text:span><text:span text:style-name="T144_15">]</text:span></text:p>
      <text:p text:style-name="P145"><text:span text:style-name="T145_1">[</text:span><text:span text:style-name="T145_2">pause</text:span><text:span text:style-name="T145_3"><text:s/></text:span><text:span text:style-name="T145_4">and</text:span><text:span text:style-name="T145_5"><text:s/></text:span><text:span text:style-name="T145_6">muttering</text:span><text:span text:style-name="T145_7"><text:s/></text:span><text:span text:style-name="T145_8">under</text:span><text:span text:style-name="T145_9"><text:s/></text:span><text:span text:style-name="T145_10">breath</text:span><text:span text:style-name="T145_11"><text:s/></text:span><text:span text:style-name="T145_12">from</text:span><text:span text:style-name="T145_13"><text:s/></text:span><text:span text:style-name="T145_14">the</text:span><text:span text:style-name="T145_15"><text:s/></text:span><text:span text:style-name="T145_16">misfit</text:span><text:span text:style-name="T145_17">]</text:span></text:p>
      <text:p text:style-name="P146"><text:span text:style-name="T146_1">[</text:span><text:span text:style-name="T146_2">more</text:span><text:span text:style-name="T146_3"><text:s/></text:span><text:span text:style-name="T146_4">shuffling</text:span><text:span text:style-name="T146_5"><text:s/></text:span><text:span text:style-name="T146_6">around</text:span><text:span text:style-name="T146_7">]</text:span></text:p>
      <text:p text:style-name="P147"><text:span text:style-name="T147_1">[</text:span><text:span text:style-name="T147_2">guns</text:span><text:span text:style-name="T147_3"><text:s/></text:span><text:span text:style-name="T147_4">cocking</text:span><text:span text:style-name="T147_5"><text:s/></text:span><text:span text:style-name="T147_6">x</text:span><text:span text:style-name="T147_7">2]</text:span></text:p>
      <text:p text:style-name="P148"><text:span text:style-name="T148_1">June</text:span><text:span text:style-name="T148_2"><text:s/></text:span><text:span text:style-name="T148_3">and</text:span><text:span text:style-name="T148_4"><text:s/></text:span><text:span text:style-name="T148_5">John</text:span><text:span text:style-name="T148_6">(</text:span><text:span text:style-name="T148_7">screaming</text:span><text:span text:style-name="T148_8">):<text:s/>"</text:span><text:span text:style-name="T148_9">We</text:span><text:span text:style-name="T148_10">'</text:span><text:span text:style-name="T148_11">ve</text:span><text:span text:style-name="T148_12"><text:s/></text:span><text:span text:style-name="T148_13">had</text:span><text:span text:style-name="T148_14"><text:s/></text:span><text:span text:style-name="T148_15">an</text:span><text:span text:style-name="T148_16"><text:s/></text:span><text:span text:style-name="T148_17">ACCIDENT</text:span><text:span text:style-name="T148_18">!"<text:s/></text:span></text:p>
      <text:p text:style-name="P149"><text:span text:style-name="T149_1">Grandma</text:span><text:span text:style-name="T149_2"><text:s/>(</text:span><text:span text:style-name="T149_3">under</text:span><text:span text:style-name="T149_4"><text:s/></text:span><text:span text:style-name="T149_5">her</text:span><text:span text:style-name="T149_6"><text:s/></text:span><text:span text:style-name="T149_7">breath</text:span><text:span text:style-name="T149_8">):<text:s/>“</text:span><text:span text:style-name="T149_9">I</text:span><text:span text:style-name="T149_10"><text:s/></text:span><text:span text:style-name="T149_11">think</text:span><text:span text:style-name="T149_12"><text:s/></text:span><text:span text:style-name="T149_13">I</text:span><text:span text:style-name="T149_14"><text:s/></text:span><text:span text:style-name="T149_15">know</text:span><text:span text:style-name="T149_16"><text:s/></text:span><text:span text:style-name="T149_17">that</text:span><text:span text:style-name="T149_18"><text:s/></text:span><text:span text:style-name="T149_19">face</text:span><text:span text:style-name="T149_20">.”</text:span></text:p>
      <text:p text:style-name="P150"><text:span text:style-name="T150_1">Misfit</text:span><text:span text:style-name="T150_2">:<text:s/>"</text:span><text:span text:style-name="T150_3">Good</text:span><text:span text:style-name="T150_4"><text:s/></text:span><text:span text:style-name="T150_5">afternoon</text:span><text:span text:style-name="T150_6">,"<text:s/>"</text:span><text:span text:style-name="T150_7">I</text:span><text:span text:style-name="T150_8"><text:s/></text:span><text:span text:style-name="T150_9">see</text:span><text:span text:style-name="T150_10"><text:s/></text:span><text:span text:style-name="T150_11">you</text:span><text:span text:style-name="T150_12"><text:s/></text:span><text:span text:style-name="T150_13">all</text:span><text:span text:style-name="T150_14"><text:s/></text:span><text:span text:style-name="T150_15">had</text:span><text:span text:style-name="T150_16"><text:s/></text:span><text:span text:style-name="T150_17">you</text:span><text:span text:style-name="T150_18"><text:s/></text:span><text:span text:style-name="T150_19">a</text:span><text:span text:style-name="T150_20"><text:s/></text:span><text:span text:style-name="T150_21">little</text:span><text:span text:style-name="T150_22"><text:s/></text:span><text:span text:style-name="T150_23">spill</text:span><text:span text:style-name="T150_24">."</text:span></text:p>
      <text:p text:style-name="P151"><text:span text:style-name="T151_1">Grandma</text:span><text:span text:style-name="T151_2">:<text:s/>"</text:span><text:span text:style-name="T151_3">We</text:span><text:span text:style-name="T151_4"><text:s/></text:span><text:span text:style-name="T151_5">turned</text:span><text:span text:style-name="T151_6"><text:s/></text:span><text:span text:style-name="T151_7">over</text:span><text:span text:style-name="T151_8"><text:s/></text:span><text:span text:style-name="T151_9">twice</text:span><text:span text:style-name="T151_10">!"</text:span></text:p>
      <text:p text:style-name="P152"><text:span text:style-name="T152_1">Misfit</text:span><text:span text:style-name="T152_2">:<text:s/>"</text:span><text:span text:style-name="T152_3">Once</text:span><text:span text:style-name="T152_4">,<text:s/></text:span><text:span text:style-name="T152_5">we</text:span><text:span text:style-name="T152_6"><text:s/></text:span><text:span text:style-name="T152_7">seen</text:span><text:span text:style-name="T152_8"><text:s/></text:span><text:span text:style-name="T152_9">it</text:span><text:span text:style-name="T152_10"><text:s/></text:span><text:span text:style-name="T152_11">happen</text:span><text:span text:style-name="T152_12">.<text:s/></text:span><text:span text:style-name="T152_13">Try</text:span><text:span text:style-name="T152_14"><text:s/></text:span><text:span text:style-name="T152_15">their</text:span><text:span text:style-name="T152_16"><text:s/></text:span><text:span text:style-name="T152_17">car</text:span><text:span text:style-name="T152_18"><text:s/></text:span><text:span text:style-name="T152_19">and</text:span><text:span text:style-name="T152_20"><text:s/></text:span><text:span text:style-name="T152_21">see</text:span><text:span text:style-name="T152_22"><text:s/></text:span><text:span text:style-name="T152_23">will</text:span><text:span text:style-name="T152_24"><text:s/></text:span><text:span text:style-name="T152_25">it</text:span><text:span text:style-name="T152_26"><text:s/></text:span><text:span text:style-name="T152_27">run</text:span><text:span text:style-name="T152_28">,<text:s/></text:span><text:span text:style-name="T152_29">Hiram</text:span><text:span text:style-name="T152_30">."</text:span></text:p>
      <text:p text:style-name="P153"><text:span text:style-name="T153_1">John</text:span><text:span text:style-name="T153_2"><text:s/>(</text:span><text:span text:style-name="T153_3">pestering</text:span><text:span text:style-name="T153_4">):<text:s/>"</text:span><text:span text:style-name="T153_5">What</text:span><text:span text:style-name="T153_6"><text:s/></text:span><text:span text:style-name="T153_7">you</text:span><text:span text:style-name="T153_8"><text:s/></text:span><text:span text:style-name="T153_9">got</text:span><text:span text:style-name="T153_10"><text:s/></text:span><text:span text:style-name="T153_11">that</text:span><text:span text:style-name="T153_12"><text:s/></text:span><text:span text:style-name="T153_13">gun</text:span><text:span text:style-name="T153_14"><text:s/></text:span><text:span text:style-name="T153_15">for</text:span><text:span text:style-name="T153_16">?"<text:s/>"</text:span><text:span text:style-name="T153_17">Whatcha</text:span><text:span text:style-name="T153_18"><text:s/></text:span><text:span text:style-name="T153_19">gonna</text:span><text:span text:style-name="T153_20"><text:s/></text:span><text:span text:style-name="T153_21">do</text:span><text:span text:style-name="T153_22"><text:s/></text:span><text:span text:style-name="T153_23">with</text:span><text:span text:style-name="T153_24"><text:s/></text:span><text:span text:style-name="T153_25">that</text:span><text:span text:style-name="T153_26"><text:s/></text:span><text:span text:style-name="T153_27">gun</text:span><text:span text:style-name="T153_28">?"</text:span></text:p>
      <text:p text:style-name="P154"><text:span text:style-name="T154_1">Misfit</text:span><text:span text:style-name="T154_2">:<text:s/>"</text:span><text:span text:style-name="T154_3">Lady</text:span><text:span text:style-name="T154_4">,<text:s/></text:span><text:span text:style-name="T154_5">would</text:span><text:span text:style-name="T154_6"><text:s/></text:span><text:span text:style-name="T154_7">you</text:span><text:span text:style-name="T154_8"><text:s/></text:span><text:span text:style-name="T154_9">mind</text:span><text:span text:style-name="T154_10"><text:s/></text:span><text:span text:style-name="T154_11">calling</text:span><text:span text:style-name="T154_12"><text:s/></text:span><text:span text:style-name="T154_13">them</text:span><text:span text:style-name="T154_14"><text:s/></text:span><text:span text:style-name="T154_15">children</text:span><text:span text:style-name="T154_16"><text:s/></text:span><text:span text:style-name="T154_17">to</text:span><text:span text:style-name="T154_18"><text:s/></text:span><text:span text:style-name="T154_19">sit</text:span><text:span text:style-name="T154_20"><text:s/></text:span><text:span text:style-name="T154_21">down</text:span><text:span text:style-name="T154_22"><text:s/></text:span><text:span text:style-name="T154_23">by</text:span><text:span text:style-name="T154_24"><text:s/></text:span><text:span text:style-name="T154_25">you</text:span><text:span text:style-name="T154_26">?<text:s/></text:span><text:span text:style-name="T154_27">Children</text:span><text:span text:style-name="T154_28"><text:s/></text:span><text:span text:style-name="T154_29">make</text:span><text:span text:style-name="T154_30"><text:s/></text:span><text:span text:style-name="T154_31">me</text:span><text:span text:style-name="T154_32"><text:s/></text:span><text:span text:style-name="T154_33">nervous</text:span><text:span text:style-name="T154_34">.<text:s/></text:span><text:span text:style-name="T154_35">I</text:span><text:span text:style-name="T154_36"><text:s/></text:span><text:span text:style-name="T154_37">want</text:span><text:span text:style-name="T154_38"><text:s/></text:span><text:span text:style-name="T154_39">all</text:span><text:span text:style-name="T154_40"><text:s/></text:span><text:span text:style-name="T154_41">you</text:span><text:span text:style-name="T154_42"><text:s/></text:span><text:span text:style-name="T154_43">all</text:span><text:span text:style-name="T154_44"><text:s/></text:span><text:span text:style-name="T154_45">to</text:span><text:span text:style-name="T154_46"><text:s/></text:span><text:span text:style-name="T154_47">sit</text:span><text:span text:style-name="T154_48"><text:s/></text:span><text:span text:style-name="T154_49">down</text:span><text:span text:style-name="T154_50"><text:s/></text:span><text:span text:style-name="T154_51">right</text:span><text:span text:style-name="T154_52"><text:s/></text:span><text:span text:style-name="T154_53">together</text:span><text:span text:style-name="T154_54"><text:s/></text:span><text:span text:style-name="T154_55">there</text:span><text:span text:style-name="T154_56"><text:s/></text:span><text:span text:style-name="T154_57">where</text:span><text:span text:style-name="T154_58"><text:s/></text:span><text:span text:style-name="T154_59">you</text:span><text:span text:style-name="T154_60">'</text:span><text:span text:style-name="T154_61">re</text:span><text:span text:style-name="T154_62"><text:s/></text:span><text:span text:style-name="T154_63">at</text:span><text:span text:style-name="T154_64">."</text:span></text:p>
      <text:p text:style-name="P155"><text:span text:style-name="T155_1">June</text:span><text:span text:style-name="T155_2"><text:s/>(</text:span><text:span text:style-name="T155_3">defiant</text:span><text:span text:style-name="T155_4">):<text:s/>"</text:span><text:span text:style-name="T155_5">What</text:span><text:span text:style-name="T155_6"><text:s/></text:span><text:span text:style-name="T155_7">are</text:span><text:span text:style-name="T155_8"><text:s/></text:span><text:span text:style-name="T155_9">you</text:span><text:span text:style-name="T155_10"><text:s/></text:span><text:span text:style-name="T155_11">telling</text:span><text:span text:style-name="T155_12"><text:s/></text:span><text:span text:style-name="T155_13">US</text:span><text:span text:style-name="T155_14"><text:s/></text:span><text:span text:style-name="T155_15">what</text:span><text:span text:style-name="T155_16"><text:s/></text:span><text:span text:style-name="T155_17">to</text:span><text:span text:style-name="T155_18"><text:s/></text:span><text:span text:style-name="T155_19">do</text:span><text:span text:style-name="T155_20"><text:s/></text:span><text:span text:style-name="T155_21">for</text:span><text:span text:style-name="T155_22">?"</text:span></text:p>
      <text:p text:style-name="P156"><text:span text:style-name="T156_1">Mom</text:span><text:span text:style-name="T156_2">:<text:s/>"</text:span><text:span text:style-name="T156_3">Come</text:span><text:span text:style-name="T156_4"><text:s/></text:span><text:span text:style-name="T156_5">here</text:span><text:span text:style-name="T156_6">."</text:span></text:p>
      <text:p text:style-name="P157"><text:span text:style-name="T157_1">Bailey</text:span><text:span text:style-name="T157_2"><text:s/>(</text:span><text:span text:style-name="T157_3">suddenly</text:span><text:span text:style-name="T157_4">):<text:s/>"</text:span><text:span text:style-name="T157_5">Look</text:span><text:span text:style-name="T157_6"><text:s/></text:span><text:span text:style-name="T157_7">here</text:span><text:span text:style-name="T157_8"><text:s/></text:span><text:span text:style-name="T157_9">now</text:span><text:span text:style-name="T157_10">,"<text:s/>"</text:span><text:span text:style-name="T157_11">we</text:span><text:span text:style-name="T157_12">'</text:span><text:span text:style-name="T157_13">re</text:span><text:span text:style-name="T157_14"><text:s/></text:span><text:span text:style-name="T157_15">in</text:span><text:span text:style-name="T157_16"><text:s/></text:span><text:span text:style-name="T157_17">a</text:span><text:span text:style-name="T157_18"><text:s/></text:span><text:span text:style-name="T157_19">predicament</text:span><text:span text:style-name="T157_20">!<text:s/></text:span><text:span text:style-name="T157_21">We</text:span><text:span text:style-name="T157_22">'</text:span><text:span text:style-name="T157_23">re</text:span><text:span text:style-name="T157_24"><text:s/></text:span><text:span text:style-name="T157_25">in</text:span><text:span text:style-name="T157_26"><text:s/>.<text:s/>.<text:s/>."</text:span></text:p>
      <text:p text:style-name="P158"><text:span text:style-name="T158_1">Grandma</text:span><text:span text:style-name="T158_2">:<text:s/>(</text:span><text:span text:style-name="T158_3">shrieks</text:span><text:span text:style-name="T158_4">)<text:s/>"</text:span><text:span text:style-name="T158_5">You</text:span><text:span text:style-name="T158_6">'</text:span><text:span text:style-name="T158_7">re</text:span><text:span text:style-name="T158_8"><text:s/></text:span><text:span text:style-name="T158_9">The</text:span><text:span text:style-name="T158_10"><text:s/></text:span><text:span text:style-name="T158_11">Misfit</text:span><text:span text:style-name="T158_12">!<text:s/></text:span><text:span text:style-name="T158_13">I</text:span><text:span text:style-name="T158_14"><text:s/></text:span><text:span text:style-name="T158_15">recognized</text:span><text:span text:style-name="T158_16"><text:s/></text:span><text:span text:style-name="T158_17">you</text:span><text:span text:style-name="T158_18"><text:s/></text:span><text:span text:style-name="T158_19">at</text:span><text:span text:style-name="T158_20"><text:s/></text:span><text:span text:style-name="T158_21">once</text:span><text:span text:style-name="T158_22">!"</text:span></text:p>
      <text:p text:style-name="P159"><text:span text:style-name="T159_1">Misfit</text:span><text:span text:style-name="T159_2"><text:s/>(</text:span><text:span text:style-name="T159_3">proud</text:span><text:span text:style-name="T159_4"><text:s/></text:span><text:span text:style-name="T159_5">of</text:span><text:span text:style-name="T159_6"><text:s/></text:span><text:span text:style-name="T159_7">himself</text:span><text:span text:style-name="T159_8">):<text:s/>"</text:span><text:span text:style-name="T159_9">Yes</text:span><text:span text:style-name="T159_10">'</text:span><text:span text:style-name="T159_11">m</text:span><text:span text:style-name="T159_12">,"<text:s/></text:span><text:span text:style-name="T159_13">the</text:span><text:span text:style-name="T159_14"><text:s/></text:span><text:span text:style-name="T159_15">man</text:span><text:span text:style-name="T159_16"><text:s/></text:span><text:span text:style-name="T159_17">said</text:span><text:span text:style-name="T159_18">,<text:s/></text:span><text:span text:style-name="T159_19">but</text:span><text:span text:style-name="T159_20"><text:s/></text:span><text:span text:style-name="T159_21">it</text:span><text:span text:style-name="T159_22"><text:s/></text:span><text:span text:style-name="T159_23">would</text:span><text:span text:style-name="T159_24"><text:s/></text:span><text:span text:style-name="T159_25">have</text:span><text:span text:style-name="T159_26"><text:s/></text:span><text:span text:style-name="T159_27">been</text:span><text:span text:style-name="T159_28"><text:s/></text:span><text:span text:style-name="T159_29">better</text:span><text:span text:style-name="T159_30"><text:s/></text:span><text:span text:style-name="T159_31">for</text:span><text:span text:style-name="T159_32"><text:s/></text:span><text:span text:style-name="T159_33">all</text:span><text:span text:style-name="T159_34"><text:s/></text:span><text:span text:style-name="T159_35">of</text:span><text:span text:style-name="T159_36"><text:s/></text:span><text:span text:style-name="T159_37">you</text:span><text:span text:style-name="T159_38">,<text:s/></text:span><text:span text:style-name="T159_39">lady</text:span><text:span text:style-name="T159_40">,<text:s/></text:span><text:span text:style-name="T159_41">if</text:span><text:span text:style-name="T159_42"><text:s/></text:span><text:span text:style-name="T159_43">you</text:span><text:span text:style-name="T159_44"><text:s/></text:span><text:span text:style-name="T159_45">hadn</text:span><text:span text:style-name="T159_46">'</text:span><text:span text:style-name="T159_47">t</text:span><text:span text:style-name="T159_48"><text:s/></text:span><text:span text:style-name="T159_49">of</text:span><text:span text:style-name="T159_50"><text:s/></text:span><text:span text:style-name="T159_51">reckernized</text:span><text:span text:style-name="T159_52"><text:s/></text:span><text:span text:style-name="T159_53">me</text:span><text:span text:style-name="T159_54">."</text:span></text:p>
      <text:p text:style-name="P160"><text:span text:style-name="T160_1">Bailey</text:span><text:span text:style-name="T160_2"><text:s/>(</text:span><text:span text:style-name="T160_3">to</text:span><text:span text:style-name="T160_4"><text:s/></text:span><text:span text:style-name="T160_5">grandma</text:span><text:span text:style-name="T160_6">):<text:s/>@#%!*&amp;<text:s/></text:span><text:span text:style-name="T160_7">you</text:span><text:span text:style-name="T160_8"><text:s/></text:span><text:span text:style-name="T160_9">mom</text:span></text:p>
      <text:p text:style-name="P161"><text:span text:style-name="T161_1">John</text:span><text:span text:style-name="T161_2"><text:s/></text:span><text:span text:style-name="T161_3">and</text:span><text:span text:style-name="T161_4"><text:s/></text:span><text:span text:style-name="T161_5">June</text:span><text:span text:style-name="T161_6">:<text:s/>(</text:span><text:span text:style-name="T161_7">gasp</text:span><text:span text:style-name="T161_8">)<text:s/></text:span></text:p>
      <text:p text:style-name="P162"><text:span text:style-name="T162_1">Grandma</text:span><text:span text:style-name="T162_2">:<text:s/>(</text:span><text:span text:style-name="T162_3">cries</text:span><text:span text:style-name="T162_4">)</text:span></text:p>
      <text:p text:style-name="P163"><text:span text:style-name="T163_1">Misfit</text:span><text:span text:style-name="T163_2">:<text:s/>"</text:span><text:span text:style-name="T163_3">Lady</text:span><text:span text:style-name="T163_4">,<text:s/></text:span><text:span text:style-name="T163_5">don</text:span><text:span text:style-name="T163_6">'</text:span><text:span text:style-name="T163_7">t</text:span><text:span text:style-name="T163_8"><text:s/></text:span><text:span text:style-name="T163_9">you</text:span><text:span text:style-name="T163_10"><text:s/></text:span><text:span text:style-name="T163_11">get</text:span><text:span text:style-name="T163_12"><text:s/></text:span><text:span text:style-name="T163_13">upset</text:span><text:span text:style-name="T163_14">.<text:s/></text:span><text:span text:style-name="T163_15">Sometimes</text:span><text:span text:style-name="T163_16"><text:s/></text:span><text:span text:style-name="T163_17">a</text:span><text:span text:style-name="T163_18"><text:s/></text:span><text:span text:style-name="T163_19">man</text:span><text:span text:style-name="T163_20"><text:s/></text:span><text:span text:style-name="T163_21">says</text:span><text:span text:style-name="T163_22"><text:s/></text:span><text:span text:style-name="T163_23">things</text:span><text:span text:style-name="T163_24"><text:s/></text:span><text:span text:style-name="T163_25">he</text:span><text:span text:style-name="T163_26"><text:s/></text:span><text:span text:style-name="T163_27">don</text:span><text:span text:style-name="T163_28">'</text:span><text:span text:style-name="T163_29">t</text:span><text:span text:style-name="T163_30"><text:s/></text:span><text:span text:style-name="T163_31">mean</text:span><text:span text:style-name="T163_32">.<text:s/></text:span><text:span text:style-name="T163_33">I</text:span><text:span text:style-name="T163_34"><text:s/></text:span><text:span text:style-name="T163_35">don</text:span><text:span text:style-name="T163_36">'</text:span><text:span text:style-name="T163_37">t</text:span><text:span text:style-name="T163_38"><text:s/></text:span><text:span text:style-name="T163_39">reckon</text:span><text:span text:style-name="T163_40"><text:s/></text:span><text:span text:style-name="T163_41">he</text:span><text:span text:style-name="T163_42"><text:s/></text:span><text:span text:style-name="T163_43">meant</text:span><text:span text:style-name="T163_44"><text:s/></text:span><text:span text:style-name="T163_45">to</text:span><text:span text:style-name="T163_46"><text:s/></text:span><text:span text:style-name="T163_47">talk</text:span><text:span text:style-name="T163_48"><text:s/></text:span><text:span text:style-name="T163_49">to</text:span><text:span text:style-name="T163_50"><text:s/></text:span><text:span text:style-name="T163_51">you</text:span><text:span text:style-name="T163_52"><text:s/></text:span><text:span text:style-name="T163_53">thataway</text:span><text:span text:style-name="T163_54">."</text:span></text:p>
      <text:p text:style-name="P164"><text:span text:style-name="T164_1">Grandma</text:span><text:span text:style-name="T164_2">(</text:span><text:span text:style-name="T164_3">still</text:span><text:span text:style-name="T164_4"><text:s/></text:span><text:span text:style-name="T164_5">sobbing</text:span><text:span text:style-name="T164_6">):<text:s/>"</text:span><text:span text:style-name="T164_7">You</text:span><text:span text:style-name="T164_8"><text:s/></text:span><text:span text:style-name="T164_9">wouldn</text:span><text:span text:style-name="T164_10">'</text:span><text:span text:style-name="T164_11">t</text:span><text:span text:style-name="T164_12"><text:s/></text:span><text:span text:style-name="T164_13">shoot</text:span><text:span text:style-name="T164_14"><text:s/></text:span><text:span text:style-name="T164_15">a</text:span><text:span text:style-name="T164_16"><text:s/></text:span><text:span text:style-name="T164_17">lady</text:span><text:span text:style-name="T164_18">,<text:s/></text:span><text:span text:style-name="T164_19">would</text:span><text:span text:style-name="T164_20"><text:s/></text:span><text:span text:style-name="T164_21">you</text:span><text:span text:style-name="T164_22">?"</text:span></text:p>
      <text:p text:style-name="P165"><text:span text:style-name="T165_1">Misfit</text:span><text:span text:style-name="T165_2">:<text:s/>"</text:span><text:span text:style-name="T165_3">I</text:span><text:span text:style-name="T165_4"><text:s/></text:span><text:span text:style-name="T165_5">would</text:span><text:span text:style-name="T165_6"><text:s/></text:span><text:span text:style-name="T165_7">hate</text:span><text:span text:style-name="T165_8"><text:s/></text:span><text:span text:style-name="T165_9">to</text:span><text:span text:style-name="T165_10"><text:s/></text:span><text:span text:style-name="T165_11">have</text:span><text:span text:style-name="T165_12"><text:s/></text:span><text:span text:style-name="T165_13">to</text:span><text:span text:style-name="T165_14">.”</text:span></text:p>
      <text:p text:style-name="P166"><text:span text:style-name="T166_1">Grandma</text:span><text:span text:style-name="T166_2"><text:s/>(</text:span><text:span text:style-name="T166_3">nearly</text:span><text:span text:style-name="T166_4"><text:s/></text:span><text:span text:style-name="T166_5">screaming</text:span><text:span text:style-name="T166_6">):<text:s/>"</text:span><text:span text:style-name="T166_7">Listen</text:span><text:span text:style-name="T166_8">,<text:s/></text:span><text:span text:style-name="T166_9">I</text:span><text:span text:style-name="T166_10"><text:s/></text:span><text:span text:style-name="T166_11">know</text:span><text:span text:style-name="T166_12"><text:s/></text:span><text:span text:style-name="T166_13">you</text:span><text:span text:style-name="T166_14">'</text:span><text:span text:style-name="T166_15">re</text:span><text:span text:style-name="T166_16"><text:s/></text:span><text:span text:style-name="T166_17">a</text:span><text:span text:style-name="T166_18"><text:s/></text:span><text:span text:style-name="T166_19">good</text:span><text:span text:style-name="T166_20"><text:s/></text:span><text:span text:style-name="T166_21">man</text:span><text:span text:style-name="T166_22">.<text:s/></text:span><text:span text:style-name="T166_23">You</text:span><text:span text:style-name="T166_24"><text:s/></text:span><text:span text:style-name="T166_25">don</text:span><text:span text:style-name="T166_26">'</text:span><text:span text:style-name="T166_27">t</text:span><text:span text:style-name="T166_28"><text:s/></text:span><text:span text:style-name="T166_29">look</text:span><text:span text:style-name="T166_30"><text:s/></text:span><text:span text:style-name="T166_31">a</text:span><text:span text:style-name="T166_32"><text:s/></text:span><text:span text:style-name="T166_33">bit</text:span><text:span text:style-name="T166_34"><text:s/></text:span><text:span text:style-name="T166_35">like</text:span><text:span text:style-name="T166_36"><text:s/></text:span><text:span text:style-name="T166_37">you</text:span><text:span text:style-name="T166_38"><text:s/></text:span><text:span text:style-name="T166_39">have</text:span><text:span text:style-name="T166_40"><text:s/></text:span><text:span text:style-name="T166_41">common</text:span><text:span text:style-name="T166_42"><text:s/></text:span><text:span text:style-name="T166_43">blood</text:span><text:span text:style-name="T166_44">.<text:s/></text:span><text:span text:style-name="T166_45">I</text:span><text:span text:style-name="T166_46"><text:s/></text:span><text:span text:style-name="T166_47">know</text:span><text:span text:style-name="T166_48"><text:s/></text:span><text:span text:style-name="T166_49">you</text:span><text:span text:style-name="T166_50"><text:s/></text:span><text:span text:style-name="T166_51">must</text:span><text:span text:style-name="T166_52"><text:s/></text:span><text:span text:style-name="T166_53">come</text:span><text:span text:style-name="T166_54"><text:s/></text:span><text:span text:style-name="T166_55">from</text:span><text:span text:style-name="T166_56"><text:s/></text:span><text:span text:style-name="T166_57">nice</text:span><text:span text:style-name="T166_58"><text:s/></text:span><text:span text:style-name="T166_59">people</text:span><text:span text:style-name="T166_60">!"</text:span></text:p>
      <text:p text:style-name="P167"><text:span text:style-name="T167_1">Misfit</text:span><text:span text:style-name="T167_2">:<text:s/>"</text:span><text:span text:style-name="T167_3">Yes</text:span><text:span text:style-name="T167_4"><text:s/></text:span><text:span text:style-name="T167_5">mam</text:span><text:span text:style-name="T167_6">,"<text:s/>"</text:span><text:span text:style-name="T167_7">finest</text:span><text:span text:style-name="T167_8"><text:s/></text:span><text:span text:style-name="T167_9">people</text:span><text:span text:style-name="T167_10"><text:s/></text:span><text:span text:style-name="T167_11">in</text:span><text:span text:style-name="T167_12"><text:s/></text:span><text:span text:style-name="T167_13">the</text:span><text:span text:style-name="T167_14"><text:s/></text:span><text:span text:style-name="T167_15">world</text:span><text:span text:style-name="T167_16">.<text:s/></text:span><text:span text:style-name="T167_17">God</text:span><text:span text:style-name="T167_18"><text:s/></text:span><text:span text:style-name="T167_19">never</text:span><text:span text:style-name="T167_20"><text:s/></text:span><text:span text:style-name="T167_21">made</text:span><text:span text:style-name="T167_22"><text:s/></text:span><text:span text:style-name="T167_23">a</text:span><text:span text:style-name="T167_24"><text:s/></text:span><text:span text:style-name="T167_25">finer</text:span><text:span text:style-name="T167_26"><text:s/></text:span><text:span text:style-name="T167_27">woman</text:span><text:span text:style-name="T167_28"><text:s/></text:span><text:span text:style-name="T167_29">than</text:span><text:span text:style-name="T167_30"><text:s/></text:span><text:span text:style-name="T167_31">my</text:span><text:span text:style-name="T167_32"><text:s/></text:span><text:span text:style-name="T167_33">mother</text:span><text:span text:style-name="T167_34"><text:s/></text:span><text:span text:style-name="T167_35">and</text:span><text:span text:style-name="T167_36"><text:s/></text:span><text:span text:style-name="T167_37">my</text:span><text:span text:style-name="T167_38"><text:s/></text:span><text:span text:style-name="T167_39">daddy</text:span><text:span text:style-name="T167_40">'</text:span><text:span text:style-name="T167_41">s</text:span><text:span text:style-name="T167_42"><text:s/></text:span><text:span text:style-name="T167_43">heart</text:span><text:span text:style-name="T167_44"><text:s/></text:span><text:span text:style-name="T167_45">was</text:span><text:span text:style-name="T167_46"><text:s/></text:span><text:span text:style-name="T167_47">pure</text:span><text:span text:style-name="T167_48"><text:s/></text:span><text:span text:style-name="T167_49">gold</text:span><text:span text:style-name="T167_50">.<text:s/>(</text:span><text:span text:style-name="T167_51">To</text:span><text:span text:style-name="T167_52"><text:s/></text:span><text:span text:style-name="T167_53">the</text:span><text:span text:style-name="T167_54"><text:s/></text:span><text:span text:style-name="T167_55">side</text:span><text:span text:style-name="T167_56">)</text:span><text:span text:style-name="T167_57">Watch</text:span><text:span text:style-name="T167_58"><text:s/></text:span><text:span text:style-name="T167_59">them</text:span><text:span text:style-name="T167_60"><text:s/></text:span><text:span text:style-name="T167_61">children</text:span><text:span text:style-name="T167_62">,<text:s/></text:span><text:span text:style-name="T167_63">Bobby</text:span><text:span text:style-name="T167_64"><text:s/></text:span><text:span text:style-name="T167_65">Lee</text:span><text:span text:style-name="T167_66">,<text:s/></text:span><text:span text:style-name="T167_67">You</text:span><text:span text:style-name="T167_68"><text:s/></text:span><text:span text:style-name="T167_69">know</text:span><text:span text:style-name="T167_70"><text:s/></text:span><text:span text:style-name="T167_71">they</text:span><text:span text:style-name="T167_72"><text:s/></text:span><text:span text:style-name="T167_73">make</text:span><text:span text:style-name="T167_74"><text:s/></text:span><text:span text:style-name="T167_75">me</text:span><text:span text:style-name="T167_76"><text:s/></text:span><text:span text:style-name="T167_77">nervous</text:span><text:span text:style-name="T167_78">.<text:s/></text:span><text:span text:style-name="T167_79">Ain</text:span><text:span text:style-name="T167_80">'</text:span><text:span text:style-name="T167_81">t</text:span><text:span text:style-name="T167_82"><text:s/></text:span><text:span text:style-name="T167_83">a</text:span><text:span text:style-name="T167_84"><text:s/></text:span><text:span text:style-name="T167_85">cloud</text:span><text:span text:style-name="T167_86"><text:s/></text:span><text:span text:style-name="T167_87">in</text:span><text:span text:style-name="T167_88"><text:s/></text:span><text:span text:style-name="T167_89">the</text:span><text:span text:style-name="T167_90"><text:s/></text:span><text:span text:style-name="T167_91">sky</text:span><text:span text:style-name="T167_92">.<text:s/></text:span><text:span text:style-name="T167_93">Don</text:span><text:span text:style-name="T167_94">'</text:span><text:span text:style-name="T167_95">t</text:span><text:span text:style-name="T167_96"><text:s/></text:span><text:span text:style-name="T167_97">see</text:span><text:span text:style-name="T167_98"><text:s/></text:span><text:span text:style-name="T167_99">no</text:span><text:span text:style-name="T167_100"><text:s/></text:span><text:span text:style-name="T167_101">sun</text:span><text:span text:style-name="T167_102"><text:s/></text:span><text:span text:style-name="T167_103">but</text:span><text:span text:style-name="T167_104"><text:s/></text:span><text:span text:style-name="T167_105">don</text:span><text:span text:style-name="T167_106">'</text:span><text:span text:style-name="T167_107">t</text:span><text:span text:style-name="T167_108"><text:s/></text:span><text:span text:style-name="T167_109">see</text:span><text:span text:style-name="T167_110"><text:s/></text:span><text:span text:style-name="T167_111">no</text:span><text:span text:style-name="T167_112"><text:s/></text:span><text:span text:style-name="T167_113">cloud</text:span><text:span text:style-name="T167_114"><text:s/></text:span><text:span text:style-name="T167_115">neither</text:span><text:span text:style-name="T167_116">."</text:span></text:p>
      <text:p text:style-name="P168"><text:span text:style-name="T168_1">Grandma</text:span><text:span text:style-name="T168_2">:<text:s/>"</text:span><text:span text:style-name="T168_3">Yes</text:span><text:span text:style-name="T168_4">,<text:s/></text:span><text:span text:style-name="T168_5">it</text:span><text:span text:style-name="T168_6">'</text:span><text:span text:style-name="T168_7">s</text:span><text:span text:style-name="T168_8"><text:s/></text:span><text:span text:style-name="T168_9">a</text:span><text:span text:style-name="T168_10"><text:s/></text:span><text:span text:style-name="T168_11">beautiful</text:span><text:span text:style-name="T168_12"><text:s/></text:span><text:span text:style-name="T168_13">day</text:span><text:span text:style-name="T168_14">.<text:s/></text:span><text:span text:style-name="T168_15">Listen</text:span><text:span text:style-name="T168_16">,<text:s/></text:span><text:span text:style-name="T168_17">you</text:span><text:span text:style-name="T168_18"><text:s/></text:span><text:span text:style-name="T168_19">shouldn</text:span><text:span text:style-name="T168_20">'</text:span><text:span text:style-name="T168_21">t</text:span><text:span text:style-name="T168_22"><text:s/></text:span><text:span text:style-name="T168_23">call</text:span><text:span text:style-name="T168_24"><text:s/></text:span><text:span text:style-name="T168_25">yourself</text:span><text:span text:style-name="T168_26"><text:s/></text:span><text:span text:style-name="T168_27">The</text:span><text:span text:style-name="T168_28"><text:s/></text:span><text:span text:style-name="T168_29">Misfit</text:span><text:span text:style-name="T168_30"><text:s/></text:span><text:span text:style-name="T168_31">because</text:span><text:span text:style-name="T168_32"><text:s/></text:span><text:span text:style-name="T168_33">I</text:span><text:span text:style-name="T168_34"><text:s/></text:span><text:span text:style-name="T168_35">know</text:span><text:span text:style-name="T168_36"><text:s/></text:span><text:span text:style-name="T168_37">you</text:span><text:span text:style-name="T168_38">'</text:span><text:span text:style-name="T168_39">re</text:span><text:span text:style-name="T168_40"><text:s/></text:span><text:span text:style-name="T168_41">a</text:span><text:span text:style-name="T168_42"><text:s/></text:span><text:span text:style-name="T168_43">good</text:span><text:span text:style-name="T168_44"><text:s/></text:span><text:span text:style-name="T168_45">man</text:span><text:span text:style-name="T168_46"><text:s/></text:span><text:span text:style-name="T168_47">at</text:span><text:span text:style-name="T168_48"><text:s/></text:span><text:span text:style-name="T168_49">heart</text:span><text:span text:style-name="T168_50">.<text:s/></text:span><text:span text:style-name="T168_51">I</text:span><text:span text:style-name="T168_52"><text:s/></text:span><text:span text:style-name="T168_53">can</text:span><text:span text:style-name="T168_54"><text:s/></text:span><text:span text:style-name="T168_55">just</text:span><text:span text:style-name="T168_56"><text:s/></text:span><text:span text:style-name="T168_57">look</text:span><text:span text:style-name="T168_58"><text:s/></text:span><text:span text:style-name="T168_59">at</text:span><text:span text:style-name="T168_60"><text:s/></text:span><text:span text:style-name="T168_61">you</text:span><text:span text:style-name="T168_62"><text:s/></text:span><text:span text:style-name="T168_63">and</text:span><text:span text:style-name="T168_64"><text:s/></text:span><text:span text:style-name="T168_65">tell</text:span><text:span text:style-name="T168_66">."</text:span></text:p>
      <text:p text:style-name="P169"><text:span text:style-name="T169_1">Bailey</text:span><text:span text:style-name="T169_2"><text:s/>(</text:span><text:span text:style-name="T169_3">yelling</text:span><text:span text:style-name="T169_4">):<text:s/>"</text:span><text:span text:style-name="T169_5">Hush</text:span><text:span text:style-name="T169_6">!"<text:s/>"</text:span><text:span text:style-name="T169_7">Hush</text:span><text:span text:style-name="T169_8">!<text:s/></text:span><text:span text:style-name="T169_9">Everybody</text:span><text:span text:style-name="T169_10"><text:s/></text:span><text:span text:style-name="T169_11">shut</text:span><text:span text:style-name="T169_12"><text:s/></text:span><text:span text:style-name="T169_13">up</text:span><text:span text:style-name="T169_14"><text:s/></text:span><text:span text:style-name="T169_15">and</text:span><text:span text:style-name="T169_16"><text:s/></text:span><text:span text:style-name="T169_17">let</text:span><text:span text:style-name="T169_18"><text:s/></text:span><text:span text:style-name="T169_19">me</text:span><text:span text:style-name="T169_20"><text:s/></text:span><text:span text:style-name="T169_21">handle</text:span><text:span text:style-name="T169_22"><text:s/></text:span><text:span text:style-name="T169_23">this</text:span><text:span text:style-name="T169_24">!"</text:span></text:p>
      <text:p text:style-name="P170"><text:span text:style-name="T170_1">Misfit</text:span><text:span text:style-name="T170_2">:<text:s/>"</text:span><text:span text:style-name="T170_3">I</text:span><text:span text:style-name="T170_4"><text:s/></text:span><text:span text:style-name="T170_5">pre</text:span><text:span text:style-name="T170_6">-</text:span><text:span text:style-name="T170_7">chate</text:span><text:span text:style-name="T170_8"><text:s/></text:span><text:span text:style-name="T170_9">that</text:span><text:span text:style-name="T170_10">,<text:s/></text:span><text:span text:style-name="T170_11">lady</text:span><text:span text:style-name="T170_12">."</text:span></text:p>
      <text:p text:style-name="P171"><text:span text:style-name="T171_1">Hiram</text:span><text:span text:style-name="T171_2"><text:s/>(</text:span><text:span text:style-name="T171_3">calling</text:span><text:span text:style-name="T171_4"><text:s/></text:span><text:span text:style-name="T171_5">over</text:span><text:span text:style-name="T171_6"><text:s/></text:span><text:span text:style-name="T171_7">the</text:span><text:span text:style-name="T171_8"><text:s/></text:span><text:span text:style-name="T171_9">hood</text:span><text:span text:style-name="T171_10"><text:s/></text:span><text:span text:style-name="T171_11">of</text:span><text:span text:style-name="T171_12"><text:s/></text:span><text:span text:style-name="T171_13">a</text:span><text:span text:style-name="T171_14"><text:s/></text:span><text:span text:style-name="T171_15">car</text:span><text:span text:style-name="T171_16">):<text:s/>"</text:span><text:span text:style-name="T171_17">It</text:span><text:span text:style-name="T171_18">'</text:span><text:span text:style-name="T171_19">ll</text:span><text:span text:style-name="T171_20"><text:s/></text:span><text:span text:style-name="T171_21">take</text:span><text:span text:style-name="T171_22"><text:s/></text:span><text:span text:style-name="T171_23">a</text:span><text:span text:style-name="T171_24"><text:s/></text:span><text:span text:style-name="T171_25">half</text:span><text:span text:style-name="T171_26"><text:s/></text:span><text:span text:style-name="T171_27">a</text:span><text:span text:style-name="T171_28"><text:s/></text:span><text:span text:style-name="T171_29">hour</text:span><text:span text:style-name="T171_30"><text:s/></text:span><text:span text:style-name="T171_31">to</text:span><text:span text:style-name="T171_32"><text:s/></text:span><text:span text:style-name="T171_33">fix</text:span><text:span text:style-name="T171_34"><text:s/></text:span><text:span text:style-name="T171_35">this</text:span><text:span text:style-name="T171_36"><text:s/></text:span><text:span text:style-name="T171_37">here</text:span><text:span text:style-name="T171_38"><text:s/></text:span><text:span text:style-name="T171_39">car</text:span><text:span text:style-name="T171_40">."<text:s/></text:span></text:p>
      <text:p text:style-name="P172"><text:span text:style-name="T172_1">Misfit</text:span><text:span text:style-name="T172_2">:<text:s/>"</text:span><text:span text:style-name="T172_3">Well</text:span><text:span text:style-name="T172_4">,<text:s/></text:span><text:span text:style-name="T172_5">first</text:span><text:span text:style-name="T172_6"><text:s/></text:span><text:span text:style-name="T172_7">you</text:span><text:span text:style-name="T172_8"><text:s/></text:span><text:span text:style-name="T172_9">and</text:span><text:span text:style-name="T172_10"><text:s/></text:span><text:span text:style-name="T172_11">Bobby</text:span><text:span text:style-name="T172_12"><text:s/></text:span><text:span text:style-name="T172_13">Lee</text:span><text:span text:style-name="T172_14"><text:s/></text:span><text:span text:style-name="T172_15">get</text:span><text:span text:style-name="T172_16"><text:s/></text:span><text:span text:style-name="T172_17">him</text:span><text:span text:style-name="T172_18"><text:s/></text:span><text:span text:style-name="T172_19">and</text:span><text:span text:style-name="T172_20"><text:s/></text:span><text:span text:style-name="T172_21">that</text:span><text:span text:style-name="T172_22"><text:s/></text:span><text:span text:style-name="T172_23">little</text:span><text:span text:style-name="T172_24"><text:s/></text:span><text:span text:style-name="T172_25">boy</text:span><text:span text:style-name="T172_26"><text:s/></text:span><text:span text:style-name="T172_27">to</text:span><text:span text:style-name="T172_28"><text:s/></text:span><text:span text:style-name="T172_29">step</text:span><text:span text:style-name="T172_30"><text:s/></text:span><text:span text:style-name="T172_31">over</text:span><text:span text:style-name="T172_32"><text:s/></text:span><text:span text:style-name="T172_33">yonder</text:span><text:span text:style-name="T172_34"><text:s/></text:span><text:span text:style-name="T172_35">with</text:span><text:span text:style-name="T172_36"><text:s/></text:span><text:span text:style-name="T172_37">you</text:span><text:span text:style-name="T172_38">,"<text:s/>"</text:span><text:span text:style-name="T172_39">The</text:span><text:span text:style-name="T172_40"><text:s/></text:span><text:span text:style-name="T172_41">boys</text:span><text:span text:style-name="T172_42"><text:s/></text:span><text:span text:style-name="T172_43">want</text:span><text:span text:style-name="T172_44"><text:s/></text:span><text:span text:style-name="T172_45">to</text:span><text:span text:style-name="T172_46"><text:s/></text:span><text:span text:style-name="T172_47">ast</text:span><text:span text:style-name="T172_48"><text:s/></text:span><text:span text:style-name="T172_49">you</text:span><text:span text:style-name="T172_50"><text:s/></text:span><text:span text:style-name="T172_51">something</text:span><text:span text:style-name="T172_52">.<text:s/></text:span><text:span text:style-name="T172_53">Would</text:span><text:span text:style-name="T172_54"><text:s/></text:span><text:span text:style-name="T172_55">you</text:span><text:span text:style-name="T172_56"><text:s/></text:span><text:span text:style-name="T172_57">mind</text:span><text:span text:style-name="T172_58"><text:s/></text:span><text:span text:style-name="T172_59">stepping</text:span><text:span text:style-name="T172_60"><text:s/></text:span><text:span text:style-name="T172_61">back</text:span><text:span text:style-name="T172_62"><text:s/></text:span><text:span text:style-name="T172_63">in</text:span><text:span text:style-name="T172_64"><text:s/></text:span><text:span text:style-name="T172_65">them</text:span><text:span text:style-name="T172_66"><text:s/></text:span><text:span text:style-name="T172_67">woods</text:span><text:span text:style-name="T172_68"><text:s/></text:span><text:span text:style-name="T172_69">there</text:span><text:span text:style-name="T172_70"><text:s/></text:span><text:span text:style-name="T172_71">with</text:span><text:span text:style-name="T172_72"><text:s/></text:span><text:span text:style-name="T172_73">them</text:span><text:span text:style-name="T172_74">?"</text:span></text:p>
      <text:p text:style-name="P173"><text:span text:style-name="T173_1">Bailey</text:span><text:span text:style-name="T173_2">(</text:span><text:span text:style-name="T173_3">scared</text:span><text:span text:style-name="T173_4"><text:s/></text:span><text:span text:style-name="T173_5">void</text:span><text:span text:style-name="T173_6"><text:s/></text:span><text:span text:style-name="T173_7">cracking</text:span><text:span text:style-name="T173_8">):<text:s/>"</text:span><text:span text:style-name="T173_9">Listen</text:span><text:span text:style-name="T173_10">,<text:s/></text:span><text:span text:style-name="T173_11">we</text:span><text:span text:style-name="T173_12">'</text:span><text:span text:style-name="T173_13">re</text:span><text:span text:style-name="T173_14"><text:s/></text:span><text:span text:style-name="T173_15">in</text:span><text:span text:style-name="T173_16"><text:s/></text:span><text:span text:style-name="T173_17">a</text:span><text:span text:style-name="T173_18"><text:s/></text:span><text:span text:style-name="T173_19">terrible</text:span><text:span text:style-name="T173_20"><text:s/></text:span><text:span text:style-name="T173_21">predicament</text:span><text:span text:style-name="T173_22">!<text:s/></text:span><text:span text:style-name="T173_23">Nobody</text:span><text:span text:style-name="T173_24"><text:s/></text:span><text:span text:style-name="T173_25">realizes</text:span><text:span text:style-name="T173_26"><text:s/></text:span><text:span text:style-name="T173_27">what</text:span><text:span text:style-name="T173_28"><text:s/></text:span><text:span text:style-name="T173_29">this</text:span><text:span text:style-name="T173_30"><text:s/></text:span><text:span text:style-name="T173_31">is</text:span><text:span text:style-name="T173_32">."</text:span></text:p>
      <text:p text:style-name="P174"><text:span text:style-name="T174_1">Grandma</text:span><text:span text:style-name="T174_2"><text:s/>(</text:span><text:span text:style-name="T174_3">mumbling</text:span><text:span text:style-name="T174_4">):<text:s/></text:span><text:span text:style-name="T174_5">gosh</text:span><text:span text:style-name="T174_6"><text:s/></text:span><text:span text:style-name="T174_7">the</text:span><text:span text:style-name="T174_8"><text:s/></text:span><text:span text:style-name="T174_9">sun</text:span><text:span text:style-name="T174_10"><text:s/></text:span><text:span text:style-name="T174_11">is</text:span><text:span text:style-name="T174_12"><text:s/></text:span><text:span text:style-name="T174_13">bright</text:span><text:span text:style-name="T174_14">,<text:s/></text:span><text:span text:style-name="T174_15">need</text:span><text:span text:style-name="T174_16"><text:s/></text:span><text:span text:style-name="T174_17">to</text:span><text:span text:style-name="T174_18"><text:s/></text:span><text:span text:style-name="T174_19">get</text:span><text:span text:style-name="T174_20"><text:s/></text:span><text:span text:style-name="T174_21">my</text:span><text:span text:style-name="T174_22"><text:s/></text:span><text:span text:style-name="T174_23">hat</text:span><text:span text:style-name="T174_24">….</text:span></text:p>
      <text:p text:style-name="P175"><text:span text:style-name="T175_1">[</text:span><text:span text:style-name="T175_2">thump</text:span><text:span text:style-name="T175_3"><text:s/></text:span><text:span text:style-name="T175_4">of</text:span><text:span text:style-name="T175_5"><text:s/></text:span><text:span text:style-name="T175_6">a</text:span><text:span text:style-name="T175_7"><text:s/></text:span><text:span text:style-name="T175_8">hat</text:span><text:span text:style-name="T175_9">]</text:span></text:p>
      <text:p text:style-name="P176"><text:span text:style-name="T176_1">[</text:span><text:span text:style-name="T176_2">moment</text:span><text:span text:style-name="T176_3"><text:s/></text:span><text:span text:style-name="T176_4">of</text:span><text:span text:style-name="T176_5"><text:s/></text:span><text:span text:style-name="T176_6">silence</text:span><text:span text:style-name="T176_7">]</text:span></text:p>
      <text:p text:style-name="P177"><text:span text:style-name="T177_1">Hiram</text:span><text:span text:style-name="T177_2">:<text:s/>“</text:span><text:span text:style-name="T177_3">Y</text:span><text:span text:style-name="T177_4">’</text:span><text:span text:style-name="T177_5">all</text:span><text:span text:style-name="T177_6"><text:s/></text:span><text:span text:style-name="T177_7">come</text:span><text:span text:style-name="T177_8"><text:s/></text:span><text:span text:style-name="T177_9">with</text:span><text:span text:style-name="T177_10"><text:s/></text:span><text:span text:style-name="T177_11">me</text:span><text:span text:style-name="T177_12"><text:s/></text:span><text:span text:style-name="T177_13">and</text:span><text:span text:style-name="T177_14"><text:s/></text:span><text:span text:style-name="T177_15">Bobby</text:span><text:span text:style-name="T177_16"><text:s/></text:span><text:span text:style-name="T177_17">now</text:span><text:span text:style-name="T177_18">.”</text:span></text:p>
      <text:p text:style-name="P178"><text:span text:style-name="T178_1">Bailey</text:span><text:span text:style-name="T178_2">:<text:s/>"</text:span><text:span text:style-name="T178_3">I</text:span><text:span text:style-name="T178_4">'</text:span><text:span text:style-name="T178_5">ll</text:span><text:span text:style-name="T178_6"><text:s/></text:span><text:span text:style-name="T178_7">be</text:span><text:span text:style-name="T178_8"><text:s/></text:span><text:span text:style-name="T178_9">back</text:span><text:span text:style-name="T178_10"><text:s/></text:span><text:span text:style-name="T178_11">in</text:span><text:span text:style-name="T178_12"><text:s/></text:span><text:span text:style-name="T178_13">a</text:span><text:span text:style-name="T178_14"><text:s/></text:span><text:span text:style-name="T178_15">minute</text:span><text:span text:style-name="T178_16">,<text:s/></text:span><text:span text:style-name="T178_17">Mamma</text:span><text:span text:style-name="T178_18">,<text:s/></text:span><text:span text:style-name="T178_19">wait</text:span><text:span text:style-name="T178_20"><text:s/></text:span><text:span text:style-name="T178_21">on</text:span><text:span text:style-name="T178_22"><text:s/></text:span><text:span text:style-name="T178_23">me</text:span><text:span text:style-name="T178_24">!"</text:span></text:p>
      <text:p text:style-name="P179"><text:span text:style-name="T179_1">Grandma</text:span><text:span text:style-name="T179_2">:<text:s/>"</text:span><text:span text:style-name="T179_3">Come</text:span><text:span text:style-name="T179_4"><text:s/></text:span><text:span text:style-name="T179_5">back</text:span><text:span text:style-name="T179_6"><text:s/></text:span><text:span text:style-name="T179_7">this</text:span><text:span text:style-name="T179_8"><text:s/></text:span><text:span text:style-name="T179_9">instant</text:span><text:span text:style-name="T179_10">!"(</text:span><text:span text:style-name="T179_11">Shrilling</text:span><text:span text:style-name="T179_12">)<text:s/>"</text:span><text:span text:style-name="T179_13">Bailey</text:span><text:span text:style-name="T179_14"><text:s/></text:span><text:span text:style-name="T179_15">Boy</text:span><text:span text:style-name="T179_16">!"(</text:span><text:span text:style-name="T179_17">tragically</text:span><text:span text:style-name="T179_18">)<text:s/>…<text:s/>"</text:span><text:span text:style-name="T179_19">Oh</text:span><text:span text:style-name="T179_20"><text:s/></text:span><text:span text:style-name="T179_21">Mr</text:span><text:span text:style-name="T179_22">.<text:s/></text:span><text:span text:style-name="T179_23">Misfit</text:span><text:span text:style-name="T179_24">,<text:s/></text:span><text:span text:style-name="T179_25">I</text:span><text:span text:style-name="T179_26"><text:s/></text:span><text:span text:style-name="T179_27">just</text:span><text:span text:style-name="T179_28"><text:s/></text:span><text:span text:style-name="T179_29">know</text:span><text:span text:style-name="T179_30"><text:s/></text:span><text:span text:style-name="T179_31">you</text:span><text:span text:style-name="T179_32">'</text:span><text:span text:style-name="T179_33">re</text:span><text:span text:style-name="T179_34"><text:s/></text:span><text:span text:style-name="T179_35">a</text:span><text:span text:style-name="T179_36"><text:s/></text:span><text:span text:style-name="T179_37">good</text:span><text:span text:style-name="T179_38"><text:s/></text:span><text:span text:style-name="T179_39">man</text:span><text:span text:style-name="T179_40">.<text:s/></text:span><text:span text:style-name="T179_41">You</text:span><text:span text:style-name="T179_42">'</text:span><text:span text:style-name="T179_43">re</text:span><text:span text:style-name="T179_44"><text:s/></text:span><text:span text:style-name="T179_45">not</text:span><text:span text:style-name="T179_46"><text:s/></text:span><text:span text:style-name="T179_47">a</text:span><text:span text:style-name="T179_48"><text:s/></text:span><text:span text:style-name="T179_49">bit</text:span><text:span text:style-name="T179_50"><text:s/></text:span><text:span text:style-name="T179_51">common</text:span><text:span text:style-name="T179_52">!"</text:span></text:p>
      <text:p text:style-name="P180"/>
      <text:p text:style-name="P181"><text:span text:style-name="T181_1">Scene</text:span><text:span text:style-name="T181_2"><text:s/>6</text:span></text:p>
      <text:p text:style-name="P182"><text:span text:style-name="T182_1">Misfit</text:span><text:span text:style-name="T182_2">:<text:s/>(</text:span><text:span text:style-name="T182_3">contemplating</text:span><text:span text:style-name="T182_4"><text:s/></text:span><text:span text:style-name="T182_5">intensely</text:span><text:span text:style-name="T182_6">)“</text:span><text:span text:style-name="T182_7">ahhh</text:span><text:span text:style-name="T182_8">”<text:s/>.<text:s/>.<text:s/>.<text:s/>“</text:span><text:span text:style-name="T182_9">ah</text:span><text:span text:style-name="T182_10">”<text:s/>"</text:span><text:span text:style-name="T182_11">Nome</text:span><text:span text:style-name="T182_12">,<text:s/></text:span><text:span text:style-name="T182_13">I</text:span><text:span text:style-name="T182_14"><text:s/></text:span><text:span text:style-name="T182_15">ain</text:span><text:span text:style-name="T182_16">'</text:span><text:span text:style-name="T182_17">t</text:span><text:span text:style-name="T182_18"><text:s/></text:span><text:span text:style-name="T182_19">a</text:span><text:span text:style-name="T182_20"><text:s/></text:span><text:span text:style-name="T182_21">good</text:span><text:span text:style-name="T182_22"><text:s/></text:span><text:span text:style-name="T182_23">man</text:span><text:span text:style-name="T182_24">,"<text:s/>"</text:span><text:span text:style-name="T182_25">but</text:span><text:span text:style-name="T182_26"><text:s/></text:span><text:span text:style-name="T182_27">I</text:span><text:span text:style-name="T182_28"><text:s/></text:span><text:span text:style-name="T182_29">ain</text:span><text:span text:style-name="T182_30">'</text:span><text:span text:style-name="T182_31">t</text:span><text:span text:style-name="T182_32"><text:s/></text:span><text:span text:style-name="T182_33">the</text:span><text:span text:style-name="T182_34"><text:s/></text:span><text:span text:style-name="T182_35">worst</text:span><text:span text:style-name="T182_36"><text:s/></text:span><text:span text:style-name="T182_37">in</text:span><text:span text:style-name="T182_38"><text:s/></text:span><text:span text:style-name="T182_39">the</text:span><text:span text:style-name="T182_40"><text:s/></text:span><text:span text:style-name="T182_41">world</text:span><text:span text:style-name="T182_42"><text:s/></text:span><text:span text:style-name="T182_43">neither</text:span><text:span text:style-name="T182_44">.<text:s/></text:span><text:span text:style-name="T182_45">My</text:span><text:span text:style-name="T182_46"><text:s/></text:span><text:span text:style-name="T182_47">daddy</text:span><text:span text:style-name="T182_48"><text:s/></text:span><text:span text:style-name="T182_49">said</text:span><text:span text:style-name="T182_50"><text:s/></text:span><text:span text:style-name="T182_51">I</text:span><text:span text:style-name="T182_52"><text:s/></text:span><text:span text:style-name="T182_53">was</text:span><text:span text:style-name="T182_54"><text:s/></text:span><text:span text:style-name="T182_55">a</text:span><text:span text:style-name="T182_56"><text:s/></text:span><text:span text:style-name="T182_57">different</text:span><text:span text:style-name="T182_58"><text:s/></text:span><text:span text:style-name="T182_59">breed</text:span><text:span text:style-name="T182_60"><text:s/></text:span><text:span text:style-name="T182_61">of</text:span><text:span text:style-name="T182_62"><text:s/></text:span><text:span text:style-name="T182_63">dog</text:span><text:span text:style-name="T182_64"><text:s/></text:span><text:span text:style-name="T182_65">from</text:span><text:span text:style-name="T182_66"><text:s/></text:span><text:span text:style-name="T182_67">my</text:span><text:span text:style-name="T182_68"><text:s/></text:span><text:span text:style-name="T182_69">brothers</text:span><text:span text:style-name="T182_70"><text:s/></text:span><text:span text:style-name="T182_71">and</text:span><text:span text:style-name="T182_72"><text:s/></text:span><text:span text:style-name="T182_73">sisters</text:span><text:span text:style-name="T182_74">.<text:s/>'</text:span><text:span text:style-name="T182_75">You</text:span><text:span text:style-name="T182_76"><text:s/></text:span><text:span text:style-name="T182_77">know</text:span><text:span text:style-name="T182_78">,'<text:s/></text:span><text:span text:style-name="T182_79">Daddy</text:span><text:span text:style-name="T182_80"><text:s/></text:span><text:span text:style-name="T182_81">said</text:span><text:span text:style-name="T182_82">,<text:s/>'</text:span><text:span text:style-name="T182_83">it</text:span><text:span text:style-name="T182_84">'</text:span><text:span text:style-name="T182_85">s</text:span><text:span text:style-name="T182_86"><text:s/></text:span><text:span text:style-name="T182_87">some</text:span><text:span text:style-name="T182_88"><text:s/></text:span><text:span text:style-name="T182_89">that</text:span><text:span text:style-name="T182_90"><text:s/></text:span><text:span text:style-name="T182_91">can</text:span><text:span text:style-name="T182_92"><text:s/></text:span><text:span text:style-name="T182_93">live</text:span><text:span text:style-name="T182_94"><text:s/></text:span><text:span text:style-name="T182_95">their</text:span><text:span text:style-name="T182_96"><text:s/></text:span><text:span text:style-name="T182_97">whole</text:span><text:span text:style-name="T182_98"><text:s/></text:span><text:span text:style-name="T182_99">life</text:span><text:span text:style-name="T182_100"><text:s/></text:span><text:span text:style-name="T182_101">out</text:span><text:span text:style-name="T182_102"><text:s/></text:span><text:span text:style-name="T182_103">without</text:span><text:span text:style-name="T182_104"><text:s/></text:span><text:span text:style-name="T182_105">asking</text:span><text:span text:style-name="T182_106"><text:s/></text:span><text:span text:style-name="T182_107">about</text:span><text:span text:style-name="T182_108"><text:s/></text:span><text:span text:style-name="T182_109">it</text:span><text:span text:style-name="T182_110"><text:s/></text:span><text:span text:style-name="T182_111">and</text:span><text:span text:style-name="T182_112"><text:s/></text:span><text:span text:style-name="T182_113">it</text:span><text:span text:style-name="T182_114">'</text:span><text:span text:style-name="T182_115">s</text:span><text:span text:style-name="T182_116"><text:s/></text:span><text:span text:style-name="T182_117">others</text:span><text:span text:style-name="T182_118"><text:s/></text:span><text:span text:style-name="T182_119">has</text:span><text:span text:style-name="T182_120"><text:s/></text:span><text:span text:style-name="T182_121">to</text:span><text:span text:style-name="T182_122"><text:s/></text:span><text:span text:style-name="T182_123">know</text:span><text:span text:style-name="T182_124"><text:s/></text:span><text:span text:style-name="T182_125">why</text:span><text:span text:style-name="T182_126"><text:s/></text:span><text:span text:style-name="T182_127">it</text:span><text:span text:style-name="T182_128"><text:s/></text:span><text:span text:style-name="T182_129">is</text:span><text:span text:style-name="T182_130">,<text:s/></text:span><text:span text:style-name="T182_131">and</text:span><text:span text:style-name="T182_132"><text:s/></text:span><text:span text:style-name="T182_133">this</text:span><text:span text:style-name="T182_134"><text:s/></text:span><text:span text:style-name="T182_135">boy</text:span><text:span text:style-name="T182_136"><text:s/></text:span><text:span text:style-name="T182_137">is</text:span><text:span text:style-name="T182_138"><text:s/></text:span><text:span text:style-name="T182_139">one</text:span><text:span text:style-name="T182_140"><text:s/></text:span><text:span text:style-name="T182_141">of</text:span><text:span text:style-name="T182_142"><text:s/></text:span><text:span text:style-name="T182_143">the</text:span><text:span text:style-name="T182_144"><text:s/></text:span><text:span text:style-name="T182_145">latters</text:span><text:span text:style-name="T182_146">.<text:s/></text:span><text:span text:style-name="T182_147">He</text:span><text:span text:style-name="T182_148">'</text:span><text:span text:style-name="T182_149">s</text:span><text:span text:style-name="T182_150"><text:s/></text:span><text:span text:style-name="T182_151">going</text:span><text:span text:style-name="T182_152"><text:s/></text:span><text:span text:style-name="T182_153">to</text:span><text:span text:style-name="T182_154"><text:s/></text:span><text:span text:style-name="T182_155">be</text:span><text:span text:style-name="T182_156"><text:s/></text:span><text:span text:style-name="T182_157">into</text:span><text:span text:style-name="T182_158"><text:s/></text:span><text:span text:style-name="T182_159">everything</text:span><text:span text:style-name="T182_160">!"'<text:s/>(</text:span><text:span text:style-name="T182_161">embarrassed</text:span><text:span text:style-name="T182_162">)"</text:span><text:span text:style-name="T182_163">I</text:span><text:span text:style-name="T182_164">'</text:span><text:span text:style-name="T182_165">m</text:span><text:span text:style-name="T182_166"><text:s/></text:span><text:span text:style-name="T182_167">sorry</text:span><text:span text:style-name="T182_168"><text:s/></text:span><text:span text:style-name="T182_169">I</text:span><text:span text:style-name="T182_170"><text:s/></text:span><text:span text:style-name="T182_171">don</text:span><text:span text:style-name="T182_172">'</text:span><text:span text:style-name="T182_173">t</text:span><text:span text:style-name="T182_174"><text:s/></text:span><text:span text:style-name="T182_175">have</text:span><text:span text:style-name="T182_176"><text:s/></text:span><text:span text:style-name="T182_177">on</text:span><text:span text:style-name="T182_178"><text:s/></text:span><text:span text:style-name="T182_179">a</text:span><text:span text:style-name="T182_180"><text:s/></text:span><text:span text:style-name="T182_181">shirt</text:span><text:span text:style-name="T182_182"><text:s/></text:span><text:span text:style-name="T182_183">before</text:span><text:span text:style-name="T182_184"><text:s/></text:span><text:span text:style-name="T182_185">you</text:span><text:span text:style-name="T182_186"><text:s/></text:span><text:span text:style-name="T182_187">ladies</text:span><text:span text:style-name="T182_188">,"<text:s/>"</text:span><text:span text:style-name="T182_189">We</text:span><text:span text:style-name="T182_190"><text:s/></text:span><text:span text:style-name="T182_191">buried</text:span><text:span text:style-name="T182_192"><text:s/></text:span><text:span text:style-name="T182_193">our</text:span><text:span text:style-name="T182_194"><text:s/></text:span><text:span text:style-name="T182_195">clothes</text:span><text:span text:style-name="T182_196"><text:s/></text:span><text:span text:style-name="T182_197">that</text:span><text:span text:style-name="T182_198"><text:s/></text:span><text:span text:style-name="T182_199">we</text:span><text:span text:style-name="T182_200"><text:s/></text:span><text:span text:style-name="T182_201">had</text:span><text:span text:style-name="T182_202"><text:s/></text:span><text:span text:style-name="T182_203">on</text:span><text:span text:style-name="T182_204"><text:s/></text:span><text:span text:style-name="T182_205">when</text:span><text:span text:style-name="T182_206"><text:s/></text:span><text:span text:style-name="T182_207">we</text:span><text:span text:style-name="T182_208"><text:s/></text:span><text:span text:style-name="T182_209">escaped</text:span><text:span text:style-name="T182_210"><text:s/></text:span><text:span text:style-name="T182_211">and</text:span><text:span text:style-name="T182_212"><text:s/></text:span><text:span text:style-name="T182_213">we</text:span><text:span text:style-name="T182_214">'</text:span><text:span text:style-name="T182_215">re</text:span><text:span text:style-name="T182_216"><text:s/></text:span><text:span text:style-name="T182_217">just</text:span><text:span text:style-name="T182_218"><text:s/></text:span><text:span text:style-name="T182_219">making</text:span><text:span text:style-name="T182_220"><text:s/></text:span><text:span text:style-name="T182_221">do</text:span><text:span text:style-name="T182_222"><text:s/></text:span><text:span text:style-name="T182_223">until</text:span><text:span text:style-name="T182_224"><text:s/></text:span><text:span text:style-name="T182_225">we</text:span><text:span text:style-name="T182_226"><text:s/></text:span><text:span text:style-name="T182_227">can</text:span><text:span text:style-name="T182_228"><text:s/></text:span><text:span text:style-name="T182_229">get</text:span><text:span text:style-name="T182_230"><text:s/></text:span><text:span text:style-name="T182_231">better</text:span><text:span text:style-name="T182_232">.<text:s/></text:span><text:span text:style-name="T182_233">We</text:span><text:span text:style-name="T182_234"><text:s/></text:span><text:span text:style-name="T182_235">borrowed</text:span><text:span text:style-name="T182_236"><text:s/></text:span><text:span text:style-name="T182_237">these</text:span><text:span text:style-name="T182_238"><text:s/></text:span><text:span text:style-name="T182_239">from</text:span><text:span text:style-name="T182_240"><text:s/></text:span><text:span text:style-name="T182_241">some</text:span><text:span text:style-name="T182_242"><text:s/></text:span><text:span text:style-name="T182_243">folks</text:span><text:span text:style-name="T182_244"><text:s/></text:span><text:span text:style-name="T182_245">we</text:span><text:span text:style-name="T182_246"><text:s/></text:span><text:span text:style-name="T182_247">met</text:span><text:span text:style-name="T182_248">,"</text:span></text:p>
      <text:p text:style-name="P183"><text:span text:style-name="T183_1">Grandma</text:span><text:span text:style-name="T183_2">:<text:s/>"</text:span><text:span text:style-name="T183_3">That</text:span><text:span text:style-name="T183_4">'</text:span><text:span text:style-name="T183_5">s</text:span><text:span text:style-name="T183_6"><text:s/></text:span><text:span text:style-name="T183_7">perfectly</text:span><text:span text:style-name="T183_8"><text:s/></text:span><text:span text:style-name="T183_9">all</text:span><text:span text:style-name="T183_10"><text:s/></text:span><text:span text:style-name="T183_11">right</text:span><text:span text:style-name="T183_12">.<text:s/></text:span><text:span text:style-name="T183_13">Maybe</text:span><text:span text:style-name="T183_14"><text:s/></text:span><text:span text:style-name="T183_15">Bailey</text:span><text:span text:style-name="T183_16"><text:s/></text:span><text:span text:style-name="T183_17">has</text:span><text:span text:style-name="T183_18"><text:s/></text:span><text:span text:style-name="T183_19">an</text:span><text:span text:style-name="T183_20"><text:s/></text:span><text:span text:style-name="T183_21">extra</text:span><text:span text:style-name="T183_22"><text:s/></text:span><text:span text:style-name="T183_23">shirt</text:span><text:span text:style-name="T183_24"><text:s/></text:span><text:span text:style-name="T183_25">in</text:span><text:span text:style-name="T183_26"><text:s/></text:span><text:span text:style-name="T183_27">his</text:span><text:span text:style-name="T183_28"><text:s/></text:span><text:span text:style-name="T183_29">suitcase</text:span><text:span text:style-name="T183_30">."</text:span></text:p>
      <text:p text:style-name="P184"><text:span text:style-name="T184_1">Misfit</text:span><text:span text:style-name="T184_2">:<text:s/>"</text:span><text:span text:style-name="T184_3">I</text:span><text:span text:style-name="T184_4">'</text:span><text:span text:style-name="T184_5">ll</text:span><text:span text:style-name="T184_6"><text:s/></text:span><text:span text:style-name="T184_7">look</text:span><text:span text:style-name="T184_8"><text:s/></text:span><text:span text:style-name="T184_9">and</text:span><text:span text:style-name="T184_10"><text:s/></text:span><text:span text:style-name="T184_11">see</text:span><text:span text:style-name="T184_12"><text:s/></text:span><text:span text:style-name="T184_13">terrectly</text:span><text:span text:style-name="T184_14">,"<text:s/></text:span></text:p>
      <text:p text:style-name="P185"><text:span text:style-name="T185_1">Mom</text:span><text:span text:style-name="T185_2"><text:s/>(</text:span><text:span text:style-name="T185_3">screaming</text:span><text:span text:style-name="T185_4">):<text:s/>"</text:span><text:span text:style-name="T185_5">Where</text:span><text:span text:style-name="T185_6"><text:s/></text:span><text:span text:style-name="T185_7">are</text:span><text:span text:style-name="T185_8"><text:s/></text:span><text:span text:style-name="T185_9">they</text:span><text:span text:style-name="T185_10"><text:s/></text:span><text:span text:style-name="T185_11">taking</text:span><text:span text:style-name="T185_12"><text:s/></text:span><text:span text:style-name="T185_13">him</text:span><text:span text:style-name="T185_14">?"</text:span></text:p>
      <text:p text:style-name="P186"><text:span text:style-name="T186_1">Misfit</text:span><text:span text:style-name="T186_2"><text:s/>(</text:span><text:span text:style-name="T186_3">ignoring</text:span><text:span text:style-name="T186_4"><text:s/></text:span><text:span text:style-name="T186_5">her</text:span><text:span text:style-name="T186_6">):<text:s/>"</text:span><text:span text:style-name="T186_7">Daddy</text:span><text:span text:style-name="T186_8"><text:s/></text:span><text:span text:style-name="T186_9">was</text:span><text:span text:style-name="T186_10"><text:s/></text:span><text:span text:style-name="T186_11">a</text:span><text:span text:style-name="T186_12"><text:s/></text:span><text:span text:style-name="T186_13">card</text:span><text:span text:style-name="T186_14"><text:s/></text:span><text:span text:style-name="T186_15">himself</text:span><text:span text:style-name="T186_16">,"<text:s/>"</text:span><text:span text:style-name="T186_17">You</text:span><text:span text:style-name="T186_18"><text:s/></text:span><text:span text:style-name="T186_19">couldn</text:span><text:span text:style-name="T186_20">'</text:span><text:span text:style-name="T186_21">t</text:span><text:span text:style-name="T186_22"><text:s/></text:span><text:span text:style-name="T186_23">put</text:span><text:span text:style-name="T186_24"><text:s/></text:span><text:span text:style-name="T186_25">anything</text:span><text:span text:style-name="T186_26"><text:s/></text:span><text:span text:style-name="T186_27">over</text:span><text:span text:style-name="T186_28"><text:s/></text:span><text:span text:style-name="T186_29">on</text:span><text:span text:style-name="T186_30"><text:s/></text:span><text:span text:style-name="T186_31">him</text:span><text:span text:style-name="T186_32">.<text:s/></text:span><text:span text:style-name="T186_33">He</text:span><text:span text:style-name="T186_34"><text:s/></text:span><text:span text:style-name="T186_35">never</text:span><text:span text:style-name="T186_36"><text:s/></text:span><text:span text:style-name="T186_37">got</text:span><text:span text:style-name="T186_38"><text:s/></text:span><text:span text:style-name="T186_39">in</text:span><text:span text:style-name="T186_40"><text:s/></text:span><text:span text:style-name="T186_41">trouble</text:span><text:span text:style-name="T186_42"><text:s/></text:span><text:span text:style-name="T186_43">with</text:span><text:span text:style-name="T186_44"><text:s/></text:span><text:span text:style-name="T186_45">the</text:span><text:span text:style-name="T186_46"><text:s/></text:span><text:span text:style-name="T186_47">Authorities</text:span><text:span text:style-name="T186_48"><text:s/></text:span><text:span text:style-name="T186_49">though</text:span><text:span text:style-name="T186_50">.<text:s/></text:span><text:span text:style-name="T186_51">Just</text:span><text:span text:style-name="T186_52"><text:s/></text:span><text:span text:style-name="T186_53">had</text:span><text:span text:style-name="T186_54"><text:s/></text:span><text:span text:style-name="T186_55">the</text:span><text:span text:style-name="T186_56"><text:s/></text:span><text:span text:style-name="T186_57">knack</text:span><text:span text:style-name="T186_58"><text:s/></text:span><text:span text:style-name="T186_59">of</text:span><text:span text:style-name="T186_60"><text:s/></text:span><text:span text:style-name="T186_61">handling</text:span><text:span text:style-name="T186_62"><text:s/></text:span><text:span text:style-name="T186_63">them</text:span><text:span text:style-name="T186_64">."</text:span></text:p>
      <text:p text:style-name="P187"><text:span text:style-name="T187_1">Grandma</text:span><text:span text:style-name="T187_2">:<text:s/>"</text:span><text:span text:style-name="T187_3">You</text:span><text:span text:style-name="T187_4"><text:s/></text:span><text:span text:style-name="T187_5">could</text:span><text:span text:style-name="T187_6"><text:s/></text:span><text:span text:style-name="T187_7">be</text:span><text:span text:style-name="T187_8"><text:s/></text:span><text:span text:style-name="T187_9">honest</text:span><text:span text:style-name="T187_10"><text:s/></text:span><text:span text:style-name="T187_11">too</text:span><text:span text:style-name="T187_12"><text:s/></text:span><text:span text:style-name="T187_13">if</text:span><text:span text:style-name="T187_14"><text:s/></text:span><text:span text:style-name="T187_15">you</text:span><text:span text:style-name="T187_16">'</text:span><text:span text:style-name="T187_17">d</text:span><text:span text:style-name="T187_18"><text:s/></text:span><text:span text:style-name="T187_19">only</text:span><text:span text:style-name="T187_20"><text:s/></text:span><text:span text:style-name="T187_21">try</text:span><text:span text:style-name="T187_22">,"<text:s/>"</text:span><text:span text:style-name="T187_23">Think</text:span><text:span text:style-name="T187_24"><text:s/></text:span><text:span text:style-name="T187_25">how</text:span><text:span text:style-name="T187_26"><text:s/></text:span><text:span text:style-name="T187_27">wonderful</text:span><text:span text:style-name="T187_28"><text:s/></text:span><text:span text:style-name="T187_29">it</text:span><text:span text:style-name="T187_30"><text:s/></text:span><text:span text:style-name="T187_31">would</text:span><text:span text:style-name="T187_32"><text:s/></text:span><text:span text:style-name="T187_33">be</text:span><text:span text:style-name="T187_34"><text:s/></text:span><text:span text:style-name="T187_35">to</text:span><text:span text:style-name="T187_36"><text:s/></text:span><text:span text:style-name="T187_37">settle</text:span><text:span text:style-name="T187_38"><text:s/></text:span><text:span text:style-name="T187_39">down</text:span><text:span text:style-name="T187_40"><text:s/></text:span><text:span text:style-name="T187_41">and</text:span><text:span text:style-name="T187_42"><text:s/></text:span><text:span text:style-name="T187_43">live</text:span><text:span text:style-name="T187_44"><text:s/></text:span><text:span text:style-name="T187_45">a</text:span><text:span text:style-name="T187_46"><text:s/></text:span><text:span text:style-name="T187_47">comfortable</text:span><text:span text:style-name="T187_48"><text:s/></text:span><text:span text:style-name="T187_49">life</text:span><text:span text:style-name="T187_50"><text:s/></text:span><text:span text:style-name="T187_51">and</text:span><text:span text:style-name="T187_52"><text:s/></text:span><text:span text:style-name="T187_53">not</text:span><text:span text:style-name="T187_54"><text:s/></text:span><text:span text:style-name="T187_55">have</text:span><text:span text:style-name="T187_56"><text:s/></text:span><text:span text:style-name="T187_57">to</text:span><text:span text:style-name="T187_58"><text:s/></text:span><text:span text:style-name="T187_59">think</text:span><text:span text:style-name="T187_60"><text:s/></text:span><text:span text:style-name="T187_61">about</text:span><text:span text:style-name="T187_62"><text:s/></text:span><text:span text:style-name="T187_63">somebody</text:span><text:span text:style-name="T187_64"><text:s/></text:span><text:span text:style-name="T187_65">chasing</text:span><text:span text:style-name="T187_66"><text:s/></text:span><text:span text:style-name="T187_67">you</text:span><text:span text:style-name="T187_68"><text:s/></text:span><text:span text:style-name="T187_69">all</text:span><text:span text:style-name="T187_70"><text:s/></text:span><text:span text:style-name="T187_71">the</text:span><text:span text:style-name="T187_72"><text:s/></text:span><text:span text:style-name="T187_73">time</text:span><text:span text:style-name="T187_74">."</text:span></text:p>
      <text:p text:style-name="P188"><text:span text:style-name="T188_1">Misfit</text:span><text:span text:style-name="T188_2"><text:s/>(</text:span><text:span text:style-name="T188_3">thinking</text:span><text:span text:style-name="T188_4"><text:s/></text:span><text:span text:style-name="T188_5">under</text:span><text:span text:style-name="T188_6"><text:s/></text:span><text:span text:style-name="T188_7">his</text:span><text:span text:style-name="T188_8"><text:s/></text:span><text:span text:style-name="T188_9">breath</text:span><text:span text:style-name="T188_10">):<text:s/>"</text:span><text:span text:style-name="T188_11">Yestm</text:span><text:span text:style-name="T188_12">,<text:s/></text:span><text:span text:style-name="T188_13">somebody</text:span><text:span text:style-name="T188_14"><text:s/></text:span><text:span text:style-name="T188_15">is</text:span><text:span text:style-name="T188_16"><text:s/></text:span><text:span text:style-name="T188_17">always</text:span><text:span text:style-name="T188_18"><text:s/></text:span><text:span text:style-name="T188_19">after</text:span><text:span text:style-name="T188_20"><text:s/></text:span><text:span text:style-name="T188_21">you</text:span><text:span text:style-name="T188_22">,"<text:s/></text:span></text:p>
      <text:p text:style-name="P189"><text:span text:style-name="T189_1">Grandma</text:span><text:span text:style-name="T189_2">:<text:s/>"</text:span><text:span text:style-name="T189_3">Do</text:span><text:span text:style-name="T189_4"><text:s/></text:span><text:span text:style-name="T189_5">you</text:span><text:span text:style-name="T189_6"><text:s/></text:span><text:span text:style-name="T189_7">every</text:span><text:span text:style-name="T189_8"><text:s/></text:span><text:span text:style-name="T189_9">pray</text:span><text:span text:style-name="T189_10">?"</text:span></text:p>
      <text:p text:style-name="P190"><text:span text:style-name="T190_1">Misfit</text:span><text:span text:style-name="T190_2">:<text:s/>"</text:span><text:span text:style-name="T190_3">Nome</text:span><text:span text:style-name="T190_4">."</text:span></text:p>
      <text:p text:style-name="P191"><text:span text:style-name="T191_1">[</text:span><text:span text:style-name="T191_2">pistol</text:span><text:span text:style-name="T191_3"><text:s/></text:span><text:span text:style-name="T191_4">shot</text:span><text:span text:style-name="T191_5"><text:s/></text:span><text:span text:style-name="T191_6">x</text:span><text:span text:style-name="T191_7">2<text:s/></text:span><text:span text:style-name="T191_8">with</text:span><text:span text:style-name="T191_9"><text:s/></text:span><text:span text:style-name="T191_10">brief</text:span><text:span text:style-name="T191_11"><text:s/></text:span><text:span text:style-name="T191_12">pause</text:span><text:span text:style-name="T191_13">]</text:span></text:p>
      <text:p text:style-name="P192"><text:span text:style-name="T192_1">[</text:span><text:span text:style-name="T192_2">wind</text:span><text:span text:style-name="T192_3"><text:s/></text:span><text:span text:style-name="T192_4">moving</text:span><text:span text:style-name="T192_5"><text:s/></text:span><text:span text:style-name="T192_6">through</text:span><text:span text:style-name="T192_7"><text:s/></text:span><text:span text:style-name="T192_8">the</text:span><text:span text:style-name="T192_9"><text:s/></text:span><text:span text:style-name="T192_10">trees</text:span><text:span text:style-name="T192_11">]</text:span></text:p>
      <text:p text:style-name="P193"><text:span text:style-name="T193_1">Grandma</text:span><text:span text:style-name="T193_2"><text:s/>(</text:span><text:span text:style-name="T193_3">tragically</text:span><text:span text:style-name="T193_4">):<text:s/>"</text:span><text:span text:style-name="T193_5">Bailey</text:span><text:span text:style-name="T193_6"><text:s/></text:span><text:span text:style-name="T193_7">Boy</text:span><text:span text:style-name="T193_8">!"</text:span></text:p>
      <text:p text:style-name="P194"><text:span text:style-name="T194_1">Misfit</text:span><text:span text:style-name="T194_2">:<text:s/>"</text:span><text:span text:style-name="T194_3">I</text:span><text:span text:style-name="T194_4"><text:s/></text:span><text:span text:style-name="T194_5">was</text:span><text:span text:style-name="T194_6"><text:s/></text:span><text:span text:style-name="T194_7">a</text:span><text:span text:style-name="T194_8"><text:s/></text:span><text:span text:style-name="T194_9">gospel</text:span><text:span text:style-name="T194_10"><text:s/></text:span><text:span text:style-name="T194_11">singer</text:span><text:span text:style-name="T194_12"><text:s/></text:span><text:span text:style-name="T194_13">for</text:span><text:span text:style-name="T194_14"><text:s/></text:span><text:span text:style-name="T194_15">a</text:span><text:span text:style-name="T194_16"><text:s/></text:span><text:span text:style-name="T194_17">while</text:span><text:span text:style-name="T194_18">,<text:s/></text:span><text:span text:style-name="T194_19">I</text:span><text:span text:style-name="T194_20"><text:s/></text:span><text:span text:style-name="T194_21">been</text:span><text:span text:style-name="T194_22"><text:s/></text:span><text:span text:style-name="T194_23">most</text:span><text:span text:style-name="T194_24"><text:s/></text:span><text:span text:style-name="T194_25">everything</text:span><text:span text:style-name="T194_26">.<text:s/></text:span><text:span text:style-name="T194_27">Been</text:span><text:span text:style-name="T194_28"><text:s/></text:span><text:span text:style-name="T194_29">in</text:span><text:span text:style-name="T194_30"><text:s/></text:span><text:span text:style-name="T194_31">the</text:span><text:span text:style-name="T194_32"><text:s/></text:span><text:span text:style-name="T194_33">arm</text:span><text:span text:style-name="T194_34"><text:s/></text:span><text:span text:style-name="T194_35">service</text:span><text:span text:style-name="T194_36"><text:s/></text:span><text:span text:style-name="T194_37">both</text:span><text:span text:style-name="T194_38"><text:s/></text:span><text:span text:style-name="T194_39">land</text:span><text:span text:style-name="T194_40"><text:s/></text:span><text:span text:style-name="T194_41">and</text:span><text:span text:style-name="T194_42"><text:s/></text:span><text:span text:style-name="T194_43">sea</text:span><text:span text:style-name="T194_44">,<text:s/></text:span><text:span text:style-name="T194_45">at</text:span><text:span text:style-name="T194_46"><text:s/></text:span><text:span text:style-name="T194_47">home</text:span><text:span text:style-name="T194_48"><text:s/></text:span><text:span text:style-name="T194_49">and</text:span><text:span text:style-name="T194_50"><text:s/></text:span><text:span text:style-name="T194_51">abroad</text:span><text:span text:style-name="T194_52">,<text:s/></text:span><text:span text:style-name="T194_53">been</text:span><text:span text:style-name="T194_54"><text:s/></text:span><text:span text:style-name="T194_55">twict</text:span><text:span text:style-name="T194_56"><text:s/></text:span><text:span text:style-name="T194_57">married</text:span><text:span text:style-name="T194_58">,<text:s/></text:span><text:span text:style-name="T194_59">been</text:span><text:span text:style-name="T194_60"><text:s/></text:span><text:span text:style-name="T194_61">an</text:span><text:span text:style-name="T194_62"><text:s/></text:span><text:span text:style-name="T194_63">undertaker</text:span><text:span text:style-name="T194_64">,<text:s/></text:span><text:span text:style-name="T194_65">been</text:span><text:span text:style-name="T194_66"><text:s/></text:span><text:span text:style-name="T194_67">with</text:span><text:span text:style-name="T194_68"><text:s/></text:span><text:span text:style-name="T194_69">the</text:span><text:span text:style-name="T194_70"><text:s/></text:span><text:span text:style-name="T194_71">railroads</text:span><text:span text:style-name="T194_72">,<text:s/></text:span><text:span text:style-name="T194_73">plowed</text:span><text:span text:style-name="T194_74"><text:s/></text:span><text:span text:style-name="T194_75">Mother</text:span><text:span text:style-name="T194_76"><text:s/></text:span><text:span text:style-name="T194_77">Earth</text:span><text:span text:style-name="T194_78">,<text:s/></text:span><text:span text:style-name="T194_79">been</text:span><text:span text:style-name="T194_80"><text:s/></text:span><text:span text:style-name="T194_81">in</text:span><text:span text:style-name="T194_82"><text:s/></text:span><text:span text:style-name="T194_83">a</text:span><text:span text:style-name="T194_84"><text:s/></text:span><text:span text:style-name="T194_85">tornado</text:span><text:span text:style-name="T194_86">,<text:s/></text:span><text:span text:style-name="T194_87">seen</text:span><text:span text:style-name="T194_88"><text:s/></text:span><text:span text:style-name="T194_89">a</text:span><text:span text:style-name="T194_90"><text:s/></text:span><text:span text:style-name="T194_91">man</text:span><text:span text:style-name="T194_92"><text:s/></text:span><text:span text:style-name="T194_93">burnt</text:span><text:span text:style-name="T194_94"><text:s/></text:span><text:span text:style-name="T194_95">alive</text:span><text:span text:style-name="T194_96"><text:s/></text:span><text:span text:style-name="T194_97">oncet</text:span><text:span text:style-name="T194_98">.<text:s/>(</text:span><text:span text:style-name="T194_99">dramatic</text:span><text:span text:style-name="T194_100"><text:s/></text:span><text:span text:style-name="T194_101">pause</text:span><text:span text:style-name="T194_102">)<text:s/></text:span><text:span text:style-name="T194_103">I</text:span><text:span text:style-name="T194_104"><text:s/></text:span><text:span text:style-name="T194_105">even</text:span><text:span text:style-name="T194_106"><text:s/></text:span><text:span text:style-name="T194_107">seen</text:span><text:span text:style-name="T194_108"><text:s/></text:span><text:span text:style-name="T194_109">a</text:span><text:span text:style-name="T194_110"><text:s/></text:span><text:span text:style-name="T194_111">woman</text:span><text:span text:style-name="T194_112"><text:s/></text:span><text:span text:style-name="T194_113">flogged</text:span><text:span text:style-name="T194_114">."</text:span></text:p>
      <text:p text:style-name="P195"><text:span text:style-name="T195_1">Grandma</text:span><text:span text:style-name="T195_2">(</text:span><text:span text:style-name="T195_3">muttering</text:span><text:span text:style-name="T195_4"><text:s/></text:span><text:span text:style-name="T195_5">hopefully</text:span><text:span text:style-name="T195_6">):<text:s/>"</text:span><text:span text:style-name="T195_7">Pray</text:span><text:span text:style-name="T195_8">,<text:s/></text:span><text:span text:style-name="T195_9">pray</text:span><text:span text:style-name="T195_10">…<text:s/></text:span><text:span text:style-name="T195_11">pray</text:span><text:span text:style-name="T195_12">,<text:s/></text:span><text:span text:style-name="T195_13">pray</text:span><text:span text:style-name="T195_14"><text:s/>.<text:s/>.<text:s/>."</text:span></text:p>
      <text:p text:style-name="P196"><text:span text:style-name="T196_1">Misfit</text:span><text:span text:style-name="T196_2"><text:s/>(</text:span><text:span text:style-name="T196_3">as</text:span><text:span text:style-name="T196_4"><text:s/></text:span><text:span text:style-name="T196_5">if</text:span><text:span text:style-name="T196_6"><text:s/></text:span><text:span text:style-name="T196_7">in</text:span><text:span text:style-name="T196_8"><text:s/></text:span><text:span text:style-name="T196_9">a</text:span><text:span text:style-name="T196_10"><text:s/></text:span><text:span text:style-name="T196_11">dream</text:span><text:span text:style-name="T196_12">):<text:s/>“</text:span><text:span text:style-name="T196_13">I</text:span><text:span text:style-name="T196_14"><text:s/></text:span><text:span text:style-name="T196_15">never</text:span><text:span text:style-name="T196_16"><text:s/></text:span><text:span text:style-name="T196_17">was</text:span><text:span text:style-name="T196_18"><text:s/></text:span><text:span text:style-name="T196_19">a</text:span><text:span text:style-name="T196_20"><text:s/></text:span><text:span text:style-name="T196_21">bad</text:span><text:span text:style-name="T196_22"><text:s/></text:span><text:span text:style-name="T196_23">boy</text:span><text:span text:style-name="T196_24"><text:s/></text:span><text:span text:style-name="T196_25">that</text:span><text:span text:style-name="T196_26"><text:s/></text:span><text:span text:style-name="T196_27">I</text:span><text:span text:style-name="T196_28"><text:s/></text:span><text:span text:style-name="T196_29">remember</text:span><text:span text:style-name="T196_30"><text:s/></text:span><text:span text:style-name="T196_31">of</text:span><text:span text:style-name="T196_32">,<text:s/></text:span><text:span text:style-name="T196_33">but</text:span><text:span text:style-name="T196_34"><text:s/></text:span><text:span text:style-name="T196_35">somewheres</text:span><text:span text:style-name="T196_36"><text:s/></text:span><text:span text:style-name="T196_37">along</text:span><text:span text:style-name="T196_38"><text:s/></text:span><text:span text:style-name="T196_39">the</text:span><text:span text:style-name="T196_40"><text:s/></text:span><text:span text:style-name="T196_41">line</text:span><text:span text:style-name="T196_42"><text:s/></text:span><text:span text:style-name="T196_43">I</text:span><text:span text:style-name="T196_44"><text:s/></text:span><text:span text:style-name="T196_45">done</text:span><text:span text:style-name="T196_46"><text:s/></text:span><text:span text:style-name="T196_47">something</text:span><text:span text:style-name="T196_48"><text:s/></text:span><text:span text:style-name="T196_49">wrong</text:span><text:span text:style-name="T196_50"><text:s/></text:span><text:span text:style-name="T196_51">and</text:span><text:span text:style-name="T196_52"><text:s/></text:span><text:span text:style-name="T196_53">got</text:span><text:span text:style-name="T196_54"><text:s/></text:span><text:span text:style-name="T196_55">sent</text:span><text:span text:style-name="T196_56"><text:s/></text:span><text:span text:style-name="T196_57">to</text:span><text:span text:style-name="T196_58"><text:s/></text:span><text:span text:style-name="T196_59">the</text:span><text:span text:style-name="T196_60"><text:s/></text:span><text:span text:style-name="T196_61">penitentiary</text:span><text:span text:style-name="T196_62">.<text:s/></text:span><text:span text:style-name="T196_63">I</text:span><text:span text:style-name="T196_64"><text:s/></text:span><text:span text:style-name="T196_65">was</text:span><text:span text:style-name="T196_66"><text:s/></text:span><text:span text:style-name="T196_67">buried</text:span><text:span text:style-name="T196_68"><text:s/></text:span><text:span text:style-name="T196_69">alive</text:span><text:span text:style-name="T196_70">,"</text:span></text:p>
      <text:p text:style-name="P197"><text:span text:style-name="T197_1">Grandma</text:span><text:span text:style-name="T197_2">:<text:s/>"</text:span><text:span text:style-name="T197_3">That</text:span><text:span text:style-name="T197_4">'</text:span><text:span text:style-name="T197_5">s</text:span><text:span text:style-name="T197_6"><text:s/></text:span><text:span text:style-name="T197_7">when</text:span><text:span text:style-name="T197_8"><text:s/></text:span><text:span text:style-name="T197_9">you</text:span><text:span text:style-name="T197_10"><text:s/></text:span><text:span text:style-name="T197_11">should</text:span><text:span text:style-name="T197_12"><text:s/></text:span><text:span text:style-name="T197_13">have</text:span><text:span text:style-name="T197_14"><text:s/></text:span><text:span text:style-name="T197_15">started</text:span><text:span text:style-name="T197_16"><text:s/></text:span><text:span text:style-name="T197_17">to</text:span><text:span text:style-name="T197_18"><text:s/></text:span><text:span text:style-name="T197_19">pray</text:span><text:span text:style-name="T197_20">.<text:s/></text:span><text:span text:style-name="T197_21">What</text:span><text:span text:style-name="T197_22"><text:s/></text:span><text:span text:style-name="T197_23">did</text:span><text:span text:style-name="T197_24"><text:s/></text:span><text:span text:style-name="T197_25">you</text:span><text:span text:style-name="T197_26"><text:s/></text:span><text:span text:style-name="T197_27">do</text:span><text:span text:style-name="T197_28"><text:s/></text:span><text:span text:style-name="T197_29">to</text:span><text:span text:style-name="T197_30"><text:s/></text:span><text:span text:style-name="T197_31">get</text:span><text:span text:style-name="T197_32"><text:s/></text:span><text:span text:style-name="T197_33">sent</text:span><text:span text:style-name="T197_34"><text:s/></text:span><text:span text:style-name="T197_35">to</text:span><text:span text:style-name="T197_36"><text:s/></text:span><text:span text:style-name="T197_37">the</text:span><text:span text:style-name="T197_38"><text:s/></text:span><text:span text:style-name="T197_39">penitentiary</text:span><text:span text:style-name="T197_40"><text:s/></text:span><text:span text:style-name="T197_41">that</text:span><text:span text:style-name="T197_42"><text:s/></text:span><text:span text:style-name="T197_43">first</text:span><text:span text:style-name="T197_44"><text:s/></text:span><text:span text:style-name="T197_45">time</text:span><text:span text:style-name="T197_46">?"</text:span></text:p>
      <text:p text:style-name="P198"><text:span text:style-name="T198_1">Misfit</text:span><text:span text:style-name="T198_2">:<text:s/>"</text:span><text:span text:style-name="T198_3">Turn</text:span><text:span text:style-name="T198_4"><text:s/></text:span><text:span text:style-name="T198_5">to</text:span><text:span text:style-name="T198_6"><text:s/></text:span><text:span text:style-name="T198_7">the</text:span><text:span text:style-name="T198_8"><text:s/></text:span><text:span text:style-name="T198_9">right</text:span><text:span text:style-name="T198_10">,<text:s/></text:span><text:span text:style-name="T198_11">it</text:span><text:span text:style-name="T198_12"><text:s/></text:span><text:span text:style-name="T198_13">was</text:span><text:span text:style-name="T198_14"><text:s/></text:span><text:span text:style-name="T198_15">a</text:span><text:span text:style-name="T198_16"><text:s/></text:span><text:span text:style-name="T198_17">wall</text:span><text:span text:style-name="T198_18">,<text:s/></text:span><text:span text:style-name="T198_19">turn</text:span><text:span text:style-name="T198_20"><text:s/></text:span><text:span text:style-name="T198_21">to</text:span><text:span text:style-name="T198_22"><text:s/></text:span><text:span text:style-name="T198_23">the</text:span><text:span text:style-name="T198_24"><text:s/></text:span><text:span text:style-name="T198_25">left</text:span><text:span text:style-name="T198_26">,<text:s/></text:span><text:span text:style-name="T198_27">it</text:span><text:span text:style-name="T198_28"><text:s/></text:span><text:span text:style-name="T198_29">was</text:span><text:span text:style-name="T198_30"><text:s/></text:span><text:span text:style-name="T198_31">a</text:span><text:span text:style-name="T198_32"><text:s/></text:span><text:span text:style-name="T198_33">wall</text:span><text:span text:style-name="T198_34">.<text:s/></text:span><text:span text:style-name="T198_35">Look</text:span><text:span text:style-name="T198_36"><text:s/></text:span><text:span text:style-name="T198_37">up</text:span><text:span text:style-name="T198_38"><text:s/></text:span><text:span text:style-name="T198_39">it</text:span><text:span text:style-name="T198_40"><text:s/></text:span><text:span text:style-name="T198_41">was</text:span><text:span text:style-name="T198_42"><text:s/></text:span><text:span text:style-name="T198_43">a</text:span><text:span text:style-name="T198_44"><text:s/></text:span><text:span text:style-name="T198_45">ceiling</text:span><text:span text:style-name="T198_46">,<text:s/></text:span><text:span text:style-name="T198_47">look</text:span><text:span text:style-name="T198_48"><text:s/></text:span><text:span text:style-name="T198_49">down</text:span><text:span text:style-name="T198_50"><text:s/></text:span><text:span text:style-name="T198_51">it</text:span><text:span text:style-name="T198_52"><text:s/></text:span><text:span text:style-name="T198_53">was</text:span><text:span text:style-name="T198_54"><text:s/></text:span><text:span text:style-name="T198_55">a</text:span><text:span text:style-name="T198_56"><text:s/></text:span><text:span text:style-name="T198_57">floor</text:span><text:span text:style-name="T198_58">.<text:s/></text:span><text:span text:style-name="T198_59">I</text:span><text:span text:style-name="T198_60"><text:s/></text:span><text:span text:style-name="T198_61">forget</text:span><text:span text:style-name="T198_62"><text:s/></text:span><text:span text:style-name="T198_63">what</text:span><text:span text:style-name="T198_64"><text:s/></text:span><text:span text:style-name="T198_65">I</text:span><text:span text:style-name="T198_66"><text:s/></text:span><text:span text:style-name="T198_67">done</text:span><text:span text:style-name="T198_68">,<text:s/></text:span><text:span text:style-name="T198_69">lady</text:span><text:span text:style-name="T198_70">.<text:s/></text:span><text:span text:style-name="T198_71">I</text:span><text:span text:style-name="T198_72"><text:s/></text:span><text:span text:style-name="T198_73">set</text:span><text:span text:style-name="T198_74"><text:s/></text:span><text:span text:style-name="T198_75">there</text:span><text:span text:style-name="T198_76"><text:s/></text:span><text:span text:style-name="T198_77">and</text:span><text:span text:style-name="T198_78"><text:s/></text:span><text:span text:style-name="T198_79">set</text:span><text:span text:style-name="T198_80"><text:s/></text:span><text:span text:style-name="T198_81">there</text:span><text:span text:style-name="T198_82">,<text:s/></text:span><text:span text:style-name="T198_83">trying</text:span><text:span text:style-name="T198_84"><text:s/></text:span><text:span text:style-name="T198_85">to</text:span><text:span text:style-name="T198_86"><text:s/></text:span><text:span text:style-name="T198_87">remember</text:span><text:span text:style-name="T198_88"><text:s/></text:span><text:span text:style-name="T198_89">what</text:span><text:span text:style-name="T198_90"><text:s/></text:span><text:span text:style-name="T198_91">it</text:span><text:span text:style-name="T198_92"><text:s/></text:span><text:span text:style-name="T198_93">was</text:span><text:span text:style-name="T198_94"><text:s/></text:span><text:span text:style-name="T198_95">I</text:span><text:span text:style-name="T198_96"><text:s/></text:span><text:span text:style-name="T198_97">done</text:span><text:span text:style-name="T198_98"><text:s/></text:span><text:span text:style-name="T198_99">and</text:span><text:span text:style-name="T198_100"><text:s/></text:span><text:span text:style-name="T198_101">I</text:span><text:span text:style-name="T198_102"><text:s/></text:span><text:span text:style-name="T198_103">ain</text:span><text:span text:style-name="T198_104">'</text:span><text:span text:style-name="T198_105">t</text:span><text:span text:style-name="T198_106"><text:s/></text:span><text:span text:style-name="T198_107">recalled</text:span><text:span text:style-name="T198_108"><text:s/></text:span><text:span text:style-name="T198_109">it</text:span><text:span text:style-name="T198_110"><text:s/></text:span><text:span text:style-name="T198_111">to</text:span><text:span text:style-name="T198_112"><text:s/></text:span><text:span text:style-name="T198_113">this</text:span><text:span text:style-name="T198_114"><text:s/></text:span><text:span text:style-name="T198_115">day</text:span><text:span text:style-name="T198_116">.<text:s/></text:span><text:span text:style-name="T198_117">Oncet</text:span><text:span text:style-name="T198_118"><text:s/></text:span><text:span text:style-name="T198_119">in</text:span><text:span text:style-name="T198_120"><text:s/></text:span><text:span text:style-name="T198_121">a</text:span><text:span text:style-name="T198_122"><text:s/></text:span><text:span text:style-name="T198_123">while</text:span><text:span text:style-name="T198_124">,<text:s/></text:span><text:span text:style-name="T198_125">I</text:span><text:span text:style-name="T198_126"><text:s/></text:span><text:span text:style-name="T198_127">would</text:span><text:span text:style-name="T198_128"><text:s/></text:span><text:span text:style-name="T198_129">think</text:span><text:span text:style-name="T198_130"><text:s/></text:span><text:span text:style-name="T198_131">it</text:span><text:span text:style-name="T198_132"><text:s/></text:span><text:span text:style-name="T198_133">was</text:span><text:span text:style-name="T198_134"><text:s/></text:span><text:span text:style-name="T198_135">coming</text:span><text:span text:style-name="T198_136"><text:s/></text:span><text:span text:style-name="T198_137">to</text:span><text:span text:style-name="T198_138"><text:s/></text:span><text:span text:style-name="T198_139">me</text:span><text:span text:style-name="T198_140">,<text:s/></text:span><text:span text:style-name="T198_141">but</text:span><text:span text:style-name="T198_142"><text:s/></text:span><text:span text:style-name="T198_143">it</text:span><text:span text:style-name="T198_144"><text:s/></text:span><text:span text:style-name="T198_145">never</text:span><text:span text:style-name="T198_146"><text:s/></text:span><text:span text:style-name="T198_147">come</text:span><text:span text:style-name="T198_148">."</text:span></text:p>
      <text:p text:style-name="P199"><text:span text:style-name="T199_1">Grandma</text:span><text:span text:style-name="T199_2">:<text:s/>"</text:span><text:span text:style-name="T199_3">Maybe</text:span><text:span text:style-name="T199_4"><text:s/></text:span><text:span text:style-name="T199_5">they</text:span><text:span text:style-name="T199_6"><text:s/></text:span><text:span text:style-name="T199_7">put</text:span><text:span text:style-name="T199_8"><text:s/></text:span><text:span text:style-name="T199_9">you</text:span><text:span text:style-name="T199_10"><text:s/></text:span><text:span text:style-name="T199_11">in</text:span><text:span text:style-name="T199_12"><text:s/></text:span><text:span text:style-name="T199_13">by</text:span><text:span text:style-name="T199_14"><text:s/></text:span><text:span text:style-name="T199_15">mistake</text:span><text:span text:style-name="T199_16">.”</text:span></text:p>
      <text:p text:style-name="P200"><text:span text:style-name="T200_1">Misfit</text:span><text:span text:style-name="T200_2">:<text:s/>"</text:span><text:span text:style-name="T200_3">Nome</text:span><text:span text:style-name="T200_4">.<text:s/></text:span><text:span text:style-name="T200_5">It</text:span><text:span text:style-name="T200_6"><text:s/></text:span><text:span text:style-name="T200_7">wasn</text:span><text:span text:style-name="T200_8">'</text:span><text:span text:style-name="T200_9">t</text:span><text:span text:style-name="T200_10"><text:s/></text:span><text:span text:style-name="T200_11">no</text:span><text:span text:style-name="T200_12"><text:s/></text:span><text:span text:style-name="T200_13">mistake</text:span><text:span text:style-name="T200_14">.<text:s/></text:span><text:span text:style-name="T200_15">They</text:span><text:span text:style-name="T200_16"><text:s/></text:span><text:span text:style-name="T200_17">had</text:span><text:span text:style-name="T200_18"><text:s/></text:span><text:span text:style-name="T200_19">the</text:span><text:span text:style-name="T200_20"><text:s/></text:span><text:span text:style-name="T200_21">papers</text:span><text:span text:style-name="T200_22"><text:s/></text:span><text:span text:style-name="T200_23">on</text:span><text:span text:style-name="T200_24"><text:s/></text:span><text:span text:style-name="T200_25">me</text:span><text:span text:style-name="T200_26">."</text:span></text:p>
      <text:p text:style-name="P201"><text:span text:style-name="T201_1">Grandma</text:span><text:span text:style-name="T201_2">:<text:s/>"</text:span><text:span text:style-name="T201_3">You</text:span><text:span text:style-name="T201_4"><text:s/></text:span><text:span text:style-name="T201_5">must</text:span><text:span text:style-name="T201_6"><text:s/></text:span><text:span text:style-name="T201_7">have</text:span><text:span text:style-name="T201_8"><text:s/></text:span><text:span text:style-name="T201_9">stolen</text:span><text:span text:style-name="T201_10"><text:s/></text:span><text:span text:style-name="T201_11">something</text:span><text:span text:style-name="T201_12">."</text:span></text:p>
      <text:p text:style-name="P202"><text:span text:style-name="T202_1">Misfit</text:span><text:span text:style-name="T202_2"><text:s/>(</text:span><text:span text:style-name="T202_3">scoffs</text:span><text:span text:style-name="T202_4">):<text:s/>"</text:span><text:span text:style-name="T202_5">Nobody</text:span><text:span text:style-name="T202_6"><text:s/></text:span><text:span text:style-name="T202_7">had</text:span><text:span text:style-name="T202_8"><text:s/></text:span><text:span text:style-name="T202_9">nothing</text:span><text:span text:style-name="T202_10"><text:s/></text:span><text:span text:style-name="T202_11">I</text:span><text:span text:style-name="T202_12"><text:s/></text:span><text:span text:style-name="T202_13">wanted</text:span><text:span text:style-name="T202_14">,<text:s/></text:span><text:span text:style-name="T202_15">it</text:span><text:span text:style-name="T202_16"><text:s/></text:span><text:span text:style-name="T202_17">was</text:span><text:span text:style-name="T202_18"><text:s/></text:span><text:span text:style-name="T202_19">a</text:span><text:span text:style-name="T202_20"><text:s/></text:span><text:span text:style-name="T202_21">head</text:span><text:span text:style-name="T202_22">-</text:span><text:span text:style-name="T202_23">doctor</text:span><text:span text:style-name="T202_24"><text:s/></text:span><text:span text:style-name="T202_25">at</text:span><text:span text:style-name="T202_26"><text:s/></text:span><text:span text:style-name="T202_27">the</text:span><text:span text:style-name="T202_28"><text:s/></text:span><text:span text:style-name="T202_29">penitentiary</text:span><text:span text:style-name="T202_30"><text:s/></text:span><text:span text:style-name="T202_31">said</text:span><text:span text:style-name="T202_32"><text:s/></text:span><text:span text:style-name="T202_33">what</text:span><text:span text:style-name="T202_34"><text:s/></text:span><text:span text:style-name="T202_35">I</text:span><text:span text:style-name="T202_36"><text:s/></text:span><text:span text:style-name="T202_37">had</text:span><text:span text:style-name="T202_38"><text:s/></text:span><text:span text:style-name="T202_39">done</text:span><text:span text:style-name="T202_40"><text:s/></text:span><text:span text:style-name="T202_41">was</text:span><text:span text:style-name="T202_42"><text:s/></text:span><text:span text:style-name="T202_43">kill</text:span><text:span text:style-name="T202_44"><text:s/></text:span><text:span text:style-name="T202_45">my</text:span><text:span text:style-name="T202_46"><text:s/></text:span><text:span text:style-name="T202_47">daddy</text:span><text:span text:style-name="T202_48"><text:s/></text:span><text:span text:style-name="T202_49">but</text:span><text:span text:style-name="T202_50"><text:s/></text:span><text:span text:style-name="T202_51">I</text:span><text:span text:style-name="T202_52"><text:s/></text:span><text:span text:style-name="T202_53">known</text:span><text:span text:style-name="T202_54"><text:s/></text:span><text:span text:style-name="T202_55">that</text:span><text:span text:style-name="T202_56"><text:s/></text:span><text:span text:style-name="T202_57">for</text:span><text:span text:style-name="T202_58"><text:s/></text:span><text:span text:style-name="T202_59">a</text:span><text:span text:style-name="T202_60"><text:s/></text:span><text:span text:style-name="T202_61">lie</text:span><text:span text:style-name="T202_62">.<text:s/></text:span><text:span text:style-name="T202_63">My</text:span><text:span text:style-name="T202_64"><text:s/></text:span><text:span text:style-name="T202_65">daddy</text:span><text:span text:style-name="T202_66"><text:s/></text:span><text:span text:style-name="T202_67">died</text:span><text:span text:style-name="T202_68"><text:s/></text:span><text:span text:style-name="T202_69">in</text:span><text:span text:style-name="T202_70"><text:s/></text:span><text:span text:style-name="T202_71">nineteen</text:span><text:span text:style-name="T202_72"><text:s/></text:span><text:span text:style-name="T202_73">ought</text:span><text:span text:style-name="T202_74"><text:s/></text:span><text:span text:style-name="T202_75">nineteen</text:span><text:span text:style-name="T202_76"><text:s/></text:span><text:span text:style-name="T202_77">of</text:span><text:span text:style-name="T202_78"><text:s/></text:span><text:span text:style-name="T202_79">the</text:span><text:span text:style-name="T202_80"><text:s/></text:span><text:span text:style-name="T202_81">epidemic</text:span><text:span text:style-name="T202_82"><text:s/></text:span><text:span text:style-name="T202_83">flu</text:span><text:span text:style-name="T202_84"><text:s/></text:span><text:span text:style-name="T202_85">and</text:span><text:span text:style-name="T202_86"><text:s/></text:span><text:span text:style-name="T202_87">I</text:span><text:span text:style-name="T202_88"><text:s/></text:span><text:span text:style-name="T202_89">never</text:span><text:span text:style-name="T202_90"><text:s/></text:span><text:span text:style-name="T202_91">had</text:span><text:span text:style-name="T202_92"><text:s/></text:span><text:span text:style-name="T202_93">a</text:span><text:span text:style-name="T202_94"><text:s/></text:span><text:span text:style-name="T202_95">thing</text:span><text:span text:style-name="T202_96"><text:s/></text:span><text:span text:style-name="T202_97">to</text:span><text:span text:style-name="T202_98"><text:s/></text:span><text:span text:style-name="T202_99">do</text:span><text:span text:style-name="T202_100"><text:s/></text:span><text:span text:style-name="T202_101">with</text:span><text:span text:style-name="T202_102"><text:s/></text:span><text:span text:style-name="T202_103">it</text:span><text:span text:style-name="T202_104">.<text:s/></text:span><text:span text:style-name="T202_105">He</text:span><text:span text:style-name="T202_106"><text:s/></text:span><text:span text:style-name="T202_107">was</text:span><text:span text:style-name="T202_108"><text:s/></text:span><text:span text:style-name="T202_109">buried</text:span><text:span text:style-name="T202_110"><text:s/></text:span><text:span text:style-name="T202_111">in</text:span><text:span text:style-name="T202_112"><text:s/></text:span><text:span text:style-name="T202_113">the</text:span><text:span text:style-name="T202_114"><text:s/></text:span><text:span text:style-name="T202_115">Mount</text:span><text:span text:style-name="T202_116"><text:s/></text:span><text:span text:style-name="T202_117">Hopewell</text:span><text:span text:style-name="T202_118"><text:s/></text:span><text:span text:style-name="T202_119">Baptist</text:span><text:span text:style-name="T202_120"><text:s/></text:span><text:span text:style-name="T202_121">churchyard</text:span><text:span text:style-name="T202_122"><text:s/></text:span><text:span text:style-name="T202_123">and</text:span><text:span text:style-name="T202_124"><text:s/></text:span><text:span text:style-name="T202_125">you</text:span><text:span text:style-name="T202_126"><text:s/></text:span><text:span text:style-name="T202_127">can</text:span><text:span text:style-name="T202_128"><text:s/></text:span><text:span text:style-name="T202_129">go</text:span><text:span text:style-name="T202_130"><text:s/></text:span><text:span text:style-name="T202_131">there</text:span><text:span text:style-name="T202_132"><text:s/></text:span><text:span text:style-name="T202_133">and</text:span><text:span text:style-name="T202_134"><text:s/></text:span><text:span text:style-name="T202_135">see</text:span><text:span text:style-name="T202_136"><text:s/></text:span><text:span text:style-name="T202_137">for</text:span><text:span text:style-name="T202_138"><text:s/></text:span><text:span text:style-name="T202_139">yourself</text:span><text:span text:style-name="T202_140">."</text:span></text:p>
      <text:p text:style-name="P203"><text:span text:style-name="T203_1">Grandma</text:span><text:span text:style-name="T203_2">:<text:s/>"</text:span><text:span text:style-name="T203_3">If</text:span><text:span text:style-name="T203_4"><text:s/></text:span><text:span text:style-name="T203_5">you</text:span><text:span text:style-name="T203_6"><text:s/></text:span><text:span text:style-name="T203_7">would</text:span><text:span text:style-name="T203_8"><text:s/></text:span><text:span text:style-name="T203_9">pray</text:span><text:span text:style-name="T203_10">,<text:s/></text:span><text:span text:style-name="T203_11">Jesus</text:span><text:span text:style-name="T203_12"><text:s/></text:span><text:span text:style-name="T203_13">would</text:span><text:span text:style-name="T203_14"><text:s/></text:span><text:span text:style-name="T203_15">help</text:span><text:span text:style-name="T203_16"><text:s/></text:span><text:span text:style-name="T203_17">you</text:span><text:span text:style-name="T203_18">."</text:span></text:p>
      <text:p text:style-name="P204"><text:span text:style-name="T204_1">Misfit</text:span><text:span text:style-name="T204_2">:<text:s/>"</text:span><text:span text:style-name="T204_3">That</text:span><text:span text:style-name="T204_4">'</text:span><text:span text:style-name="T204_5">s</text:span><text:span text:style-name="T204_6"><text:s/></text:span><text:span text:style-name="T204_7">right</text:span><text:span text:style-name="T204_8">.”</text:span></text:p>
      <text:p text:style-name="P205"><text:span text:style-name="T205_1">Grandma</text:span><text:span text:style-name="T205_2"><text:s/>(</text:span><text:span text:style-name="T205_3">trembling</text:span><text:span text:style-name="T205_4"><text:s/></text:span><text:span text:style-name="T205_5">with</text:span><text:span text:style-name="T205_6"><text:s/></text:span><text:span text:style-name="T205_7">delight</text:span><text:span text:style-name="T205_8">):<text:s/>"</text:span><text:span text:style-name="T205_9">Well</text:span><text:span text:style-name="T205_10"><text:s/></text:span><text:span text:style-name="T205_11">then</text:span><text:span text:style-name="T205_12">,<text:s/></text:span><text:span text:style-name="T205_13">why</text:span><text:span text:style-name="T205_14"><text:s/></text:span><text:span text:style-name="T205_15">don</text:span><text:span text:style-name="T205_16">'</text:span><text:span text:style-name="T205_17">t</text:span><text:span text:style-name="T205_18"><text:s/></text:span><text:span text:style-name="T205_19">you</text:span><text:span text:style-name="T205_20"><text:s/></text:span><text:span text:style-name="T205_21">pray</text:span><text:span text:style-name="T205_22">?"</text:span></text:p>
      <text:p text:style-name="P206"><text:span text:style-name="T206_1">Misfit</text:span><text:span text:style-name="T206_2">:<text:s/>"</text:span><text:span text:style-name="T206_3">I</text:span><text:span text:style-name="T206_4"><text:s/></text:span><text:span text:style-name="T206_5">don</text:span><text:span text:style-name="T206_6">'</text:span><text:span text:style-name="T206_7">t</text:span><text:span text:style-name="T206_8"><text:s/></text:span><text:span text:style-name="T206_9">want</text:span><text:span text:style-name="T206_10"><text:s/></text:span><text:span text:style-name="T206_11">no</text:span><text:span text:style-name="T206_12"><text:s/></text:span><text:span text:style-name="T206_13">hep</text:span><text:span text:style-name="T206_14">.<text:s/></text:span><text:span text:style-name="T206_15">I</text:span><text:span text:style-name="T206_16">'</text:span><text:span text:style-name="T206_17">m</text:span><text:span text:style-name="T206_18"><text:s/></text:span><text:span text:style-name="T206_19">doing</text:span><text:span text:style-name="T206_20"><text:s/></text:span><text:span text:style-name="T206_21">all</text:span><text:span text:style-name="T206_22"><text:s/></text:span><text:span text:style-name="T206_23">right</text:span><text:span text:style-name="T206_24"><text:s/></text:span><text:span text:style-name="T206_25">by</text:span><text:span text:style-name="T206_26"><text:s/></text:span><text:span text:style-name="T206_27">myself</text:span><text:span text:style-name="T206_28">."</text:span></text:p>
      <text:p text:style-name="P207"><text:span text:style-name="T207_1">[</text:span><text:span text:style-name="T207_2">Bobby</text:span><text:span text:style-name="T207_3"><text:s/></text:span><text:span text:style-name="T207_4">Lee</text:span><text:span text:style-name="T207_5"><text:s/></text:span><text:span text:style-name="T207_6">and</text:span><text:span text:style-name="T207_7"><text:s/></text:span><text:span text:style-name="T207_8">Hiram</text:span><text:span text:style-name="T207_9"><text:s/></text:span><text:span text:style-name="T207_10">come</text:span><text:span text:style-name="T207_11"><text:s/></text:span><text:span text:style-name="T207_12">back</text:span><text:span text:style-name="T207_13"><text:s/></text:span><text:span text:style-name="T207_14">from</text:span><text:span text:style-name="T207_15"><text:s/></text:span><text:span text:style-name="T207_16">the</text:span><text:span text:style-name="T207_17"><text:s/></text:span><text:span text:style-name="T207_18">woods</text:span><text:span text:style-name="T207_19">]</text:span></text:p>
      <text:p text:style-name="P208"><text:span text:style-name="T208_1">[</text:span><text:span text:style-name="T208_2">dragging</text:span><text:span text:style-name="T208_3"><text:s/></text:span><text:span text:style-name="T208_4">a</text:span><text:span text:style-name="T208_5"><text:s/></text:span><text:span text:style-name="T208_6">shirt</text:span><text:span text:style-name="T208_7"><text:s/></text:span><text:span text:style-name="T208_8">behind</text:span><text:span text:style-name="T208_9">]</text:span></text:p>
      <text:p text:style-name="P209"><text:span text:style-name="T209_1">Misfit</text:span><text:span text:style-name="T209_2">:<text:s/>"</text:span><text:span text:style-name="T209_3">Thow</text:span><text:span text:style-name="T209_4"><text:s/></text:span><text:span text:style-name="T209_5">me</text:span><text:span text:style-name="T209_6"><text:s/></text:span><text:span text:style-name="T209_7">that</text:span><text:span text:style-name="T209_8"><text:s/></text:span><text:span text:style-name="T209_9">shirt</text:span><text:span text:style-name="T209_10">,<text:s/></text:span><text:span text:style-name="T209_11">Bobby</text:span><text:span text:style-name="T209_12"><text:s/></text:span><text:span text:style-name="T209_13">Lee</text:span><text:span text:style-name="T209_14">,"</text:span></text:p>
      <text:p text:style-name="P210"><text:span text:style-name="T210_1">Grandma</text:span><text:span text:style-name="T210_2"><text:s/>(</text:span><text:span text:style-name="T210_3">drowsily</text:span><text:span text:style-name="T210_4">):<text:s/></text:span><text:span text:style-name="T210_5">thats</text:span><text:span text:style-name="T210_6"><text:s/></text:span><text:span text:style-name="T210_7">a</text:span><text:span text:style-name="T210_8"><text:s/></text:span><text:span text:style-name="T210_9">nice</text:span><text:span text:style-name="T210_10"><text:s/></text:span><text:span text:style-name="T210_11">shirt</text:span><text:span text:style-name="T210_12">.<text:s/>.<text:s/>.</text:span></text:p>
      <text:p text:style-name="P211"><text:span text:style-name="T211_1">Misfit</text:span><text:span text:style-name="T211_2">:<text:s/>"</text:span><text:span text:style-name="T211_3">No</text:span><text:span text:style-name="T211_4">,<text:s/></text:span><text:span text:style-name="T211_5">lady</text:span><text:span text:style-name="T211_6">,<text:s/></text:span><text:span text:style-name="T211_7">I</text:span><text:span text:style-name="T211_8"><text:s/></text:span><text:span text:style-name="T211_9">found</text:span><text:span text:style-name="T211_10"><text:s/></text:span><text:span text:style-name="T211_11">out</text:span><text:span text:style-name="T211_12"><text:s/></text:span><text:span text:style-name="T211_13">the</text:span><text:span text:style-name="T211_14"><text:s/></text:span><text:span text:style-name="T211_15">crime</text:span><text:span text:style-name="T211_16"><text:s/></text:span><text:span text:style-name="T211_17">don</text:span><text:span text:style-name="T211_18">'</text:span><text:span text:style-name="T211_19">t</text:span><text:span text:style-name="T211_20"><text:s/></text:span><text:span text:style-name="T211_21">matter</text:span><text:span text:style-name="T211_22">.<text:s/></text:span><text:span text:style-name="T211_23">You</text:span><text:span text:style-name="T211_24"><text:s/></text:span><text:span text:style-name="T211_25">can</text:span><text:span text:style-name="T211_26"><text:s/></text:span><text:span text:style-name="T211_27">do</text:span><text:span text:style-name="T211_28"><text:s/></text:span><text:span text:style-name="T211_29">one</text:span><text:span text:style-name="T211_30"><text:s/></text:span><text:span text:style-name="T211_31">thing</text:span><text:span text:style-name="T211_32"><text:s/></text:span><text:span text:style-name="T211_33">or</text:span><text:span text:style-name="T211_34"><text:s/></text:span><text:span text:style-name="T211_35">you</text:span><text:span text:style-name="T211_36"><text:s/></text:span><text:span text:style-name="T211_37">can</text:span><text:span text:style-name="T211_38"><text:s/></text:span><text:span text:style-name="T211_39">do</text:span><text:span text:style-name="T211_40"><text:s/></text:span><text:span text:style-name="T211_41">another</text:span><text:span text:style-name="T211_42">,<text:s/></text:span><text:span text:style-name="T211_43">kill</text:span><text:span text:style-name="T211_44"><text:s/></text:span><text:span text:style-name="T211_45">a</text:span><text:span text:style-name="T211_46"><text:s/></text:span><text:span text:style-name="T211_47">man</text:span><text:span text:style-name="T211_48"><text:s/></text:span><text:span text:style-name="T211_49">or</text:span><text:span text:style-name="T211_50"><text:s/></text:span><text:span text:style-name="T211_51">take</text:span><text:span text:style-name="T211_52"><text:s/></text:span><text:span text:style-name="T211_53">a</text:span><text:span text:style-name="T211_54"><text:s/></text:span><text:span text:style-name="T211_55">tire</text:span><text:span text:style-name="T211_56"><text:s/></text:span><text:span text:style-name="T211_57">off</text:span><text:span text:style-name="T211_58"><text:s/></text:span><text:span text:style-name="T211_59">his</text:span><text:span text:style-name="T211_60"><text:s/></text:span><text:span text:style-name="T211_61">car</text:span><text:span text:style-name="T211_62">,<text:s/></text:span><text:span text:style-name="T211_63">because</text:span><text:span text:style-name="T211_64"><text:s/></text:span><text:span text:style-name="T211_65">sooner</text:span><text:span text:style-name="T211_66"><text:s/></text:span><text:span text:style-name="T211_67">or</text:span><text:span text:style-name="T211_68"><text:s/></text:span><text:span text:style-name="T211_69">later</text:span><text:span text:style-name="T211_70"><text:s/></text:span><text:span text:style-name="T211_71">you</text:span><text:span text:style-name="T211_72">'</text:span><text:span text:style-name="T211_73">re</text:span><text:span text:style-name="T211_74"><text:s/></text:span><text:span text:style-name="T211_75">going</text:span><text:span text:style-name="T211_76"><text:s/></text:span><text:span text:style-name="T211_77">to</text:span><text:span text:style-name="T211_78"><text:s/></text:span><text:span text:style-name="T211_79">forget</text:span><text:span text:style-name="T211_80"><text:s/></text:span><text:span text:style-name="T211_81">what</text:span><text:span text:style-name="T211_82"><text:s/></text:span><text:span text:style-name="T211_83">it</text:span><text:span text:style-name="T211_84"><text:s/></text:span><text:span text:style-name="T211_85">was</text:span><text:span text:style-name="T211_86"><text:s/></text:span><text:span text:style-name="T211_87">you</text:span><text:span text:style-name="T211_88"><text:s/></text:span><text:span text:style-name="T211_89">done</text:span><text:span text:style-name="T211_90"><text:s/></text:span><text:span text:style-name="T211_91">and</text:span><text:span text:style-name="T211_92"><text:s/></text:span><text:span text:style-name="T211_93">just</text:span><text:span text:style-name="T211_94"><text:s/></text:span><text:span text:style-name="T211_95">be</text:span><text:span text:style-name="T211_96"><text:s/></text:span><text:span text:style-name="T211_97">punished</text:span><text:span text:style-name="T211_98"><text:s/></text:span><text:span text:style-name="T211_99">for</text:span><text:span text:style-name="T211_100"><text:s/></text:span><text:span text:style-name="T211_101">it</text:span><text:span text:style-name="T211_102">."</text:span></text:p>
      <text:p text:style-name="P212"><text:span text:style-name="T212_1">[</text:span><text:span text:style-name="T212_2">heavy</text:span><text:span text:style-name="T212_3"><text:s/></text:span><text:span text:style-name="T212_4">breathing</text:span><text:span text:style-name="T212_5"><text:s/></text:span><text:span text:style-name="T212_6">from</text:span><text:span text:style-name="T212_7"><text:s/></text:span><text:span text:style-name="T212_8">the</text:span><text:span text:style-name="T212_9"><text:s/></text:span><text:span text:style-name="T212_10">children</text:span><text:span text:style-name="T212_11">’</text:span><text:span text:style-name="T212_12">s</text:span><text:span text:style-name="T212_13"><text:s/></text:span><text:span text:style-name="T212_14">mother</text:span><text:span text:style-name="T212_15">]</text:span></text:p>
      <text:p text:style-name="P213"><text:span text:style-name="T213_1">Misfit</text:span><text:span text:style-name="T213_2">:<text:s/>"</text:span><text:span text:style-name="T213_3">Lady</text:span><text:span text:style-name="T213_4">,<text:s/></text:span><text:span text:style-name="T213_5">would</text:span><text:span text:style-name="T213_6"><text:s/></text:span><text:span text:style-name="T213_7">you</text:span><text:span text:style-name="T213_8"><text:s/></text:span><text:span text:style-name="T213_9">and</text:span><text:span text:style-name="T213_10"><text:s/></text:span><text:span text:style-name="T213_11">that</text:span><text:span text:style-name="T213_12"><text:s/></text:span><text:span text:style-name="T213_13">little</text:span><text:span text:style-name="T213_14"><text:s/></text:span><text:span text:style-name="T213_15">girl</text:span><text:span text:style-name="T213_16"><text:s/></text:span><text:span text:style-name="T213_17">like</text:span><text:span text:style-name="T213_18"><text:s/></text:span><text:span text:style-name="T213_19">to</text:span><text:span text:style-name="T213_20"><text:s/></text:span><text:span text:style-name="T213_21">step</text:span><text:span text:style-name="T213_22"><text:s/></text:span><text:span text:style-name="T213_23">off</text:span><text:span text:style-name="T213_24"><text:s/></text:span><text:span text:style-name="T213_25">yonder</text:span><text:span text:style-name="T213_26"><text:s/></text:span><text:span text:style-name="T213_27">with</text:span><text:span text:style-name="T213_28"><text:s/></text:span><text:span text:style-name="T213_29">Bobby</text:span><text:span text:style-name="T213_30"><text:s/></text:span><text:span text:style-name="T213_31">Lee</text:span><text:span text:style-name="T213_32"><text:s/></text:span><text:span text:style-name="T213_33">and</text:span><text:span text:style-name="T213_34"><text:s/></text:span><text:span text:style-name="T213_35">Hiram</text:span><text:span text:style-name="T213_36"><text:s/></text:span><text:span text:style-name="T213_37">and</text:span><text:span text:style-name="T213_38"><text:s/></text:span><text:span text:style-name="T213_39">join</text:span><text:span text:style-name="T213_40"><text:s/></text:span><text:span text:style-name="T213_41">your</text:span><text:span text:style-name="T213_42"><text:s/></text:span><text:span text:style-name="T213_43">husband</text:span><text:span text:style-name="T213_44">?"</text:span></text:p>
      <text:p text:style-name="P214"><text:span text:style-name="T214_1">Mom</text:span><text:span text:style-name="T214_2"><text:s/>(</text:span><text:span text:style-name="T214_3">faintly</text:span><text:span text:style-name="T214_4">):<text:s/>"</text:span><text:span text:style-name="T214_5">Yes</text:span><text:span text:style-name="T214_6">,<text:s/></text:span><text:span text:style-name="T214_7">thank</text:span><text:span text:style-name="T214_8"><text:s/></text:span><text:span text:style-name="T214_9">you</text:span><text:span text:style-name="T214_10">.”</text:span></text:p>
      <text:p text:style-name="P215"><text:span text:style-name="T215_1">Misfit</text:span><text:span text:style-name="T215_2">:<text:s/>"</text:span><text:span text:style-name="T215_3">Hep</text:span><text:span text:style-name="T215_4"><text:s/></text:span><text:span text:style-name="T215_5">that</text:span><text:span text:style-name="T215_6"><text:s/></text:span><text:span text:style-name="T215_7">lady</text:span><text:span text:style-name="T215_8"><text:s/></text:span><text:span text:style-name="T215_9">up</text:span><text:span text:style-name="T215_10">,<text:s/></text:span><text:span text:style-name="T215_11">Hiram</text:span><text:span text:style-name="T215_12">,<text:s/></text:span><text:span text:style-name="T215_13">and</text:span><text:span text:style-name="T215_14"><text:s/></text:span><text:span text:style-name="T215_15">Bobby</text:span><text:span text:style-name="T215_16"><text:s/></text:span><text:span text:style-name="T215_17">Lee</text:span><text:span text:style-name="T215_18">,<text:s/></text:span><text:span text:style-name="T215_19">you</text:span><text:span text:style-name="T215_20"><text:s/></text:span><text:span text:style-name="T215_21">hold</text:span><text:span text:style-name="T215_22"><text:s/></text:span><text:span text:style-name="T215_23">onto</text:span><text:span text:style-name="T215_24"><text:s/></text:span><text:span text:style-name="T215_25">that</text:span><text:span text:style-name="T215_26"><text:s/></text:span><text:span text:style-name="T215_27">little</text:span><text:span text:style-name="T215_28"><text:s/></text:span><text:span text:style-name="T215_29">girl</text:span><text:span text:style-name="T215_30">'</text:span><text:span text:style-name="T215_31">s</text:span><text:span text:style-name="T215_32"><text:s/></text:span><text:span text:style-name="T215_33">hand</text:span><text:span text:style-name="T215_34">."</text:span></text:p>
      <text:p text:style-name="P216"><text:span text:style-name="T216_1">[</text:span><text:span text:style-name="T216_2">climbing</text:span><text:span text:style-name="T216_3"><text:s/></text:span><text:span text:style-name="T216_4">out</text:span><text:span text:style-name="T216_5"><text:s/></text:span><text:span text:style-name="T216_6">of</text:span><text:span text:style-name="T216_7"><text:s/></text:span><text:span text:style-name="T216_8">a</text:span><text:span text:style-name="T216_9"><text:s/></text:span><text:span text:style-name="T216_10">ditch</text:span><text:span text:style-name="T216_11">]</text:span></text:p>
      <text:p text:style-name="P217"><text:span text:style-name="T217_1">June</text:span><text:span text:style-name="T217_2">:<text:s/>"</text:span><text:span text:style-name="T217_3">I</text:span><text:span text:style-name="T217_4"><text:s/></text:span><text:span text:style-name="T217_5">don</text:span><text:span text:style-name="T217_6">'</text:span><text:span text:style-name="T217_7">t</text:span><text:span text:style-name="T217_8"><text:s/></text:span><text:span text:style-name="T217_9">want</text:span><text:span text:style-name="T217_10"><text:s/></text:span><text:span text:style-name="T217_11">to</text:span><text:span text:style-name="T217_12"><text:s/></text:span><text:span text:style-name="T217_13">hold</text:span><text:span text:style-name="T217_14"><text:s/></text:span><text:span text:style-name="T217_15">hands</text:span><text:span text:style-name="T217_16"><text:s/></text:span><text:span text:style-name="T217_17">with</text:span><text:span text:style-name="T217_18"><text:s/></text:span><text:span text:style-name="T217_19">him</text:span><text:span text:style-name="T217_20">.<text:s/></text:span><text:span text:style-name="T217_21">He</text:span><text:span text:style-name="T217_22"><text:s/></text:span><text:span text:style-name="T217_23">reminds</text:span><text:span text:style-name="T217_24"><text:s/></text:span><text:span text:style-name="T217_25">me</text:span><text:span text:style-name="T217_26"><text:s/></text:span><text:span text:style-name="T217_27">of</text:span><text:span text:style-name="T217_28"><text:s/></text:span><text:span text:style-name="T217_29">a</text:span><text:span text:style-name="T217_30"><text:s/></text:span><text:span text:style-name="T217_31">pig</text:span><text:span text:style-name="T217_32">."</text:span></text:p>
      <text:p text:style-name="P218"><text:span text:style-name="T218_1">[</text:span><text:span text:style-name="T218_2">Bobby</text:span><text:span text:style-name="T218_3"><text:s/></text:span><text:span text:style-name="T218_4">Lee</text:span><text:span text:style-name="T218_5"><text:s/></text:span><text:span text:style-name="T218_6">laughs</text:span><text:span text:style-name="T218_7"><text:s/></text:span><text:span text:style-name="T218_8">maniacally</text:span><text:span text:style-name="T218_9">]</text:span></text:p>
      <text:p text:style-name="P219"><text:span text:style-name="T219_1">[</text:span><text:span text:style-name="T219_2">wind</text:span><text:span text:style-name="T219_3"><text:s/></text:span><text:span text:style-name="T219_4">rustling</text:span><text:span text:style-name="T219_5">]</text:span></text:p>
      <text:p text:style-name="P220"/>
      <text:p text:style-name="P221"><text:span text:style-name="T221_1">Scene</text:span><text:span text:style-name="T221_2"><text:s/>7</text:span></text:p>
      <text:p text:style-name="P222"><text:span text:style-name="T222_1">Grandma</text:span><text:span text:style-name="T222_2">:<text:s/>(</text:span><text:span text:style-name="T222_3">gasping</text:span><text:span text:style-name="T222_4"><text:s/></text:span><text:span text:style-name="T222_5">for</text:span><text:span text:style-name="T222_6"><text:s/></text:span><text:span text:style-name="T222_7">words</text:span><text:span text:style-name="T222_8">)<text:s/>"</text:span><text:span text:style-name="T222_9">Jesus</text:span><text:span text:style-name="T222_10">.<text:s/></text:span><text:span text:style-name="T222_11">Jesus</text:span><text:span text:style-name="T222_12">."</text:span></text:p>
      <text:p text:style-name="P223"><text:span text:style-name="T223_1">Misfit</text:span><text:span text:style-name="T223_2"><text:s/>(</text:span><text:span text:style-name="T223_3">in</text:span><text:span text:style-name="T223_4"><text:s/></text:span><text:span text:style-name="T223_5">agreeance</text:span><text:span text:style-name="T223_6">):<text:s/>"</text:span><text:span text:style-name="T223_7">Yes</text:span><text:span text:style-name="T223_8">'</text:span><text:span text:style-name="T223_9">m</text:span><text:span text:style-name="T223_10">,<text:s/></text:span><text:span text:style-name="T223_11">Jesus</text:span><text:span text:style-name="T223_12"><text:s/></text:span><text:span text:style-name="T223_13">shown</text:span><text:span text:style-name="T223_14"><text:s/></text:span><text:span text:style-name="T223_15">everything</text:span><text:span text:style-name="T223_16"><text:s/></text:span><text:span text:style-name="T223_17">off</text:span><text:span text:style-name="T223_18"><text:s/></text:span><text:span text:style-name="T223_19">balance</text:span><text:span text:style-name="T223_20">.<text:s/></text:span><text:span text:style-name="T223_21">It</text:span><text:span text:style-name="T223_22"><text:s/></text:span><text:span text:style-name="T223_23">was</text:span><text:span text:style-name="T223_24"><text:s/></text:span><text:span text:style-name="T223_25">the</text:span><text:span text:style-name="T223_26"><text:s/></text:span><text:span text:style-name="T223_27">same</text:span><text:span text:style-name="T223_28"><text:s/></text:span><text:span text:style-name="T223_29">case</text:span><text:span text:style-name="T223_30"><text:s/></text:span><text:span text:style-name="T223_31">with</text:span><text:span text:style-name="T223_32"><text:s/></text:span><text:span text:style-name="T223_33">Him</text:span><text:span text:style-name="T223_34"><text:s/></text:span><text:span text:style-name="T223_35">as</text:span><text:span text:style-name="T223_36"><text:s/></text:span><text:span text:style-name="T223_37">with</text:span><text:span text:style-name="T223_38"><text:s/></text:span><text:span text:style-name="T223_39">me</text:span><text:span text:style-name="T223_40"><text:s/></text:span><text:span text:style-name="T223_41">except</text:span><text:span text:style-name="T223_42"><text:s/></text:span><text:span text:style-name="T223_43">He</text:span><text:span text:style-name="T223_44"><text:s/></text:span><text:span text:style-name="T223_45">hadn</text:span><text:span text:style-name="T223_46">'</text:span><text:span text:style-name="T223_47">t</text:span><text:span text:style-name="T223_48"><text:s/></text:span><text:span text:style-name="T223_49">committed</text:span><text:span text:style-name="T223_50"><text:s/></text:span><text:span text:style-name="T223_51">any</text:span><text:span text:style-name="T223_52"><text:s/></text:span><text:span text:style-name="T223_53">crime</text:span><text:span text:style-name="T223_54"><text:s/></text:span><text:span text:style-name="T223_55">and</text:span><text:span text:style-name="T223_56"><text:s/></text:span><text:span text:style-name="T223_57">they</text:span><text:span text:style-name="T223_58"><text:s/></text:span><text:span text:style-name="T223_59">could</text:span><text:span text:style-name="T223_60"><text:s/></text:span><text:span text:style-name="T223_61">prove</text:span><text:span text:style-name="T223_62"><text:s/></text:span><text:span text:style-name="T223_63">I</text:span><text:span text:style-name="T223_64"><text:s/></text:span><text:span text:style-name="T223_65">had</text:span><text:span text:style-name="T223_66"><text:s/></text:span><text:span text:style-name="T223_67">committed</text:span><text:span text:style-name="T223_68"><text:s/></text:span><text:span text:style-name="T223_69">one</text:span><text:span text:style-name="T223_70"><text:s/></text:span><text:span text:style-name="T223_71">because</text:span><text:span text:style-name="T223_72"><text:s/></text:span><text:span text:style-name="T223_73">they</text:span><text:span text:style-name="T223_74"><text:s/></text:span><text:span text:style-name="T223_75">had</text:span><text:span text:style-name="T223_76"><text:s/></text:span><text:span text:style-name="T223_77">the</text:span><text:span text:style-name="T223_78"><text:s/></text:span><text:span text:style-name="T223_79">papers</text:span><text:span text:style-name="T223_80"><text:s/></text:span><text:span text:style-name="T223_81">on</text:span><text:span text:style-name="T223_82"><text:s/></text:span><text:span text:style-name="T223_83">me</text:span><text:span text:style-name="T223_84">.<text:s/></text:span><text:span text:style-name="T223_85">Of</text:span><text:span text:style-name="T223_86"><text:s/></text:span><text:span text:style-name="T223_87">course</text:span><text:span text:style-name="T223_88">,<text:s/></text:span><text:span text:style-name="T223_89">they</text:span><text:span text:style-name="T223_90"><text:s/></text:span><text:span text:style-name="T223_91">never</text:span><text:span text:style-name="T223_92"><text:s/></text:span><text:span text:style-name="T223_93">shown</text:span><text:span text:style-name="T223_94"><text:s/></text:span><text:span text:style-name="T223_95">me</text:span><text:span text:style-name="T223_96"><text:s/></text:span><text:span text:style-name="T223_97">my</text:span><text:span text:style-name="T223_98"><text:s/></text:span><text:span text:style-name="T223_99">papers</text:span><text:span text:style-name="T223_100">.<text:s/></text:span><text:span text:style-name="T223_101">That</text:span><text:span text:style-name="T223_102">'</text:span><text:span text:style-name="T223_103">s</text:span><text:span text:style-name="T223_104"><text:s/></text:span><text:span text:style-name="T223_105">why</text:span><text:span text:style-name="T223_106"><text:s/></text:span><text:span text:style-name="T223_107">I</text:span><text:span text:style-name="T223_108"><text:s/></text:span><text:span text:style-name="T223_109">sign</text:span><text:span text:style-name="T223_110"><text:s/></text:span><text:span text:style-name="T223_111">myself</text:span><text:span text:style-name="T223_112"><text:s/></text:span><text:span text:style-name="T223_113">now</text:span><text:span text:style-name="T223_114">.<text:s/></text:span><text:span text:style-name="T223_115">I</text:span><text:span text:style-name="T223_116"><text:s/></text:span><text:span text:style-name="T223_117">said</text:span><text:span text:style-name="T223_118"><text:s/></text:span><text:span text:style-name="T223_119">long</text:span><text:span text:style-name="T223_120"><text:s/></text:span><text:span text:style-name="T223_121">ago</text:span><text:span text:style-name="T223_122">,<text:s/></text:span><text:span text:style-name="T223_123">you</text:span><text:span text:style-name="T223_124"><text:s/></text:span><text:span text:style-name="T223_125">get</text:span><text:span text:style-name="T223_126"><text:s/></text:span><text:span text:style-name="T223_127">you</text:span><text:span text:style-name="T223_128"><text:s/></text:span><text:span text:style-name="T223_129">a</text:span><text:span text:style-name="T223_130"><text:s/></text:span><text:span text:style-name="T223_131">signature</text:span><text:span text:style-name="T223_132"><text:s/></text:span><text:span text:style-name="T223_133">and</text:span><text:span text:style-name="T223_134"><text:s/></text:span><text:span text:style-name="T223_135">sign</text:span><text:span text:style-name="T223_136"><text:s/></text:span><text:span text:style-name="T223_137">everything</text:span><text:span text:style-name="T223_138"><text:s/></text:span><text:span text:style-name="T223_139">you</text:span><text:span text:style-name="T223_140"><text:s/></text:span><text:span text:style-name="T223_141">do</text:span><text:span text:style-name="T223_142"><text:s/></text:span><text:span text:style-name="T223_143">and</text:span><text:span text:style-name="T223_144"><text:s/></text:span><text:span text:style-name="T223_145">keep</text:span><text:span text:style-name="T223_146"><text:s/></text:span><text:span text:style-name="T223_147">a</text:span><text:span text:style-name="T223_148"><text:s/></text:span><text:span text:style-name="T223_149">copy</text:span><text:span text:style-name="T223_150"><text:s/></text:span><text:span text:style-name="T223_151">of</text:span><text:span text:style-name="T223_152"><text:s/></text:span><text:span text:style-name="T223_153">it</text:span><text:span text:style-name="T223_154">.<text:s/></text:span><text:span text:style-name="T223_155">Then</text:span><text:span text:style-name="T223_156"><text:s/></text:span><text:span text:style-name="T223_157">you</text:span><text:span text:style-name="T223_158">'</text:span><text:span text:style-name="T223_159">ll</text:span><text:span text:style-name="T223_160"><text:s/></text:span><text:span text:style-name="T223_161">know</text:span><text:span text:style-name="T223_162"><text:s/></text:span><text:span text:style-name="T223_163">what</text:span><text:span text:style-name="T223_164"><text:s/></text:span><text:span text:style-name="T223_165">you</text:span><text:span text:style-name="T223_166"><text:s/></text:span><text:span text:style-name="T223_167">done</text:span><text:span text:style-name="T223_168"><text:s/></text:span><text:span text:style-name="T223_169">and</text:span><text:span text:style-name="T223_170"><text:s/></text:span><text:span text:style-name="T223_171">you</text:span><text:span text:style-name="T223_172"><text:s/></text:span><text:span text:style-name="T223_173">can</text:span><text:span text:style-name="T223_174"><text:s/></text:span><text:span text:style-name="T223_175">hold</text:span><text:span text:style-name="T223_176"><text:s/></text:span><text:span text:style-name="T223_177">up</text:span><text:span text:style-name="T223_178"><text:s/></text:span><text:span text:style-name="T223_179">the</text:span><text:span text:style-name="T223_180"><text:s/></text:span><text:span text:style-name="T223_181">crime</text:span><text:span text:style-name="T223_182"><text:s/></text:span><text:span text:style-name="T223_183">to</text:span><text:span text:style-name="T223_184"><text:s/></text:span><text:span text:style-name="T223_185">the</text:span><text:span text:style-name="T223_186"><text:s/></text:span><text:span text:style-name="T223_187">punishment</text:span><text:span text:style-name="T223_188"><text:s/></text:span><text:span text:style-name="T223_189">and</text:span><text:span text:style-name="T223_190"><text:s/></text:span><text:span text:style-name="T223_191">see</text:span><text:span text:style-name="T223_192"><text:s/></text:span><text:span text:style-name="T223_193">do</text:span><text:span text:style-name="T223_194"><text:s/></text:span><text:span text:style-name="T223_195">they</text:span><text:span text:style-name="T223_196"><text:s/></text:span><text:span text:style-name="T223_197">match</text:span><text:span text:style-name="T223_198"><text:s/></text:span><text:span text:style-name="T223_199">and</text:span><text:span text:style-name="T223_200"><text:s/></text:span><text:span text:style-name="T223_201">in</text:span><text:span text:style-name="T223_202"><text:s/></text:span><text:span text:style-name="T223_203">the</text:span><text:span text:style-name="T223_204"><text:s/></text:span><text:span text:style-name="T223_205">end</text:span><text:span text:style-name="T223_206"><text:s/></text:span><text:span text:style-name="T223_207">you</text:span><text:span text:style-name="T223_208">'</text:span><text:span text:style-name="T223_209">ll</text:span><text:span text:style-name="T223_210"><text:s/></text:span><text:span text:style-name="T223_211">have</text:span><text:span text:style-name="T223_212"><text:s/></text:span><text:span text:style-name="T223_213">something</text:span><text:span text:style-name="T223_214"><text:s/></text:span><text:span text:style-name="T223_215">to</text:span><text:span text:style-name="T223_216"><text:s/></text:span><text:span text:style-name="T223_217">prove</text:span><text:span text:style-name="T223_218"><text:s/></text:span><text:span text:style-name="T223_219">you</text:span><text:span text:style-name="T223_220"><text:s/></text:span><text:span text:style-name="T223_221">ain</text:span><text:span text:style-name="T223_222">'</text:span><text:span text:style-name="T223_223">t</text:span><text:span text:style-name="T223_224"><text:s/></text:span><text:span text:style-name="T223_225">been</text:span><text:span text:style-name="T223_226"><text:s/></text:span><text:span text:style-name="T223_227">treated</text:span><text:span text:style-name="T223_228"><text:s/></text:span><text:span text:style-name="T223_229">right</text:span><text:span text:style-name="T223_230">.<text:s/></text:span><text:span text:style-name="T223_231">I</text:span><text:span text:style-name="T223_232"><text:s/></text:span><text:span text:style-name="T223_233">call</text:span><text:span text:style-name="T223_234"><text:s/></text:span><text:span text:style-name="T223_235">myself</text:span><text:span text:style-name="T223_236"><text:s/></text:span><text:span text:style-name="T223_237">The</text:span><text:span text:style-name="T223_238"><text:s/></text:span><text:span text:style-name="T223_239">Misfit</text:span><text:span text:style-name="T223_240">,<text:s/></text:span><text:span text:style-name="T223_241">because</text:span><text:span text:style-name="T223_242"><text:s/></text:span><text:span text:style-name="T223_243">I</text:span><text:span text:style-name="T223_244"><text:s/></text:span><text:span text:style-name="T223_245">can</text:span><text:span text:style-name="T223_246">'</text:span><text:span text:style-name="T223_247">t</text:span><text:span text:style-name="T223_248"><text:s/></text:span><text:span text:style-name="T223_249">make</text:span><text:span text:style-name="T223_250"><text:s/></text:span><text:span text:style-name="T223_251">what</text:span><text:span text:style-name="T223_252"><text:s/></text:span><text:span text:style-name="T223_253">all</text:span><text:span text:style-name="T223_254"><text:s/></text:span><text:span text:style-name="T223_255">I</text:span><text:span text:style-name="T223_256"><text:s/></text:span><text:span text:style-name="T223_257">done</text:span><text:span text:style-name="T223_258"><text:s/></text:span><text:span text:style-name="T223_259">wrong</text:span><text:span text:style-name="T223_260"><text:s/></text:span><text:span text:style-name="T223_261">fit</text:span><text:span text:style-name="T223_262"><text:s/></text:span><text:span text:style-name="T223_263">what</text:span><text:span text:style-name="T223_264"><text:s/></text:span><text:span text:style-name="T223_265">all</text:span><text:span text:style-name="T223_266"><text:s/></text:span><text:span text:style-name="T223_267">I</text:span><text:span text:style-name="T223_268"><text:s/></text:span><text:span text:style-name="T223_269">gone</text:span><text:span text:style-name="T223_270"><text:s/></text:span><text:span text:style-name="T223_271">through</text:span><text:span text:style-name="T223_272"><text:s/></text:span><text:span text:style-name="T223_273">in</text:span><text:span text:style-name="T223_274"><text:s/></text:span><text:span text:style-name="T223_275">punishment</text:span><text:span text:style-name="T223_276">."</text:span></text:p>
      <text:p text:style-name="P224"><text:span text:style-name="T224_1">[</text:span><text:span text:style-name="T224_2">scream</text:span><text:span text:style-name="T224_3"><text:s/></text:span><text:span text:style-name="T224_4">from</text:span><text:span text:style-name="T224_5"><text:s/></text:span><text:span text:style-name="T224_6">June</text:span><text:span text:style-name="T224_7"><text:s/></text:span><text:span text:style-name="T224_8">in</text:span><text:span text:style-name="T224_9"><text:s/></text:span><text:span text:style-name="T224_10">the</text:span><text:span text:style-name="T224_11"><text:s/></text:span><text:span text:style-name="T224_12">woods</text:span><text:span text:style-name="T224_13">]</text:span></text:p>
      <text:p text:style-name="P225"><text:span text:style-name="T225_1">[</text:span><text:span text:style-name="T225_2">pistol</text:span><text:span text:style-name="T225_3"><text:s/></text:span><text:span text:style-name="T225_4">shot</text:span><text:span text:style-name="T225_5">]</text:span></text:p>
      <text:p text:style-name="P226"><text:span text:style-name="T226_1">Misfit</text:span><text:span text:style-name="T226_2">:<text:s/>"</text:span><text:span text:style-name="T226_3">Does</text:span><text:span text:style-name="T226_4"><text:s/></text:span><text:span text:style-name="T226_5">it</text:span><text:span text:style-name="T226_6"><text:s/></text:span><text:span text:style-name="T226_7">seem</text:span><text:span text:style-name="T226_8"><text:s/></text:span><text:span text:style-name="T226_9">right</text:span><text:span text:style-name="T226_10"><text:s/></text:span><text:span text:style-name="T226_11">to</text:span><text:span text:style-name="T226_12"><text:s/></text:span><text:span text:style-name="T226_13">you</text:span><text:span text:style-name="T226_14">,<text:s/></text:span><text:span text:style-name="T226_15">lady</text:span><text:span text:style-name="T226_16">,<text:s/></text:span><text:span text:style-name="T226_17">that</text:span><text:span text:style-name="T226_18"><text:s/></text:span><text:span text:style-name="T226_19">one</text:span><text:span text:style-name="T226_20"><text:s/></text:span><text:span text:style-name="T226_21">is</text:span><text:span text:style-name="T226_22"><text:s/></text:span><text:span text:style-name="T226_23">punished</text:span><text:span text:style-name="T226_24"><text:s/></text:span><text:span text:style-name="T226_25">a</text:span><text:span text:style-name="T226_26"><text:s/></text:span><text:span text:style-name="T226_27">heap</text:span><text:span text:style-name="T226_28"><text:s/></text:span><text:span text:style-name="T226_29">and</text:span><text:span text:style-name="T226_30"><text:s/></text:span><text:span text:style-name="T226_31">another</text:span><text:span text:style-name="T226_32"><text:s/></text:span><text:span text:style-name="T226_33">ain</text:span><text:span text:style-name="T226_34">'</text:span><text:span text:style-name="T226_35">t</text:span><text:span text:style-name="T226_36"><text:s/></text:span><text:span text:style-name="T226_37">punished</text:span><text:span text:style-name="T226_38"><text:s/></text:span><text:span text:style-name="T226_39">at</text:span><text:span text:style-name="T226_40"><text:s/></text:span><text:span text:style-name="T226_41">all</text:span><text:span text:style-name="T226_42">?"</text:span></text:p>
      <text:p text:style-name="P227"><text:span text:style-name="T227_1">Grandma</text:span><text:span text:style-name="T227_2"><text:s text:c="2"/>(</text:span><text:span text:style-name="T227_3">crying</text:span><text:span text:style-name="T227_4"><text:s/></text:span><text:span text:style-name="T227_5">out</text:span><text:span text:style-name="T227_6">):<text:s/>"</text:span><text:span text:style-name="T227_7">Jesus</text:span><text:span text:style-name="T227_8">!<text:s/></text:span><text:span text:style-name="T227_9">You</text:span><text:span text:style-name="T227_10">'</text:span><text:span text:style-name="T227_11">ve</text:span><text:span text:style-name="T227_12"><text:s/></text:span><text:span text:style-name="T227_13">got</text:span><text:span text:style-name="T227_14"><text:s/></text:span><text:span text:style-name="T227_15">good</text:span><text:span text:style-name="T227_16"><text:s/></text:span><text:span text:style-name="T227_17">blood</text:span><text:span text:style-name="T227_18">!<text:s/></text:span><text:span text:style-name="T227_19">I</text:span><text:span text:style-name="T227_20"><text:s/></text:span><text:span text:style-name="T227_21">know</text:span><text:span text:style-name="T227_22"><text:s/></text:span><text:span text:style-name="T227_23">you</text:span><text:span text:style-name="T227_24"><text:s/></text:span><text:span text:style-name="T227_25">wouldn</text:span><text:span text:style-name="T227_26">'</text:span><text:span text:style-name="T227_27">t</text:span><text:span text:style-name="T227_28"><text:s/></text:span><text:span text:style-name="T227_29">shoot</text:span><text:span text:style-name="T227_30"><text:s/></text:span><text:span text:style-name="T227_31">a</text:span><text:span text:style-name="T227_32"><text:s/></text:span><text:span text:style-name="T227_33">lady</text:span><text:span text:style-name="T227_34">!<text:s/></text:span><text:span text:style-name="T227_35">I</text:span><text:span text:style-name="T227_36"><text:s/></text:span><text:span text:style-name="T227_37">know</text:span><text:span text:style-name="T227_38"><text:s/></text:span><text:span text:style-name="T227_39">you</text:span><text:span text:style-name="T227_40"><text:s/></text:span><text:span text:style-name="T227_41">come</text:span><text:span text:style-name="T227_42"><text:s/></text:span><text:span text:style-name="T227_43">from</text:span><text:span text:style-name="T227_44"><text:s/></text:span><text:span text:style-name="T227_45">nice</text:span><text:span text:style-name="T227_46"><text:s/></text:span><text:span text:style-name="T227_47">people</text:span><text:span text:style-name="T227_48">!<text:s/></text:span><text:span text:style-name="T227_49">Pray</text:span><text:span text:style-name="T227_50">!<text:s/></text:span><text:span text:style-name="T227_51">Jesus</text:span><text:span text:style-name="T227_52">,<text:s/></text:span><text:span text:style-name="T227_53">you</text:span><text:span text:style-name="T227_54"><text:s/></text:span><text:span text:style-name="T227_55">ought</text:span><text:span text:style-name="T227_56"><text:s/></text:span><text:span text:style-name="T227_57">not</text:span><text:span text:style-name="T227_58"><text:s/></text:span><text:span text:style-name="T227_59">to</text:span><text:span text:style-name="T227_60"><text:s/></text:span><text:span text:style-name="T227_61">shoot</text:span><text:span text:style-name="T227_62"><text:s/></text:span><text:span text:style-name="T227_63">a</text:span><text:span text:style-name="T227_64"><text:s/></text:span><text:span text:style-name="T227_65">lady</text:span><text:span text:style-name="T227_66">.<text:s/></text:span><text:span text:style-name="T227_67">I</text:span><text:span text:style-name="T227_68">'</text:span><text:span text:style-name="T227_69">ll</text:span><text:span text:style-name="T227_70"><text:s/></text:span><text:span text:style-name="T227_71">give</text:span><text:span text:style-name="T227_72"><text:s/></text:span><text:span text:style-name="T227_73">you</text:span><text:span text:style-name="T227_74"><text:s/></text:span><text:span text:style-name="T227_75">all</text:span><text:span text:style-name="T227_76"><text:s/></text:span><text:span text:style-name="T227_77">the</text:span><text:span text:style-name="T227_78"><text:s/></text:span><text:span text:style-name="T227_79">money</text:span><text:span text:style-name="T227_80"><text:s/></text:span><text:span text:style-name="T227_81">I</text:span><text:span text:style-name="T227_82">'</text:span><text:span text:style-name="T227_83">ve</text:span><text:span text:style-name="T227_84"><text:s/></text:span><text:span text:style-name="T227_85">got</text:span><text:span text:style-name="T227_86">!"</text:span></text:p>
      <text:p text:style-name="P228"><text:span text:style-name="T228_1">Misfit</text:span><text:span text:style-name="T228_2">:<text:s/>"</text:span><text:span text:style-name="T228_3">Lady</text:span><text:span text:style-name="T228_4">,<text:s/></text:span><text:span text:style-name="T228_5">there</text:span><text:span text:style-name="T228_6"><text:s/></text:span><text:span text:style-name="T228_7">never</text:span><text:span text:style-name="T228_8"><text:s/></text:span><text:span text:style-name="T228_9">was</text:span><text:span text:style-name="T228_10"><text:s/></text:span><text:span text:style-name="T228_11">a</text:span><text:span text:style-name="T228_12"><text:s/></text:span><text:span text:style-name="T228_13">body</text:span><text:span text:style-name="T228_14"><text:s/></text:span><text:span text:style-name="T228_15">that</text:span><text:span text:style-name="T228_16"><text:s/></text:span><text:span text:style-name="T228_17">give</text:span><text:span text:style-name="T228_18"><text:s/></text:span><text:span text:style-name="T228_19">the</text:span><text:span text:style-name="T228_20"><text:s/></text:span><text:span text:style-name="T228_21">undertaker</text:span><text:span text:style-name="T228_22"><text:s/></text:span><text:span text:style-name="T228_23">a</text:span><text:span text:style-name="T228_24"><text:s/></text:span><text:span text:style-name="T228_25">tip</text:span><text:span text:style-name="T228_26">."</text:span></text:p>
      <text:p text:style-name="P229"><text:span text:style-name="T229_1">[</text:span><text:span text:style-name="T229_2">two</text:span><text:span text:style-name="T229_3"><text:s/></text:span><text:span text:style-name="T229_4">pistol</text:span><text:span text:style-name="T229_5"><text:s/></text:span><text:span text:style-name="T229_6">shots</text:span><text:span text:style-name="T229_7">]</text:span></text:p>
      <text:p text:style-name="P230"><text:span text:style-name="T230_1">Grandma</text:span><text:span text:style-name="T230_2">(</text:span><text:span text:style-name="T230_3">wailing</text:span><text:span text:style-name="T230_4">):<text:s/>"</text:span><text:span text:style-name="T230_5">Bailey</text:span><text:span text:style-name="T230_6"><text:s/></text:span><text:span text:style-name="T230_7">Boy</text:span><text:span text:style-name="T230_8">,<text:s/></text:span><text:span text:style-name="T230_9">Bailey</text:span><text:span text:style-name="T230_10"><text:s/></text:span><text:span text:style-name="T230_11">Boy</text:span><text:span text:style-name="T230_12">!”</text:span></text:p>
      <text:p text:style-name="P231"><text:span text:style-name="T231_1">Misfit</text:span><text:span text:style-name="T231_2">:<text:s/>"</text:span><text:span text:style-name="T231_3">Jesus</text:span><text:span text:style-name="T231_4"><text:s/></text:span><text:span text:style-name="T231_5">was</text:span><text:span text:style-name="T231_6"><text:s/></text:span><text:span text:style-name="T231_7">the</text:span><text:span text:style-name="T231_8"><text:s/></text:span><text:span text:style-name="T231_9">only</text:span><text:span text:style-name="T231_10"><text:s/></text:span><text:span text:style-name="T231_11">One</text:span><text:span text:style-name="T231_12"><text:s/></text:span><text:span text:style-name="T231_13">that</text:span><text:span text:style-name="T231_14"><text:s/></text:span><text:span text:style-name="T231_15">ever</text:span><text:span text:style-name="T231_16"><text:s/></text:span><text:span text:style-name="T231_17">raised</text:span><text:span text:style-name="T231_18"><text:s/></text:span><text:span text:style-name="T231_19">the</text:span><text:span text:style-name="T231_20"><text:s/></text:span><text:span text:style-name="T231_21">dead</text:span><text:span text:style-name="T231_22">,<text:s/></text:span><text:span text:style-name="T231_23">and</text:span><text:span text:style-name="T231_24"><text:s/></text:span><text:span text:style-name="T231_25">He</text:span><text:span text:style-name="T231_26"><text:s/></text:span><text:span text:style-name="T231_27">shouldn</text:span><text:span text:style-name="T231_28">'</text:span><text:span text:style-name="T231_29">t</text:span><text:span text:style-name="T231_30"><text:s/></text:span><text:span text:style-name="T231_31">have</text:span><text:span text:style-name="T231_32"><text:s/></text:span><text:span text:style-name="T231_33">done</text:span><text:span text:style-name="T231_34"><text:s/></text:span><text:span text:style-name="T231_35">it</text:span><text:span text:style-name="T231_36">.<text:s/></text:span><text:span text:style-name="T231_37">He</text:span><text:span text:style-name="T231_38"><text:s/></text:span><text:span text:style-name="T231_39">shown</text:span><text:span text:style-name="T231_40"><text:s/></text:span><text:span text:style-name="T231_41">everything</text:span><text:span text:style-name="T231_42"><text:s/></text:span><text:span text:style-name="T231_43">off</text:span><text:span text:style-name="T231_44"><text:s/></text:span><text:span text:style-name="T231_45">balance</text:span><text:span text:style-name="T231_46">.<text:s/></text:span><text:span text:style-name="T231_47">If</text:span><text:span text:style-name="T231_48"><text:s/></text:span><text:span text:style-name="T231_49">He</text:span><text:span text:style-name="T231_50"><text:s/></text:span><text:span text:style-name="T231_51">did</text:span><text:span text:style-name="T231_52"><text:s/></text:span><text:span text:style-name="T231_53">what</text:span><text:span text:style-name="T231_54"><text:s/></text:span><text:span text:style-name="T231_55">He</text:span><text:span text:style-name="T231_56"><text:s/></text:span><text:span text:style-name="T231_57">said</text:span><text:span text:style-name="T231_58">,<text:s/></text:span><text:span text:style-name="T231_59">then</text:span><text:span text:style-name="T231_60"><text:s/></text:span><text:span text:style-name="T231_61">it</text:span><text:span text:style-name="T231_62">'</text:span><text:span text:style-name="T231_63">s</text:span><text:span text:style-name="T231_64"><text:s/></text:span><text:span text:style-name="T231_65">nothing</text:span><text:span text:style-name="T231_66"><text:s/></text:span><text:span text:style-name="T231_67">for</text:span><text:span text:style-name="T231_68"><text:s/></text:span><text:span text:style-name="T231_69">you</text:span><text:span text:style-name="T231_70"><text:s/></text:span><text:span text:style-name="T231_71">to</text:span><text:span text:style-name="T231_72"><text:s/></text:span><text:span text:style-name="T231_73">do</text:span><text:span text:style-name="T231_74"><text:s/></text:span><text:span text:style-name="T231_75">but</text:span><text:span text:style-name="T231_76"><text:s/></text:span><text:span text:style-name="T231_77">thow</text:span><text:span text:style-name="T231_78"><text:s/></text:span><text:span text:style-name="T231_79">away</text:span><text:span text:style-name="T231_80"><text:s/></text:span><text:span text:style-name="T231_81">everything</text:span><text:span text:style-name="T231_82"><text:s/></text:span><text:span text:style-name="T231_83">and</text:span><text:span text:style-name="T231_84"><text:s/></text:span><text:span text:style-name="T231_85">follow</text:span><text:span text:style-name="T231_86"><text:s/></text:span><text:span text:style-name="T231_87">Him</text:span><text:span text:style-name="T231_88">,<text:s/></text:span><text:span text:style-name="T231_89">and</text:span><text:span text:style-name="T231_90"><text:s/></text:span><text:span text:style-name="T231_91">if</text:span><text:span text:style-name="T231_92"><text:s/></text:span><text:span text:style-name="T231_93">He</text:span><text:span text:style-name="T231_94"><text:s/></text:span><text:span text:style-name="T231_95">didn</text:span><text:span text:style-name="T231_96">'</text:span><text:span text:style-name="T231_97">t</text:span><text:span text:style-name="T231_98">,<text:s/></text:span><text:span text:style-name="T231_99">then</text:span><text:span text:style-name="T231_100"><text:s/></text:span><text:span text:style-name="T231_101">it</text:span><text:span text:style-name="T231_102">'</text:span><text:span text:style-name="T231_103">s</text:span><text:span text:style-name="T231_104"><text:s/></text:span><text:span text:style-name="T231_105">nothing</text:span><text:span text:style-name="T231_106"><text:s/></text:span><text:span text:style-name="T231_107">for</text:span><text:span text:style-name="T231_108"><text:s/></text:span><text:span text:style-name="T231_109">you</text:span><text:span text:style-name="T231_110"><text:s/></text:span><text:span text:style-name="T231_111">to</text:span><text:span text:style-name="T231_112"><text:s/></text:span><text:span text:style-name="T231_113">do</text:span><text:span text:style-name="T231_114"><text:s/></text:span><text:span text:style-name="T231_115">but</text:span><text:span text:style-name="T231_116"><text:s/></text:span><text:span text:style-name="T231_117">enjoy</text:span><text:span text:style-name="T231_118"><text:s/></text:span><text:span text:style-name="T231_119">the</text:span><text:span text:style-name="T231_120"><text:s/></text:span><text:span text:style-name="T231_121">few</text:span><text:span text:style-name="T231_122"><text:s/></text:span><text:span text:style-name="T231_123">minutes</text:span><text:span text:style-name="T231_124"><text:s/></text:span><text:span text:style-name="T231_125">you</text:span><text:span text:style-name="T231_126"><text:s/></text:span><text:span text:style-name="T231_127">got</text:span><text:span text:style-name="T231_128"><text:s/></text:span><text:span text:style-name="T231_129">left</text:span><text:span text:style-name="T231_130"><text:s/></text:span><text:span text:style-name="T231_131">the</text:span><text:span text:style-name="T231_132"><text:s/></text:span><text:span text:style-name="T231_133">best</text:span><text:span text:style-name="T231_134"><text:s/></text:span><text:span text:style-name="T231_135">way</text:span><text:span text:style-name="T231_136"><text:s/></text:span><text:span text:style-name="T231_137">you</text:span><text:span text:style-name="T231_138"><text:s/></text:span><text:span text:style-name="T231_139">can</text:span><text:span text:style-name="T231_140"><text:s/></text:span><text:span text:style-name="T231_141">by</text:span><text:span text:style-name="T231_142"><text:s/></text:span><text:span text:style-name="T231_143">killing</text:span><text:span text:style-name="T231_144"><text:s/></text:span><text:span text:style-name="T231_145">somebody</text:span><text:span text:style-name="T231_146"><text:s/></text:span><text:span text:style-name="T231_147">or</text:span><text:span text:style-name="T231_148"><text:s/></text:span><text:span text:style-name="T231_149">burning</text:span><text:span text:style-name="T231_150"><text:s/></text:span><text:span text:style-name="T231_151">down</text:span><text:span text:style-name="T231_152"><text:s/></text:span><text:span text:style-name="T231_153">his</text:span><text:span text:style-name="T231_154"><text:s/></text:span><text:span text:style-name="T231_155">house</text:span><text:span text:style-name="T231_156"><text:s/></text:span><text:span text:style-name="T231_157">or</text:span><text:span text:style-name="T231_158"><text:s/></text:span><text:span text:style-name="T231_159">doing</text:span><text:span text:style-name="T231_160"><text:s/></text:span><text:span text:style-name="T231_161">some</text:span><text:span text:style-name="T231_162"><text:s/></text:span><text:span text:style-name="T231_163">other</text:span><text:span text:style-name="T231_164"><text:s/></text:span><text:span text:style-name="T231_165">meanness</text:span><text:span text:style-name="T231_166"><text:s/></text:span><text:span text:style-name="T231_167">to</text:span><text:span text:style-name="T231_168"><text:s/></text:span><text:span text:style-name="T231_169">him</text:span><text:span text:style-name="T231_170">.<text:s/></text:span><text:span text:style-name="T231_171">No</text:span><text:span text:style-name="T231_172"><text:s/></text:span><text:span text:style-name="T231_173">pleasure</text:span><text:span text:style-name="T231_174"><text:s/></text:span><text:span text:style-name="T231_175">but</text:span><text:span text:style-name="T231_176"><text:s/></text:span><text:span text:style-name="T231_177">meanness</text:span><text:span text:style-name="T231_178">."</text:span></text:p>
      <text:p text:style-name="P232"><text:span text:style-name="T232_1">Grandma</text:span><text:span text:style-name="T232_2"><text:s/>(</text:span><text:span text:style-name="T232_3">mumbling</text:span><text:span text:style-name="T232_4"><text:s/></text:span><text:span text:style-name="T232_5">confused</text:span><text:span text:style-name="T232_6">):<text:s/>"</text:span><text:span text:style-name="T232_7">Maybe</text:span><text:span text:style-name="T232_8"><text:s/></text:span><text:span text:style-name="T232_9">He</text:span><text:span text:style-name="T232_10"><text:s/></text:span><text:span text:style-name="T232_11">didn</text:span><text:span text:style-name="T232_12">'</text:span><text:span text:style-name="T232_13">t</text:span><text:span text:style-name="T232_14"><text:s/></text:span><text:span text:style-name="T232_15">raise</text:span><text:span text:style-name="T232_16"><text:s/></text:span><text:span text:style-name="T232_17">the</text:span><text:span text:style-name="T232_18"><text:s/></text:span><text:span text:style-name="T232_19">dead</text:span><text:span text:style-name="T232_20">”</text:span></text:p>
      <text:p text:style-name="P233"><text:span text:style-name="T233_1">Misfit</text:span><text:span text:style-name="T233_2">:<text:s/>"</text:span><text:span text:style-name="T233_3">I</text:span><text:span text:style-name="T233_4"><text:s/></text:span><text:span text:style-name="T233_5">wasn</text:span><text:span text:style-name="T233_6">'</text:span><text:span text:style-name="T233_7">t</text:span><text:span text:style-name="T233_8"><text:s/></text:span><text:span text:style-name="T233_9">there</text:span><text:span text:style-name="T233_10"><text:s/></text:span><text:span text:style-name="T233_11">so</text:span><text:span text:style-name="T233_12"><text:s/></text:span><text:span text:style-name="T233_13">I</text:span><text:span text:style-name="T233_14"><text:s/></text:span><text:span text:style-name="T233_15">can</text:span><text:span text:style-name="T233_16">'</text:span><text:span text:style-name="T233_17">t</text:span><text:span text:style-name="T233_18"><text:s/></text:span><text:span text:style-name="T233_19">say</text:span><text:span text:style-name="T233_20"><text:s/></text:span><text:span text:style-name="T233_21">He</text:span><text:span text:style-name="T233_22"><text:s/></text:span><text:span text:style-name="T233_23">didn</text:span><text:span text:style-name="T233_24">'</text:span><text:span text:style-name="T233_25">t</text:span><text:span text:style-name="T233_26">.<text:s/></text:span><text:span text:style-name="T233_27">I</text:span><text:span text:style-name="T233_28"><text:s/></text:span><text:span text:style-name="T233_29">wisht</text:span><text:span text:style-name="T233_30"><text:s/></text:span><text:span text:style-name="T233_31">I</text:span><text:span text:style-name="T233_32"><text:s/></text:span><text:span text:style-name="T233_33">had</text:span><text:span text:style-name="T233_34"><text:s/></text:span><text:span text:style-name="T233_35">of</text:span><text:span text:style-name="T233_36"><text:s/></text:span><text:span text:style-name="T233_37">been</text:span><text:span text:style-name="T233_38"><text:s/></text:span><text:span text:style-name="T233_39">there</text:span><text:span text:style-name="T233_40">.<text:s/></text:span></text:p>
      <text:p text:style-name="P234"><text:span text:style-name="T234_1">[</text:span><text:span text:style-name="T234_2">hitting</text:span><text:span text:style-name="T234_3"><text:s/></text:span><text:span text:style-name="T234_4">the</text:span><text:span text:style-name="T234_5"><text:s/></text:span><text:span text:style-name="T234_6">ground</text:span><text:span text:style-name="T234_7">]</text:span></text:p>
      <text:p text:style-name="P235"><text:span text:style-name="T235_1">Misfit</text:span><text:span text:style-name="T235_2">(</text:span><text:span text:style-name="T235_3">getting</text:span><text:span text:style-name="T235_4"><text:s/></text:span><text:span text:style-name="T235_5">higher</text:span><text:span text:style-name="T235_6"><text:s/></text:span><text:span text:style-name="T235_7">pitched</text:span><text:span text:style-name="T235_8"><text:s/></text:span><text:span text:style-name="T235_9">building</text:span><text:span text:style-name="T235_10"><text:s/></text:span><text:span text:style-name="T235_11">with</text:span><text:span text:style-name="T235_12"><text:s/></text:span><text:span text:style-name="T235_13">excitement</text:span><text:span text:style-name="T235_14">):<text:s/>“</text:span><text:span text:style-name="T235_15">It</text:span><text:span text:style-name="T235_16"><text:s/></text:span><text:span text:style-name="T235_17">ain</text:span><text:span text:style-name="T235_18">'</text:span><text:span text:style-name="T235_19">t</text:span><text:span text:style-name="T235_20"><text:s/></text:span><text:span text:style-name="T235_21">right</text:span><text:span text:style-name="T235_22"><text:s/></text:span><text:span text:style-name="T235_23">I</text:span><text:span text:style-name="T235_24"><text:s/></text:span><text:span text:style-name="T235_25">wasn</text:span><text:span text:style-name="T235_26">'</text:span><text:span text:style-name="T235_27">t</text:span><text:span text:style-name="T235_28"><text:s/></text:span><text:span text:style-name="T235_29">there</text:span><text:span text:style-name="T235_30"><text:s/></text:span><text:span text:style-name="T235_31">because</text:span><text:span text:style-name="T235_32"><text:s/></text:span><text:span text:style-name="T235_33">if</text:span><text:span text:style-name="T235_34"><text:s/></text:span><text:span text:style-name="T235_35">I</text:span><text:span text:style-name="T235_36"><text:s/></text:span><text:span text:style-name="T235_37">had</text:span><text:span text:style-name="T235_38"><text:s/></text:span><text:span text:style-name="T235_39">of</text:span><text:span text:style-name="T235_40"><text:s/></text:span><text:span text:style-name="T235_41">been</text:span><text:span text:style-name="T235_42"><text:s/></text:span><text:span text:style-name="T235_43">there</text:span><text:span text:style-name="T235_44"><text:s/></text:span><text:span text:style-name="T235_45">I</text:span><text:span text:style-name="T235_46"><text:s/></text:span><text:span text:style-name="T235_47">would</text:span><text:span text:style-name="T235_48"><text:s/></text:span><text:span text:style-name="T235_49">of</text:span><text:span text:style-name="T235_50"><text:s/></text:span><text:span text:style-name="T235_51">known</text:span><text:span text:style-name="T235_52">.<text:s/></text:span><text:span text:style-name="T235_53">Listen</text:span><text:span text:style-name="T235_54"><text:s/></text:span><text:span text:style-name="T235_55">lady</text:span><text:span text:style-name="T235_56">,<text:s/></text:span><text:span text:style-name="T235_57">if</text:span><text:span text:style-name="T235_58"><text:s/></text:span><text:span text:style-name="T235_59">I</text:span><text:span text:style-name="T235_60"><text:s/></text:span><text:span text:style-name="T235_61">had</text:span><text:span text:style-name="T235_62"><text:s/></text:span><text:span text:style-name="T235_63">of</text:span><text:span text:style-name="T235_64"><text:s/></text:span><text:span text:style-name="T235_65">been</text:span><text:span text:style-name="T235_66"><text:s/></text:span><text:span text:style-name="T235_67">there</text:span><text:span text:style-name="T235_68"><text:s/></text:span><text:span text:style-name="T235_69">I</text:span><text:span text:style-name="T235_70"><text:s/></text:span><text:span text:style-name="T235_71">would</text:span><text:span text:style-name="T235_72"><text:s/></text:span><text:span text:style-name="T235_73">of</text:span><text:span text:style-name="T235_74"><text:s/></text:span><text:span text:style-name="T235_75">known</text:span><text:span text:style-name="T235_76"><text:s/></text:span><text:span text:style-name="T235_77">and</text:span><text:span text:style-name="T235_78"><text:s/></text:span><text:span text:style-name="T235_79">I</text:span><text:span text:style-name="T235_80"><text:s/></text:span><text:span text:style-name="T235_81">wouldn</text:span><text:span text:style-name="T235_82">'</text:span><text:span text:style-name="T235_83">t</text:span><text:span text:style-name="T235_84"><text:s/></text:span><text:span text:style-name="T235_85">be</text:span><text:span text:style-name="T235_86"><text:s/></text:span><text:span text:style-name="T235_87">like</text:span><text:span text:style-name="T235_88"><text:s/></text:span><text:span text:style-name="T235_89">I</text:span><text:span text:style-name="T235_90"><text:s/></text:span><text:span text:style-name="T235_91">am</text:span><text:span text:style-name="T235_92"><text:s/></text:span><text:span text:style-name="T235_93">now</text:span><text:span text:style-name="T235_94">."</text:span></text:p>
      <text:p text:style-name="P236"><text:span text:style-name="T236_1">Grandma</text:span><text:span text:style-name="T236_2"><text:s/>(</text:span><text:span text:style-name="T236_3">murmured</text:span><text:span text:style-name="T236_4"><text:s/></text:span><text:span text:style-name="T236_5">in</text:span><text:span text:style-name="T236_6"><text:s/></text:span><text:span text:style-name="T236_7">moment</text:span><text:span text:style-name="T236_8"><text:s/></text:span><text:span text:style-name="T236_9">of</text:span><text:span text:style-name="T236_10"><text:s/></text:span><text:span text:style-name="T236_11">clarity</text:span><text:span text:style-name="T236_12">):<text:s/>"</text:span><text:span text:style-name="T236_13">Why</text:span><text:span text:style-name="T236_14"><text:s/></text:span><text:span text:style-name="T236_15">you</text:span><text:span text:style-name="T236_16">'</text:span><text:span text:style-name="T236_17">re</text:span><text:span text:style-name="T236_18"><text:s/></text:span><text:span text:style-name="T236_19">one</text:span><text:span text:style-name="T236_20"><text:s/></text:span><text:span text:style-name="T236_21">of</text:span><text:span text:style-name="T236_22"><text:s/></text:span><text:span text:style-name="T236_23">my</text:span><text:span text:style-name="T236_24"><text:s/></text:span><text:span text:style-name="T236_25">babies</text:span><text:span text:style-name="T236_26">.<text:s/></text:span><text:span text:style-name="T236_27">You</text:span><text:span text:style-name="T236_28">'</text:span><text:span text:style-name="T236_29">re</text:span><text:span text:style-name="T236_30"><text:s/></text:span><text:span text:style-name="T236_31">one</text:span><text:span text:style-name="T236_32"><text:s/></text:span><text:span text:style-name="T236_33">of</text:span><text:span text:style-name="T236_34"><text:s/></text:span><text:span text:style-name="T236_35">my</text:span><text:span text:style-name="T236_36"><text:s/></text:span><text:span text:style-name="T236_37">own</text:span><text:span text:style-name="T236_38"><text:s/></text:span><text:span text:style-name="T236_39">children</text:span><text:span text:style-name="T236_40">!<text:s/></text:span><text:span text:style-name="T236_41">Come</text:span><text:span text:style-name="T236_42"><text:s/></text:span><text:span text:style-name="T236_43">here</text:span><text:span text:style-name="T236_44"><text:s/></text:span><text:span text:style-name="T236_45">now</text:span><text:span text:style-name="T236_46">."<text:s/></text:span></text:p>
      <text:p text:style-name="P237"><text:span text:style-name="T237_1">[</text:span><text:span text:style-name="T237_2">misfit</text:span><text:span text:style-name="T237_3"><text:s/></text:span><text:span text:style-name="T237_4">springs</text:span><text:span text:style-name="T237_5"><text:s/></text:span><text:span text:style-name="T237_6">back</text:span><text:span text:style-name="T237_7">]</text:span></text:p>
      <text:p text:style-name="P238"><text:span text:style-name="T238_1">[</text:span><text:span text:style-name="T238_2">three</text:span><text:span text:style-name="T238_3"><text:s/></text:span><text:span text:style-name="T238_4">pistol</text:span><text:span text:style-name="T238_5"><text:s/></text:span><text:span text:style-name="T238_6">shots</text:span><text:span text:style-name="T238_7">]</text:span></text:p>
      <text:p text:style-name="P239"><text:span text:style-name="T239_1">[</text:span><text:span text:style-name="T239_2">pause</text:span><text:span text:style-name="T239_3">]</text:span></text:p>
      <text:p text:style-name="P240"><text:span text:style-name="T240_1">Narrator</text:span><text:span text:style-name="T240_2">:<text:s/></text:span><text:span text:style-name="T240_3">Hiram</text:span><text:span text:style-name="T240_4"><text:s/></text:span><text:span text:style-name="T240_5">and</text:span><text:span text:style-name="T240_6"><text:s/></text:span><text:span text:style-name="T240_7">Bobby</text:span><text:span text:style-name="T240_8"><text:s/></text:span><text:span text:style-name="T240_9">Lee</text:span><text:span text:style-name="T240_10"><text:s/></text:span><text:span text:style-name="T240_11">returned</text:span><text:span text:style-name="T240_12"><text:s/></text:span><text:span text:style-name="T240_13">from</text:span><text:span text:style-name="T240_14"><text:s/></text:span><text:span text:style-name="T240_15">the</text:span><text:span text:style-name="T240_16"><text:s/></text:span><text:span text:style-name="T240_17">woods</text:span><text:span text:style-name="T240_18"><text:s/></text:span><text:span text:style-name="T240_19">and</text:span><text:span text:style-name="T240_20"><text:s/></text:span><text:span text:style-name="T240_21">stood</text:span><text:span text:style-name="T240_22"><text:s/></text:span><text:span text:style-name="T240_23">over</text:span><text:span text:style-name="T240_24"><text:s/></text:span><text:span text:style-name="T240_25">the</text:span><text:span text:style-name="T240_26"><text:s/></text:span><text:span text:style-name="T240_27">ditch</text:span><text:span text:style-name="T240_28">,<text:s/></text:span><text:span text:style-name="T240_29">looking</text:span><text:span text:style-name="T240_30"><text:s/></text:span><text:span text:style-name="T240_31">down</text:span><text:span text:style-name="T240_32"><text:s/></text:span><text:span text:style-name="T240_33">at</text:span><text:span text:style-name="T240_34"><text:s/></text:span><text:span text:style-name="T240_35">the</text:span><text:span text:style-name="T240_36"><text:s/></text:span><text:span text:style-name="T240_37">grandmother</text:span><text:span text:style-name="T240_38"><text:s/></text:span><text:span text:style-name="T240_39">who</text:span><text:span text:style-name="T240_40"><text:s/></text:span><text:span text:style-name="T240_41">half</text:span><text:span text:style-name="T240_42"><text:s/></text:span><text:span text:style-name="T240_43">sat</text:span><text:span text:style-name="T240_44"><text:s/></text:span><text:span text:style-name="T240_45">and</text:span><text:span text:style-name="T240_46"><text:s/></text:span><text:span text:style-name="T240_47">half</text:span><text:span text:style-name="T240_48"><text:s/></text:span><text:span text:style-name="T240_49">lay</text:span><text:span text:style-name="T240_50"><text:s/></text:span><text:span text:style-name="T240_51">in</text:span><text:span text:style-name="T240_52"><text:s/></text:span><text:span text:style-name="T240_53">a</text:span><text:span text:style-name="T240_54"><text:s/></text:span><text:span text:style-name="T240_55">puddle</text:span><text:span text:style-name="T240_56"><text:s/></text:span><text:span text:style-name="T240_57">of</text:span><text:span text:style-name="T240_58"><text:s/></text:span><text:span text:style-name="T240_59">blood</text:span><text:span text:style-name="T240_60"><text:s/></text:span><text:span text:style-name="T240_61">with</text:span><text:span text:style-name="T240_62"><text:s/></text:span><text:span text:style-name="T240_63">her</text:span><text:span text:style-name="T240_64"><text:s/></text:span><text:span text:style-name="T240_65">legs</text:span><text:span text:style-name="T240_66"><text:s/></text:span><text:span text:style-name="T240_67">crossed</text:span><text:span text:style-name="T240_68"><text:s/></text:span><text:span text:style-name="T240_69">under</text:span><text:span text:style-name="T240_70"><text:s/></text:span><text:span text:style-name="T240_71">her</text:span><text:span text:style-name="T240_72"><text:s/></text:span><text:span text:style-name="T240_73">like</text:span><text:span text:style-name="T240_74"><text:s/></text:span><text:span text:style-name="T240_75">a</text:span><text:span text:style-name="T240_76"><text:s/></text:span><text:span text:style-name="T240_77">child</text:span><text:span text:style-name="T240_78">'</text:span><text:span text:style-name="T240_79">s</text:span><text:span text:style-name="T240_80"><text:s/></text:span><text:span text:style-name="T240_81">and</text:span><text:span text:style-name="T240_82"><text:s/></text:span><text:span text:style-name="T240_83">her</text:span><text:span text:style-name="T240_84"><text:s/></text:span><text:span text:style-name="T240_85">face</text:span><text:span text:style-name="T240_86"><text:s/></text:span><text:span text:style-name="T240_87">smiling</text:span><text:span text:style-name="T240_88"><text:s/></text:span><text:span text:style-name="T240_89">up</text:span><text:span text:style-name="T240_90"><text:s/></text:span><text:span text:style-name="T240_91">at</text:span><text:span text:style-name="T240_92"><text:s/></text:span><text:span text:style-name="T240_93">the</text:span><text:span text:style-name="T240_94"><text:s/></text:span><text:span text:style-name="T240_95">cloudless</text:span><text:span text:style-name="T240_96"><text:s/></text:span><text:span text:style-name="T240_97">sky</text:span><text:span text:style-name="T240_98">.</text:span></text:p>
      <text:p text:style-name="P241"><text:span text:style-name="T241_1">Without</text:span><text:span text:style-name="T241_2"><text:s/></text:span><text:span text:style-name="T241_3">his</text:span><text:span text:style-name="T241_4"><text:s/></text:span><text:span text:style-name="T241_5">glasses</text:span><text:span text:style-name="T241_6">,<text:s/></text:span><text:span text:style-name="T241_7">The</text:span><text:span text:style-name="T241_8"><text:s/></text:span><text:span text:style-name="T241_9">Misfit</text:span><text:span text:style-name="T241_10">'</text:span><text:span text:style-name="T241_11">s</text:span><text:span text:style-name="T241_12"><text:s/></text:span><text:span text:style-name="T241_13">eyes</text:span><text:span text:style-name="T241_14"><text:s/></text:span><text:span text:style-name="T241_15">were</text:span><text:span text:style-name="T241_16"><text:s/></text:span><text:span text:style-name="T241_17">red</text:span><text:span text:style-name="T241_18">-</text:span><text:span text:style-name="T241_19">rimmed</text:span><text:span text:style-name="T241_20"><text:s/></text:span><text:span text:style-name="T241_21">and</text:span><text:span text:style-name="T241_22"><text:s/></text:span><text:span text:style-name="T241_23">pale</text:span><text:span text:style-name="T241_24"><text:s/></text:span><text:span text:style-name="T241_25">and</text:span><text:span text:style-name="T241_26"><text:s/></text:span><text:span text:style-name="T241_27">defenseless</text:span><text:span text:style-name="T241_28">-</text:span><text:span text:style-name="T241_29">looking</text:span><text:span text:style-name="T241_30">.<text:s/></text:span><text:span text:style-name="T241_31">Misfit</text:span><text:span text:style-name="T241_32">:<text:s/>"</text:span><text:span text:style-name="T241_33">Take</text:span><text:span text:style-name="T241_34"><text:s/></text:span><text:span text:style-name="T241_35">her</text:span><text:span text:style-name="T241_36"><text:s/></text:span><text:span text:style-name="T241_37">off</text:span><text:span text:style-name="T241_38"><text:s/></text:span><text:span text:style-name="T241_39">and</text:span><text:span text:style-name="T241_40"><text:s/></text:span><text:span text:style-name="T241_41">thow</text:span><text:span text:style-name="T241_42"><text:s/></text:span><text:span text:style-name="T241_43">her</text:span><text:span text:style-name="T241_44"><text:s/></text:span><text:span text:style-name="T241_45">where</text:span><text:span text:style-name="T241_46"><text:s/></text:span><text:span text:style-name="T241_47">you</text:span><text:span text:style-name="T241_48"><text:s/></text:span><text:span text:style-name="T241_49">thown</text:span><text:span text:style-name="T241_50"><text:s/></text:span><text:span text:style-name="T241_51">the</text:span><text:span text:style-name="T241_52"><text:s/></text:span><text:span text:style-name="T241_53">others</text:span><text:span text:style-name="T241_54">.”</text:span></text:p>
      <text:p text:style-name="P242"><text:span text:style-name="T242_1">Bobby</text:span><text:span text:style-name="T242_2"><text:s/>(</text:span><text:span text:style-name="T242_3">yodeling</text:span><text:span text:style-name="T242_4">):<text:s/>"</text:span><text:span text:style-name="T242_5">She</text:span><text:span text:style-name="T242_6"><text:s/></text:span><text:span text:style-name="T242_7">was</text:span><text:span text:style-name="T242_8"><text:s/></text:span><text:span text:style-name="T242_9">a</text:span><text:span text:style-name="T242_10"><text:s/></text:span><text:span text:style-name="T242_11">talker</text:span><text:span text:style-name="T242_12">,<text:s/></text:span><text:span text:style-name="T242_13">wasn</text:span><text:span text:style-name="T242_14">'</text:span><text:span text:style-name="T242_15">t</text:span><text:span text:style-name="T242_16"><text:s/></text:span><text:span text:style-name="T242_17">she</text:span><text:span text:style-name="T242_18">?"</text:span></text:p>
      <text:p text:style-name="P243"><text:span text:style-name="T243_1">Misfit</text:span><text:span text:style-name="T243_2">:<text:s/>"</text:span><text:span text:style-name="T243_3">She</text:span><text:span text:style-name="T243_4"><text:s/></text:span><text:span text:style-name="T243_5">would</text:span><text:span text:style-name="T243_6"><text:s/></text:span><text:span text:style-name="T243_7">of</text:span><text:span text:style-name="T243_8"><text:s/></text:span><text:span text:style-name="T243_9">been</text:span><text:span text:style-name="T243_10"><text:s/></text:span><text:span text:style-name="T243_11">a</text:span><text:span text:style-name="T243_12"><text:s/></text:span><text:span text:style-name="T243_13">good</text:span><text:span text:style-name="T243_14"><text:s/></text:span><text:span text:style-name="T243_15">woman</text:span><text:span text:style-name="T243_16">.<text:s/></text:span><text:span text:style-name="T243_17">If</text:span><text:span text:style-name="T243_18"><text:s/></text:span><text:span text:style-name="T243_19">it</text:span><text:span text:style-name="T243_20"><text:s/></text:span><text:span text:style-name="T243_21">had</text:span><text:span text:style-name="T243_22"><text:s/></text:span><text:span text:style-name="T243_23">been</text:span><text:span text:style-name="T243_24"><text:s/></text:span><text:span text:style-name="T243_25">somebody</text:span><text:span text:style-name="T243_26"><text:s/></text:span><text:span text:style-name="T243_27">there</text:span><text:span text:style-name="T243_28"><text:s/></text:span><text:span text:style-name="T243_29">to</text:span><text:span text:style-name="T243_30"><text:s/></text:span><text:span text:style-name="T243_31">shoot</text:span><text:span text:style-name="T243_32"><text:s/></text:span><text:span text:style-name="T243_33">her</text:span><text:span text:style-name="T243_34"><text:s/></text:span><text:span text:style-name="T243_35">every</text:span><text:span text:style-name="T243_36"><text:s/></text:span><text:span text:style-name="T243_37">minute</text:span><text:span text:style-name="T243_38"><text:s/></text:span><text:span text:style-name="T243_39">of</text:span><text:span text:style-name="T243_40"><text:s/></text:span><text:span text:style-name="T243_41">her</text:span><text:span text:style-name="T243_42"><text:s/></text:span><text:span text:style-name="T243_43">life</text:span><text:span text:style-name="T243_44">."</text:span></text:p>
      <text:p text:style-name="P244"><text:span text:style-name="T244_1">Bobby</text:span><text:span text:style-name="T244_2">:"</text:span><text:span text:style-name="T244_3">Some</text:span><text:span text:style-name="T244_4"><text:s/></text:span><text:span text:style-name="T244_5">fun</text:span><text:span text:style-name="T244_6">!"</text:span></text:p>
      <text:p text:style-name="P245"><text:span text:style-name="T245_1">Misfit</text:span><text:span text:style-name="T245_2">:<text:s/>"</text:span><text:span text:style-name="T245_3">Shut</text:span><text:span text:style-name="T245_4"><text:s/></text:span><text:span text:style-name="T245_5">up</text:span><text:span text:style-name="T245_6">,<text:s/></text:span><text:span text:style-name="T245_7">Bobby</text:span><text:span text:style-name="T245_8"><text:s/></text:span><text:span text:style-name="T245_9">Lee</text:span><text:span text:style-name="T245_10">.<text:s/></text:span><text:span text:style-name="T245_11">It</text:span><text:span text:style-name="T245_12">'</text:span><text:span text:style-name="T245_13">s</text:span><text:span text:style-name="T245_14"><text:s/></text:span><text:span text:style-name="T245_15">no</text:span><text:span text:style-name="T245_16"><text:s/></text:span><text:span text:style-name="T245_17">real</text:span><text:span text:style-name="T245_18"><text:s/></text:span><text:span text:style-name="T245_19">pleasure</text:span><text:span text:style-name="T245_20"><text:s/></text:span><text:span text:style-name="T245_21">in</text:span><text:span text:style-name="T245_22"><text:s/></text:span><text:span text:style-name="T245_23">life</text:span><text:span text:style-name="T245_24">."</text:span></text:p>
      <text:p text:style-name="P246"><text:span text:style-name="T246_1">[</text:span><text:span text:style-name="T246_2">End</text:span><text:span text:style-name="T246_3"><text:s/></text:span><text:span text:style-name="T246_4">of</text:span><text:span text:style-name="T246_5"><text:s/></text:span><text:span text:style-name="T246_6">record</text:span><text:span text:style-name="T246_7">]</text:span></text:p>
      <text:p text:style-name="P247"/>
      <text:p text:style-name="P248"><text:span text:style-name="T248_1">Outro</text:span></text:p>
      <text:p text:style-name="P249"><text:span text:style-name="T249_1">[</text:span><text:span text:style-name="T249_2">Outro</text:span><text:span text:style-name="T249_3"><text:s/></text:span><text:span text:style-name="T249_4">Music</text:span><text:span text:style-name="T249_5">]</text:span></text:p>
      <text:p text:style-name="P250"><text:span text:style-name="T250_1">Radio</text:span><text:span text:style-name="T250_2"><text:s/></text:span><text:span text:style-name="T250_3">Host</text:span><text:span text:style-name="T250_4">:<text:s/></text:span><text:span text:style-name="T250_5">Thanks</text:span><text:span text:style-name="T250_6"><text:s/></text:span><text:span text:style-name="T250_7">for</text:span><text:span text:style-name="T250_8"><text:s/></text:span><text:span text:style-name="T250_9">tuning</text:span><text:span text:style-name="T250_10">-</text:span><text:span text:style-name="T250_11">in</text:span><text:span text:style-name="T250_12"><text:s/></text:span><text:span text:style-name="T250_13">to</text:span><text:span text:style-name="T250_14"><text:s/></text:span><text:span text:style-name="T250_15">today</text:span><text:span text:style-name="T250_16">’</text:span><text:span text:style-name="T250_17">s</text:span><text:span text:style-name="T250_18"><text:s/></text:span><text:span text:style-name="T250_19">broadcast</text:span><text:span text:style-name="T250_20"><text:s/></text:span><text:span text:style-name="T250_21">of</text:span><text:span text:style-name="T250_22"><text:s/>“</text:span><text:span text:style-name="T250_23">A</text:span><text:span text:style-name="T250_24"><text:s/></text:span><text:span text:style-name="T250_25">Good</text:span><text:span text:style-name="T250_26"><text:s/></text:span><text:span text:style-name="T250_27">Man</text:span><text:span text:style-name="T250_28"><text:s/></text:span><text:span text:style-name="T250_29">is</text:span><text:span text:style-name="T250_30"><text:s/></text:span><text:span text:style-name="T250_31">Hard</text:span><text:span text:style-name="T250_32"><text:s/></text:span><text:span text:style-name="T250_33">to</text:span><text:span text:style-name="T250_34"><text:s/></text:span><text:span text:style-name="T250_35">Find</text:span><text:span text:style-name="T250_36">”<text:s/></text:span><text:span text:style-name="T250_37">Join</text:span><text:span text:style-name="T250_38"><text:s/></text:span><text:span text:style-name="T250_39">us</text:span><text:span text:style-name="T250_40"><text:s/></text:span><text:span text:style-name="T250_41">next</text:span><text:span text:style-name="T250_42"><text:s/></text:span><text:span text:style-name="T250_43">week</text:span><text:span text:style-name="T250_44"><text:s/></text:span><text:span text:style-name="T250_45">as</text:span><text:span text:style-name="T250_46"><text:s/></text:span><text:span text:style-name="T250_47">we</text:span><text:span text:style-name="T250_48"><text:s/></text:span><text:span text:style-name="T250_49">play</text:span><text:span text:style-name="T250_50"><text:s/>“</text:span><text:span text:style-name="T250_51">AP</text:span><text:span text:style-name="T250_52"><text:s/></text:span><text:span text:style-name="T250_53">English</text:span><text:span text:style-name="T250_54">:<text:s/></text:span><text:span text:style-name="T250_55">Part</text:span><text:span text:style-name="T250_56"><text:s/>2”<text:s/></text:span><text:span text:style-name="T250_57">by</text:span><text:span text:style-name="T250_58"><text:s/></text:span><text:span text:style-name="T250_59">Mr</text:span><text:span text:style-name="T250_60">.<text:s/></text:span><text:span text:style-name="T250_61">Wright</text:span></text:p>
      <text:p text:style-name="P2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-1.429cm" fo:line-height="115%" fo:margin-top="0cm" fo:margin-bottom="0cm" fo:margin-left="1.42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